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11.1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17.9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zilianProtectedAreas_2019-04-25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Cnuc</text:p>
          </table:table-cell>
          <table:table-cell/>
          <table:table-cell office:value-type="string" calcext:value-type="string">
            <text:p>nomeUC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idEnWikiData</text:p>
          </table:table-cell>
          <table:table-cell office:value-type="string" calcext:value-type="string">
            <text:p>enNameWiki</text:p>
          </table:table-cell>
          <table:table-cell office:value-type="string" calcext:value-type="string">
            <text:p>enWikiPage</text:p>
          </table:table-cell>
          <table:table-cell office:value-type="string" calcext:value-type="string">
            <text:p>idPtWikiData</text:p>
          </table:table-cell>
          <table:table-cell office:value-type="string" calcext:value-type="string">
            <text:p>ptNameWiki</text:p>
          </table:table-cell>
          <table:table-cell office:value-type="string" calcext:value-type="string">
            <text:p>ptWikiPage</text:p>
          </table:table-cell>
          <table:table-cell office:value-type="string" calcext:value-type="string">
            <text:p>lastVerification</text:p>
          </table:table-cell>
          <table:table-cell office:value-type="string" calcext:value-type="string">
            <text:p>socioambientalPage</text:p>
          </table:table-cell>
          <table:table-cell office:value-type="string" calcext:value-type="string">
            <text:p>idWDPA</text:p>
          </table:table-cell>
          <table:table-cell office:value-type="string" calcext:value-type="string">
            <text:p>protectedplanetPage</text:p>
          </table:table-cell>
        </table:table-row>
        <table:table-row table:style-name="ro1">
          <table:table-cell office:value-type="string" calcext:value-type="string">
            <text:p>0000.35.1695</text:p>
          </table:table-cell>
          <table:table-cell/>
          <table:table-cell office:value-type="string" calcext:value-type="string">
            <text:p>APA CABREUV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6</text:p>
          </table:table-cell>
          <table:table-cell/>
          <table:table-cell office:value-type="string" calcext:value-type="string">
            <text:p>APA CAJA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7</text:p>
          </table:table-cell>
          <table:table-cell/>
          <table:table-cell office:value-type="string" calcext:value-type="string">
            <text:p>APA CAJA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5</text:p>
          </table:table-cell>
          <table:table-cell office:value-type="string" calcext:value-type="string">
            <text:p>Cajati Environmental Protection Area</text:p>
          </table:table-cell>
          <table:table-cell office:value-type="string" calcext:value-type="string">
            <text:p>https://en.wikipedia.org/wiki/Cajati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8</text:p>
          </table:table-cell>
          <table:table-cell/>
          <table:table-cell office:value-type="string" calcext:value-type="string">
            <text:p>APA CAMPOS DO JOR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0</text:p>
          </table:table-cell>
          <table:table-cell office:value-type="string" calcext:value-type="string">
            <text:p>Campos do Jordão Environmental Protection Area</text:p>
          </table:table-cell>
          <table:table-cell office:value-type="string" calcext:value-type="string">
            <text:p>https://en.wikipedia.org/wiki/Campos_do_Jord%C3%A3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72</text:p>
          </table:table-cell>
          <table:table-cell/>
          <table:table-cell office:value-type="string" calcext:value-type="string">
            <text:p>APA CORUMBATAÍ BOTUCATU TEJUPA PERIMETRO BOTUCAT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73</text:p>
          </table:table-cell>
          <table:table-cell/>
          <table:table-cell office:value-type="string" calcext:value-type="string">
            <text:p>APA CORUMBATAÍ BOTUCATU TEJUPÁ PERIMETRO TEJU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0</text:p>
          </table:table-cell>
          <table:table-cell/>
          <table:table-cell office:value-type="string" calcext:value-type="string">
            <text:p>APA CORUMBATAí, BOTUCATU E TEJUPá PERIMETRO CORUMBAT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39</text:p>
          </table:table-cell>
          <table:table-cell/>
          <table:table-cell office:value-type="string" calcext:value-type="string">
            <text:p>APA DA BACIA DOS RIBEIRÕES DO GAMA E CABEÇA DE V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2</text:p>
          </table:table-cell>
          <table:table-cell office:value-type="float" office:value="478492" calcext:value-type="float">
            <text:p>478492</text:p>
          </table:table-cell>
          <table:table-cell office:value-type="string" calcext:value-type="string">
            <text:p>https://www.protectedplanet.net/apa-da-bacia-dos-ribeiroes-do-gama-e-cabeca-de-veado-environmental-protection-area</text:p>
          </table:table-cell>
        </table:table-row>
        <table:table-row table:style-name="ro1">
          <table:table-cell office:value-type="string" calcext:value-type="string">
            <text:p>0455.33.1783</text:p>
          </table:table-cell>
          <table:table-cell/>
          <table:table-cell office:value-type="string" calcext:value-type="string">
            <text:p>APA DA FAZENDA DA T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3</text:p>
          </table:table-cell>
          <table:table-cell/>
          <table:table-cell office:value-type="string" calcext:value-type="string">
            <text:p>APA DA ORLA MARíT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77</text:p>
          </table:table-cell>
          <table:table-cell/>
          <table:table-cell office:value-type="string" calcext:value-type="string">
            <text:p>APA DA ORLA MARíTIMA DA BAíA DE SEP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1</text:p>
          </table:table-cell>
          <table:table-cell/>
          <table:table-cell office:value-type="string" calcext:value-type="string">
            <text:p>APA DA PAISAGEM E DO AREAL DA PRAIA DO PON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5</text:p>
          </table:table-cell>
          <table:table-cell/>
          <table:table-cell office:value-type="string" calcext:value-type="string">
            <text:p>APA DA PEDRA B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6</text:p>
          </table:table-cell>
          <table:table-cell/>
          <table:table-cell office:value-type="string" calcext:value-type="string">
            <text:p>APA DA PRA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4</text:p>
          </table:table-cell>
          <table:table-cell/>
          <table:table-cell office:value-type="string" calcext:value-type="string">
            <text:p>APA DA SERRA DA CAPOEI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7</text:p>
          </table:table-cell>
          <table:table-cell/>
          <table:table-cell office:value-type="string" calcext:value-type="string">
            <text:p>APA DA SERRA DOS PRETOS FOR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7</text:p>
          </table:table-cell>
          <table:table-cell/>
          <table:table-cell office:value-type="string" calcext:value-type="string">
            <text:p>APA DAS BRI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4</text:p>
          </table:table-cell>
          <table:table-cell/>
          <table:table-cell office:value-type="string" calcext:value-type="string">
            <text:p>APA DAS PONTAS DE COPACABANA E ARPOADOR E SEUS ENTOR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7</text:p>
          </table:table-cell>
          <table:table-cell/>
          <table:table-cell office:value-type="string" calcext:value-type="string">
            <text:p>APA DAS TABEBU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0</text:p>
          </table:table-cell>
          <table:table-cell/>
          <table:table-cell office:value-type="string" calcext:value-type="string">
            <text:p>APA DE CAFUR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86</text:p>
          </table:table-cell>
          <table:table-cell office:value-type="string" calcext:value-type="string">
            <text:p>Área de Proteção Ambiental de Cafuringa</text:p>
          </table:table-cell>
          <table:table-cell office:value-type="string" calcext:value-type="string">
            <text:p>https://pt.wikipedia.org/wiki/%C3%81rea_de_Prote%C3%A7%C3%A3o_Ambiental_de_Cafuringa</text:p>
          </table:table-cell>
          <table:table-cell/>
          <table:table-cell office:value-type="string" calcext:value-type="string">
            <text:p>https://uc.socioambiental.org/arp/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5.33.1823</text:p>
          </table:table-cell>
          <table:table-cell/>
          <table:table-cell office:value-type="string" calcext:value-type="string">
            <text:p>APA DE GRUMA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5</text:p>
          </table:table-cell>
          <table:table-cell/>
          <table:table-cell office:value-type="string" calcext:value-type="string">
            <text:p>APA DE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4</text:p>
          </table:table-cell>
          <table:table-cell/>
          <table:table-cell office:value-type="string" calcext:value-type="string">
            <text:p>APA DO BAIRRO DA FREGUES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4</text:p>
          </table:table-cell>
          <table:table-cell/>
          <table:table-cell office:value-type="string" calcext:value-type="string">
            <text:p>APA DO BAN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53.1636</text:p>
          </table:table-cell>
          <table:table-cell/>
          <table:table-cell office:value-type="string" calcext:value-type="string">
            <text:p>APA DO LAGO PARANO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5.33.1817</text:p>
          </table:table-cell>
          <table:table-cell/>
          <table:table-cell office:value-type="string" calcext:value-type="string">
            <text:p>APA DO MORRO DA SAU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9</text:p>
          </table:table-cell>
          <table:table-cell/>
          <table:table-cell office:value-type="string" calcext:value-type="string">
            <text:p>APA DO MORRO DO LEM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6</text:p>
          </table:table-cell>
          <table:table-cell/>
          <table:table-cell office:value-type="string" calcext:value-type="string">
            <text:p>APA DO MORRO DO SILV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2</text:p>
          </table:table-cell>
          <table:table-cell/>
          <table:table-cell office:value-type="string" calcext:value-type="string">
            <text:p>APA DO MORRO DO VALQUEI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16</text:p>
          </table:table-cell>
          <table:table-cell/>
          <table:table-cell office:value-type="string" calcext:value-type="string">
            <text:p>APA DO MORRO DOS CABRI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2</text:p>
          </table:table-cell>
          <table:table-cell/>
          <table:table-cell office:value-type="string" calcext:value-type="string">
            <text:p>APA DO VáRZEA COUNTRY CLUB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8</text:p>
          </table:table-cell>
          <table:table-cell/>
          <table:table-cell office:value-type="string" calcext:value-type="string">
            <text:p>APA DOS MORROS DA BABILôNIA E DE SãO J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1</text:p>
          </table:table-cell>
          <table:table-cell/>
          <table:table-cell office:value-type="string" calcext:value-type="string">
            <text:p>APA IBI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2</text:p>
          </table:table-cell>
          <table:table-cell/>
          <table:table-cell office:value-type="string" calcext:value-type="string">
            <text:p>APA ILHA COMPRI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3</text:p>
          </table:table-cell>
          <table:table-cell office:value-type="string" calcext:value-type="string">
            <text:p>Ilha Comprida Environmental Protection Area</text:p>
          </table:table-cell>
          <table:table-cell office:value-type="string" calcext:value-type="string">
            <text:p>https://en.wikipedia.org/wiki/Ilha_Compri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03</text:p>
          </table:table-cell>
          <table:table-cell/>
          <table:table-cell office:value-type="string" calcext:value-type="string">
            <text:p>APA ITUPARAR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8</text:p>
          </table:table-cell>
          <table:table-cell office:value-type="string" calcext:value-type="string">
            <text:p>Área de Proteção Ambiental de Itupararanga</text:p>
          </table:table-cell>
          <table:table-cell office:value-type="string" calcext:value-type="string">
            <text:p>https://pt.wikipedia.org/wiki/%C3%81rea_de_Prote%C3%A7%C3%A3o_Ambiental_de_Ituparar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4</text:p>
          </table:table-cell>
          <table:table-cell/>
          <table:table-cell office:value-type="string" calcext:value-type="string">
            <text:p>APA JUNDI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3</text:p>
          </table:table-cell>
          <table:table-cell/>
          <table:table-cell office:value-type="string" calcext:value-type="string">
            <text:p>APA MARINHA DO LITORAL CENT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1</text:p>
          </table:table-cell>
          <table:table-cell/>
          <table:table-cell office:value-type="string" calcext:value-type="string">
            <text:p>APA MARINHA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4</text:p>
          </table:table-cell>
          <table:table-cell/>
          <table:table-cell office:value-type="string" calcext:value-type="string">
            <text:p>APA MARINHA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05</text:p>
          </table:table-cell>
          <table:table-cell/>
          <table:table-cell office:value-type="string" calcext:value-type="string">
            <text:p>APA MATA DO IGUATEM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6</text:p>
          </table:table-cell>
          <table:table-cell/>
          <table:table-cell office:value-type="string" calcext:value-type="string">
            <text:p>APA MORRO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7</text:p>
          </table:table-cell>
          <table:table-cell/>
          <table:table-cell office:value-type="string" calcext:value-type="string">
            <text:p>APA PARQUE E FAZENDA DO CARM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2</text:p>
          </table:table-cell>
          <table:table-cell office:value-type="string" calcext:value-type="string">
            <text:p>Área de Proteção Ambiental Parque e Fazenda do Carmo</text:p>
          </table:table-cell>
          <table:table-cell office:value-type="string" calcext:value-type="string">
            <text:p>https://pt.wikipedia.org/wiki/%C3%81rea_de_Prote%C3%A7%C3%A3o_Ambiental_Parque_e_Fazenda_do_Carmo</text:p>
          </table:table-cell>
          <table:table-cell/>
          <table:table-cell office:value-type="string" calcext:value-type="string">
            <text:p>https://uc.socioambiental.org/en/arp/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974</text:p>
          </table:table-cell>
          <table:table-cell/>
          <table:table-cell office:value-type="string" calcext:value-type="string">
            <text:p>APA PIRACICABA JUQUERI MIRIM ÁREA 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8</text:p>
          </table:table-cell>
          <table:table-cell/>
          <table:table-cell office:value-type="string" calcext:value-type="string">
            <text:p>APA PIRACICABA JUQUERí-MIRIM ARE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9</text:p>
          </table:table-cell>
          <table:table-cell/>
          <table:table-cell office:value-type="string" calcext:value-type="string">
            <text:p>APA PLANALTO DO TURV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8</text:p>
          </table:table-cell>
          <table:table-cell office:value-type="string" calcext:value-type="string">
            <text:p>Planalto do Turvo Environmental Protection Area</text:p>
          </table:table-cell>
          <table:table-cell office:value-type="string" calcext:value-type="string">
            <text:p>https://en.wikipedia.org/wiki/Planalto_do_Turvo_Environmental_Protection_Area</text:p>
          </table:table-cell>
          <table:table-cell table:number-columns-repeated="4"/>
          <table:table-cell office:value-type="string" calcext:value-type="string">
            <text:p>https://uc.socioambiental.org/arp/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0</text:p>
          </table:table-cell>
          <table:table-cell/>
          <table:table-cell office:value-type="string" calcext:value-type="string">
            <text:p>APA QUILOMBOS DO MéDIO RIB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2</text:p>
          </table:table-cell>
          <table:table-cell office:value-type="string" calcext:value-type="string">
            <text:p>Quilombos do Médio Ribeira Environmental Protection Area</text:p>
          </table:table-cell>
          <table:table-cell office:value-type="string" calcext:value-type="string">
            <text:p>https://en.wikipedia.org/wiki/Quilombos_do_M%C3%A9dio_Ribeira_Environmental_Protection_Area</text:p>
          </table:table-cell>
          <table:table-cell table:number-columns-repeated="4"/>
          <table:table-cell office:value-type="string" calcext:value-type="string">
            <text:p>https://uc.socioambiental.org/arp/4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1</text:p>
          </table:table-cell>
          <table:table-cell/>
          <table:table-cell office:value-type="string" calcext:value-type="string">
            <text:p>APA REPRESA BAIRRO DA US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2</text:p>
          </table:table-cell>
          <table:table-cell/>
          <table:table-cell office:value-type="string" calcext:value-type="string">
            <text:p>APA RIO BATA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3</text:p>
          </table:table-cell>
          <table:table-cell/>
          <table:table-cell office:value-type="string" calcext:value-type="string">
            <text:p>APA RIO PARDINHO E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12</text:p>
          </table:table-cell>
          <table:table-cell office:value-type="string" calcext:value-type="string">
            <text:p>Rio Pardinho e Rio Vermelho Environmental Protection Area</text:p>
          </table:table-cell>
          <table:table-cell office:value-type="string" calcext:value-type="string">
            <text:p>https://en.wikipedia.org/wiki/Rio_Pardinho_e_Rio_Vermelh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4</text:p>
          </table:table-cell>
          <table:table-cell/>
          <table:table-cell office:value-type="string" calcext:value-type="string">
            <text:p>APA SãO FRANCISCO XAVIE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6</text:p>
          </table:table-cell>
          <table:table-cell office:value-type="string" calcext:value-type="string">
            <text:p>São Francisco Xavier Environmental Protection Area</text:p>
          </table:table-cell>
          <table:table-cell office:value-type="string" calcext:value-type="string">
            <text:p>https://en.wikipedia.org/wiki/S%C3%A3o_Francisco_Xavier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5</text:p>
          </table:table-cell>
          <table:table-cell/>
          <table:table-cell office:value-type="string" calcext:value-type="string">
            <text:p>APA SAPUCAí 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1</text:p>
          </table:table-cell>
          <table:table-cell office:value-type="string" calcext:value-type="string">
            <text:p>Sapucaí Mirim Environmental Protection Area</text:p>
          </table:table-cell>
          <table:table-cell office:value-type="string" calcext:value-type="string">
            <text:p>https://en.wikipedia.org/wiki/Sapuca%C3%AD_Mirim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6</text:p>
          </table:table-cell>
          <table:table-cell/>
          <table:table-cell office:value-type="string" calcext:value-type="string">
            <text:p>APA SERRA DO 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49</text:p>
          </table:table-cell>
          <table:table-cell office:value-type="string" calcext:value-type="string">
            <text:p>Serra do Mar Environmental Protection Area</text:p>
          </table:table-cell>
          <table:table-cell office:value-type="string" calcext:value-type="string">
            <text:p>https://en.wikipedia.org/wiki/Serra_do_Mar_Environmental_Protection_Area</text:p>
          </table:table-cell>
          <table:table-cell office:value-type="string" calcext:value-type="string">
            <text:p>Q10395948</text:p>
          </table:table-cell>
          <table:table-cell office:value-type="string" calcext:value-type="string">
            <text:p>Área de Proteção Ambiental da Serra do Mar</text:p>
          </table:table-cell>
          <table:table-cell office:value-type="string" calcext:value-type="string">
            <text:p>https://pt.wikipedia.org/wiki/%C3%81rea_de_Prote%C3%A7%C3%A3o_Ambiental_da_Serra_do_M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7</text:p>
          </table:table-cell>
          <table:table-cell/>
          <table:table-cell office:value-type="string" calcext:value-type="string">
            <text:p>APA SILV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8</text:p>
          </table:table-cell>
          <table:table-cell/>
          <table:table-cell office:value-type="string" calcext:value-type="string">
            <text:p>APA SISTEMA CANTA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9</text:p>
          </table:table-cell>
          <table:table-cell/>
          <table:table-cell office:value-type="string" calcext:value-type="string">
            <text:p>APA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0</text:p>
          </table:table-cell>
          <table:table-cell/>
          <table:table-cell office:value-type="string" calcext:value-type="string">
            <text:p>APA VáRZEA DO RIO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0.52.3594</text:p>
          </table:table-cell>
          <table:table-cell/>
          <table:table-cell office:value-type="string" calcext:value-type="string">
            <text:p>ÁREA DE PRESERVAçãO AMBIENTAL DO CóRREGO DA LAG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10.33.3000</text:p>
          </table:table-cell>
          <table:table-cell/>
          <table:table-cell office:value-type="string" calcext:value-type="string">
            <text:p>ÁREA DE PROTEçãO AMBIENTAL - APA DA PERDIç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4.1927</text:p>
          </table:table-cell>
          <table:table-cell/>
          <table:table-cell office:value-type="string" calcext:value-type="string">
            <text:p>ÁREA DE PROTEÇÃO AMBIENTAL - BAIXO RIO BRAN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0.35.3434</text:p>
          </table:table-cell>
          <table:table-cell/>
          <table:table-cell office:value-type="string" calcext:value-type="string">
            <text:p>AREA DE PROTEçãO AMBIENTAL - PEDREGU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36533" calcext:value-type="float">
            <text:p>555636533</text:p>
          </table:table-cell>
          <table:table-cell/>
        </table:table-row>
        <table:table-row table:style-name="ro1">
          <table:table-cell office:value-type="string" calcext:value-type="string">
            <text:p>6920.31.1527</text:p>
          </table:table-cell>
          <table:table-cell/>
          <table:table-cell office:value-type="string" calcext:value-type="string">
            <text:p>ÁREA DE PROTEÇÃO AMBIENTAL ÁGUA SANT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00137" calcext:value-type="float">
            <text:p>555600137</text:p>
          </table:table-cell>
          <table:table-cell/>
        </table:table-row>
        <table:table-row table:style-name="ro1">
          <table:table-cell office:value-type="string" calcext:value-type="string">
            <text:p>1000.31.2767</text:p>
          </table:table-cell>
          <table:table-cell/>
          <table:table-cell office:value-type="string" calcext:value-type="string">
            <text:p>ÁREA DE PROTEçãO AMBIENTAL ÁGUAS SERRA DA PIE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5</text:p>
          </table:table-cell>
          <table:table-cell/>
          <table:table-cell office:value-type="string" calcext:value-type="string">
            <text:p>ÁREA DE PROTEÇÃO AMBIENTAL ÁGUAS VERTENT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5</text:p>
          </table:table-cell>
          <table:table-cell office:value-type="string" calcext:value-type="string">
            <text:p>Área de Proteção Ambiental Estadual das Águas Vertentes</text:p>
          </table:table-cell>
          <table:table-cell office:value-type="string" calcext:value-type="string">
            <text:p>https://pt.wikipedia.org/wiki/%C3%81rea_de_Prote%C3%A7%C3%A3o_Ambiental_Estadual_das_%C3%81guas_Vert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1928</text:p>
          </table:table-cell>
          <table:table-cell/>
          <table:table-cell office:value-type="string" calcext:value-type="string">
            <text:p>ÁREA DE PROTEÇÃO AMBIENTAL ALDEIA-BEBERI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0.31.2906</text:p>
          </table:table-cell>
          <table:table-cell/>
          <table:table-cell office:value-type="string" calcext:value-type="string">
            <text:p>ÁREA DE PROTEçãO AMBIENTAL ALTO TAB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1</text:p>
          </table:table-cell>
          <table:table-cell/>
          <table:table-cell office:value-type="string" calcext:value-type="string">
            <text:p>ÁREA DE PROTEÇÃO AMBIENTAL ANHATO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Anhatomirim Environmental Protection Area</text:p>
          </table:table-cell>
          <table:table-cell office:value-type="string" calcext:value-type="string">
            <text:p>https://en.wikipedia.org/wiki/Anhatomirim_Environmental_Protection_Area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Área de Proteção Ambiental de Anhatomirim</text:p>
          </table:table-cell>
          <table:table-cell office:value-type="string" calcext:value-type="string">
            <text:p>https://pt.wikipedia.org/wiki/%C3%81rea_de_Prote%C3%A7%C3%A3o_Ambiental_de_Anhatomir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1</text:p>
          </table:table-cell>
          <table:table-cell/>
          <table:table-cell office:value-type="string" calcext:value-type="string">
            <text:p>ÁREA DE PROTEÇÃO AMBIENTAL BACIA DO COBRE /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1</text:p>
          </table:table-cell>
          <table:table-cell office:value-type="string" calcext:value-type="string">
            <text:p>Área de Proteção Ambiental Bacia do Cobre - São Bartolomeu</text:p>
          </table:table-cell>
          <table:table-cell office:value-type="string" calcext:value-type="string">
            <text:p>https://pt.wikipedia.org/wiki/%C3%81rea_de_Prote%C3%A7%C3%A3o_Ambiental_Bacia_do_Cobre_-_S%C3%A3o_Bartolomeu</text:p>
          </table:table-cell>
          <table:table-cell/>
          <table:table-cell office:value-type="string" calcext:value-type="string">
            <text:p>https://uc.socioambiental.org/arp/2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1521</text:p>
          </table:table-cell>
          <table:table-cell/>
          <table:table-cell office:value-type="string" calcext:value-type="string">
            <text:p>ÁREA DE PROTEÇÃO AMBIENTAL BACIA DO PARAÍBA DO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Mananciais do Rio Paraíba do Sul Environmental Protection Area</text:p>
          </table:table-cell>
          <table:table-cell office:value-type="string" calcext:value-type="string">
            <text:p>https://en.wikipedia.org/wiki/Mananciais_do_Rio_Para%C3%ADba_do_Sul_Environmental_Protection_Area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Área de Proteção Ambiental Bacia do Paraíba do Sul</text:p>
          </table:table-cell>
          <table:table-cell office:value-type="string" calcext:value-type="string">
            <text:p>https://pt.wikipedia.org/wiki/%C3%81rea_de_Prote%C3%A7%C3%A3o_Ambiental_Bacia_do_Para%C3%ADba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5</text:p>
          </table:table-cell>
          <table:table-cell/>
          <table:table-cell office:value-type="string" calcext:value-type="string">
            <text:p>ÁREA DE PROTEÇÃO AMBIENTAL BACIA DO RIO DE JAN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0355</text:p>
          </table:table-cell>
          <table:table-cell/>
          <table:table-cell office:value-type="string" calcext:value-type="string">
            <text:p>ÁREA DE PROTEÇÃO AMBIENTAL BACIA DO RIO PANDEI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28</text:p>
          </table:table-cell>
          <table:table-cell/>
          <table:table-cell office:value-type="string" calcext:value-type="string">
            <text:p>ÁREA DE PROTEÇÃO AMBIENTAL BAÍA DE CAMAM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8</text:p>
          </table:table-cell>
          <table:table-cell office:value-type="string" calcext:value-type="string">
            <text:p>Baía de Camamu Environmental Protection Area</text:p>
          </table:table-cell>
          <table:table-cell office:value-type="string" calcext:value-type="string">
            <text:p>https://en.wikipedia.org/wiki/Ba%C3%ADa_de_Camam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0</text:p>
          </table:table-cell>
          <table:table-cell/>
          <table:table-cell office:value-type="string" calcext:value-type="string">
            <text:p>ÁREA DE PROTEÇÃO AMBIENTAL BAÍA DE TODOS OS SAN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29</text:p>
          </table:table-cell>
          <table:table-cell office:value-type="string" calcext:value-type="string">
            <text:p>Área de Proteção Ambiental da Baía de Todos-os-Santos</text:p>
          </table:table-cell>
          <table:table-cell office:value-type="string" calcext:value-type="string">
            <text:p>https://pt.wikipedia.org/wiki/%C3%81rea_de_Prote%C3%A7%C3%A3o_Ambiental_da_Ba%C3%ADa_de_Todos-os-Santos</text:p>
          </table:table-cell>
          <table:table-cell/>
          <table:table-cell office:value-type="string" calcext:value-type="string">
            <text:p>https://uc.socioambiental.org/pt-br/arp/2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0.35.3577</text:p>
          </table:table-cell>
          <table:table-cell/>
          <table:table-cell office:value-type="string" calcext:value-type="string">
            <text:p>ÁREA DE PROTEÇÃO AMBIENTAL BALEIA SAH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7</text:p>
          </table:table-cell>
          <table:table-cell/>
          <table:table-cell office:value-type="string" calcext:value-type="string">
            <text:p>ÁREA DE PROTEÇÃO AMBIENTAL BARRA DO RIO MAMANGUA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Barra do Rio Mamanguape Environmental Protection Area</text:p>
          </table:table-cell>
          <table:table-cell office:value-type="string" calcext:value-type="string">
            <text:p>https://en.wikipedia.org/wiki/Barra_do_Rio_Mamanguape_Environmental_Protection_Area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Área de Proteção Ambiental da Barra do Rio Mamanguape</text:p>
          </table:table-cell>
          <table:table-cell office:value-type="string" calcext:value-type="string">
            <text:p>https://pt.wikipedia.org/wiki/%C3%81rea_de_Prote%C3%A7%C3%A3o_Ambiental_da_Barra_do_Rio_Mamangu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7</text:p>
          </table:table-cell>
          <table:table-cell/>
          <table:table-cell office:value-type="string" calcext:value-type="string">
            <text:p>ÁREA DE PROTEÇÃO AMBIENTAL BEMPOS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0.31.1528</text:p>
          </table:table-cell>
          <table:table-cell/>
          <table:table-cell office:value-type="string" calcext:value-type="string">
            <text:p>ÁREA DE PROTEÇÃO AMBIENTAL BOM JES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1</text:p>
          </table:table-cell>
          <table:table-cell/>
          <table:table-cell office:value-type="string" calcext:value-type="string">
            <text:p>ÁREA DE PROTEÇÃO AMBIENTAL BONFIM/GUARAÍ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30.35.1961</text:p>
          </table:table-cell>
          <table:table-cell/>
          <table:table-cell office:value-type="string" calcext:value-type="string">
            <text:p>ÁREA DE PROTEçãO AMBIENTAL BORORé-COLôN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0523</text:p>
          </table:table-cell>
          <table:table-cell office:value-type="string" calcext:value-type="string">
            <text:p>Área de Proteção Ambiental Municipal do Bororé-Colônia</text:p>
          </table:table-cell>
          <table:table-cell office:value-type="string" calcext:value-type="string">
            <text:p>https://pt.wikipedia.org/wiki/%C3%81rea_de_Prote%C3%A7%C3%A3o_Ambiental_Municipal_do_Boror%C3%A9-Col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9</text:p>
          </table:table-cell>
          <table:table-cell/>
          <table:table-cell office:value-type="string" calcext:value-type="string">
            <text:p>ÁREA DE PROTEÇÃO AMBIENTAL CACHOEIRA DAS ANDORINH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1</text:p>
          </table:table-cell>
          <table:table-cell/>
          <table:table-cell office:value-type="string" calcext:value-type="string">
            <text:p>ÁREA DE PROTEÇÃO AMBIENTAL CAMINHOS ECOLÓGICOS DA BO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3918</text:p>
          </table:table-cell>
          <table:table-cell office:value-type="string" calcext:value-type="string">
            <text:p>Caminhos Ecológicos da Boa Esperança Environmental Protection Area</text:p>
          </table:table-cell>
          <table:table-cell office:value-type="string" calcext:value-type="string">
            <text:p>https://en.wikipedia.org/wiki/Caminhos_Ecol%C3%B3gicos_da_Boa_Esperan%C3%A7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0</text:p>
          </table:table-cell>
          <table:table-cell/>
          <table:table-cell office:value-type="string" calcext:value-type="string">
            <text:p>ÁREA DE PROTEÇÃO AMBIENTAL CARAÍVA/ TRANC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2.33.2956</text:p>
          </table:table-cell>
          <table:table-cell/>
          <table:table-cell office:value-type="string" calcext:value-type="string">
            <text:p>ÁREA DE PROTEçãO AMBIENTAL CARA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0</text:p>
          </table:table-cell>
          <table:table-cell/>
          <table:table-cell office:value-type="string" calcext:value-type="string">
            <text:p>ÁREA DE PROTEÇÃO AMBIENTAL CARSTE DA LAGOA SAN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Carste de Lagoa Santa Environmental Protection Area</text:p>
          </table:table-cell>
          <table:table-cell office:value-type="string" calcext:value-type="string">
            <text:p>https://en.wikipedia.org/wiki/Carste_de_Lagoa_Santa_Environmental_Protection_Area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Área de Proteção Ambiental Carste de Lagoa Santa</text:p>
          </table:table-cell>
          <table:table-cell office:value-type="string" calcext:value-type="string">
            <text:p>https://pt.wikipedia.org/wiki/%C3%81rea_de_Prote%C3%A7%C3%A3o_Ambiental_Carste_de_Lagoa_Santa</text:p>
          </table:table-cell>
          <table:table-cell/>
          <table:table-cell office:value-type="string" calcext:value-type="string">
            <text:p>https://uc.socioambiental.org/arp/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2</text:p>
          </table:table-cell>
          <table:table-cell/>
          <table:table-cell office:value-type="string" calcext:value-type="string">
            <text:p>ÁREA DE PROTEÇÃO AMBIENTAL CAVERNAS DO PER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Cavernas do Peruaçu Environmental Protection Area</text:p>
          </table:table-cell>
          <table:table-cell office:value-type="string" calcext:value-type="string">
            <text:p>https://en.wikipedia.org/wiki/Cavernas_do_Perua%C3%A7u_Environmental_Protection_Area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Área de Proteção Ambiental Cavernas do Peruaçu</text:p>
          </table:table-cell>
          <table:table-cell office:value-type="string" calcext:value-type="string">
            <text:p>https://pt.wikipedia.org/wiki/%C3%81rea_de_Prote%C3%A7%C3%A3o_Ambiental_Cavernas_do_Per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8</text:p>
          </table:table-cell>
          <table:table-cell/>
          <table:table-cell office:value-type="string" calcext:value-type="string">
            <text:p>ÁREA DE PROTEÇÃO AMBIENTAL CHAPADA DO ARAR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94</text:p>
          </table:table-cell>
          <table:table-cell office:value-type="float" office:value="198356" calcext:value-type="float">
            <text:p>198356</text:p>
          </table:table-cell>
          <table:table-cell/>
        </table:table-row>
        <table:table-row table:style-name="ro1">
          <table:table-cell office:value-type="string" calcext:value-type="string">
            <text:p>0000.31.0894</text:p>
          </table:table-cell>
          <table:table-cell/>
          <table:table-cell office:value-type="string" calcext:value-type="string">
            <text:p>ÁREA DE PROTEÇÃO AMBIENTAL COCHÁ E GIB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65</text:p>
          </table:table-cell>
          <table:table-cell office:value-type="float" office:value="478512" calcext:value-type="float">
            <text:p>478512</text:p>
          </table:table-cell>
          <table:table-cell/>
        </table:table-row>
        <table:table-row table:style-name="ro1">
          <table:table-cell office:value-type="string" calcext:value-type="string">
            <text:p>0000.32.0336</text:p>
          </table:table-cell>
          <table:table-cell/>
          <table:table-cell office:value-type="string" calcext:value-type="string">
            <text:p>ÁREA DE PROTEÇÃO AMBIENTAL CONCEIÇÃO DA BA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6</text:p>
          </table:table-cell>
          <table:table-cell office:value-type="string" calcext:value-type="string">
            <text:p>Área de Proteção Ambiental de Conceição da Barra</text:p>
          </table:table-cell>
          <table:table-cell office:value-type="string" calcext:value-type="string">
            <text:p>https://pt.wikipedia.org/wiki/%C3%81rea_de_Prote%C3%A7%C3%A3o_Ambiental_de_Concei%C3%A7%C3%A3o_da_Barra</text:p>
          </table:table-cell>
          <table:table-cell/>
          <table:table-cell office:value-type="string" calcext:value-type="string">
            <text:p>https://uc.socioambiental.org/arp/2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ROA VERME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00.31.302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CORREGO DA MA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1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AS AL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Costa das Algas Environmental Protection Area</text:p>
          </table:table-cell>
          <table:table-cell office:value-type="string" calcext:value-type="string">
            <text:p>https://en.wikipedia.org/wiki/Costa_das_Algas_Environmental_Protection_Area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Área de Proteção Ambiental Costa das Algas</text:p>
          </table:table-cell>
          <table:table-cell office:value-type="string" calcext:value-type="string">
            <text:p>https://pt.wikipedia.org/wiki/%C3%81rea_de_Prote%C3%A7%C3%A3o_Ambiental_Costa_das_Algas</text:p>
          </table:table-cell>
          <table:table-cell/>
          <table:table-cell office:value-type="string" calcext:value-type="string">
            <text:p>https://uc.socioambiental.org/arp/5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E ITACARÉ/ SE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2</text:p>
          </table:table-cell>
          <table:table-cell office:value-type="float" office:value="351870" calcext:value-type="float">
            <text:p>351870</text:p>
          </table:table-cell>
          <table:table-cell/>
        </table:table-row>
        <table:table-row table:style-name="ro1">
          <table:table-cell office:value-type="string" calcext:value-type="string">
            <text:p>0000.00.00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OS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369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ARARINH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8</text:p>
          </table:table-cell>
          <table:table-cell office:value-type="string" calcext:value-type="string">
            <text:p>Área de Proteção Ambiental da Ararinha-azul</text:p>
          </table:table-cell>
          <table:table-cell office:value-type="string" calcext:value-type="string">
            <text:p>https://pt.wikipedia.org/wiki/%C3%81rea_de_Prote%C3%A7%C3%A3o_Ambiental_da_Ararinha-azul</text:p>
          </table:table-cell>
          <table:table-cell/>
          <table:table-cell office:value-type="string" calcext:value-type="string">
            <text:p>https://uc.socioambiental.org/arp/5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0.52.37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DA BACIA DO CORREGO CAPA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4</text:p>
          </table:table-cell>
          <table:table-cell office:value-type="float" office:value="19751" calcext:value-type="float">
            <text:p>19751</text:p>
          </table:table-cell>
          <table:table-cell/>
        </table:table-row>
        <table:table-row table:style-name="ro1">
          <table:table-cell office:value-type="string" calcext:value-type="string">
            <text:p>0000.33.073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OS FRAD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20</text:p>
          </table:table-cell>
          <table:table-cell office:value-type="string" calcext:value-type="string">
            <text:p>Bacia dos Frades Environmental Protection Area</text:p>
          </table:table-cell>
          <table:table-cell office:value-type="string" calcext:value-type="string">
            <text:p>https://en.wikipedia.org/wiki/Bacia_dos_Frade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MACAC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48</text:p>
          </table:table-cell>
          <table:table-cell office:value-type="string" calcext:value-type="string">
            <text:p>Bacia do Rio Macacu Environmental Protection Area</text:p>
          </table:table-cell>
          <table:table-cell office:value-type="string" calcext:value-type="string">
            <text:p>https://en.wikipedia.org/wiki/Bacia_do_Rio_Macacu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5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 office:value-type="string" calcext:value-type="string">
            <text:p>https://pt.wikipedia.org/wiki/%C3%81rea_de_Prote%C3%A7%C3%A3o_Ambiental_da_Bacia_do_Rio_S%C3%A3o_Jo%C3%A3o_-_Mico_Le%C3%A3o</text:p>
          </table:table-cell>
          <table:table-cell/>
          <table:table-cell office:value-type="string" calcext:value-type="string">
            <text:p>https://uc.socioambiental.org/arp/3202</text:p>
          </table:table-cell>
          <table:table-cell office:value-type="float" office:value="351727" calcext:value-type="float">
            <text:p>351727</text:p>
          </table:table-cell>
          <table:table-cell/>
        </table:table-row>
        <table:table-row table:style-name="ro1">
          <table:table-cell office:value-type="string" calcext:value-type="string">
            <text:p>0000.31.177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HIDROGRÁFICA DO RIO MAC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478519" calcext:value-type="float">
            <text:p>478519</text:p>
          </table:table-cell>
          <table:table-cell/>
        </table:table-row>
        <table:table-row table:style-name="ro1">
          <table:table-cell office:value-type="string" calcext:value-type="string">
            <text:p>0000.21.18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IXADA MARANHENS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Baixada Maranhense Environmental Protection Area</text:p>
          </table:table-cell>
          <table:table-cell office:value-type="string" calcext:value-type="string">
            <text:p>https://en.wikipedia.org/wiki/Baixada_Maranhense_Environmental_Protection_Area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Área de Proteção Ambiental da Baixada Maranhense</text:p>
          </table:table-cell>
          <table:table-cell office:value-type="string" calcext:value-type="string">
            <text:p>https://pt.wikipedia.org/wiki/%C3%81rea_de_Prote%C3%A7%C3%A3o_Ambiental_da_Baixada_Maranhense</text:p>
          </table:table-cell>
          <table:table-cell/>
          <table:table-cell office:value-type="string" calcext:value-type="string">
            <text:p>https://uc.socioambiental.org/arp/785</text:p>
          </table:table-cell>
          <table:table-cell office:value-type="float" office:value="352130" calcext:value-type="float">
            <text:p>352130</text:p>
          </table:table-cell>
          <table:table-cell/>
        </table:table-row>
        <table:table-row table:style-name="ro1">
          <table:table-cell office:value-type="string" calcext:value-type="string">
            <text:p>0000.00.000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LEIA F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7</text:p>
          </table:table-cell>
          <table:table-cell office:value-type="string" calcext:value-type="string">
            <text:p>Área de Proteção Ambiental da Baleia Franca</text:p>
          </table:table-cell>
          <table:table-cell office:value-type="string" calcext:value-type="string">
            <text:p>https://pt.wikipedia.org/wiki/%C3%81rea_de_Prote%C3%A7%C3%A3o_Ambiental_da_Baleia_Franca</text:p>
          </table:table-cell>
          <table:table-cell/>
          <table:table-cell office:value-type="string" calcext:value-type="string">
            <text:p>https://uc.socioambiental.org/arp/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ICA DO IP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93.33.362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ARAPEBA B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HAPADA DOS GUIMARÃ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42</text:p>
          </table:table-cell>
          <table:table-cell office:value-type="float" office:value="351878" calcext:value-type="float">
            <text:p>351878</text:p>
          </table:table-cell>
          <table:table-cell/>
        </table:table-row>
        <table:table-row table:style-name="ro1">
          <table:table-cell office:value-type="string" calcext:value-type="string">
            <text:p>0000.16.088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AZEND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6</text:p>
          </table:table-cell>
          <table:table-cell office:value-type="string" calcext:value-type="string">
            <text:p>Fazendinha Environmental Protection Area</text:p>
          </table:table-cell>
          <table:table-cell office:value-type="string" calcext:value-type="string">
            <text:p>https://en.wikipedia.org/wiki/Fazendinh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OZ DO RIO DAS PREGUIçAS - PEQUENOS LENçóIS - REGIãO LAGUNAR ADJAC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46</text:p>
          </table:table-cell>
          <table:table-cell office:value-type="string" calcext:value-type="string">
            <text:p>Área de Proteção Ambiental da Foz do Rio das Preguiças-Pequenos Lençóis-Região Lagunar Adjacente</text:p>
          </table:table-cell>
          <table:table-cell office:value-type="string" calcext:value-type="string">
            <text:p>https://pt.wikipedia.org/wiki/%C3%81rea_de_Prote%C3%A7%C3%A3o_Ambiental_da_Foz_do_Rio_das_Pregui%C3%A7as-Pequenos_Len%C3%A7%C3%B3is-Regi%C3%A3o_Lagunar_Adjacente</text:p>
          </table:table-cell>
          <table:table-cell/>
          <table:table-cell office:value-type="string" calcext:value-type="string">
            <text:p>https://uc.socioambiental.org/arp/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ILHA DO COM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9</text:p>
          </table:table-cell>
          <table:table-cell office:value-type="string" calcext:value-type="string">
            <text:p>Área de Proteção Ambiental da Ilha do Combu</text:p>
          </table:table-cell>
          <table:table-cell office:value-type="string" calcext:value-type="string">
            <text:p>https://pt.wikipedia.org/wiki/%C3%81rea_de_Prote%C3%A7%C3%A3o_Ambiental_da_Ilha_do_Combu</text:p>
          </table:table-cell>
          <table:table-cell/>
          <table:table-cell office:value-type="string" calcext:value-type="string">
            <text:p>https://uc.socioambiental.org/arp/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6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A JIJ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.33.31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O URU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s/arp/2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.32.292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15" calcext:value-type="float">
            <text:p>555576215</text:p>
          </table:table-cell>
          <table:table-cell/>
        </table:table-row>
        <table:table-row table:style-name="ro1">
          <table:table-cell office:value-type="string" calcext:value-type="string">
            <text:p>0000.32.033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UANAND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0.43.17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A LAGOA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MARITUBA DO PEIX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7.33.28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EDRA LI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59" calcext:value-type="float">
            <text:p>555576259</text:p>
          </table:table-cell>
          <table:table-cell/>
        </table:table-row>
        <table:table-row table:style-name="ro1">
          <table:table-cell office:value-type="string" calcext:value-type="string">
            <text:p>0535.23.303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RAIA DE PONTA GROS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DO MARACAN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1</text:p>
          </table:table-cell>
          <table:table-cell office:value-type="string" calcext:value-type="string">
            <text:p>Área de Proteção Ambiental da Região do Maracanã</text:p>
          </table:table-cell>
          <table:table-cell office:value-type="string" calcext:value-type="string">
            <text:p>https://pt.wikipedia.org/wiki/%C3%81rea_de_Prote%C3%A7%C3%A3o_Ambiental_da_Regi%C3%A3o_do_Maracan%C3%A3</text:p>
          </table:table-cell>
          <table:table-cell/>
          <table:table-cell office:value-type="string" calcext:value-type="string">
            <text:p>https://uc.socioambiental.org/arp/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METROLPOLITANA DE BEL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4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ARAT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14</text:p>
          </table:table-cell>
          <table:table-cell office:value-type="float" office:value="352117" calcext:value-type="float">
            <text:p>352117</text:p>
          </table:table-cell>
          <table:table-cell/>
        </table:table-row>
        <table:table-row table:style-name="ro1">
          <table:table-cell office:value-type="string" calcext:value-type="string">
            <text:p>0015.33.300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BOLíV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S GALÉS E DA PORTAR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4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BATURI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9431</text:p>
          </table:table-cell>
          <table:table-cell office:value-type="string" calcext:value-type="string">
            <text:p>Área de Proteção Ambiental da Serra de Baturité</text:p>
          </table:table-cell>
          <table:table-cell office:value-type="string" calcext:value-type="string">
            <text:p>https://pt.wikipedia.org/wiki/%C3%81rea_de_Prote%C3%A7%C3%A3o_Ambiental_da_Serra_de_Baturit%C3%A9</text:p>
          </table:table-cell>
          <table:table-cell/>
          <table:table-cell office:value-type="string" calcext:value-type="string">
            <text:p>https://uc.socioambiental.org/arp/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SAPI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4481</text:p>
          </table:table-cell>
          <table:table-cell office:value-type="string" calcext:value-type="string">
            <text:p>Serra de Sapiatiba</text:p>
          </table:table-cell>
          <table:table-cell office:value-type="string" calcext:value-type="string">
            <text:p>https://pt.wikipedia.org/wiki/Serra_de_Sapiatiba</text:p>
          </table:table-cell>
          <table:table-cell/>
          <table:table-cell office:value-type="string" calcext:value-type="string">
            <text:p>https://uc.socioambiental.org/arp/2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156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0.15.356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SAUB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U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95.50.181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BACIAS DO RIO APORé E DO RIO SUCURI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CABECEIRAS DO RIO CUIAB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A LAGO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4</text:p>
          </table:table-cell>
          <table:table-cell office:value-type="float" office:value="352186" calcext:value-type="float">
            <text:p>352186</text:p>
          </table:table-cell>
          <table:table-cell/>
        </table:table-row>
        <table:table-row table:style-name="ro1">
          <table:table-cell office:value-type="string" calcext:value-type="string">
            <text:p>0000.23.09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E PAR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7.149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E ARAGUA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7</text:p>
          </table:table-cell>
          <table:table-cell office:value-type="float" office:value="478483" calcext:value-type="float">
            <text:p>478483</text:p>
          </table:table-cell>
          <table:table-cell/>
        </table:table-row>
        <table:table-row table:style-name="ro1">
          <table:table-cell office:value-type="string" calcext:value-type="string">
            <text:p>0000.00.002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O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2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5.04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ON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2</text:p>
          </table:table-cell>
          <table:table-cell office:value-type="string" calcext:value-type="string">
            <text:p>Área de Proteção Ambiental das Onças</text:p>
          </table:table-cell>
          <table:table-cell office:value-type="string" calcext:value-type="string">
            <text:p>https://pt.wikipedia.org/wiki/%C3%81rea_de_Prote%C3%A7%C3%A3o_Ambiental_das_On%C3%A7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REENTRâNCIAS MARANH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1</text:p>
          </table:table-cell>
          <table:table-cell office:value-type="string" calcext:value-type="string">
            <text:p>Área de Proteção Ambiental das Reentrâncias Maranhenses</text:p>
          </table:table-cell>
          <table:table-cell office:value-type="string" calcext:value-type="string">
            <text:p>https://pt.wikipedia.org/wiki/%C3%81rea_de_Prote%C3%A7%C3%A3o_Ambiental_das_Reentr%C3%A2ncias_Maranhenses</text:p>
          </table:table-cell>
          <table:table-cell/>
          <table:table-cell office:value-type="string" calcext:value-type="string">
            <text:p>https://uc.socioambiental.org/arp/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GODOAL-MAIANDEU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742783</text:p>
          </table:table-cell>
          <table:table-cell office:value-type="string" calcext:value-type="string">
            <text:p>Algodoal-Maiandeua Environmental Protection Area</text:p>
          </table:table-cell>
          <table:table-cell office:value-type="string" calcext:value-type="string">
            <text:p>https://en.wikipedia.org/wiki/Algodoal-Maiandeu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0.15.356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TER DO CH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IR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Cairuçu Environmental Protection Area</text:p>
          </table:table-cell>
          <table:table-cell office:value-type="string" calcext:value-type="string">
            <text:p>https://en.wikipedia.org/wiki/Cairu%C3%A7u_Environmental_Protection_Area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Área de Proteção Ambiental de Cairuçu</text:p>
          </table:table-cell>
          <table:table-cell office:value-type="string" calcext:value-type="string">
            <text:p>https://pt.wikipedia.org/wiki/%C3%81rea_de_Prote%C3%A7%C3%A3o_Ambiental_de_Cairu%C3%A7u</text:p>
          </table:table-cell>
          <table:table-cell/>
          <table:table-cell office:value-type="string" calcext:value-type="string">
            <text:p>https://uc.socioambiental.org/arp/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50.35.15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CAMP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ANÉIA-IGUAPÉ-PERUÍ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6</text:p>
          </table:table-cell>
          <table:table-cell office:value-type="string" calcext:value-type="string">
            <text:p>Área de Proteção Ambiental de Cananéia-Iguapé-Peruíbe</text:p>
          </table:table-cell>
          <table:table-cell office:value-type="string" calcext:value-type="string">
            <text:p>https://pt.wikipedia.org/wiki/%C3%81rea_de_Prote%C3%A7%C3%A3o_Ambiental_de_Canan%C3%A9ia-Iguap%C3%A9-Peru%C3%ADbe</text:p>
          </table:table-cell>
          <table:table-cell/>
          <table:table-cell office:value-type="string" calcext:value-type="string">
            <text:p>https://uc.socioambiental.org/arp/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.23.287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OA-QUEB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20.33.316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ENGENHEIRO PASSOS APAEP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FERNANDO DE NORO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3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ERICINÓ/MEND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6.096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DALU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1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PI-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69124</text:p>
          </table:table-cell>
          <table:table-cell office:value-type="string" calcext:value-type="string">
            <text:p>Guapimirim Environmental Protection Area</text:p>
          </table:table-cell>
          <table:table-cell office:value-type="string" calcext:value-type="string">
            <text:p>https://en.wikipedia.org/wiki/Guapimirim_Environmental_Protection_Area</text:p>
          </table:table-cell>
          <table:table-cell office:value-type="string" calcext:value-type="string">
            <text:p>Q10395957</text:p>
          </table:table-cell>
          <table:table-cell office:value-type="string" calcext:value-type="string">
            <text:p>Área de Proteção Ambiental de Guapi-Mirim</text:p>
          </table:table-cell>
          <table:table-cell office:value-type="string" calcext:value-type="string">
            <text:p>https://pt.wikipedia.org/wiki/%C3%81rea_de_Prote%C3%A7%C3%A3o_Ambiental_de_Guapi-Mirim</text:p>
          </table:table-cell>
          <table:table-cell/>
          <table:table-cell office:value-type="string" calcext:value-type="string">
            <text:p>https://uc.socioambiental.org/arp/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1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/>
          <table:table-cell office:value-type="string" calcext:value-type="string">
            <text:p>https://uc.socioambiental.org/arp/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4.14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JENIPA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MACAÉ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69</text:p>
          </table:table-cell>
          <table:table-cell office:value-type="string" calcext:value-type="string">
            <text:p>Macaé de Cima Environmental Protection Area</text:p>
          </table:table-cell>
          <table:table-cell office:value-type="string" calcext:value-type="string">
            <text:p>https://en.wikipedia.org/wiki/Maca%C3%A9_de_Cim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NGAR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2898</text:p>
          </table:table-cell>
          <table:table-cell office:value-type="string" calcext:value-type="string">
            <text:p>Área de proteção ambiental de Maricá</text:p>
          </table:table-cell>
          <table:table-cell office:value-type="string" calcext:value-type="string">
            <text:p>https://pt.wikipedia.org/wiki/%C3%81rea_de_prote%C3%A7%C3%A3o_ambiental_de_Mari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5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SS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URIC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70.31.15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NOVA E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ET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Petrópolis Environmental Protection Area</text:p>
          </table:table-cell>
          <table:table-cell office:value-type="string" calcext:value-type="string">
            <text:p>https://en.wikipedia.org/wiki/Petr%C3%B3polis_Environmental_Protection_Area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Área de Proteção Ambiental de Petrópolis</text:p>
          </table:table-cell>
          <table:table-cell office:value-type="string" calcext:value-type="string">
            <text:p>https://pt.wikipedia.org/wiki/%C3%81rea_de_Prote%C3%A7%C3%A3o_Ambiental_de_Petr%C3%B3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IAÇAB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0422</text:p>
          </table:table-cell>
          <table:table-cell office:value-type="string" calcext:value-type="string">
            <text:p>Piaçabuçu Environmental Protection Area</text:p>
          </table:table-cell>
          <table:table-cell office:value-type="string" calcext:value-type="string">
            <text:p>https://en.wikipedia.org/wiki/Pia%C3%A7abu%C3%A7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AIA MOL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ESIDENTE FIGUEIREDO - CAVERNA DO MOROA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16</text:p>
          </table:table-cell>
          <table:table-cell office:value-type="string" calcext:value-type="string">
            <text:p>Caverna do Maroaga Environmental Protection Area</text:p>
          </table:table-cell>
          <table:table-cell office:value-type="string" calcext:value-type="string">
            <text:p>https://en.wikipedia.org/wiki/Caverna_do_Maroa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19.51.28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ÉA DE PROTEÇÃO AMBIENTAL DE RIBEIRÃOZINHO E ALCANTILADO DO RI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19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CRU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8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95.31.2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NA DO PARAí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70.33.32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DESID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GERALDO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0</text:p>
          </table:table-cell>
          <table:table-cell office:value-type="string" calcext:value-type="string">
            <text:p>São Geraldo do Araguaia Environmental Protection Area</text:p>
          </table:table-cell>
          <table:table-cell office:value-type="string" calcext:value-type="string">
            <text:p>https://en.wikipedia.org/wiki/S%C3%A3o_Geraldo_do_Araguai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83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PETIB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097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IRINHA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0</text:p>
          </table:table-cell>
          <table:table-cell office:value-type="string" calcext:value-type="string">
            <text:p>Área de Proteção Ambiental de Tambaba</text:p>
          </table:table-cell>
          <table:table-cell office:value-type="string" calcext:value-type="string">
            <text:p>https://pt.wikipedia.org/wiki/%C3%81rea_de_Prote%C3%A7%C3%A3o_Ambiental_de_Tamb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OI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81</text:p>
          </table:table-cell>
          <table:table-cell office:value-type="string" calcext:value-type="string">
            <text:p>Tamoios Environmental Protection Area</text:p>
          </table:table-cell>
          <table:table-cell office:value-type="string" calcext:value-type="string">
            <text:p>https://en.wikipedia.org/wiki/Tamoio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E TING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UPAON-AçU / MIRITIBA / ALTO PREGUI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Upaon-Açu/Miritiba/Alto Preguiças Environmental Protection Area</text:p>
          </table:table-cell>
          <table:table-cell office:value-type="string" calcext:value-type="string">
            <text:p>https://en.wikipedia.org/wiki/Upaon-A%C3%A7u/Miritiba/Alto_Pregui%C3%A7as_Environmental_Protection_Area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Área de Proteção Ambiental de Upaon-Açu-Miritiba-Alto Preguiças</text:p>
          </table:table-cell>
          <table:table-cell office:value-type="string" calcext:value-type="string">
            <text:p>https://pt.wikipedia.org/wiki/%C3%81rea_de_Prote%C3%A7%C3%A3o_Ambiental_de_Upaon-A%C3%A7u-Miritiba-Alto_Pregui%C3%A7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LTA DO PARNA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2</text:p>
          </table:table-cell>
          <table:table-cell office:value-type="string" calcext:value-type="string">
            <text:p>Delta do Parnaíba Environmental Protection Area</text:p>
          </table:table-cell>
          <table:table-cell office:value-type="string" calcext:value-type="string">
            <text:p>https://en.wikipedia.org/wiki/Delta_do_Parna%C3%ADba_Environmental_Protection_Area</text:p>
          </table:table-cell>
          <table:table-cell office:value-type="string" calcext:value-type="string">
            <text:p>Q61002652</text:p>
          </table:table-cell>
          <table:table-cell office:value-type="string" calcext:value-type="string">
            <text:p>Área de Proteção Ambiental Delta do Parnaíba</text:p>
          </table:table-cell>
          <table:table-cell office:value-type="string" calcext:value-type="string">
            <text:p>https://pt.wikipedia.org/wiki/%C3%81rea_de_Prote%C3%A7%C3%A3o_Ambiental_Delta_d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DO MUCU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80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IG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20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ELAGO DE SANT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SãO PEDRO E SãO PAU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3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TRINDADE E MARTIM VA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O MARAJ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00953</text:p>
          </table:table-cell>
          <table:table-cell office:value-type="string" calcext:value-type="string">
            <text:p>Marajó Archipelago Environmental Protection Area</text:p>
          </table:table-cell>
          <table:table-cell office:value-type="string" calcext:value-type="string">
            <text:p>https://en.wikipedia.org/wiki/Maraj%C3%B3_Archipelago_Environmental_Protection_Area</text:p>
          </table:table-cell>
          <table:table-cell office:value-type="string" calcext:value-type="string">
            <text:p>Q8203591</text:p>
          </table:table-cell>
          <table:table-cell office:value-type="string" calcext:value-type="string">
            <text:p>Arquipélago do Marajó</text:p>
          </table:table-cell>
          <table:table-cell office:value-type="string" calcext:value-type="string">
            <text:p>https://pt.wikipedia.org/wiki/Arquip%C3%A9lago_do_Maraj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ANHAD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3</text:p>
          </table:table-cell>
          <table:table-cell office:value-type="string" calcext:value-type="string">
            <text:p>Área de Proteção Ambiental do Banhado Grande</text:p>
          </table:table-cell>
          <table:table-cell office:value-type="string" calcext:value-type="string">
            <text:p>https://pt.wikipedia.org/wiki/%C3%81rea_de_Prote%C3%A7%C3%A3o_Ambiental_do_Banhad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30.31.372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M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O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0.42.18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RILH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50.35.26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MP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9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RI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TOLÉ E FERNÃO V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CANT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90.33.32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GENH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EAR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7</text:p>
          </table:table-cell>
          <table:table-cell office:value-type="string" calcext:value-type="string">
            <text:p>Área de Proteção Ambiental do Estuário do Rio Ceará</text:p>
          </table:table-cell>
          <table:table-cell office:value-type="string" calcext:value-type="string">
            <text:p>https://pt.wikipedia.org/wiki/%C3%81rea_de_Prote%C3%A7%C3%A3o_Ambiental_do_Estu%C3%A1rio_do_Rio_Cea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MUND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ARAPÉ GEL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91490</text:p>
          </table:table-cell>
          <table:table-cell office:value-type="string" calcext:value-type="string">
            <text:p>Igarapé Gelado Environmental Protection Area</text:p>
          </table:table-cell>
          <table:table-cell office:value-type="string" calcext:value-type="string">
            <text:p>https://en.wikipedia.org/wiki/Igarap%C3%A9_Gelad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90.41.274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UAÇ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R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5</text:p>
          </table:table-cell>
          <table:table-cell office:value-type="string" calcext:value-type="string">
            <text:p>Área de Proteção Ambiental do Iraí</text:p>
          </table:table-cell>
          <table:table-cell office:value-type="string" calcext:value-type="string">
            <text:p>https://pt.wikipedia.org/wiki/%C3%81rea_de_Prote%C3%A7%C3%A3o_Ambiental_do_Ir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80.31.15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PIRAC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739</text:p>
          </table:table-cell>
          <table:table-cell office:value-type="string" calcext:value-type="string">
            <text:p>Área de Proteção Ambiental do Itapiracó</text:p>
          </table:table-cell>
          <table:table-cell office:value-type="string" calcext:value-type="string">
            <text:p>https://pt.wikipedia.org/wiki/%C3%81rea_de_Prote%C3%A7%C3%A3o_Ambiental_do_Itapira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80.15.357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J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4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AMAR DO CAU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O DE TUCURU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60.52.35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MO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161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07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5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CIç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5.23.31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NGUEZAL DA BA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079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ORRO DO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RQUE MUNICIPAL ECOLÓGICO DE MARAPEND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 (Rio de Janeiro)</text:p>
          </table:table-cell>
          <table:table-cell office:value-type="string" calcext:value-type="string">
            <text:p>https://en.wikipedia.org/wiki/Reserva_de_Marapendi_(Rio_de_Janeiro)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SSA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2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U BRASI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CE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65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ICO DO GOIAPABA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LANALT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67</text:p>
          </table:table-cell>
          <table:table-cell office:value-type="string" calcext:value-type="string">
            <text:p>Área de Proteção Ambiental do Planalto Central</text:p>
          </table:table-cell>
          <table:table-cell office:value-type="string" calcext:value-type="string">
            <text:p>https://pt.wikipedia.org/wiki/%C3%81rea_de_Prote%C3%A7%C3%A3o_Ambiental_do_Planalto_Cent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RATAG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2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CURI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Rio Curiaú Environmental Protection Area</text:p>
          </table:table-cell>
          <table:table-cell office:value-type="string" calcext:value-type="string">
            <text:p>https://en.wikipedia.org/wiki/Rio_Curia%C3%BA_Environmental_Protection_Area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Área de Proteção Ambiental do Rio Curiaú</text:p>
          </table:table-cell>
          <table:table-cell office:value-type="string" calcext:value-type="string">
            <text:p>https://pt.wikipedia.org/wiki/%C3%81rea_de_Prote%C3%A7%C3%A3o_Ambiental_do_Rio_Curi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5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EA DE PROTEçãO AMBIENTAL DO RIO GUAND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20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MAD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ACO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8</text:p>
          </table:table-cell>
          <table:table-cell office:value-type="string" calcext:value-type="string">
            <text:p>Área de Proteção Ambiental do Rio Pacoti</text:p>
          </table:table-cell>
          <table:table-cell office:value-type="string" calcext:value-type="string">
            <text:p>https://pt.wikipedia.org/wiki/%C3%81rea_de_Prote%C3%A7%C3%A3o_Ambiental_do_Rio_Paco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RE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COP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LTO MAGESS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204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O S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TAPAJÓ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7</text:p>
          </table:table-cell>
          <table:table-cell office:value-type="string" calcext:value-type="string">
            <text:p>Tapajós Environmental Protection Area</text:p>
          </table:table-cell>
          <table:table-cell office:value-type="string" calcext:value-type="string">
            <text:p>https://en.wikipedia.org/wiki/Tapaj%C3%B3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CAMPOS DE MANICOR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4449</text:p>
          </table:table-cell>
          <table:table-cell office:value-type="string" calcext:value-type="string">
            <text:p>Campos de Manicoré Environmental Protection Area</text:p>
          </table:table-cell>
          <table:table-cell office:value-type="string" calcext:value-type="string">
            <text:p>https://en.wikipedia.org/wiki/Campos_de_Manicor%C3%A9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MORROS GARAP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3</text:p>
          </table:table-cell>
          <table:table-cell office:value-type="string" calcext:value-type="string">
            <text:p>APA dos Morros Garapenses</text:p>
          </table:table-cell>
          <table:table-cell office:value-type="string" calcext:value-type="string">
            <text:p>https://pt.wikipedia.org/wiki/APA_dos_Morros_Garap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PIRENE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6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RECIFES DE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UNAS E VEREDAS DO BAIXO MÉDIO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ESCARPA DEVONI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8680560</text:p>
          </table:table-cell>
          <table:table-cell office:value-type="string" calcext:value-type="string">
            <text:p>Área de Proteção Ambiental da Escarpa Devoniana</text:p>
          </table:table-cell>
          <table:table-cell office:value-type="string" calcext:value-type="string">
            <text:p>https://pt.wikipedia.org/wiki/%C3%81rea_de_Prote%C3%A7%C3%A3o_Ambiental_da_Escarpa_Devon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SERRA D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 GUARAT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38</text:p>
          </table:table-cell>
          <table:table-cell office:value-type="string" calcext:value-type="string">
            <text:p>Guaratuba Environmental Protection Area</text:p>
          </table:table-cell>
          <table:table-cell office:value-type="string" calcext:value-type="string">
            <text:p>https://en.wikipedia.org/wiki/Guarat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LTA DO JAC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3</text:p>
          </table:table-cell>
          <table:table-cell office:value-type="string" calcext:value-type="string">
            <text:p>Área de Proteção Ambiental Delta do Jacuí</text:p>
          </table:table-cell>
          <table:table-cell office:value-type="string" calcext:value-type="string">
            <text:p>https://pt.wikipedia.org/wiki/%C3%81rea_de_Prote%C3%A7%C3%A3o_Ambiental_Delta_do_Jac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O P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6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MESTRE ÁLVA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PÉ DA SERR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RADA PARQUE DE PIRAPUT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AZENDA CAPITÃO EDU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ERNÃO D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7</text:p>
          </table:table-cell>
          <table:table-cell office:value-type="string" calcext:value-type="string">
            <text:p>Fernão Dias Environmental Protection Area</text:p>
          </table:table-cell>
          <table:table-cell office:value-type="string" calcext:value-type="string">
            <text:p>https://en.wikipedia.org/wiki/Fern%C3%A3o_Dia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OZ DO RIO SANTA TEREZ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RUTAS DOS BREJÕES / VEREDAS DO ROMÃO GRAMAC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IB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NDÚ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74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HARAS SÃO BERN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BIRAPUIT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Ibirapuitã Environmental Protection Area</text:p>
          </table:table-cell>
          <table:table-cell office:value-type="string" calcext:value-type="string">
            <text:p>https://en.wikipedia.org/wiki/Ibirapuit%C3%A3_Environmental_Protection_Area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Área de Proteção Ambiental do Ibirapuitã</text:p>
          </table:table-cell>
          <table:table-cell office:value-type="string" calcext:value-type="string">
            <text:p>https://pt.wikipedia.org/wiki/%C3%81rea_de_Prote%C3%A7%C3%A3o_Ambiental_do_Ibirapuit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094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GARAPÉ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4</text:p>
          </table:table-cell>
          <table:table-cell office:value-type="string" calcext:value-type="string">
            <text:p>Área de Proteção Ambiental Igarapé São Francisco</text:p>
          </table:table-cell>
          <table:table-cell office:value-type="string" calcext:value-type="string">
            <text:p>https://pt.wikipedia.org/wiki/%C3%81rea_de_Prote%C3%A7%C3%A3o_Ambiental_Igarap%C3%A9_S%C3%A3o_Francisco</text:p>
          </table:table-cell>
          <table:table-cell/>
          <table:table-cell office:value-type="string" calcext:value-type="string">
            <text:p>https://uc.socioambiental.org/arp/4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7.1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 DO BANANAL/CANT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Ilha do Bananal / Cantão Environmental Protection Area</text:p>
          </table:table-cell>
          <table:table-cell office:value-type="string" calcext:value-type="string">
            <text:p>https://en.wikipedia.org/wiki/Ilha_do_Bananal_/_Cant%C3%A3o_Environmental_Protection_Area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Área de Proteção Ambiental Ilha do Bananal/Cantão</text:p>
          </table:table-cell>
          <table:table-cell office:value-type="string" calcext:value-type="string">
            <text:p>https://pt.wikipedia.org/wiki/%C3%81rea_de_Prote%C3%A7%C3%A3o_Ambiental_Ilha_do_Bananal/Cant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S E VÁRZEAS DO RIO PARAN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6</text:p>
          </table:table-cell>
          <table:table-cell office:value-type="string" calcext:value-type="string">
            <text:p>Área de Proteção Ambiental Ilhas e Várzeas do Rio Paraná</text:p>
          </table:table-cell>
          <table:table-cell office:value-type="string" calcext:value-type="string">
            <text:p>https://pt.wikipedia.org/wiki/%C3%81rea_de_Prote%C3%A7%C3%A3o_Ambiental_Ilhas_e_V%C3%A1rzeas_do_Rio_Par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CER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212611</text:p>
          </table:table-cell>
          <table:table-cell office:value-type="string" calcext:value-type="string">
            <text:p>Jaceruba Environmental Protection Area</text:p>
          </table:table-cell>
          <table:table-cell office:value-type="string" calcext:value-type="string">
            <text:p>https://en.wikipedia.org/wiki/Jacer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LAP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0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OÃO LEI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CA VI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.50.28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ALM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DRA DO CAVA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IXE/ANGIC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ANTA ISAB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59</text:p>
          </table:table-cell>
          <table:table-cell office:value-type="string" calcext:value-type="string">
            <text:p>Lago de Santa Isabel Environmental Protection Area</text:p>
          </table:table-cell>
          <table:table-cell office:value-type="string" calcext:value-type="string">
            <text:p>https://en.wikipedia.org/wiki/Lago_de_Santa_Isabel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ÃO SALVADOR DO TOCANTINS, PARANÃ E PALMEI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OBRAD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0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O AMA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9</text:p>
          </table:table-cell>
          <table:table-cell office:value-type="string" calcext:value-type="string">
            <text:p>Área de Proteção Ambiental Lago do Amapá</text:p>
          </table:table-cell>
          <table:table-cell office:value-type="string" calcext:value-type="string">
            <text:p>https://pt.wikipedia.org/wiki/%C3%81rea_de_Prote%C3%A7%C3%A3o_Ambiental_Lago_do_Ama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DE ITAPARI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ENCANT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6692</text:p>
          </table:table-cell>
          <table:table-cell office:value-type="string" calcext:value-type="string">
            <text:p>Lagoa Encantada e Rio Almada Environmental Protection Area</text:p>
          </table:table-cell>
          <table:table-cell office:value-type="string" calcext:value-type="string">
            <text:p>https://en.wikipedia.org/wiki/Lagoa_Encantada_e_Rio_Alma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DE GUARAJ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E DUNAS DO ABAE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198</text:p>
          </table:table-cell>
          <table:table-cell office:value-type="string" calcext:value-type="string">
            <text:p>Área de Proteção Ambiental das Lagoas e Dunas do Abaeté</text:p>
          </table:table-cell>
          <table:table-cell office:value-type="string" calcext:value-type="string">
            <text:p>https://pt.wikipedia.org/wiki/%C3%81rea_de_Prote%C3%A7%C3%A3o_Ambiental_das_Lagoas_e_Dunas_do_Abaet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JE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NGUE SE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DIREITA DO RIO NEGRO- SETOR PADUARI-SOLIMÕ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901</text:p>
          </table:table-cell>
          <table:table-cell office:value-type="string" calcext:value-type="string">
            <text:p>Rio Negro Right Bank Environmental Protection Area</text:p>
          </table:table-cell>
          <table:table-cell office:value-type="string" calcext:value-type="string">
            <text:p>https://en.wikipedia.org/wiki/Rio_Negro_Righ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ATURIÁ-APUAU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TARUMÃ AÇU-TARUMÃ MIR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IMBUS / 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EANDROS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0.33.19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IRACE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2.29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NTE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AGU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DA PED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Morro da Pedreira Environmental Protection Area</text:p>
          </table:table-cell>
          <table:table-cell office:value-type="string" calcext:value-type="string">
            <text:p>https://en.wikipedia.org/wiki/Morro_da_Pedreira_Environmental_Protection_Area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Área de Proteção Ambiental Morro da Pedreira</text:p>
          </table:table-cell>
          <table:table-cell office:value-type="string" calcext:value-type="string">
            <text:p>https://pt.wikipedia.org/wiki/%C3%81rea_de_Prote%C3%A7%C3%A3o_Ambiental_Morro_da_Ped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0.31.28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ÁRVORE BON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LAGOA JACUN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70.33.35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S SERRAS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40.51.2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ARICÁ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CAPIVARI-MO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0</text:p>
          </table:table-cell>
          <table:table-cell office:value-type="string" calcext:value-type="string">
            <text:p>Área de Proteção Ambiental Municipal do Capivari-Monos</text:p>
          </table:table-cell>
          <table:table-cell office:value-type="string" calcext:value-type="string">
            <text:p>https://pt.wikipedia.org/wiki/%C3%81rea_de_Prote%C3%A7%C3%A3o_Ambiental_Municipal_do_Capivari-Mon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0.32.26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NTE MOCH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RRO DO VIL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ÍPAL MANGUEZAL SUL DA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30.33.1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UNICIPAL SERRA DO SAMB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2.25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TARTARU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ASCENTES DO RIO PARAGUA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HAMU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2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ISAGEM CARI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40.21.3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ARQUE CENTENARIO DE BAL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60.13.27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LINEAR DO BI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.31.3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MUNICIPAL DA ESTÂNCIA ECOLÓGICA DO CRUZ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YT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EDRA DO ELEF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IQUIRI-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LATAFORMA CONTIN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NTA DA BALEIA / ABROLH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2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OSSE/GUA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0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USO AL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1</text:p>
          </table:table-cell>
          <table:table-cell office:value-type="string" calcext:value-type="string">
            <text:p>Área de Proteção Ambiental Pouso Alto</text:p>
          </table:table-cell>
          <table:table-cell office:value-type="string" calcext:value-type="string">
            <text:p>https://pt.wikipedia.org/wiki/%C3%81rea_de_Prote%C3%A7%C3%A3o_Ambiental_Pouso_A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RATIG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12.3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IMUNDO IRINEU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0.33.3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P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10.31.36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ESERVA ECOLóGICA VAU 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ET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BEIRO BONI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APIV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ÊNICO ROTAS MONÇO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IO D´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80.33.29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DO COLéG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NCADO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IBGE Ecological Reserve</text:p>
          </table:table-cell>
          <table:table-cell office:value-type="string" calcext:value-type="string">
            <text:p>https://en.wikipedia.org/wiki/IBGE_Ecological_Reserve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Reserva Ecológica do IBGE</text:p>
          </table:table-cell>
          <table:table-cell office:value-type="string" calcext:value-type="string">
            <text:p>https://pt.wikipedia.org/wiki/Reserva_Ecol%C3%B3gica_do_IB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TA DO SO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4</text:p>
          </table:table-cell>
          <table:table-cell office:value-type="string" calcext:value-type="string">
            <text:p>Área de Proteção Ambiental Rota do Sol</text:p>
          </table:table-cell>
          <table:table-cell office:value-type="string" calcext:value-type="string">
            <text:p>https://pt.wikipedia.org/wiki/%C3%81rea_de_Prote%C3%A7%C3%A3o_Ambiental_Rota_do_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A F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 ANTÔN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50.35.2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S CONTIN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BRANCA / RASO DA CATAR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16</text:p>
          </table:table-cell>
          <table:table-cell office:value-type="string" calcext:value-type="string">
            <text:p>Serra Branca / Raso da Catarina Environmental Protection Area</text:p>
          </table:table-cell>
          <table:table-cell office:value-type="string" calcext:value-type="string">
            <text:p>https://en.wikipedia.org/wiki/Serra_Branca_/_Raso_da_Catarin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IBIAP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4</text:p>
          </table:table-cell>
          <table:table-cell office:value-type="string" calcext:value-type="string">
            <text:p>Serra da Ibiapaba Environmental Protection Area</text:p>
          </table:table-cell>
          <table:table-cell office:value-type="string" calcext:value-type="string">
            <text:p>https://en.wikipedia.org/wiki/Serra_da_Ibiapa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JIBÓ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2</text:p>
          </table:table-cell>
          <table:table-cell office:value-type="string" calcext:value-type="string">
            <text:p>Área de Proteção Ambiental Serra da Jibóia</text:p>
          </table:table-cell>
          <table:table-cell office:value-type="string" calcext:value-type="string">
            <text:p>https://pt.wikipedia.org/wiki/%C3%81rea_de_Prote%C3%A7%C3%A3o_Ambiental_Serra_da_Jib%C3%B3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ANTIQU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Serra da Mantiqueira Environmental Protection Area</text:p>
          </table:table-cell>
          <table:table-cell office:value-type="string" calcext:value-type="string">
            <text:p>https://en.wikipedia.org/wiki/Serra_da_Mantiqueira_Environmental_Protection_Area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Área de Proteção Ambiental Serra da Mantiqueira</text:p>
          </table:table-cell>
          <table:table-cell office:value-type="string" calcext:value-type="string">
            <text:p>https://pt.wikipedia.org/wiki/%C3%81rea_de_Prote%C3%A7%C3%A3o_Ambiental_Serra_da_Mantiqu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ERU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TABA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60</text:p>
          </table:table-cell>
          <table:table-cell office:value-type="string" calcext:value-type="string">
            <text:p>Serra de Tabatinga Environmental Protection Area</text:p>
          </table:table-cell>
          <table:table-cell office:value-type="string" calcext:value-type="string">
            <text:p>https://en.wikipedia.org/wiki/Serra_de_Tabatin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20.31.2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VARGEM ALEG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BARB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LAJ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SABONE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70.31.28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TIMóTE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42.2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NA FRANCIS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GERAL DE GOIÁ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L-RMBH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50.33.2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R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88184</text:p>
          </table:table-cell>
          <table:table-cell office:value-type="string" calcext:value-type="string">
            <text:p>Suruí Environmental Protection Area</text:p>
          </table:table-cell>
          <table:table-cell office:value-type="string" calcext:value-type="string">
            <text:p>https://en.wikipedia.org/wiki/Suru%C3%AD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60.13.35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APURU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60.13.2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TARUMA/PONTA NEG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TINGUA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INHARÉ / BOIPE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UNFO DO XING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30.21.3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ZIDELA DE USO SUSTENTÁV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47.31.37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URUAN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LE DO MORRO DA TOR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RGEM DAS FLOR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0.33.3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WALDEIR GONçALVES - SERRA DO ITAó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0.14.29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CAO AMBIENTAL XERIUIN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20.21.3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, DE USO SUSTENTÁVEL, SUCUP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CAPETINGA/TAQUA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Área de Relevante Interesse Ecológico Capetinga/Taquara</text:p>
          </table:table-cell>
          <table:table-cell office:value-type="string" calcext:value-type="string">
            <text:p>https://pt.wikipedia.org/wiki/%C3%81rea_de_Relevante_Interesse_Ecol%C3%B3gico_Capetinga/Taqu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FLORESTA DA CICUT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8</text:p>
          </table:table-cell>
          <table:table-cell office:value-type="string" calcext:value-type="string">
            <text:p>Área de Relevante Interesse Ecológico Floresta da Cicuta</text:p>
          </table:table-cell>
          <table:table-cell office:value-type="string" calcext:value-type="string">
            <text:p>https://pt.wikipedia.org/wiki/%C3%81rea_de_Relevante_Interesse_Ecol%C3%B3gico_Floresta_da_Cicu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ILHA AMEIX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Ilha do Ameixal Area of Relevant Ecological Interest</text:p>
          </table:table-cell>
          <table:table-cell office:value-type="string" calcext:value-type="string">
            <text:p>https://en.wikipedia.org/wiki/Ilha_do_Ameixal_Area_of_Relevant_Ecological_Interest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Área de Relevante Interesse Ecológico Ilha Ameixal</text:p>
          </table:table-cell>
          <table:table-cell office:value-type="string" calcext:value-type="string">
            <text:p>https://pt.wikipedia.org/wiki/%C3%81rea_de_Relevante_Interesse_Ecol%C3%B3gico_Ilha_Ameix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JAVARI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Javari-Buriti Area of Relevant Ecological Interest</text:p>
          </table:table-cell>
          <table:table-cell office:value-type="string" calcext:value-type="string">
            <text:p>https://en.wikipedia.org/wiki/Javari-Buriti_Area_of_Relevant_Ecological_Interest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Área de Relevante Interesse Ecológico Javari Buriti</text:p>
          </table:table-cell>
          <table:table-cell office:value-type="string" calcext:value-type="string">
            <text:p>https://pt.wikipedia.org/wiki/%C3%81rea_de_Relevante_Interesse_Ecol%C3%B3gico_Javari_Buri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NGUEZAIS DA FOZ DO RIO MAMANGUA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405</text:p>
          </table:table-cell>
          <table:table-cell office:value-type="string" calcext:value-type="string">
            <text:p>Área de Relevante Interesse Ecológico Manguezais da Foz do Rio Mamanguape</text:p>
          </table:table-cell>
          <table:table-cell office:value-type="string" calcext:value-type="string">
            <text:p>https://pt.wikipedia.org/wiki/%C3%81rea_de_Relevante_Interesse_Ecol%C3%B3gico_Manguezais_da_Foz_do_Rio_Mamangu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A DE SANTA GENEB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en.wikipedia.org/wiki/Mata_de_Santa_Genebra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pt.wikipedia.org/wiki/Mata_de_Santa_Geneb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ÃO DE COSMÓPOL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3</text:p>
          </table:table-cell>
          <table:table-cell office:value-type="string" calcext:value-type="string">
            <text:p>Área de Relevante Interesse Ecológico Matão de Cosmópolis</text:p>
          </table:table-cell>
          <table:table-cell office:value-type="string" calcext:value-type="string">
            <text:p>https://pt.wikipedia.org/wiki/%C3%81rea_de_Relevante_Interesse_Ecol%C3%B3gico_Mat%C3%A3o_de_Cosm%C3%B3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É-DE-GIGAN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Cerrado Pé de Gigante Area of Relevant Ecological Interest</text:p>
          </table:table-cell>
          <table:table-cell office:value-type="string" calcext:value-type="string">
            <text:p>https://en.wikipedia.org/wiki/Cerrado_P%C3%A9_de_Gigante_Area_of_Relevant_Ecological_Interest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Área de Relevante Interesse Ecológico Pé-de-Gigante</text:p>
          </table:table-cell>
          <table:table-cell office:value-type="string" calcext:value-type="string">
            <text:p>https://pt.wikipedia.org/wiki/%C3%81rea_de_Relevante_Interesse_Ecol%C3%B3gico_P%C3%A9-de-Giga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ROJETO DINÂMICA BIOLÓGICA DE FRAGMENTOS FLORESTA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Biological Dynamics of Forest Fragments Project Area of Relevant Ecological Interest</text:p>
          </table:table-cell>
          <table:table-cell office:value-type="string" calcext:value-type="string">
            <text:p>https://en.wikipedia.org/wiki/Biological_Dynamics_of_Forest_Fragments_Project_Area_of_Relevant_Ecological_Interest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Área de Relevante Interesse Ecológico Projeto Dinâmica Biológica de Fragmentos Florestais</text:p>
          </table:table-cell>
          <table:table-cell office:value-type="string" calcext:value-type="string">
            <text:p>https://pt.wikipedia.org/wiki/%C3%81rea_de_Relevante_Interesse_Ecol%C3%B3gico_Projeto_Din%C3%A2mica_Biol%C3%B3gica_de_Fragmentos_Florest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INGAL NOVA ESPERANÇ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RA DA ABELH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6</text:p>
          </table:table-cell>
          <table:table-cell office:value-type="string" calcext:value-type="string">
            <text:p>Área de Relevante Interesse Ecológico Serra da Abelha</text:p>
          </table:table-cell>
          <table:table-cell office:value-type="string" calcext:value-type="string">
            <text:p>https://pt.wikipedia.org/wiki/%C3%81rea_de_Relevante_Interesse_Ecol%C3%B3gico_Serra_da_Ab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VASSUNUNG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Buriti de Vassununga Area of Relevant Ecological Interest</text:p>
          </table:table-cell>
          <table:table-cell office:value-type="string" calcext:value-type="string">
            <text:p>https://en.wikipedia.org/wiki/Buriti_de_Vassununga_Area_of_Relevant_Ecological_Interest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Área de Relevante Interesse Ecológico Vassununga</text:p>
          </table:table-cell>
          <table:table-cell office:value-type="string" calcext:value-type="string">
            <text:p>https://pt.wikipedia.org/wiki/%C3%81rea_de_Relevante_Interesse_Ecol%C3%B3gico_Vassunu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ÁGUAS DE SÃO JO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0.29.3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CORREDOR ECOLÓGICO LAGOA ENCANTADA / SERRA DO CONDURU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.25.1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BARRA DO RIO CAMARAT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CABEÇA DO CACHORR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PEDRA BRANC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SERRA DO TIGR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3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S ÁGUAS EMENDADAS DOS INHAMUN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GOIAMUND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5</text:p>
          </table:table-cell>
          <table:table-cell office:value-type="string" calcext:value-type="string">
            <text:p>Unidade de Conservação Estadual Mata de Goiamunduba</text:p>
          </table:table-cell>
          <table:table-cell office:value-type="string" calcext:value-type="string">
            <text:p>https://pt.wikipedia.org/wiki/Unidade_de_Conserva%C3%A7%C3%A3o_Estadual_Mata_de_Goiamund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SÃO DOMINGO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20.32.2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DEGRE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52.3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LAGO DOS BURIT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A VARGEM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42.29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O IRIRIú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90.43.3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FERRABRAZ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SÍTIO CURI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9</text:p>
          </table:table-cell>
          <table:table-cell office:value-type="string" calcext:value-type="string">
            <text:p>Área de Relevante Interesse Ecológico do Sítio Curió</text:p>
          </table:table-cell>
          <table:table-cell office:value-type="string" calcext:value-type="string">
            <text:p>https://pt.wikipedia.org/wiki/%C3%81rea_de_Relevante_Interesse_Ecol%C3%B3gico_do_S%C3%ADtio_Curi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891792</text:p>
          </table:table-cell>
          <table:table-cell office:value-type="string" calcext:value-type="string">
            <text:p>Ilhas Queimada Pequena e Queimada Grande Area of Relevant Ecological Interest</text:p>
          </table:table-cell>
          <table:table-cell office:value-type="string" calcext:value-type="string">
            <text:p>https://en.wikipedia.org/wiki/Ilhas_Queimada_Pequena_e_Queimada_Grande_Area_of_Relevant_Ecological_Interest</text:p>
          </table:table-cell>
          <table:table-cell office:value-type="string" calcext:value-type="string">
            <text:p>Q181544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 office:value-type="string" calcext:value-type="string">
            <text:p>https://pt.wikipedia.org/wiki/%C3%81rea_de_Relevante_Interesse_Ecol%C3%B3gico_Ilhas_Queimada_Grande_e_Queimada_Peq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POJUCA-MERE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1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JAPIIM PENTECOS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0.32.2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LAERTH PAIVA GAM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0.15.2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MUSEU PARQUE SERING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33</text:p>
          </table:table-cell>
          <table:table-cell office:value-type="string" calcext:value-type="string">
            <text:p>Museu Parque Seringal</text:p>
          </table:table-cell>
          <table:table-cell office:value-type="string" calcext:value-type="string">
            <text:p>https://pt.wikipedia.org/wiki/Museu_Parque_Sering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NASCENTE DO RIO DE CONTA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0.15.1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PARQUE AMBIENTAL ANTONIO DANUBIO LOURENÇO DA SILV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26</text:p>
          </table:table-cell>
          <table:table-cell office:value-type="string" calcext:value-type="string">
            <text:p>Parque Ambiental Antonio Danúbio</text:p>
          </table:table-cell>
          <table:table-cell office:value-type="string" calcext:value-type="string">
            <text:p>https://pt.wikipedia.org/wiki/Parque_Ambiental_Antonio_Dan%C3%BAb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5.52.36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BONITA DE ADELANDI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DO OROB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3.1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ÓGICO- ILHAS DO RIO PARAIBA DO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CRUL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GRANJA DO IPÊ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VILA ESTRUTUR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CONRA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SEBASTI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BOSQU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CABECEIRA DO VAL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MATO GRAND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GUARá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1</text:p>
          </table:table-cell>
          <table:table-cell office:value-type="string" calcext:value-type="string">
            <text:p>Guará Area of Relevant Ecological Interest</text:p>
          </table:table-cell>
          <table:table-cell office:value-type="string" calcext:value-type="string">
            <text:p>https://en.wikipedia.org/wiki/Guar%C3%A1_Area_of_Relevant_Ecological_Inte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TORT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M BOSC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ANOÁ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QUE JK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SANTUÁRIO DE VIDA SILVESTRE DO RIACHO FUN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8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ZONA DE VIDA SILVESTRE DA APA DA ILHA COMPRID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ALTO MAU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2081</text:p>
          </table:table-cell>
          <table:table-cell office:value-type="string" calcext:value-type="string">
            <text:p>Alto Maués Ecological Station</text:p>
          </table:table-cell>
          <table:table-cell office:value-type="string" calcext:value-type="string">
            <text:p>https://en.wikipedia.org/wiki/Alto_Mau%C3%A9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ANANA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7</text:p>
          </table:table-cell>
          <table:table-cell office:value-type="string" calcext:value-type="string">
            <text:p>Bananal Ecological Station</text:p>
          </table:table-cell>
          <table:table-cell office:value-type="string" calcext:value-type="string">
            <text:p>https://en.wikipedia.org/wiki/Banana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OGICA BITA E U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4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RáULIO GUEDES DA SIL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CHAÚ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5</text:p>
          </table:table-cell>
          <table:table-cell office:value-type="string" calcext:value-type="string">
            <text:p>Chauás Ecological Station</text:p>
          </table:table-cell>
          <table:table-cell office:value-type="string" calcext:value-type="string">
            <text:p>https://en.wikipedia.org/wiki/Chau%C3%A1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GUANA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531</text:p>
          </table:table-cell>
          <table:table-cell office:value-type="string" calcext:value-type="string">
            <text:p>Guanabara Ecological Station</text:p>
          </table:table-cell>
          <table:table-cell office:value-type="string" calcext:value-type="string">
            <text:p>https://en.wikipedia.org/wiki/Guanabar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ILHA DO M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856</text:p>
          </table:table-cell>
          <table:table-cell office:value-type="string" calcext:value-type="string">
            <text:p>Ilha do Mel Ecological Station</text:p>
          </table:table-cell>
          <table:table-cell office:value-type="string" calcext:value-type="string">
            <text:p>https://en.wikipedia.org/wiki/Ilha_do_M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SERRA DAS ARAR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Serra das Araras Ecological Station</text:p>
          </table:table-cell>
          <table:table-cell office:value-type="string" calcext:value-type="string">
            <text:p>https://en.wikipedia.org/wiki/Serra_das_Araras_Ecological_Station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Estação Ecológica da Serra das Araras</text:p>
          </table:table-cell>
          <table:table-cell office:value-type="string" calcext:value-type="string">
            <text:p>https://pt.wikipedia.org/wiki/Esta%C3%A7%C3%A3o_Ecol%C3%B3gica_da_Serra_das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TERRA DO MEI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6</text:p>
          </table:table-cell>
          <table:table-cell office:value-type="string" calcext:value-type="string">
            <text:p>Terra do Meio Ecological Station</text:p>
          </table:table-cell>
          <table:table-cell office:value-type="string" calcext:value-type="string">
            <text:p>https://en.wikipedia.org/wiki/Terra_do_Mei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CAU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6</text:p>
          </table:table-cell>
          <table:table-cell office:value-type="string" calcext:value-type="string">
            <text:p>Acauã Ecological Station</text:p>
          </table:table-cell>
          <table:table-cell office:value-type="string" calcext:value-type="string">
            <text:p>https://en.wikipedia.org/wiki/Acau%C3%A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 LIMP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S EMENDAD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Águas Emendadas Ecological Station</text:p>
          </table:table-cell>
          <table:table-cell office:value-type="string" calcext:value-type="string">
            <text:p>https://en.wikipedia.org/wiki/%C3%81guas_Emendadas_Ecological_Station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Estação Ecológica de Águas Emendadas</text:p>
          </table:table-cell>
          <table:table-cell office:value-type="string" calcext:value-type="string">
            <text:p>https://pt.wikipedia.org/wiki/Esta%C3%A7%C3%A3o_Ecol%C3%B3gica_de_%C3%81guas_Emenda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IU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8681</text:p>
          </table:table-cell>
          <table:table-cell office:value-type="string" calcext:value-type="string">
            <text:p>Aiuaba Ecological Station</text:p>
          </table:table-cell>
          <table:table-cell office:value-type="string" calcext:value-type="string">
            <text:p>https://en.wikipedia.org/wiki/Aiuab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NGATU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48361</text:p>
          </table:table-cell>
          <table:table-cell office:value-type="string" calcext:value-type="string">
            <text:p>Angatuba Ecological Station</text:p>
          </table:table-cell>
          <table:table-cell office:value-type="string" calcext:value-type="string">
            <text:p>https://en.wikipedia.org/wiki/Angatuba_Ecological_Station</text:p>
          </table:table-cell>
          <table:table-cell office:value-type="string" calcext:value-type="string">
            <text:p>Q18475298</text:p>
          </table:table-cell>
          <table:table-cell office:value-type="string" calcext:value-type="string">
            <text:p>Estação Ecológica Angatuba</text:p>
          </table:table-cell>
          <table:table-cell office:value-type="string" calcext:value-type="string">
            <text:p>https://pt.wikipedia.org/wiki/Esta%C3%A7%C3%A3o_Ecol%C3%B3gica_Ang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ACURI-ESMERALD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Aracuri-Esmeralda Ecological Station</text:p>
          </table:table-cell>
          <table:table-cell office:value-type="string" calcext:value-type="string">
            <text:p>https://en.wikipedia.org/wiki/Aracuri-Esmeralda_Ecological_Station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Estação Ecológica de Aracuri-Esmeralda</text:p>
          </table:table-cell>
          <table:table-cell office:value-type="string" calcext:value-type="string">
            <text:p>https://pt.wikipedia.org/wiki/Esta%C3%A7%C3%A3o_Ecol%C3%B3gica_de_Aracuri-Esmeral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ÊD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9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SSI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V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BAUR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0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ET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RIJÓ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Carijós Ecological Station</text:p>
          </table:table-cell>
          <table:table-cell office:value-type="string" calcext:value-type="string">
            <text:p>https://en.wikipedia.org/wiki/Carij%C3%B3s_Ecological_Station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Estação Ecológica de Carijós</text:p>
          </table:table-cell>
          <table:table-cell office:value-type="string" calcext:value-type="string">
            <text:p>https://pt.wikipedia.org/wiki/Esta%C3%A7%C3%A3o_Ecol%C3%B3gica_de_Carij%C3%B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ORUMB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UNI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Cuniã Ecological Station</text:p>
          </table:table-cell>
          <table:table-cell office:value-type="string" calcext:value-type="string">
            <text:p>https://en.wikipedia.org/wiki/Cuni%C3%A3_Ecological_Station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Estação Ecológica de Cuniã</text:p>
          </table:table-cell>
          <table:table-cell office:value-type="string" calcext:value-type="string">
            <text:p>https://pt.wikipedia.org/wiki/Esta%C3%A7%C3%A3o_Ecol%C3%B3gica_de_Cuni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FEC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GUARAQUEÇ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Guaraqueçaba Ecological Station</text:p>
          </table:table-cell>
          <table:table-cell office:value-type="string" calcext:value-type="string">
            <text:p>https://en.wikipedia.org/wiki/Guaraque%C3%A7aba_Ecological_Station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Estação Ecológica de Guaraqueçaba</text:p>
          </table:table-cell>
          <table:table-cell office:value-type="string" calcext:value-type="string">
            <text:p>https://pt.wikipedia.org/wiki/Esta%C3%A7%C3%A3o_Ecol%C3%B3gica_de_Guaraque%C3%A7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QUÊ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2836</text:p>
          </table:table-cell>
          <table:table-cell office:value-type="string" calcext:value-type="string">
            <text:p>Iquê Ecological Station</text:p>
          </table:table-cell>
          <table:table-cell office:value-type="string" calcext:value-type="string">
            <text:p>https://en.wikipedia.org/wiki/Iqu%C3%A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T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7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IRAP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Itirapina Ecological Station</text:p>
          </table:table-cell>
          <table:table-cell office:value-type="string" calcext:value-type="string">
            <text:p>https://en.wikipedia.org/wiki/Itirapina_Ecological_Station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Estação Ecológica de Itirapina</text:p>
          </table:table-cell>
          <table:table-cell office:value-type="string" calcext:value-type="string">
            <text:p>https://pt.wikipedia.org/wiki/Esta%C3%A7%C3%A3o_Ecol%C3%B3gica_de_Itirap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JUTAÍ-SOLIMÕ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Jutaí-Solimões Ecological Station</text:p>
          </table:table-cell>
          <table:table-cell office:value-type="string" calcext:value-type="string">
            <text:p>https://en.wikipedia.org/wiki/Juta%C3%AD-Solim%C3%B5es_Ecological_Station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Estação Ecológica de Jutaí-Solimões</text:p>
          </table:table-cell>
          <table:table-cell office:value-type="string" calcext:value-type="string">
            <text:p>https://pt.wikipedia.org/wiki/Esta%C3%A7%C3%A3o_Ecol%C3%B3gica_de_Juta%C3%AD-Solim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5</text:p>
          </table:table-cell>
          <table:table-cell office:value-type="string" calcext:value-type="string">
            <text:p>Maracá Ecological Station</text:p>
          </table:table-cell>
          <table:table-cell office:value-type="string" calcext:value-type="string">
            <text:p>https://en.wikipedia.org/wiki/Marac%C3%A1_Ecological_Station</text:p>
          </table:table-cell>
          <table:table-cell office:value-type="string" calcext:value-type="string">
            <text:p>Q10359629</text:p>
          </table:table-cell>
          <table:table-cell office:value-type="string" calcext:value-type="string">
            <text:p>Reserva Biológica Ilha de Maracá</text:p>
          </table:table-cell>
          <table:table-cell office:value-type="string" calcext:value-type="string">
            <text:p>https://pt.wikipedia.org/wiki/Reserva_Biol%C3%B3gica_Ilha_de_Mar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 JIPIOC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Maracá-Jipioca Ecological Station</text:p>
          </table:table-cell>
          <table:table-cell office:value-type="string" calcext:value-type="string">
            <text:p>https://en.wikipedia.org/wiki/Marac%C3%A1-Jipioca_Ecological_Station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Estação ecológica de Maracá-Jipioca</text:p>
          </table:table-cell>
          <table:table-cell office:value-type="string" calcext:value-type="string">
            <text:p>https://pt.wikipedia.org/wiki/Esta%C3%A7%C3%A3o_ecol%C3%B3gica_de_Marac%C3%A1-Jipio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íL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TA PRE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707083</text:p>
          </table:table-cell>
          <table:table-cell office:value-type="string" calcext:value-type="string">
            <text:p>Mata Preta Ecological Station</text:p>
          </table:table-cell>
          <table:table-cell office:value-type="string" calcext:value-type="string">
            <text:p>https://en.wikipedia.org/wiki/Mata_Pret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26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OGI-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URIC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Murici Ecological Station</text:p>
          </table:table-cell>
          <table:table-cell office:value-type="string" calcext:value-type="string">
            <text:p>https://en.wikipedia.org/wiki/Murici_Ecological_Station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Estação Ecológica de Murici</text:p>
          </table:table-cell>
          <table:table-cell office:value-type="string" calcext:value-type="string">
            <text:p>https://pt.wikipedia.org/wiki/Esta%C3%A7%C3%A3o_Ecol%C3%B3gica_de_Mur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NIQ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039809</text:p>
          </table:table-cell>
          <table:table-cell office:value-type="string" calcext:value-type="string">
            <text:p>Niquiá Ecological Station</text:p>
          </table:table-cell>
          <table:table-cell office:value-type="string" calcext:value-type="string">
            <text:p>https://en.wikipedia.org/wiki/Niqui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RANAPANEM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ULO DE F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IRAPI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7760</text:p>
          </table:table-cell>
          <table:table-cell office:value-type="string" calcext:value-type="string">
            <text:p>Pirapitinga Ecological Station</text:p>
          </table:table-cell>
          <table:table-cell office:value-type="string" calcext:value-type="string">
            <text:p>https://en.wikipedia.org/wiki/Pirapiting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RIBEIR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GARA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BáR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6836</text:p>
          </table:table-cell>
          <table:table-cell office:value-type="string" calcext:value-type="string">
            <text:p>Estação Ecológica de Santa Bárbara</text:p>
          </table:table-cell>
          <table:table-cell office:value-type="string" calcext:value-type="string">
            <text:p>https://pt.wikipedia.org/wiki/Esta%C3%A7%C3%A3o_Ecol%C3%B3gica_de_Santa_B%C3%A1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M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IAM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Taiamã Ecological Station</text:p>
          </table:table-cell>
          <table:table-cell office:value-type="string" calcext:value-type="string">
            <text:p>https://en.wikipedia.org/wiki/Taiam%C3%A3_Ecological_Station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Estação Ecológica de Taiamã</text:p>
          </table:table-cell>
          <table:table-cell office:value-type="string" calcext:value-type="string">
            <text:p>https://pt.wikipedia.org/wiki/Esta%C3%A7%C3%A3o_Ecol%C3%B3gica_de_Taiam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MOI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Tamoios Ecological Station</text:p>
          </table:table-cell>
          <table:table-cell office:value-type="string" calcext:value-type="string">
            <text:p>https://en.wikipedia.org/wiki/Tamoios_Ecological_Station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Estação Ecológica de Tamoios</text:p>
          </table:table-cell>
          <table:table-cell office:value-type="string" calcext:value-type="string">
            <text:p>https://pt.wikipedia.org/wiki/Esta%C3%A7%C3%A3o_Ecol%C3%B3gica_de_Tamo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URUÇUÍ-U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01575</text:p>
          </table:table-cell>
          <table:table-cell office:value-type="string" calcext:value-type="string">
            <text:p>Uruçui-Una Ecological Station</text:p>
          </table:table-cell>
          <table:table-cell office:value-type="string" calcext:value-type="string">
            <text:p>https://en.wikipedia.org/wiki/Uru%C3%A7ui-Un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XITU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49649</text:p>
          </table:table-cell>
          <table:table-cell office:value-type="string" calcext:value-type="string">
            <text:p>Xitué Ecological Station</text:p>
          </table:table-cell>
          <table:table-cell office:value-type="string" calcext:value-type="string">
            <text:p>https://en.wikipedia.org/wiki/Xitu%C3%A9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BARREIRO R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Barreiro Rico Ecological Station</text:p>
          </table:table-cell>
          <table:table-cell office:value-type="string" calcext:value-type="string">
            <text:p>https://en.wikipedia.org/wiki/Barreiro_Rico_Ecological_Station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Estação Ecológica do Barreiro Rico</text:p>
          </table:table-cell>
          <table:table-cell office:value-type="string" calcext:value-type="string">
            <text:p>https://pt.wikipedia.org/wiki/Esta%C3%A7%C3%A3o_Ecol%C3%B3gica_do_Barreiro_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IU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95</text:p>
          </table:table-cell>
          <table:table-cell office:value-type="string" calcext:value-type="string">
            <text:p>Caiuá Ecological Station</text:p>
          </table:table-cell>
          <table:table-cell office:value-type="string" calcext:value-type="string">
            <text:p>https://en.wikipedia.org/wiki/Caiu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STANH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77</text:p>
          </table:table-cell>
          <table:table-cell office:value-type="string" calcext:value-type="string">
            <text:p>Castanhão Ecological Station</text:p>
          </table:table-cell>
          <table:table-cell office:value-type="string" calcext:value-type="string">
            <text:p>https://en.wikipedia.org/wiki/Castanh%C3%A3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ERCADINH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RÃO PA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56</text:p>
          </table:table-cell>
          <table:table-cell office:value-type="string" calcext:value-type="string">
            <text:p>Grão-Pará Ecological Station</text:p>
          </table:table-cell>
          <table:table-cell office:value-type="string" calcext:value-type="string">
            <text:p>https://en.wikipedia.org/wiki/Gr%C3%A3o-Par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UARA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DIM BOTÂN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Jari Ecological Station</text:p>
          </table:table-cell>
          <table:table-cell office:value-type="string" calcext:value-type="string">
            <text:p>https://en.wikipedia.org/wiki/Jari_Ecological_Station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Estação Ecológica do Jari</text:p>
          </table:table-cell>
          <table:table-cell office:value-type="string" calcext:value-type="string">
            <text:p>https://pt.wikipedia.org/wiki/Esta%C3%A7%C3%A3o_Ecol%C3%B3gica_do_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NOROESTE PAULIS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AU BRASI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Pau-Brasil Ecological Station (Paraíba)</text:p>
          </table:table-cell>
          <table:table-cell office:value-type="string" calcext:value-type="string">
            <text:p>https://en.wikipedia.org/wiki/Pau-Brasil_Ecological_Station_(Para%C3%ADba)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Estação Ecológica do Pau-Brasil</text:p>
          </table:table-cell>
          <table:table-cell office:value-type="string" calcext:value-type="string">
            <text:p>https://pt.wikipedia.org/wiki/Esta%C3%A7%C3%A3o_Ecol%C3%B3gica_do_Pau-Bra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ÉCE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MADEIRI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514</text:p>
          </table:table-cell>
          <table:table-cell office:value-type="string" calcext:value-type="string">
            <text:p>Rio Madeirinha Ecological Station</text:p>
          </table:table-cell>
          <table:table-cell office:value-type="string" calcext:value-type="string">
            <text:p>https://en.wikipedia.org/wiki/Rio_Madeirinh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NU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396</text:p>
          </table:table-cell>
          <table:table-cell office:value-type="string" calcext:value-type="string">
            <text:p>Rio Ronuro Ecological Station</text:p>
          </table:table-cell>
          <table:table-cell office:value-type="string" calcext:value-type="string">
            <text:p>https://en.wikipedia.org/wiki/Rio_Ronur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OSEVELT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459</text:p>
          </table:table-cell>
          <table:table-cell office:value-type="string" calcext:value-type="string">
            <text:p>Rio Roosevelt Ecological Station</text:p>
          </table:table-cell>
          <table:table-cell office:value-type="string" calcext:value-type="string">
            <text:p>https://en.wikipedia.org/wiki/Rio_Roosevelt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ERIDÓ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4763</text:p>
          </table:table-cell>
          <table:table-cell office:value-type="string" calcext:value-type="string">
            <text:p>Seridó Ecological Station</text:p>
          </table:table-cell>
          <table:table-cell office:value-type="string" calcext:value-type="string">
            <text:p>https://en.wikipedia.org/wiki/Serid%C3%B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íTIO RANGEDOR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Sítio Rangedor State Park</text:p>
          </table:table-cell>
          <table:table-cell office:value-type="string" calcext:value-type="string">
            <text:p>https://en.wikipedia.org/wiki/S%C3%ADtio_Rangedor_State_Park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Parque Estadual do Sítio do Rangedor</text:p>
          </table:table-cell>
          <table:table-cell office:value-type="string" calcext:value-type="string">
            <text:p>https://pt.wikipedia.org/wiki/Parque_Estadual_do_S%C3%ADtio_do_Range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AI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Taim Ecological Station</text:p>
          </table:table-cell>
          <table:table-cell office:value-type="string" calcext:value-type="string">
            <text:p>https://en.wikipedia.org/wiki/Taim_Ecological_Station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Estação Ecológica do Taim</text:p>
          </table:table-cell>
          <table:table-cell office:value-type="string" calcext:value-type="string">
            <text:p>https://pt.wikipedia.org/wiki/Esta%C3%A7%C3%A3o_Ecol%C3%B3gica_do_Ta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RIPU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CAETETU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Caetetus Ecological Station</text:p>
          </table:table-cell>
          <table:table-cell office:value-type="string" calcext:value-type="string">
            <text:p>https://en.wikipedia.org/wiki/Caetetus_Ecological_Station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Estação Ecológica dos Caetetus</text:p>
          </table:table-cell>
          <table:table-cell office:value-type="string" calcext:value-type="string">
            <text:p>https://pt.wikipedia.org/wiki/Esta%C3%A7%C3%A3o_Ecol%C3%B3gica_dos_Caete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TUPINIQU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Tupiniquins Ecological Station</text:p>
          </table:table-cell>
          <table:table-cell office:value-type="string" calcext:value-type="string">
            <text:p>https://en.wikipedia.org/wiki/Tupiniquins_Ecological_Station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Estação Ecológica dos Tupiniquins</text:p>
          </table:table-cell>
          <table:table-cell office:value-type="string" calcext:value-type="string">
            <text:p>https://pt.wikipedia.org/wiki/Esta%C3%A7%C3%A3o_Ecol%C3%B3gica_dos_Tupiniqu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ARA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75696</text:p>
          </table:table-cell>
          <table:table-cell office:value-type="string" calcext:value-type="string">
            <text:p>Estação Ecológica Estadual Aratinga</text:p>
          </table:table-cell>
          <table:table-cell office:value-type="string" calcext:value-type="string">
            <text:p>https://pt.wikipedia.org/wiki/Esta%C3%A7%C3%A3o_Ecol%C3%B3gica_Estadual_Ara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DE GUAXINDI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3103</text:p>
          </table:table-cell>
          <table:table-cell office:value-type="string" calcext:value-type="string">
            <text:p>Estação Ecológica Estadual de Guaxindiba</text:p>
          </table:table-cell>
          <table:table-cell office:value-type="string" calcext:value-type="string">
            <text:p>https://pt.wikipedia.org/wiki/Esta%C3%A7%C3%A3o_Ecol%C3%B3gica_Estadual_de_Guaxindi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WENCESLAU GUIMARÃ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5</text:p>
          </table:table-cell>
          <table:table-cell office:value-type="string" calcext:value-type="string">
            <text:p>Wenceslau Guimarães Ecological Station</text:p>
          </table:table-cell>
          <table:table-cell office:value-type="string" calcext:value-type="string">
            <text:p>https://en.wikipedia.org/wiki/Wenceslau_Guimar%C3%A3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FERNANDES PINHEI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GOVERNADOR MARIO COV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BICAT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TABE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ATA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Jataí Ecological Station</text:p>
          </table:table-cell>
          <table:table-cell office:value-type="string" calcext:value-type="string">
            <text:p>https://en.wikipedia.org/wiki/Jata%C3%AD_Ecological_Station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Estação Ecológica Jataí</text:p>
          </table:table-cell>
          <table:table-cell office:value-type="string" calcext:value-type="string">
            <text:p>https://pt.wikipedia.org/wiki/Esta%C3%A7%C3%A3o_Ecol%C3%B3gica_Jat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AMI-JAPU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Juami-Japurá Ecological Station</text:p>
          </table:table-cell>
          <table:table-cell office:value-type="string" calcext:value-type="string">
            <text:p>https://en.wikipedia.org/wiki/Juami-Japur%C3%A1_Ecological_Station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Estação Ecológica Juami-Japurá</text:p>
          </table:table-cell>
          <table:table-cell office:value-type="string" calcext:value-type="string">
            <text:p>https://pt.wikipedia.org/wiki/Esta%C3%A7%C3%A3o_Ecol%C3%B3gica_Juami-Japu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RÉIA-ITA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Juréia-Itatins Ecological Station</text:p>
          </table:table-cell>
          <table:table-cell office:value-type="string" calcext:value-type="string">
            <text:p>https://en.wikipedia.org/wiki/Jur%C3%A9ia-Itatins_Ecological_Station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Estação Ecológica de Juréia-Itatins</text:p>
          </table:table-cell>
          <table:table-cell office:value-type="string" calcext:value-type="string">
            <text:p>https://pt.wikipedia.org/wiki/Esta%C3%A7%C3%A3o_Ecol%C3%B3gica_de_Jur%C3%A9ia-Ita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R DE ESPA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CED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JAC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Mata do Jacaré Ecological Station</text:p>
          </table:table-cell>
          <table:table-cell office:value-type="string" calcext:value-type="string">
            <text:p>https://en.wikipedia.org/wiki/Mata_do_Jacar%C3%A9_Ecological_Station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Estação Ecológica Mata do Jacaré</text:p>
          </table:table-cell>
          <table:table-cell office:value-type="string" calcext:value-type="string">
            <text:p>https://pt.wikipedia.org/wiki/Esta%C3%A7%C3%A3o_Ecol%C3%B3gica_Mata_do_Jaca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S AUSENT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8</text:p>
          </table:table-cell>
          <table:table-cell office:value-type="string" calcext:value-type="string">
            <text:p>Mata dos Ausentes Ecological Station</text:p>
          </table:table-cell>
          <table:table-cell office:value-type="string" calcext:value-type="string">
            <text:p>https://en.wikipedia.org/wiki/Mata_dos_Ausent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ICO LE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Mico Leão Preto Ecological Station</text:p>
          </table:table-cell>
          <table:table-cell office:value-type="string" calcext:value-type="string">
            <text:p>https://en.wikipedia.org/wiki/Mico_Le%C3%A3o_Preto_Ecological_Station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Estação Ecológica Mico-Leão-Preto</text:p>
          </table:table-cell>
          <table:table-cell office:value-type="string" calcext:value-type="string">
            <text:p>https://pt.wikipedia.org/wiki/Esta%C3%A7%C3%A3o_Ecol%C3%B3gica_Mico-Le%C3%A3o-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DO PIRAJIB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ILHA DO LAMEIR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ASO DA CATAR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Raso da Catarina Ecological Station</text:p>
          </table:table-cell>
          <table:table-cell office:value-type="string" calcext:value-type="string">
            <text:p>https://en.wikipedia.org/wiki/Raso_da_Catarina_Ecological_Station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Estação Ecológica Raso da Catarina</text:p>
          </table:table-cell>
          <table:table-cell office:value-type="string" calcext:value-type="string">
            <text:p>https://pt.wikipedia.org/wiki/Esta%C3%A7%C3%A3o_Ecol%C3%B3gica_Raso_da_Catar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ACRE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Rio Acre Ecological Station</text:p>
          </table:table-cell>
          <table:table-cell office:value-type="string" calcext:value-type="string">
            <text:p>https://en.wikipedia.org/wiki/Rio_Acre_Ecological_Station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Estação Ecológica Rio Acre</text:p>
          </table:table-cell>
          <table:table-cell office:value-type="string" calcext:value-type="string">
            <text:p>https://pt.wikipedia.org/wiki/Esta%C3%A7%C3%A3o_Ecol%C3%B3gica_Rio_Ac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DOS TOUR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FLOR DO PRAD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629</text:p>
          </table:table-cell>
          <table:table-cell office:value-type="string" calcext:value-type="string">
            <text:p>Rio Flor do Prado Ecological Station</text:p>
          </table:table-cell>
          <table:table-cell office:value-type="string" calcext:value-type="string">
            <text:p>https://en.wikipedia.org/wiki/Rio_Flor_do_Prad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AMU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6748</text:p>
          </table:table-cell>
          <table:table-cell office:value-type="string" calcext:value-type="string">
            <text:p>Samuel Ecological Station</text:p>
          </table:table-cell>
          <table:table-cell office:value-type="string" calcext:value-type="string">
            <text:p>https://en.wikipedia.org/wiki/Samu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A CANO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OS TRÊS IRMÃ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21650</text:p>
          </table:table-cell>
          <table:table-cell office:value-type="string" calcext:value-type="string">
            <text:p>Serra dos Três Irmãos Ecological Station</text:p>
          </table:table-cell>
          <table:table-cell office:value-type="string" calcext:value-type="string">
            <text:p>https://en.wikipedia.org/wiki/Serra_dos_Tr%C3%AAs_Irm%C3%A3o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CAO ECOLOGICA SERRA GERAL DO TOCAN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Serra Geral do Tocantins Ecological Station</text:p>
          </table:table-cell>
          <table:table-cell office:value-type="string" calcext:value-type="string">
            <text:p>https://en.wikipedia.org/wiki/Serra_Geral_do_Tocantins_Ecological_Station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Estação Ecológica Serra Geral do Tocantins</text:p>
          </table:table-cell>
          <table:table-cell office:value-type="string" calcext:value-type="string">
            <text:p>https://pt.wikipedia.org/wiki/Esta%C3%A7%C3%A3o_Ecol%C3%B3gica_Serra_Geral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TUPINAMBÁ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Tupinambás Ecological Station</text:p>
          </table:table-cell>
          <table:table-cell office:value-type="string" calcext:value-type="string">
            <text:p>https://en.wikipedia.org/wiki/Tupinamb%C3%A1s_Ecological_Station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Estação Ecológica Tupinambás</text:p>
          </table:table-cell>
          <table:table-cell office:value-type="string" calcext:value-type="string">
            <text:p>https://pt.wikipedia.org/wiki/Esta%C3%A7%C3%A3o_Ecol%C3%B3gica_Tupinamb%C3%A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ALIN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97.50.3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EREDAS DE TAQUARUSS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PU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6</text:p>
          </table:table-cell>
          <table:table-cell office:value-type="string" calcext:value-type="string">
            <text:p>Apuí State Forest</text:p>
          </table:table-cell>
          <table:table-cell office:value-type="string" calcext:value-type="string">
            <text:p>https://en.wikipedia.org/wiki/Apu%C3%AD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2</text:p>
          </table:table-cell>
          <table:table-cell office:value-type="string" calcext:value-type="string">
            <text:p>Aripuanã State Forest</text:p>
          </table:table-cell>
          <table:table-cell office:value-type="string" calcext:value-type="string">
            <text:p>https://en.wikipedia.org/wiki/Aripuan%C3%A3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ANUT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4</text:p>
          </table:table-cell>
          <table:table-cell office:value-type="string" calcext:value-type="string">
            <text:p>Canutama State Forest</text:p>
          </table:table-cell>
          <table:table-cell office:value-type="string" calcext:value-type="string">
            <text:p>https://en.wikipedia.org/wiki/Canutama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ÓRREGO DA BIQUINH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ASS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FA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7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GUARULH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IR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2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ARA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CED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CHA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DEIRA "B"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3</text:p>
          </table:table-cell>
          <table:table-cell office:value-type="string" calcext:value-type="string">
            <text:p>Rio Madeira Sustainable Yield Forest</text:p>
          </table:table-cell>
          <table:table-cell office:value-type="string" calcext:value-type="string">
            <text:p>https://en.wikipedia.org/wiki/Rio_Madeira_Sustainable_Yield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GAVI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MUTU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PERIQU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RIO VERMELHO (C)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TUCA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30</text:p>
          </table:table-cell>
          <table:table-cell office:value-type="string" calcext:value-type="string">
            <text:p>Tucano State Forest</text:p>
          </table:table-cell>
          <table:table-cell office:value-type="string" calcext:value-type="string">
            <text:p>https://en.wikipedia.org/wiki/Tuca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SAN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TAP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3983</text:p>
          </table:table-cell>
          <table:table-cell office:value-type="string" calcext:value-type="string">
            <text:p>Tapauá State Forest</text:p>
          </table:table-cell>
          <table:table-cell office:value-type="string" calcext:value-type="string">
            <text:p>https://en.wikipedia.org/wiki/Tapau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8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0</text:p>
          </table:table-cell>
          <table:table-cell office:value-type="string" calcext:value-type="string">
            <text:p>Amapá State Forest</text:p>
          </table:table-cell>
          <table:table-cell office:value-type="string" calcext:value-type="string">
            <text:p>https://en.wikipedia.org/wiki/Amap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2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NTIMARY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43</text:p>
          </table:table-cell>
          <table:table-cell office:value-type="string" calcext:value-type="string">
            <text:p>Antimary State Forest</text:p>
          </table:table-cell>
          <table:table-cell office:value-type="string" calcext:value-type="string">
            <text:p>https://en.wikipedia.org/wiki/Antimary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RAGUA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2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MOG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1</text:p>
          </table:table-cell>
          <table:table-cell office:value-type="string" calcext:value-type="string">
            <text:p>Mogno State Forest</text:p>
          </table:table-cell>
          <table:table-cell office:value-type="string" calcext:value-type="string">
            <text:p>https://en.wikipedia.org/wiki/Mog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NOROESTE PAULI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LM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R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SSA DO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2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RIO GREGóRI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27</text:p>
          </table:table-cell>
          <table:table-cell office:value-type="string" calcext:value-type="string">
            <text:p>Rio Gregório State Forest</text:p>
          </table:table-cell>
          <table:table-cell office:value-type="string" calcext:value-type="string">
            <text:p>https://en.wikipedia.org/wiki/Rio_Greg%C3%B3ri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TROMBET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5</text:p>
          </table:table-cell>
          <table:table-cell office:value-type="string" calcext:value-type="string">
            <text:p>Trombetas State Forest</text:p>
          </table:table-cell>
          <table:table-cell office:value-type="string" calcext:value-type="string">
            <text:p>https://en.wikipedia.org/wiki/Trombeta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UAIM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EDMUNDO NAVARRO DE ANDR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216941</text:p>
          </table:table-cell>
          <table:table-cell office:value-type="string" calcext:value-type="string">
            <text:p>Floresta Estadual Edmundo Navarro de Andrade</text:p>
          </table:table-cell>
          <table:table-cell office:value-type="string" calcext:value-type="string">
            <text:p>https://pt.wikipedia.org/wiki/Floresta_Estadual_Edmundo_Navarro_de_And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NICOR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7517</text:p>
          </table:table-cell>
          <table:table-cell office:value-type="string" calcext:value-type="string">
            <text:p>Manicoré State Forest</text:p>
          </table:table-cell>
          <table:table-cell office:value-type="string" calcext:value-type="string">
            <text:p>https://en.wikipedia.org/wiki/Manicor%C3%A9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Ú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63</text:p>
          </table:table-cell>
          <table:table-cell office:value-type="string" calcext:value-type="string">
            <text:p>Maués State Forest</text:p>
          </table:table-cell>
          <table:table-cell office:value-type="string" calcext:value-type="string">
            <text:p>https://en.wikipedia.org/wiki/Mau%C3%A9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ETROPOLI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PEDERNEI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RIO URUB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32</text:p>
          </table:table-cell>
          <table:table-cell office:value-type="string" calcext:value-type="string">
            <text:p>Rio Urubu State Forest</text:p>
          </table:table-cell>
          <table:table-cell office:value-type="string" calcext:value-type="string">
            <text:p>https://en.wikipedia.org/wiki/Rio_Urubu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ÃO JUDAS TADE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ERRA D'ÁGU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UCUNDU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1</text:p>
          </table:table-cell>
          <table:table-cell office:value-type="string" calcext:value-type="string">
            <text:p>Sucunduri State Forest</text:p>
          </table:table-cell>
          <table:table-cell office:value-type="string" calcext:value-type="string">
            <text:p>https://en.wikipedia.org/wiki/Sucunduri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2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DAL DO RIO LIBERD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3</text:p>
          </table:table-cell>
          <table:table-cell office:value-type="string" calcext:value-type="string">
            <text:p>Rio Liberdade State Forest</text:p>
          </table:table-cell>
          <table:table-cell office:value-type="string" calcext:value-type="string">
            <text:p>https://en.wikipedia.org/wiki/Rio_Liberdade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ALTAMI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59</text:p>
          </table:table-cell>
          <table:table-cell office:value-type="string" calcext:value-type="string">
            <text:p>Altamira National Forest</text:p>
          </table:table-cell>
          <table:table-cell office:value-type="string" calcext:value-type="string">
            <text:p>https://en.wikipedia.org/wiki/Altami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MATA GRAN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RESTINGA DE CABEDEL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Restinga de Cabedelo National Forest</text:p>
          </table:table-cell>
          <table:table-cell office:value-type="string" calcext:value-type="string">
            <text:p>https://en.wikipedia.org/wiki/Restinga_de_Cabedelo_National_Forest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Floresta Nacional da Restinga de Cabedelo</text:p>
          </table:table-cell>
          <table:table-cell office:value-type="string" calcext:value-type="string">
            <text:p>https://pt.wikipedia.org/wiki/Floresta_Nacional_da_Restinga_de_Cabede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Ç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58</text:p>
          </table:table-cell>
          <table:table-cell office:value-type="string" calcext:value-type="string">
            <text:p>Açu National Forest</text:p>
          </table:table-cell>
          <table:table-cell office:value-type="string" calcext:value-type="string">
            <text:p>https://en.wikipedia.org/wiki/A%C3%A7u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Amapá National Forest</text:p>
          </table:table-cell>
          <table:table-cell office:value-type="string" calcext:value-type="string">
            <text:p>https://en.wikipedia.org/wiki/Amap%C3%A1_National_Forest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Floresta Nacional de Amapá</text:p>
          </table:table-cell>
          <table:table-cell office:value-type="string" calcext:value-type="string">
            <text:p>https://pt.wikipedia.org/wiki/Floresta_Nacional_de_Ama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N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SSUNGU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09</text:p>
          </table:table-cell>
          <table:table-cell office:value-type="string" calcext:value-type="string">
            <text:p>Floresta Nacional Açungui</text:p>
          </table:table-cell>
          <table:table-cell office:value-type="string" calcext:value-type="string">
            <text:p>https://pt.wikipedia.org/wiki/Floresta_Nacional_A%C3%A7ungu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ALATA-TUF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7</text:p>
          </table:table-cell>
          <table:table-cell office:value-type="string" calcext:value-type="string">
            <text:p>Balata-Tufari National Forest</text:p>
          </table:table-cell>
          <table:table-cell office:value-type="string" calcext:value-type="string">
            <text:p>https://en.wikipedia.org/wiki/Balata-Tufari_National_Forest</text:p>
          </table:table-cell>
          <table:table-cell office:value-type="string" calcext:value-type="string">
            <text:p>Q10282863</text:p>
          </table:table-cell>
          <table:table-cell office:value-type="string" calcext:value-type="string">
            <text:p>Floresta Nacional de Balata-Tufari</text:p>
          </table:table-cell>
          <table:table-cell office:value-type="string" calcext:value-type="string">
            <text:p>https://pt.wikipedia.org/wiki/Floresta_Nacional_de_Balata-Tuf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OM FUTU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Bom Futuro National Forest</text:p>
          </table:table-cell>
          <table:table-cell office:value-type="string" calcext:value-type="string">
            <text:p>https://en.wikipedia.org/wiki/Bom_Futuro_National_Forest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Floresta Nacional do Bom Futuro</text:p>
          </table:table-cell>
          <table:table-cell office:value-type="string" calcext:value-type="string">
            <text:p>https://pt.wikipedia.org/wiki/Floresta_Nacional_do_Bom_Futu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RASÍL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ÇADO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8</text:p>
          </table:table-cell>
          <table:table-cell office:value-type="string" calcext:value-type="string">
            <text:p>Floresta Nacional de Caçador</text:p>
          </table:table-cell>
          <table:table-cell office:value-type="string" calcext:value-type="string">
            <text:p>https://pt.wikipedia.org/wiki/Floresta_Nacional_de_Ca%C3%A7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NE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4</text:p>
          </table:table-cell>
          <table:table-cell office:value-type="string" calcext:value-type="string">
            <text:p>Floresta Nacional de Canela</text:p>
          </table:table-cell>
          <table:table-cell office:value-type="string" calcext:value-type="string">
            <text:p>https://pt.wikipedia.org/wiki/Floresta_Nacional_de_Can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PÃO BON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5</text:p>
          </table:table-cell>
          <table:table-cell office:value-type="string" calcext:value-type="string">
            <text:p>Floresta Nacional de Capão Bonito</text:p>
          </table:table-cell>
          <table:table-cell office:value-type="string" calcext:value-type="string">
            <text:p>https://pt.wikipedia.org/wiki/Floresta_Nacional_de_Cap%C3%A3o_Boni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RAJÁ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Carajás National Forest</text:p>
          </table:table-cell>
          <table:table-cell office:value-type="string" calcext:value-type="string">
            <text:p>https://en.wikipedia.org/wiki/Caraj%C3%A1s_National_Forest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Floresta Nacional de Carajás</text:p>
          </table:table-cell>
          <table:table-cell office:value-type="string" calcext:value-type="string">
            <text:p>https://pt.wikipedia.org/wiki/Floresta_Nacional_de_Caraj%C3%A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XI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Caxiuanã National Forest</text:p>
          </table:table-cell>
          <table:table-cell office:value-type="string" calcext:value-type="string">
            <text:p>https://en.wikipedia.org/wiki/Caxiuan%C3%A3_National_Forest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Floresta Nacional de Caxiuanã</text:p>
          </table:table-cell>
          <table:table-cell office:value-type="string" calcext:value-type="string">
            <text:p>https://pt.wikipedia.org/wiki/Floresta_Nacional_de_Caxiu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HAPECÓ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55</text:p>
          </table:table-cell>
          <table:table-cell office:value-type="string" calcext:value-type="string">
            <text:p>Floresta Nacional Chapecó</text:p>
          </table:table-cell>
          <table:table-cell office:value-type="string" calcext:value-type="string">
            <text:p>https://pt.wikipedia.org/wiki/Floresta_Nacional_Chape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ONTENDAS DO SINCOR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RISTÓ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GOYTACAZ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Goytacazes National Forest</text:p>
          </table:table-cell>
          <table:table-cell office:value-type="string" calcext:value-type="string">
            <text:p>https://en.wikipedia.org/wiki/Goytacazes_National_Forest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Floresta Nacional de Goytacazes</text:p>
          </table:table-cell>
          <table:table-cell office:value-type="string" calcext:value-type="string">
            <text:p>https://pt.wikipedia.org/wiki/Floresta_Nacional_de_Goytacaz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HUMAIT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Humaitá National Forest</text:p>
          </table:table-cell>
          <table:table-cell office:value-type="string" calcext:value-type="string">
            <text:p>https://en.wikipedia.org/wiki/Humait%C3%A1_National_Forest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Floresta Nacional de Humaitá</text:p>
          </table:table-cell>
          <table:table-cell office:value-type="string" calcext:value-type="string">
            <text:p>https://pt.wikipedia.org/wiki/Floresta_Nacional_de_Humait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BIR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1</text:p>
          </table:table-cell>
          <table:table-cell office:value-type="string" calcext:value-type="string">
            <text:p>Floresta Nacional de Ibirama</text:p>
          </table:table-cell>
          <table:table-cell office:value-type="string" calcext:value-type="string">
            <text:p>https://pt.wikipedia.org/wiki/Floresta_Nacional_de_Ibi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PANE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2</text:p>
          </table:table-cell>
          <table:table-cell office:value-type="string" calcext:value-type="string">
            <text:p>Floresta Nacional de Ipanema</text:p>
          </table:table-cell>
          <table:table-cell office:value-type="string" calcext:value-type="string">
            <text:p>https://pt.wikipedia.org/wiki/Floresta_Nacional_de_Ipa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RAT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9023</text:p>
          </table:table-cell>
          <table:table-cell office:value-type="string" calcext:value-type="string">
            <text:p>Floresta Nacional de Irati</text:p>
          </table:table-cell>
          <table:table-cell office:value-type="string" calcext:value-type="string">
            <text:p>https://pt.wikipedia.org/wiki/Floresta_Nacional_de_Ira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CAIU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4</text:p>
          </table:table-cell>
          <table:table-cell office:value-type="string" calcext:value-type="string">
            <text:p>Itaituba I National Forest</text:p>
          </table:table-cell>
          <table:table-cell office:value-type="string" calcext:value-type="string">
            <text:p>https://en.wikipedia.org/wiki/Itaituba_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1</text:p>
          </table:table-cell>
          <table:table-cell office:value-type="string" calcext:value-type="string">
            <text:p>Itaituba II National Forest</text:p>
          </table:table-cell>
          <table:table-cell office:value-type="string" calcext:value-type="string">
            <text:p>https://en.wikipedia.org/wiki/Itaituba_I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CUND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Jacundá National Forest</text:p>
          </table:table-cell>
          <table:table-cell office:value-type="string" calcext:value-type="string">
            <text:p>https://en.wikipedia.org/wiki/Jacund%C3%A1_National_Forest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Floresta Nacional de Jacundá</text:p>
          </table:table-cell>
          <table:table-cell office:value-type="string" calcext:value-type="string">
            <text:p>https://pt.wikipedia.org/wiki/Floresta_Nacional_de_Jacund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TUAR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708389</text:p>
          </table:table-cell>
          <table:table-cell office:value-type="string" calcext:value-type="string">
            <text:p>Floresta Nacional de Jatuarana</text:p>
          </table:table-cell>
          <table:table-cell office:value-type="string" calcext:value-type="string">
            <text:p>https://pt.wikipedia.org/wiki/Floresta_Nacional_de_Jatuar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LORE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Lorena National Forest</text:p>
          </table:table-cell>
          <table:table-cell office:value-type="string" calcext:value-type="string">
            <text:p>https://en.wikipedia.org/wiki/Lorena_National_Forest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Floresta Nacional de Lorena</text:p>
          </table:table-cell>
          <table:table-cell office:value-type="string" calcext:value-type="string">
            <text:p>https://pt.wikipedia.org/wiki/Floresta_Nacional_de_Lor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CAU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Macauã National Forest</text:p>
          </table:table-cell>
          <table:table-cell office:value-type="string" calcext:value-type="string">
            <text:p>https://en.wikipedia.org/wiki/Macau%C3%A3_National_Forest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Floresta Nacional de Macauã</text:p>
          </table:table-cell>
          <table:table-cell office:value-type="string" calcext:value-type="string">
            <text:p>https://pt.wikipedia.org/wiki/Floresta_Nacional_de_Maca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PIÁ-INAUIN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3</text:p>
          </table:table-cell>
          <table:table-cell office:value-type="string" calcext:value-type="string">
            <text:p>Mapiá-Inauini National Forest</text:p>
          </table:table-cell>
          <table:table-cell office:value-type="string" calcext:value-type="string">
            <text:p>https://en.wikipedia.org/wiki/Mapi%C3%A1-Inauini_National_Forest</text:p>
          </table:table-cell>
          <table:table-cell office:value-type="string" calcext:value-type="string">
            <text:p>Q10282877</text:p>
          </table:table-cell>
          <table:table-cell office:value-type="string" calcext:value-type="string">
            <text:p>Floresta Nacional de Mapiá-Inauiní</text:p>
          </table:table-cell>
          <table:table-cell office:value-type="string" calcext:value-type="string">
            <text:p>https://pt.wikipedia.org/wiki/Floresta_Nacional_de_Mapi%C3%A1-Inauin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ÁRIO XAVIE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0</text:p>
          </table:table-cell>
          <table:table-cell office:value-type="string" calcext:value-type="string">
            <text:p>Floresta Nacional Mário Xavier</text:p>
          </table:table-cell>
          <table:table-cell office:value-type="string" calcext:value-type="string">
            <text:p>https://pt.wikipedia.org/wiki/Floresta_Nacional_M%C3%A1rio_Xav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ULA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21</text:p>
          </table:table-cell>
          <table:table-cell office:value-type="string" calcext:value-type="string">
            <text:p>Mulata National Forest</text:p>
          </table:table-cell>
          <table:table-cell office:value-type="string" calcext:value-type="string">
            <text:p>https://en.wikipedia.org/wiki/Mula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EGREIR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ÍSIA FLORE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1</text:p>
          </table:table-cell>
          <table:table-cell office:value-type="string" calcext:value-type="string">
            <text:p>Nísia Floresta National Forest</text:p>
          </table:table-cell>
          <table:table-cell office:value-type="string" calcext:value-type="string">
            <text:p>https://en.wikipedia.org/wiki/N%C3%ADsia_Flores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COTU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42</text:p>
          </table:table-cell>
          <table:table-cell office:value-type="string" calcext:value-type="string">
            <text:p>Pacotuba National Forest</text:p>
          </table:table-cell>
          <table:table-cell office:value-type="string" calcext:value-type="string">
            <text:p>https://en.wikipedia.org/wiki/Pacotuba_National_Forest</text:p>
          </table:table-cell>
          <table:table-cell office:value-type="string" calcext:value-type="string">
            <text:p>Q10282878</text:p>
          </table:table-cell>
          <table:table-cell office:value-type="string" calcext:value-type="string">
            <text:p>Floresta Nacional de Pacotuba</text:p>
          </table:table-cell>
          <table:table-cell office:value-type="string" calcext:value-type="string">
            <text:p>https://pt.wikipedia.org/wiki/Floresta_Nacional_de_Paco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LMAR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1882673</text:p>
          </table:table-cell>
          <table:table-cell office:value-type="string" calcext:value-type="string">
            <text:p>Floresta Nacional de Palmares</text:p>
          </table:table-cell>
          <table:table-cell office:value-type="string" calcext:value-type="string">
            <text:p>https://pt.wikipedia.org/wiki/Floresta_Nacional_de_Palma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RAOPE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9</text:p>
          </table:table-cell>
          <table:table-cell office:value-type="string" calcext:value-type="string">
            <text:p>Floresta Nacional de Paraopeba</text:p>
          </table:table-cell>
          <table:table-cell office:value-type="string" calcext:value-type="string">
            <text:p>https://pt.wikipedia.org/wiki/Floresta_Nacional_de_Paraope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A QUAT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Passa Quatro National Forest</text:p>
          </table:table-cell>
          <table:table-cell office:value-type="string" calcext:value-type="string">
            <text:p>https://en.wikipedia.org/wiki/Passa_Quatro_National_Forest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Floresta Nacional de Passa Quatro</text:p>
          </table:table-cell>
          <table:table-cell office:value-type="string" calcext:value-type="string">
            <text:p>https://pt.wikipedia.org/wiki/Floresta_Nacional_de_Passa_Quat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O FUN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1</text:p>
          </table:table-cell>
          <table:table-cell office:value-type="string" calcext:value-type="string">
            <text:p>Floresta Nacional de Passo Fundo</text:p>
          </table:table-cell>
          <table:table-cell office:value-type="string" calcext:value-type="string">
            <text:p>https://pt.wikipedia.org/wiki/Floresta_Nacional_de_Passo_Fu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U-ROS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65</text:p>
          </table:table-cell>
          <table:table-cell office:value-type="string" calcext:value-type="string">
            <text:p>Pau-Rosa National Forest</text:p>
          </table:table-cell>
          <table:table-cell office:value-type="string" calcext:value-type="string">
            <text:p>https://en.wikipedia.org/wiki/Pau-Rosa_National_Forest</text:p>
          </table:table-cell>
          <table:table-cell office:value-type="string" calcext:value-type="string">
            <text:p>Q10282882</text:p>
          </table:table-cell>
          <table:table-cell office:value-type="string" calcext:value-type="string">
            <text:p>Floresta Nacional de Pau-Rosa</text:p>
          </table:table-cell>
          <table:table-cell office:value-type="string" calcext:value-type="string">
            <text:p>https://pt.wikipedia.org/wiki/Floresta_Nacional_de_Pau-R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IRAÍ DO SU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3</text:p>
          </table:table-cell>
          <table:table-cell office:value-type="string" calcext:value-type="string">
            <text:p>Floresta Nacional de Piraí do Sul</text:p>
          </table:table-cell>
          <table:table-cell office:value-type="string" calcext:value-type="string">
            <text:p>https://pt.wikipedia.org/wiki/Floresta_Nacional_de_Pira%C3%AD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Purus National Forest</text:p>
          </table:table-cell>
          <table:table-cell office:value-type="string" calcext:value-type="string">
            <text:p>https://en.wikipedia.org/wiki/Purus_National_Forest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Floresta Nacional de Purus</text:p>
          </table:table-cell>
          <table:table-cell office:value-type="string" calcext:value-type="string">
            <text:p>https://pt.wikipedia.org/wiki/Floresta_Nacional_de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O PRE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Rio Preto National Forest</text:p>
          </table:table-cell>
          <table:table-cell office:value-type="string" calcext:value-type="string">
            <text:p>https://en.wikipedia.org/wiki/Rio_Preto_National_Forest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Floresta Nacional do Rio Preto</text:p>
          </table:table-cell>
          <table:table-cell office:value-type="string" calcext:value-type="string">
            <text:p>https://pt.wikipedia.org/wiki/Floresta_Nacional_do_Rio_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TÁ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Ritápolis National Forest</text:p>
          </table:table-cell>
          <table:table-cell office:value-type="string" calcext:value-type="string">
            <text:p>https://en.wikipedia.org/wiki/Rit%C3%A1polis_National_Forest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Floresta Nacional de Ritápolis</text:p>
          </table:table-cell>
          <table:table-cell office:value-type="string" calcext:value-type="string">
            <text:p>https://pt.wikipedia.org/wiki/Floresta_Nacional_de_Rit%C3%A1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ORAI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2</text:p>
          </table:table-cell>
          <table:table-cell office:value-type="string" calcext:value-type="string">
            <text:p>Roraima National Forest</text:p>
          </table:table-cell>
          <table:table-cell office:value-type="string" calcext:value-type="string">
            <text:p>https://en.wikipedia.org/wiki/Roraim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NTA ROSA DO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6915</text:p>
          </table:table-cell>
          <table:table-cell office:value-type="string" calcext:value-type="string">
            <text:p>Santa Rosa do Purus National Forest</text:p>
          </table:table-cell>
          <table:table-cell office:value-type="string" calcext:value-type="string">
            <text:p>https://en.wikipedia.org/wiki/Santa_Rosa_do_Purus_National_Forest</text:p>
          </table:table-cell>
          <table:table-cell office:value-type="string" calcext:value-type="string">
            <text:p>Q10282886</text:p>
          </table:table-cell>
          <table:table-cell office:value-type="string" calcext:value-type="string">
            <text:p>Floresta Nacional de Santa Rosa dos Purus</text:p>
          </table:table-cell>
          <table:table-cell office:value-type="string" calcext:value-type="string">
            <text:p>https://pt.wikipedia.org/wiki/Floresta_Nacional_de_Santa_Rosa_dos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7235</text:p>
          </table:table-cell>
          <table:table-cell office:value-type="string" calcext:value-type="string">
            <text:p>São Francisco National Forest</text:p>
          </table:table-cell>
          <table:table-cell office:value-type="string" calcext:value-type="string">
            <text:p>https://en.wikipedia.org/wiki/S%C3%A3o_Francisco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</text:p>
          </table:table-cell>
          <table:table-cell office:value-type="string" calcext:value-type="string">
            <text:p>https://pt.wikipedia.org/wiki/Floresta_Nacional_de_S%C3%A3o_Franci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 DE PAU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São Francisco de Paula National Forest</text:p>
          </table:table-cell>
          <table:table-cell office:value-type="string" calcext:value-type="string">
            <text:p>https://en.wikipedia.org/wiki/S%C3%A3o_Francisco_de_Paula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 de Paula</text:p>
          </table:table-cell>
          <table:table-cell office:value-type="string" calcext:value-type="string">
            <text:p>https://pt.wikipedia.org/wiki/Floresta_Nacional_de_S%C3%A3o_Francisco_de_Pa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RACÁ-TAQUE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91</text:p>
          </table:table-cell>
          <table:table-cell office:value-type="string" calcext:value-type="string">
            <text:p>Saracá-Taquera National Forest</text:p>
          </table:table-cell>
          <table:table-cell office:value-type="string" calcext:value-type="string">
            <text:p>https://en.wikipedia.org/wiki/Sarac%C3%A1-Taque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ILVÂN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OBRA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8</text:p>
          </table:table-cell>
          <table:table-cell office:value-type="string" calcext:value-type="string">
            <text:p>Floresta Nacional de Sobral</text:p>
          </table:table-cell>
          <table:table-cell office:value-type="string" calcext:value-type="string">
            <text:p>https://pt.wikipedia.org/wiki/Floresta_Nacional_de_Sob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AJÓ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Tapajós National Forest</text:p>
          </table:table-cell>
          <table:table-cell office:value-type="string" calcext:value-type="string">
            <text:p>https://en.wikipedia.org/wiki/Tapaj%C3%B3s_National_Forest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Floresta Nacional do Tapajós</text:p>
          </table:table-cell>
          <table:table-cell office:value-type="string" calcext:value-type="string">
            <text:p>https://pt.wikipedia.org/wiki/Floresta_Nacional_do_Tapaj%C3%B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IRAPÉ-A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Tapirapé-Aquiri National Forest</text:p>
          </table:table-cell>
          <table:table-cell office:value-type="string" calcext:value-type="string">
            <text:p>https://en.wikipedia.org/wiki/Tapirap%C3%A9-Aquiri_National_Forest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Floresta Nacional de Tapirapé-Aquiri</text:p>
          </table:table-cell>
          <table:table-cell office:value-type="string" calcext:value-type="string">
            <text:p>https://pt.wikipedia.org/wiki/Floresta_Nacional_de_Tapirap%C3%A9-Aqu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EF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Tefé National Forest</text:p>
          </table:table-cell>
          <table:table-cell office:value-type="string" calcext:value-type="string">
            <text:p>https://en.wikipedia.org/wiki/Tef%C3%A9_National_Forest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Floresta Nacional de Tefé</text:p>
          </table:table-cell>
          <table:table-cell office:value-type="string" calcext:value-type="string">
            <text:p>https://pt.wikipedia.org/wiki/Floresta_Nacional_de_Tef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RÊS BAR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Três Barras National Forest</text:p>
          </table:table-cell>
          <table:table-cell office:value-type="string" calcext:value-type="string">
            <text:p>https://en.wikipedia.org/wiki/Tr%C3%AAs_Barras_National_Forest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Floresta Nacional de Três Barras</text:p>
          </table:table-cell>
          <table:table-cell office:value-type="string" calcext:value-type="string">
            <text:p>https://pt.wikipedia.org/wiki/Floresta_Nacional_de_Tr%C3%AAs_Bar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URUPA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129123</text:p>
          </table:table-cell>
          <table:table-cell office:value-type="string" calcext:value-type="string">
            <text:p>Urupadi National Forest</text:p>
          </table:table-cell>
          <table:table-cell office:value-type="string" calcext:value-type="string">
            <text:p>https://en.wikipedia.org/wiki/Urupad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N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Amaná National Forest</text:p>
          </table:table-cell>
          <table:table-cell office:value-type="string" calcext:value-type="string">
            <text:p>https://en.wikipedia.org/wiki/Aman%C3%A1_National_Forest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Floresta Nacional do Amaná</text:p>
          </table:table-cell>
          <table:table-cell office:value-type="string" calcext:value-type="string">
            <text:p>https://pt.wikipedia.org/wiki/Floresta_Nacional_do_Am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ZO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4</text:p>
          </table:table-cell>
          <table:table-cell office:value-type="string" calcext:value-type="string">
            <text:p>Amazonas National Forest</text:p>
          </table:table-cell>
          <table:table-cell office:value-type="string" calcext:value-type="string">
            <text:p>https://en.wikipedia.org/wiki/Amazonas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ARIPE-APO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3</text:p>
          </table:table-cell>
          <table:table-cell office:value-type="string" calcext:value-type="string">
            <text:p>Floresta Nacional do Araripe-Apodi</text:p>
          </table:table-cell>
          <table:table-cell office:value-type="string" calcext:value-type="string">
            <text:p>https://pt.wikipedia.org/wiki/Floresta_Nacional_do_Araripe-Apo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7650</text:p>
          </table:table-cell>
          <table:table-cell office:value-type="string" calcext:value-type="string">
            <text:p>Aripuanã National Forest</text:p>
          </table:table-cell>
          <table:table-cell office:value-type="string" calcext:value-type="string">
            <text:p>https://en.wikipedia.org/wiki/Aripuan%C3%A3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CREPO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Crepori National Forest</text:p>
          </table:table-cell>
          <table:table-cell office:value-type="string" calcext:value-type="string">
            <text:p>https://en.wikipedia.org/wiki/Crepori_National_Forest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Floresta Nacional do Crepori</text:p>
          </table:table-cell>
          <table:table-cell office:value-type="string" calcext:value-type="string">
            <text:p>https://pt.wikipedia.org/wiki/Floresta_Nacional_do_Crepo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BU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21681</text:p>
          </table:table-cell>
          <table:table-cell office:value-type="string" calcext:value-type="string">
            <text:p>Iquiri National Forest</text:p>
          </table:table-cell>
          <table:table-cell office:value-type="string" calcext:value-type="string">
            <text:p>https://en.wikipedia.org/wiki/Iquir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NXI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09</text:p>
          </table:table-cell>
          <table:table-cell office:value-type="string" calcext:value-type="string">
            <text:p>Jamanxim National Forest</text:p>
          </table:table-cell>
          <table:table-cell office:value-type="string" calcext:value-type="string">
            <text:p>https://en.wikipedia.org/wiki/Jamanxim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5</text:p>
          </table:table-cell>
          <table:table-cell office:value-type="string" calcext:value-type="string">
            <text:p>Floresta Nacional do Jamari</text:p>
          </table:table-cell>
          <table:table-cell office:value-type="string" calcext:value-type="string">
            <text:p>https://pt.wikipedia.org/wiki/Floresta_Nacional_do_Jam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TRAIR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9806</text:p>
          </table:table-cell>
          <table:table-cell office:value-type="string" calcext:value-type="string">
            <text:p>Trairão National Forest</text:p>
          </table:table-cell>
          <table:table-cell office:value-type="string" calcext:value-type="string">
            <text:p>https://en.wikipedia.org/wiki/Trair%C3%A3o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CHOEIRA DO FERRO DOID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5.17.2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NYONS E CORREDEIRAS DO RIO SON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GRUTA DO LAGO AZUL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 Natural Monument</text:p>
          </table:table-cell>
          <table:table-cell office:value-type="string" calcext:value-type="string">
            <text:p>https://en.wikipedia.org/wiki/Gruta_do_Lago_Azul_Natural_Monument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</text:p>
          </table:table-cell>
          <table:table-cell office:value-type="string" calcext:value-type="string">
            <text:p>https://pt.wikipedia.org/wiki/Gruta_do_Lago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33.2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PEDRA DO ELEFANT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34772</text:p>
          </table:table-cell>
          <table:table-cell office:value-type="string" calcext:value-type="string">
            <text:p>Pedra do Elefante Natural Monument</text:p>
          </table:table-cell>
          <table:table-cell office:value-type="string" calcext:value-type="string">
            <text:p>https://en.wikipedia.org/wiki/Pedra_do_Elefante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ÁRVORES FOSSILIZAD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8642</text:p>
          </table:table-cell>
          <table:table-cell office:value-type="string" calcext:value-type="string">
            <text:p>Tocantins Fossil Trees Natural Monument</text:p>
          </table:table-cell>
          <table:table-cell office:value-type="string" calcext:value-type="string">
            <text:p>https://en.wikipedia.org/wiki/Tocantins_Fossil_Trees_Natural_Monument</text:p>
          </table:table-cell>
          <table:table-cell office:value-type="string" calcext:value-type="string">
            <text:p>Q28680140</text:p>
          </table:table-cell>
          <table:table-cell office:value-type="string" calcext:value-type="string">
            <text:p>Monumento Natural das Árvores Fossilizadas do Tocantins</text:p>
          </table:table-cell>
          <table:table-cell office:value-type="string" calcext:value-type="string">
            <text:p>https://pt.wikipedia.org/wiki/Monumento_Natural_das_%C3%81rvores_Fossilizadas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FALÉSIAS DE BEBERIB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Beberibe Cliffs Natural Monument</text:p>
          </table:table-cell>
          <table:table-cell office:value-type="string" calcext:value-type="string">
            <text:p>https://en.wikipedia.org/wiki/Beberibe_Cliffs_Natural_Monument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Monumento Natural das Falésias de Beberibe</text:p>
          </table:table-cell>
          <table:table-cell office:value-type="string" calcext:value-type="string">
            <text:p>https://pt.wikipedia.org/wiki/Monumento_Natural_das_Fal%C3%A9sias_de_Beberi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CAGARR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en.wikipedia.org/wiki/Ilhas_Cagarras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pt.wikipedia.org/wiki/Ilhas_Cagar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DE TRINDADE, MARTIM VAZ E DO MONTE COLUMB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.50.3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LAGO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ARQUIPéLAGO DE SãO PEDRO E SãO PAUL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CONJUNTO ESPELEOLóGICO DO MORRO DA PED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20.32.3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ITAB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8</text:p>
          </table:table-cell>
          <table:table-cell office:value-type="string" calcext:value-type="string">
            <text:p>Itabira Natural Monument</text:p>
          </table:table-cell>
          <table:table-cell office:value-type="string" calcext:value-type="string">
            <text:p>https://en.wikipedia.org/wiki/Itabira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FORMOS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SãO FRANCIS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Rio São Francisco Natural Monument</text:p>
          </table:table-cell>
          <table:table-cell office:value-type="string" calcext:value-type="string">
            <text:p>https://en.wikipedia.org/wiki/Rio_S%C3%A3o_Francisco_Natural_Monument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Monumento Natural do Rio São Francisco</text:p>
          </table:table-cell>
          <table:table-cell office:value-type="string" calcext:value-type="string">
            <text:p>https://pt.wikipedia.org/wiki/Monumento_Natural_do_Rio_S%C3%A3o_Franci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MORROS DO PãO DE AçúCAR E URC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450649</text:p>
          </table:table-cell>
          <table:table-cell office:value-type="string" calcext:value-type="string">
            <text:p>Sugarloaf Mountain and Urca Hill Natural Monument</text:p>
          </table:table-cell>
          <table:table-cell office:value-type="string" calcext:value-type="string">
            <text:p>https://en.wikipedia.org/wiki/Sugarloaf_Mountain_and_Urca_Hill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PONTÕES CAPIXAB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Pontões Capixabas Natural Monument</text:p>
          </table:table-cell>
          <table:table-cell office:value-type="string" calcext:value-type="string">
            <text:p>https://en.wikipedia.org/wiki/Pont%C3%B5es_Capixabas_Natural_Monument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Monumento Natural dos Pontões Capixabas</text:p>
          </table:table-cell>
          <table:table-cell office:value-type="string" calcext:value-type="string">
            <text:p>https://pt.wikipedia.org/wiki/Monumento_Natural_dos_Pont%C3%B5es_Capixa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DO BAú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en.wikipedia.org/wiki/Pedra_do_Ba%C3%BA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pt.wikipedia.org/wiki/Pedra_do_B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GRAN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32124</text:p>
          </table:table-cell>
          <table:table-cell office:value-type="string" calcext:value-type="string">
            <text:p>Monumento Natural Estadual da Pedra Grande</text:p>
          </table:table-cell>
          <table:table-cell office:value-type="string" calcext:value-type="string">
            <text:p>https://pt.wikipedia.org/wiki/Monumento_Natural_Estadual_da_Pedr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3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SERRA DA BELEZ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ITATI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GRUTA REI DO MAT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en.wikipedia.org/wiki/Gruta_Rei_do_Mato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pt.wikipedia.org/wiki/Gruta_Rei_do_M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LAPA VERMEL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ETER LUND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3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ICO DO IBITURUN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 MOED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2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S TORR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39</text:p>
          </table:table-cell>
          <table:table-cell office:value-type="string" calcext:value-type="string">
            <text:p>Serra das Torres Natural Monument</text:p>
          </table:table-cell>
          <table:table-cell office:value-type="string" calcext:value-type="string">
            <text:p>https://en.wikipedia.org/wiki/Serra_das_Torr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O GAMB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ARGEM DA PED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O LAGEADO E SERRA DO RA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XPERIêNCIA DA JAGUA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16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OTA DO ANGI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1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UTA DA LANCIN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92057</text:p>
          </table:table-cell>
          <table:table-cell office:value-type="string" calcext:value-type="string">
            <text:p>Gruta da Lancinha</text:p>
          </table:table-cell>
          <table:table-cell office:value-type="string" calcext:value-type="string">
            <text:p>https://pt.wikipedia.org/wiki/Gruta_da_Lanci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NÓLITOS DE QUIXAD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Quixadá Monoliths Natural Monument</text:p>
          </table:table-cell>
          <table:table-cell office:value-type="string" calcext:value-type="string">
            <text:p>https://en.wikipedia.org/wiki/Quixad%C3%A1_Monoliths_Natural_Monument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Monumento Natural dos Monólitos de Quixadá</text:p>
          </table:table-cell>
          <table:table-cell office:value-type="string" calcext:value-type="string">
            <text:p>https://pt.wikipedia.org/wiki/Monumento_Natural_dos_Mon%C3%B3litos_de_Quixad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RRO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.43.18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CAPÃO DA AMIZA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0.33.3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FLORES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40.42.3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GALHE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70.33.35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NOÃ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70.33.3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TAOC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0.33.2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O COLéG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5.33.2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SERRA DA BOLíV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ENCONTRO DOS TRÊS RI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40.35.28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PICO DO ITAGUAR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32.32.28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FALéSIAS DE MARATAíZ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4</text:p>
          </table:table-cell>
          <table:table-cell office:value-type="string" calcext:value-type="string">
            <text:p>Falésias de Marataízes Natural Monument</text:p>
          </table:table-cell>
          <table:table-cell office:value-type="string" calcext:value-type="string">
            <text:p>https://en.wikipedia.org/wiki/Fal%C3%A9sias_de_Marata%C3%ADz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10.31.26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GRUTA NOSSA SENHOR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93.33.36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ãO SIMã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50.31.2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A FERRUGE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5.50.1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O BOM JARDI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O FRADE E A F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 Natural Monument</text:p>
          </table:table-cell>
          <table:table-cell office:value-type="string" calcext:value-type="string">
            <text:p>https://en.wikipedia.org/wiki/Frade_e_a_Freira_Natural_Monument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</text:p>
          </table:table-cell>
          <table:table-cell office:value-type="string" calcext:value-type="string">
            <text:p>https://pt.wikipedia.org/wiki/Frade_e_a_F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PEDRA DO CACHORR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3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CANA BRAV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37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RIACHO DO ME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VALE DOS DINOSSAUR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ley of the Dinosaurs, Paraíba</text:p>
          </table:table-cell>
          <table:table-cell office:value-type="string" calcext:value-type="string">
            <text:p>https://en.wikipedia.org/wiki/Valley_of_the_Dinosaurs,_Para%C3%ADba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e dos Dinossauros (Sousa)</text:p>
          </table:table-cell>
          <table:table-cell office:value-type="string" calcext:value-type="string">
            <text:p>https://pt.wikipedia.org/wiki/Vale_dos_Dinossauros_(Sous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UNUMENTO NATURAL DOS CANIONS DO SUBA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CARA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Acaraí State Park</text:p>
          </table:table-cell>
          <table:table-cell office:value-type="string" calcext:value-type="string">
            <text:p>https://en.wikipedia.org/wiki/Acara%C3%AD_State_Park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Parque Estadual do Acaraí</text:p>
          </table:table-cell>
          <table:table-cell office:value-type="string" calcext:value-type="string">
            <text:p>https://pt.wikipedia.org/wiki/Parque_Estadual_do_Acar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A BILLING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O CUIA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5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BERTO LöFGR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Albert Löfgren State Park</text:p>
          </table:table-cell>
          <table:table-cell office:value-type="string" calcext:value-type="string">
            <text:p>https://en.wikipedia.org/wiki/Albert_L%C3%B6fgren_State_Park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Horto Florestal de São Paulo</text:p>
          </table:table-cell>
          <table:table-cell office:value-type="string" calcext:value-type="string">
            <text:p>https://pt.wikipedia.org/wiki/Horto_Florestal_de_S%C3%A3o_Pau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0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AMIRO DE MOURA PACHE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Altamiro de Moura Pacheco State Park</text:p>
          </table:table-cell>
          <table:table-cell office:value-type="string" calcext:value-type="string">
            <text:p>https://en.wikipedia.org/wiki/Altamiro_de_Moura_Pacheco_State_Park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Parque Estadual Altamiro de Moura Pacheco</text:p>
          </table:table-cell>
          <table:table-cell office:value-type="string" calcext:value-type="string">
            <text:p>https://pt.wikipedia.org/wiki/Parque_Estadual_Altamiro_de_Moura_Pach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O D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IRIB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Biribiri State Park</text:p>
          </table:table-cell>
          <table:table-cell office:value-type="string" calcext:value-type="string">
            <text:p>https://en.wikipedia.org/wiki/Biribiri_State_Park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Parque Estadual do Biribiri</text:p>
          </table:table-cell>
          <table:table-cell office:value-type="string" calcext:value-type="string">
            <text:p>https://pt.wikipedia.org/wiki/Parque_Estadual_do_Birib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OTÂNICO DO CE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INHO D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997</text:p>
          </table:table-cell>
          <table:table-cell office:value-type="string" calcext:value-type="string">
            <text:p>Caminho dos Gerais State Park</text:p>
          </table:table-cell>
          <table:table-cell office:value-type="string" calcext:value-type="string">
            <text:p>https://en.wikipedia.org/wiki/Caminho_dos_Gera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PO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RLOS BOT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Carlos Botelho State Park</text:p>
          </table:table-cell>
          <table:table-cell office:value-type="string" calcext:value-type="string">
            <text:p>https://en.wikipedia.org/wiki/Carlos_Botelho_State_Park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Parque Estadual Carlos Botelho</text:p>
          </table:table-cell>
          <table:table-cell office:value-type="string" calcext:value-type="string">
            <text:p>https://pt.wikipedia.org/wiki/Parque_Estadual_Carlos_Bote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VERNA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Caverna do Diabo State Park</text:p>
          </table:table-cell>
          <table:table-cell office:value-type="string" calcext:value-type="string">
            <text:p>https://en.wikipedia.org/wiki/Caverna_do_Diabo_State_Park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Parque Estadual Caverna do Diabo</text:p>
          </table:table-cell>
          <table:table-cell office:value-type="string" calcext:value-type="string">
            <text:p>https://pt.wikipedia.org/wiki/Parque_Estadual_Caverna_do_Di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ERC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0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NDLES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Chandless State Park</text:p>
          </table:table-cell>
          <table:table-cell office:value-type="string" calcext:value-type="string">
            <text:p>https://en.wikipedia.org/wiki/Chandless_State_Park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Parque Estadual Chandless</text:p>
          </table:table-cell>
          <table:table-cell office:value-type="string" calcext:value-type="string">
            <text:p>https://pt.wikipedia.org/wiki/Parque_Estadual_Chan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2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RAPUC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Charapucu State Park</text:p>
          </table:table-cell>
          <table:table-cell office:value-type="string" calcext:value-type="string">
            <text:p>https://en.wikipedia.org/wiki/Charapucu_State_Park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Parque Estadual Charapucu</text:p>
          </table:table-cell>
          <table:table-cell office:value-type="string" calcext:value-type="string">
            <text:p>https://pt.wikipedia.org/wiki/Parque_Estadual_Charapuc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Cristalino State Park</text:p>
          </table:table-cell>
          <table:table-cell office:value-type="string" calcext:value-type="string">
            <text:p>https://en.wikipedia.org/wiki/Cristalino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2</text:p>
          </table:table-cell>
          <table:table-cell office:value-type="string" calcext:value-type="string">
            <text:p>Cristalino II State Park</text:p>
          </table:table-cell>
          <table:table-cell office:value-type="string" calcext:value-type="string">
            <text:p>https://en.wikipedia.org/wiki/Cristalino_II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6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UNHAMBEB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9</text:p>
          </table:table-cell>
          <table:table-cell office:value-type="string" calcext:value-type="string">
            <text:p>Parque Estadual Cunhambebe</text:p>
          </table:table-cell>
          <table:table-cell office:value-type="string" calcext:value-type="string">
            <text:p>https://pt.wikipedia.org/wiki/Parque_Estadual_Cunhambe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559</text:p>
          </table:table-cell>
          <table:table-cell office:value-type="string" calcext:value-type="string">
            <text:p>Parque Estadual da Assessoria de Referência Agrária</text:p>
          </table:table-cell>
          <table:table-cell office:value-type="string" calcext:value-type="string">
            <text:p>https://pt.wikipedia.org/wiki/Parque_Estadual_da_Assessoria_de_Refer%C3%AAncia_Agr%C3%A1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CHOEIRA DA 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Cachoeira da Fumaça State Park</text:p>
          </table:table-cell>
          <table:table-cell office:value-type="string" calcext:value-type="string">
            <text:p>https://en.wikipedia.org/wiki/Cachoeira_da_Fuma%C3%A7a_State_Park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Parque Estadual da Cachoeira da Fumaça</text:p>
          </table:table-cell>
          <table:table-cell office:value-type="string" calcext:value-type="string">
            <text:p>https://pt.wikipedia.org/wiki/Parque_Estadual_da_Cachoeira_da_Fuma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MPINA DO ENCANT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Campina do Encantado State Park</text:p>
          </table:table-cell>
          <table:table-cell office:value-type="string" calcext:value-type="string">
            <text:p>https://en.wikipedia.org/wiki/Campina_do_Encantado_State_Park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Parque Estadual Campina do Encantado</text:p>
          </table:table-cell>
          <table:table-cell office:value-type="string" calcext:value-type="string">
            <text:p>https://pt.wikipedia.org/wiki/Parque_Estadual_Campina_do_Encant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NTA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Cantareira State Park</text:p>
          </table:table-cell>
          <table:table-cell office:value-type="string" calcext:value-type="string">
            <text:p>https://en.wikipedia.org/wiki/Cantareira_State_Park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Parque Estadual da Cantareira</text:p>
          </table:table-cell>
          <table:table-cell office:value-type="string" calcext:value-type="string">
            <text:p>https://pt.wikipedia.org/wiki/Parque_Estadual_da_Canta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OSTA DO 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Costa do Sol State Park</text:p>
          </table:table-cell>
          <table:table-cell office:value-type="string" calcext:value-type="string">
            <text:p>https://en.wikipedia.org/wiki/Costa_do_Sol_State_Park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Parque Estadual da Costa do Sol</text:p>
          </table:table-cell>
          <table:table-cell office:value-type="string" calcext:value-type="string">
            <text:p>https://pt.wikipedia.org/wiki/Parque_Estadual_da_Costa_do_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FONT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Fonte Grande State Park</text:p>
          </table:table-cell>
          <table:table-cell office:value-type="string" calcext:value-type="string">
            <text:p>https://en.wikipedia.org/wiki/Fonte_Grande_State_Park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Parque Estadual da Fonte Grande</text:p>
          </table:table-cell>
          <table:table-cell office:value-type="string" calcext:value-type="string">
            <text:p>https://pt.wikipedia.org/wiki/Parque_Estadual_da_Fonte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GRACI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Graciosa State Park</text:p>
          </table:table-cell>
          <table:table-cell office:value-type="string" calcext:value-type="string">
            <text:p>https://en.wikipedia.org/wiki/Graciosa_State_Park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Parque Estadual da Graciosa</text:p>
          </table:table-cell>
          <table:table-cell office:value-type="string" calcext:value-type="string">
            <text:p>https://pt.wikipedia.org/wiki/Parque_Estadual_da_Graci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ANCHIE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Ilha Anchieta State Park</text:p>
          </table:table-cell>
          <table:table-cell office:value-type="string" calcext:value-type="string">
            <text:p>https://en.wikipedia.org/wiki/Ilha_Anchieta_State_Park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Parque Estadual da Ilha Anchieta</text:p>
          </table:table-cell>
          <table:table-cell office:value-type="string" calcext:value-type="string">
            <text:p>https://pt.wikipedia.org/wiki/Parque_Estadual_da_Ilha_Anchi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CARD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876724</text:p>
          </table:table-cell>
          <table:table-cell office:value-type="string" calcext:value-type="string">
            <text:p>Ilha do Cardoso State Park</text:p>
          </table:table-cell>
          <table:table-cell office:value-type="string" calcext:value-type="string">
            <text:p>https://en.wikipedia.org/wiki/Ilha_do_Cardoso_State_Park</text:p>
          </table:table-cell>
          <table:table-cell office:value-type="string" calcext:value-type="string">
            <text:p>Q2499945</text:p>
          </table:table-cell>
          <table:table-cell office:value-type="string" calcext:value-type="string">
            <text:p>Parque Estadual da Ilha do Cardoso</text:p>
          </table:table-cell>
          <table:table-cell office:value-type="string" calcext:value-type="string">
            <text:p>https://pt.wikipedia.org/wiki/Parque_Estadual_da_Ilha_do_Card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M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Ilha do Mel State Park</text:p>
          </table:table-cell>
          <table:table-cell office:value-type="string" calcext:value-type="string">
            <text:p>https://en.wikipedia.org/wiki/Ilha_do_Mel_State_Park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Parque Estadual da Ilha do Mel</text:p>
          </table:table-cell>
          <table:table-cell office:value-type="string" calcext:value-type="string">
            <text:p>https://pt.wikipedia.org/wiki/Parque_Estadual_da_Ilha_do_M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Ilha Grande State Park</text:p>
          </table:table-cell>
          <table:table-cell office:value-type="string" calcext:value-type="string">
            <text:p>https://en.wikipedia.org/wiki/Ilha_Grande_State_Park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Parque Estadual da Ilha Grande</text:p>
          </table:table-cell>
          <table:table-cell office:value-type="string" calcext:value-type="string">
            <text:p>https://pt.wikipedia.org/wiki/Parque_Estadual_da_Ilh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GOA DO 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771</text:p>
          </table:table-cell>
          <table:table-cell office:value-type="string" calcext:value-type="string">
            <text:p>Parque Estadual da Lagoa do Açú</text:p>
          </table:table-cell>
          <table:table-cell office:value-type="string" calcext:value-type="string">
            <text:p>https://pt.wikipedia.org/wiki/Parque_Estadual_da_Lagoa_do_A%C3%A7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P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ATLÂNT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DO GODO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52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https://pt.wikipedia.org/wiki/Mata_dos_Godo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edra Azul State Park</text:p>
          </table:table-cell>
          <table:table-cell office:value-type="string" calcext:value-type="string">
            <text:p>https://en.wikipedia.org/wiki/Pedra_Azul_State_Park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arque Estadual da Pedra Azul</text:p>
          </table:table-cell>
          <table:table-cell office:value-type="string" calcext:value-type="string">
            <text:p>https://pt.wikipedia.org/wiki/Parque_Estadual_da_Pedr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BRA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edra Branca State Park</text:p>
          </table:table-cell>
          <table:table-cell office:value-type="string" calcext:value-type="string">
            <text:p>https://en.wikipedia.org/wiki/Pedra_Branca_State_Park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arque Estadual da Pedra Branca</text:p>
          </table:table-cell>
          <table:table-cell office:value-type="string" calcext:value-type="string">
            <text:p>https://pt.wikipedia.org/wiki/Parque_Estadual_da_Pedra_Bra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DA B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edra da Boca State Park</text:p>
          </table:table-cell>
          <table:table-cell office:value-type="string" calcext:value-type="string">
            <text:p>https://en.wikipedia.org/wiki/Pedra_da_Boca_State_Park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arque Estadual da Pedra da Boca</text:p>
          </table:table-cell>
          <table:table-cell office:value-type="string" calcext:value-type="string">
            <text:p>https://pt.wikipedia.org/wiki/Parque_Estadual_da_Pedra_da_Bo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SEL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62199</text:p>
          </table:table-cell>
          <table:table-cell office:value-type="string" calcext:value-type="string">
            <text:p>Pedra Selada State Park</text:p>
          </table:table-cell>
          <table:table-cell office:value-type="string" calcext:value-type="string">
            <text:p>https://en.wikipedia.org/wiki/Pedra_Selad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CONCÓRD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Serra da Concórdia State Park</text:p>
          </table:table-cell>
          <table:table-cell office:value-type="string" calcext:value-type="string">
            <text:p>https://en.wikipedia.org/wiki/Serra_da_Conc%C3%B3rdia_State_Park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Parque Estadual da Serra da Concórdia</text:p>
          </table:table-cell>
          <table:table-cell office:value-type="string" calcext:value-type="string">
            <text:p>https://pt.wikipedia.org/wiki/Parque_Estadual_da_Serra_da_Conc%C3%B3r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2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TIRIR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Serra da Tiririca State Park</text:p>
          </table:table-cell>
          <table:table-cell office:value-type="string" calcext:value-type="string">
            <text:p>https://en.wikipedia.org/wiki/Serra_da_Tiririca_State_Park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Parque Estadual da Serra da Tiririca</text:p>
          </table:table-cell>
          <table:table-cell office:value-type="string" calcext:value-type="string">
            <text:p>https://pt.wikipedia.org/wiki/Parque_Estadual_da_Serra_da_Tiri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E CALDAS NO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Caldas Novas State Park</text:p>
          </table:table-cell>
          <table:table-cell office:value-type="string" calcext:value-type="string">
            <text:p>https://en.wikipedia.org/wiki/Caldas_Novas_State_Park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Parque Estadual da Serra de Caldas Novas</text:p>
          </table:table-cell>
          <table:table-cell office:value-type="string" calcext:value-type="string">
            <text:p>https://pt.wikipedia.org/wiki/Parque_Estadual_da_Serra_de_Caldas_No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AB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Serra do Cabral State Park</text:p>
          </table:table-cell>
          <table:table-cell office:value-type="string" calcext:value-type="string">
            <text:p>https://en.wikipedia.org/wiki/Serra_do_Cabral_State_Park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Parque Estadual da Serra do Cabral</text:p>
          </table:table-cell>
          <table:table-cell office:value-type="string" calcext:value-type="string">
            <text:p>https://pt.wikipedia.org/wiki/Parque_Estadual_da_Serra_do_Cab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ONDU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Serra do Conduru State Park</text:p>
          </table:table-cell>
          <table:table-cell office:value-type="string" calcext:value-type="string">
            <text:p>https://en.wikipedia.org/wiki/Serra_do_Conduru_State_Park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Parque Estadual da Serra do Conduru</text:p>
          </table:table-cell>
          <table:table-cell office:value-type="string" calcext:value-type="string">
            <text:p>https://pt.wikipedia.org/wiki/Parque_Estadual_da_Serra_do_Condu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MA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455254</text:p>
          </table:table-cell>
          <table:table-cell office:value-type="string" calcext:value-type="string">
            <text:p>Serra do Mar State Park</text:p>
          </table:table-cell>
          <table:table-cell office:value-type="string" calcext:value-type="string">
            <text:p>https://en.wikipedia.org/wiki/Serra_do_Mar_State_Park</text:p>
          </table:table-cell>
          <table:table-cell office:value-type="string" calcext:value-type="string">
            <text:p>Q49137215</text:p>
          </table:table-cell>
          <table:table-cell office:value-type="string" calcext:value-type="string">
            <text:p>Parque Estadual da Serra do Mar</text:p>
          </table:table-cell>
          <table:table-cell office:value-type="string" calcext:value-type="string">
            <text:p>https://pt.wikipedia.org/wiki/Parque_Estadual_da_Serra_do_M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Serra do Tabuleiro State Park</text:p>
          </table:table-cell>
          <table:table-cell office:value-type="string" calcext:value-type="string">
            <text:p>https://en.wikipedia.org/wiki/Serra_do_Tabuleiro_State_Park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Parque Estadual da Serra do Tabuleiro</text:p>
          </table:table-cell>
          <table:table-cell office:value-type="string" calcext:value-type="string">
            <text:p>https://pt.wikipedia.org/wiki/Parque_Estadual_da_Serra_do_Tabul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ARTÍRIOS/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8</text:p>
          </table:table-cell>
          <table:table-cell office:value-type="string" calcext:value-type="string">
            <text:p>Serra dos Martírios/Andorinhas State Park</text:p>
          </table:table-cell>
          <table:table-cell office:value-type="string" calcext:value-type="string">
            <text:p>https://en.wikipedia.org/wiki/Serra_dos_Mart%C3%ADrios/Andorinhas_State_Park</text:p>
          </table:table-cell>
          <table:table-cell office:value-type="string" calcext:value-type="string">
            <text:p>Q22071488</text:p>
          </table:table-cell>
          <table:table-cell office:value-type="string" calcext:value-type="string">
            <text:p>Serra das Andorinhas</text:p>
          </table:table-cell>
          <table:table-cell office:value-type="string" calcext:value-type="string">
            <text:p>https://pt.wikipedia.org/wiki/Serra_das_Andorinh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20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ONTE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Serra Dourada State Park</text:p>
          </table:table-cell>
          <table:table-cell office:value-type="string" calcext:value-type="string">
            <text:p>https://en.wikipedia.org/wiki/Serra_Dourada_State_Park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Parque Estadual da Serra Dourada</text:p>
          </table:table-cell>
          <table:table-cell office:value-type="string" calcext:value-type="string">
            <text:p>https://pt.wikipedia.org/wiki/Parque_Estadual_da_Serra_Dou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F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Serra Furada State Park</text:p>
          </table:table-cell>
          <table:table-cell office:value-type="string" calcext:value-type="string">
            <text:p>https://en.wikipedia.org/wiki/Serra_Furada_State_Park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Parque Estadual da Serra Furada</text:p>
          </table:table-cell>
          <table:table-cell office:value-type="string" calcext:value-type="string">
            <text:p>https://pt.wikipedia.org/wiki/Parque_Estadual_da_Serra_Fu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5</text:p>
          </table:table-cell>
          <table:table-cell office:value-type="string" calcext:value-type="string">
            <text:p>Parque Estadual Bosque das Araucárias</text:p>
          </table:table-cell>
          <table:table-cell office:value-type="string" calcext:value-type="string">
            <text:p>https://pt.wikipedia.org/wiki/Parque_Estadual_Bosque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CARNAÚB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8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ONTES DO IPIR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465184</text:p>
          </table:table-cell>
          <table:table-cell office:value-type="string" calcext:value-type="string">
            <text:p>Fontes do Ipiranga Biological Reserve</text:p>
          </table:table-cell>
          <table:table-cell office:value-type="string" calcext:value-type="string">
            <text:p>https://en.wikipedia.org/wiki/Fontes_do_Ipiranga_Biological_Reserve</text:p>
          </table:table-cell>
          <table:table-cell office:value-type="string" calcext:value-type="string">
            <text:p>Q10344993</text:p>
          </table:table-cell>
          <table:table-cell office:value-type="string" calcext:value-type="string">
            <text:p>Parque Estadual das Fontes do Ipiranga</text:p>
          </table:table-cell>
          <table:table-cell office:value-type="string" calcext:value-type="string">
            <text:p>https://pt.wikipedia.org/wiki/Parque_Estadual_das_Fontes_do_Ipir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URNAS DO BOM JES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Furnas do Bom Jesus State Park</text:p>
          </table:table-cell>
          <table:table-cell office:value-type="string" calcext:value-type="string">
            <text:p>https://en.wikipedia.org/wiki/Furnas_do_Bom_Jesus_State_Park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Parque Estadual das Furnas do Bom Jesus</text:p>
          </table:table-cell>
          <table:table-cell office:value-type="string" calcext:value-type="string">
            <text:p>https://pt.wikipedia.org/wiki/Parque_Estadual_das_Furnas_do_Bom_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LAURÁCE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8</text:p>
          </table:table-cell>
          <table:table-cell office:value-type="string" calcext:value-type="string">
            <text:p>Parque Estadual das Lauráceas</text:p>
          </table:table-cell>
          <table:table-cell office:value-type="string" calcext:value-type="string">
            <text:p>https://pt.wikipedia.org/wiki/Parque_Estadual_das_Laur%C3%A1ce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NASCENTES DO RIO TAQ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03559</text:p>
          </table:table-cell>
          <table:table-cell office:value-type="string" calcext:value-type="string">
            <text:p>Nascentes do Rio Taquari State Park</text:p>
          </table:table-cell>
          <table:table-cell office:value-type="string" calcext:value-type="string">
            <text:p>https://en.wikipedia.org/wiki/Nascentes_do_Rio_Taqua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SETE PASSAG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Sete Passagens State Park</text:p>
          </table:table-cell>
          <table:table-cell office:value-type="string" calcext:value-type="string">
            <text:p>https://en.wikipedia.org/wiki/Sete_Passagens_State_Park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Parque Estadual das Sete Passagens</text:p>
          </table:table-cell>
          <table:table-cell office:value-type="string" calcext:value-type="string">
            <text:p>https://pt.wikipedia.org/wiki/Parque_Estadual_das_Sete_Passage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3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TRILHAS DOS CINCO R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VÁRZEAS DO RIO IVINH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Rio Ivinhema State Park</text:p>
          </table:table-cell>
          <table:table-cell office:value-type="string" calcext:value-type="string">
            <text:p>https://en.wikipedia.org/wiki/Rio_Ivinhema_State_Park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Parque Estadual das Várzeas do Rio Ivinhema</text:p>
          </table:table-cell>
          <table:table-cell office:value-type="string" calcext:value-type="string">
            <text:p>https://pt.wikipedia.org/wiki/Parque_Estadual_das_V%C3%A1rzeas_do_Rio_Ivinh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4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ÁGUAS QUE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35255</text:p>
          </table:table-cell>
          <table:table-cell office:value-type="string" calcext:value-type="string">
            <text:p>Águas Quentes State Park</text:p>
          </table:table-cell>
          <table:table-cell office:value-type="string" calcext:value-type="string">
            <text:p>https://en.wikipedia.org/wiki/%C3%81guas_Quente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AMA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9</text:p>
          </table:table-cell>
          <table:table-cell office:value-type="string" calcext:value-type="string">
            <text:p>Parque Estadual de Amaporã</text:p>
          </table:table-cell>
          <table:table-cell office:value-type="string" calcext:value-type="string">
            <text:p>https://pt.wikipedia.org/wiki/Parque_Estadual_de_Amapor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IN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Campinhos State Park</text:p>
          </table:table-cell>
          <table:table-cell office:value-type="string" calcext:value-type="string">
            <text:p>https://en.wikipedia.org/wiki/Campinhos_State_Park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Parque Estadual de Campinhos</text:p>
          </table:table-cell>
          <table:table-cell office:value-type="string" calcext:value-type="string">
            <text:p>https://pt.wikipedia.org/wiki/Parque_Estadual_de_Campinh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Campos do Jordão State Park</text:p>
          </table:table-cell>
          <table:table-cell office:value-type="string" calcext:value-type="string">
            <text:p>https://en.wikipedia.org/wiki/Campos_do_Jord%C3%A3o_State_Park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Parque Estadual de Campos do Jordão</text:p>
          </table:table-cell>
          <table:table-cell office:value-type="string" calcext:value-type="string">
            <text:p>https://pt.wikipedia.org/wiki/Parque_Estadual_de_Campos_do_Jord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1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ORUMBI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85</text:p>
          </table:table-cell>
          <table:table-cell office:value-type="string" calcext:value-type="string">
            <text:p>Corumbiara State Park</text:p>
          </table:table-cell>
          <table:table-cell office:value-type="string" calcext:value-type="string">
            <text:p>https://en.wikipedia.org/wiki/Corumbiar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0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DOIS IRM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Zoo Botanical Park Dois Irmãos</text:p>
          </table:table-cell>
          <table:table-cell office:value-type="string" calcext:value-type="string">
            <text:p>https://en.wikipedia.org/wiki/Zoo_Botanical_Park_Dois_Irm%C3%A3os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Parque Dois Irmãos</text:p>
          </table:table-cell>
          <table:table-cell office:value-type="string" calcext:value-type="string">
            <text:p>https://pt.wikipedia.org/wiki/Parque_Dois_Irm%C3%A3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ESPIGãO AL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Espigão Alto State Park</text:p>
          </table:table-cell>
          <table:table-cell office:value-type="string" calcext:value-type="string">
            <text:p>https://en.wikipedia.org/wiki/Espig%C3%A3o_Alto_State_Park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Parque Florestal Estadual Espigão Alto</text:p>
          </table:table-cell>
          <table:table-cell office:value-type="string" calcext:value-type="string">
            <text:p>https://pt.wikipedia.org/wiki/Parque_Florestal_Estadual_Espig%C3%A3o_A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GUAJARÁ-MIR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00</text:p>
          </table:table-cell>
          <table:table-cell office:value-type="string" calcext:value-type="string">
            <text:p>Guajará-Mirim State Park</text:p>
          </table:table-cell>
          <table:table-cell office:value-type="string" calcext:value-type="string">
            <text:p>https://en.wikipedia.org/wiki/Guajar%C3%A1-Mirim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419</text:p>
          </table:table-cell>
          <table:table-cell office:value-type="string" calcext:value-type="string">
            <text:p>Ibiporã State Park</text:p>
          </table:table-cell>
          <table:table-cell office:value-type="string" calcext:value-type="string">
            <text:p>https://en.wikipedia.org/wiki/Ibipor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LHAB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Ilhabela State Park</text:p>
          </table:table-cell>
          <table:table-cell office:value-type="string" calcext:value-type="string">
            <text:p>https://en.wikipedia.org/wiki/Ilhabela_State_Park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Parque Estadual de Ilhabela</text:p>
          </table:table-cell>
          <table:table-cell office:value-type="string" calcext:value-type="string">
            <text:p>https://pt.wikipedia.org/wiki/Parque_Estadual_de_Ilhab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BER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623</text:p>
          </table:table-cell>
          <table:table-cell office:value-type="string" calcext:value-type="string">
            <text:p>Parque Estadual Itaberaba</text:p>
          </table:table-cell>
          <table:table-cell office:value-type="string" calcext:value-type="string">
            <text:p>https://pt.wikipedia.org/wiki/Parque_Estadual_Itaber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4290266</text:p>
          </table:table-cell>
          <table:table-cell office:value-type="string" calcext:value-type="string">
            <text:p>Parque Estadual do Itapetinga</text:p>
          </table:table-cell>
          <table:table-cell office:value-type="string" calcext:value-type="string">
            <text:p>https://pt.wikipedia.org/wiki/Parque_Estadual_do_Itape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Itapeva State Park</text:p>
          </table:table-cell>
          <table:table-cell office:value-type="string" calcext:value-type="string">
            <text:p>https://en.wikipedia.org/wiki/Itapeva_State_Park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Parque Estadual de Itapeva</text:p>
          </table:table-cell>
          <table:table-cell office:value-type="string" calcext:value-type="string">
            <text:p>https://pt.wikipedia.org/wiki/Parque_Estadual_de_Itap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Itapuã State Park</text:p>
          </table:table-cell>
          <table:table-cell office:value-type="string" calcext:value-type="string">
            <text:p>https://en.wikipedia.org/wiki/Itapu%C3%A3_State_Park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Parque Estadual de Itapuã</text:p>
          </table:table-cell>
          <table:table-cell office:value-type="string" calcext:value-type="string">
            <text:p>https://pt.wikipedia.org/wiki/Parque_Estadual_de_Itap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Ú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Itaúnas State Park</text:p>
          </table:table-cell>
          <table:table-cell office:value-type="string" calcext:value-type="string">
            <text:p>https://en.wikipedia.org/wiki/Ita%C3%BAnas_State_Park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Parque Estadual de Itaúnas</text:p>
          </table:table-cell>
          <table:table-cell office:value-type="string" calcext:value-type="string">
            <text:p>https://pt.wikipedia.org/wiki/Parque_Estadual_de_Ita%C3%B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ATA DAS FLO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Mata das Flores State Park</text:p>
          </table:table-cell>
          <table:table-cell office:value-type="string" calcext:value-type="string">
            <text:p>https://en.wikipedia.org/wiki/Mata_das_Flores_State_Park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Parque Estadual de Mata das Flores</text:p>
          </table:table-cell>
          <table:table-cell office:value-type="string" calcext:value-type="string">
            <text:p>https://pt.wikipedia.org/wiki/Parque_Estadual_de_Mata_das_Fl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IRAD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Mirador State Park</text:p>
          </table:table-cell>
          <table:table-cell office:value-type="string" calcext:value-type="string">
            <text:p>https://en.wikipedia.org/wiki/Mirador_State_Park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Parque Estadual do Mirador</text:p>
          </table:table-cell>
          <table:table-cell office:value-type="string" calcext:value-type="string">
            <text:p>https://pt.wikipedia.org/wiki/Parque_Estadual_do_Mir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71</text:p>
          </table:table-cell>
          <table:table-cell office:value-type="string" calcext:value-type="string">
            <text:p>Monte Alegre State Park</text:p>
          </table:table-cell>
          <table:table-cell office:value-type="string" calcext:value-type="string">
            <text:p>https://en.wikipedia.org/wiki/Monte_Alegr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ZU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L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53</text:p>
          </table:table-cell>
          <table:table-cell office:value-type="string" calcext:value-type="string">
            <text:p>Parque Estadual de Palmas</text:p>
          </table:table-cell>
          <table:table-cell office:value-type="string" calcext:value-type="string">
            <text:p>https://pt.wikipedia.org/wiki/Parque_Estadual_de_Pal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Ú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58</text:p>
          </table:table-cell>
          <table:table-cell office:value-type="string" calcext:value-type="string">
            <text:p>Parque Estadual de Paraúna</text:p>
          </table:table-cell>
          <table:table-cell office:value-type="string" calcext:value-type="string">
            <text:p>https://pt.wikipedia.org/wiki/Parque_Estadual_de_Para%C3%B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ORTO FER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orto Ferreira State Park</text:p>
          </table:table-cell>
          <table:table-cell office:value-type="string" calcext:value-type="string">
            <text:p>https://en.wikipedia.org/wiki/Porto_Ferreira_State_Park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arque Estadual de Porto Ferreira</text:p>
          </table:table-cell>
          <table:table-cell office:value-type="string" calcext:value-type="string">
            <text:p>https://pt.wikipedia.org/wiki/Parque_Estadual_de_Porto_Fer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2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SANTA CL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TERRA RO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Terra Ronca State Park</text:p>
          </table:table-cell>
          <table:table-cell office:value-type="string" calcext:value-type="string">
            <text:p>https://en.wikipedia.org/wiki/Terra_Ronca_State_Park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Parque Estadual Terra Ronca</text:p>
          </table:table-cell>
          <table:table-cell office:value-type="string" calcext:value-type="string">
            <text:p>https://pt.wikipedia.org/wiki/Parque_Estadual_Terra_Ro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ASSUNU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Vassununga State Park</text:p>
          </table:table-cell>
          <table:table-cell office:value-type="string" calcext:value-type="string">
            <text:p>https://en.wikipedia.org/wiki/Vassununga_State_Park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Parque Estadual Vassununga</text:p>
          </table:table-cell>
          <table:table-cell office:value-type="string" calcext:value-type="string">
            <text:p>https://pt.wikipedia.org/wiki/Parque_Estadual_Vassunu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ILA V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Vila Velha State Park</text:p>
          </table:table-cell>
          <table:table-cell office:value-type="string" calcext:value-type="string">
            <text:p>https://en.wikipedia.org/wiki/Vila_Velha_State_Park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Parque Estadual de Vila Velha</text:p>
          </table:table-cell>
          <table:table-cell office:value-type="string" calcext:value-type="string">
            <text:p>https://pt.wikipedia.org/wiki/Parque_Estadual_de_Vila_V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GUAPE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Aguapeí State Park</text:p>
          </table:table-cell>
          <table:table-cell office:value-type="string" calcext:value-type="string">
            <text:p>https://en.wikipedia.org/wiki/Aguape%C3%AD_State_Park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Parque Estadual Aguapeí</text:p>
          </table:table-cell>
          <table:table-cell office:value-type="string" calcext:value-type="string">
            <text:p>https://pt.wikipedia.org/wiki/Parque_Estadual_Aguape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Araguaia State Park</text:p>
          </table:table-cell>
          <table:table-cell office:value-type="string" calcext:value-type="string">
            <text:p>https://en.wikipedia.org/wiki/Araguaia_State_Park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Parque Estadual do Araguaia</text:p>
          </table:table-cell>
          <table:table-cell office:value-type="string" calcext:value-type="string">
            <text:p>https://pt.wikipedia.org/wiki/Parque_Estadual_do_Aragu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62</text:p>
          </table:table-cell>
          <table:table-cell office:value-type="string" calcext:value-type="string">
            <text:p>Parque Estadual Mata do Aratu</text:p>
          </table:table-cell>
          <table:table-cell office:value-type="string" calcext:value-type="string">
            <text:p>https://pt.wikipedia.org/wiki/Parque_Estadual_Mata_do_Arat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AC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Bacanga State Park</text:p>
          </table:table-cell>
          <table:table-cell office:value-type="string" calcext:value-type="string">
            <text:p>https://en.wikipedia.org/wiki/Bacanga_State_Park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Parque Estadual do Bacanga</text:p>
          </table:table-cell>
          <table:table-cell office:value-type="string" calcext:value-type="string">
            <text:p>https://pt.wikipedia.org/wiki/Parque_Estadual_do_Bac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O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Boguaçu State Park</text:p>
          </table:table-cell>
          <table:table-cell office:value-type="string" calcext:value-type="string">
            <text:p>https://en.wikipedia.org/wiki/Bogua%C3%A7u_State_Park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Parque Estadual do Boguaçu</text:p>
          </table:table-cell>
          <table:table-cell office:value-type="string" calcext:value-type="string">
            <text:p>https://pt.wikipedia.org/wiki/Parque_Estadual_do_Bo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MAQ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Camaquã State Park</text:p>
          </table:table-cell>
          <table:table-cell office:value-type="string" calcext:value-type="string">
            <text:p>https://en.wikipedia.org/wiki/Camaqu%C3%A3_State_Park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Parque Estadual do Camaquã</text:p>
          </table:table-cell>
          <table:table-cell office:value-type="string" calcext:value-type="string">
            <text:p>https://pt.wikipedia.org/wiki/Parque_Estadual_do_Camaq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N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Cantão State Park</text:p>
          </table:table-cell>
          <table:table-cell office:value-type="string" calcext:value-type="string">
            <text:p>https://en.wikipedia.org/wiki/Cant%C3%A3o_State_Park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Parque Estadual do Cantão</text:p>
          </table:table-cell>
          <table:table-cell office:value-type="string" calcext:value-type="string">
            <text:p>https://pt.wikipedia.org/wiki/Parque_Estadual_do_Cant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XAMB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43</text:p>
          </table:table-cell>
          <table:table-cell office:value-type="string" calcext:value-type="string">
            <text:p>Parque Estadual de Caxambu</text:p>
          </table:table-cell>
          <table:table-cell office:value-type="string" calcext:value-type="string">
            <text:p>https://pt.wikipedia.org/wiki/Parque_Estadual_de_Caxamb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ER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Cerrado State Park</text:p>
          </table:table-cell>
          <table:table-cell office:value-type="string" calcext:value-type="string">
            <text:p>https://en.wikipedia.org/wiki/Cerrado_State_Park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Parque Estadual do Cerrado</text:p>
          </table:table-cell>
          <table:table-cell office:value-type="string" calcext:value-type="string">
            <text:p>https://pt.wikipedia.org/wiki/Parque_Estadual_do_Cer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OC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Cocó Park</text:p>
          </table:table-cell>
          <table:table-cell office:value-type="string" calcext:value-type="string">
            <text:p>https://en.wikipedia.org/wiki/Coc%C3%B3_Park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Parque Estadual do Cocó</text:p>
          </table:table-cell>
          <table:table-cell office:value-type="string" calcext:value-type="string">
            <text:p>https://pt.wikipedia.org/wiki/Parque_Estadual_do_Co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LTA DO JAC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855648</text:p>
          </table:table-cell>
          <table:table-cell office:value-type="string" calcext:value-type="string">
            <text:p>Banhados do Delta Biological Reserve</text:p>
          </table:table-cell>
          <table:table-cell office:value-type="string" calcext:value-type="string">
            <text:p>https://en.wikipedia.org/wiki/Banhados_do_Delta_Biological_Reserve</text:p>
          </table:table-cell>
          <table:table-cell office:value-type="string" calcext:value-type="string">
            <text:p>Q3364110</text:p>
          </table:table-cell>
          <table:table-cell office:value-type="string" calcext:value-type="string">
            <text:p>Parque Estadual Delta do Jacuí</text:p>
          </table:table-cell>
          <table:table-cell office:value-type="string" calcext:value-type="string">
            <text:p>https://pt.wikipedia.org/wiki/Parque_Estadual_Delta_do_Jac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COBER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ENGA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Desengano State Park</text:p>
          </table:table-cell>
          <table:table-cell office:value-type="string" calcext:value-type="string">
            <text:p>https://en.wikipedia.org/wiki/Desengano_State_Park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Parque Estadual do Desengano</text:p>
          </table:table-cell>
          <table:table-cell office:value-type="string" calcext:value-type="string">
            <text:p>https://pt.wikipedia.org/wiki/Parque_Estadual_do_Deseng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ESPINI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0</text:p>
          </table:table-cell>
          <table:table-cell office:value-type="string" calcext:value-type="string">
            <text:p>Parque Estadual do Espinilho</text:p>
          </table:table-cell>
          <table:table-cell office:value-type="string" calcext:value-type="string">
            <text:p>https://pt.wikipedia.org/wiki/Parque_Estadual_do_Espini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FORN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9</text:p>
          </table:table-cell>
          <table:table-cell office:value-type="string" calcext:value-type="string">
            <text:p>Forno Grande State Park</text:p>
          </table:table-cell>
          <table:table-cell office:value-type="string" calcext:value-type="string">
            <text:p>https://en.wikipedia.org/wiki/Forno_Grande_State_Park</text:p>
          </table:table-cell>
          <table:table-cell office:value-type="string" calcext:value-type="string">
            <text:p>Q10345071</text:p>
          </table:table-cell>
          <table:table-cell office:value-type="string" calcext:value-type="string">
            <text:p>Parque Estadual do Forno Grande</text:p>
          </table:table-cell>
          <table:table-cell office:value-type="string" calcext:value-type="string">
            <text:p>https://pt.wikipedia.org/wiki/Parque_Estadual_do_Forn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ARTEL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Guartelá State Park</text:p>
          </table:table-cell>
          <table:table-cell office:value-type="string" calcext:value-type="string">
            <text:p>https://en.wikipedia.org/wiki/Guartel%C3%A1_State_Park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Parque Estadual do Guartelá</text:p>
          </table:table-cell>
          <table:table-cell office:value-type="string" calcext:value-type="string">
            <text:p>https://pt.wikipedia.org/wiki/Parque_Estadual_do_Guartel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I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Guirá State Park</text:p>
          </table:table-cell>
          <table:table-cell office:value-type="string" calcext:value-type="string">
            <text:p>https://en.wikipedia.org/wiki/Guir%C3%A1_State_Park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Parque Estadual Guirá</text:p>
          </table:table-cell>
          <table:table-cell office:value-type="string" calcext:value-type="string">
            <text:p>https://pt.wikipedia.org/wiki/Parque_Estadual_Gui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BITIRI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5</text:p>
          </table:table-cell>
          <table:table-cell office:value-type="string" calcext:value-type="string">
            <text:p>Parque Estadual do Ibitiriá</text:p>
          </table:table-cell>
          <table:table-cell office:value-type="string" calcext:value-type="string">
            <text:p>https://pt.wikipedia.org/wiki/Parque_Estadual_do_Ibitir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ACOLOM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7</text:p>
          </table:table-cell>
          <table:table-cell office:value-type="string" calcext:value-type="string">
            <text:p>Parque Estadual do Itacolomi</text:p>
          </table:table-cell>
          <table:table-cell office:value-type="string" calcext:value-type="string">
            <text:p>https://pt.wikipedia.org/wiki/Parque_Estadual_do_Itacolo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INGU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Itinguçu State Park</text:p>
          </table:table-cell>
          <table:table-cell office:value-type="string" calcext:value-type="string">
            <text:p>https://en.wikipedia.org/wiki/Itingu%C3%A7u_State_Park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Parque Estadual do Itinguçu</text:p>
          </table:table-cell>
          <table:table-cell office:value-type="string" calcext:value-type="string">
            <text:p>https://pt.wikipedia.org/wiki/Parque_Estadual_do_Itingu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CARAP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LAP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Jalapão State Park</text:p>
          </table:table-cell>
          <table:table-cell office:value-type="string" calcext:value-type="string">
            <text:p>https://en.wikipedia.org/wiki/Jalap%C3%A3o_State_Park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Parque Estadual do Jalapão</text:p>
          </table:table-cell>
          <table:table-cell office:value-type="string" calcext:value-type="string">
            <text:p>https://pt.wikipedia.org/wiki/Parque_Estadual_do_Jalap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RA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90552</text:p>
          </table:table-cell>
          <table:table-cell office:value-type="string" calcext:value-type="string">
            <text:p>Parque Estadual do Jaraguá</text:p>
          </table:table-cell>
          <table:table-cell office:value-type="string" calcext:value-type="string">
            <text:p>https://pt.wikipedia.org/wiki/Parque_Estadual_do_Jarag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QUER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Juqueri State Park</text:p>
          </table:table-cell>
          <table:table-cell office:value-type="string" calcext:value-type="string">
            <text:p>https://en.wikipedia.org/wiki/Juqueri_State_Park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Parque Estadual do Juqueri</text:p>
          </table:table-cell>
          <table:table-cell office:value-type="string" calcext:value-type="string">
            <text:p>https://pt.wikipedia.org/wiki/Parque_Estadual_do_Juqu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RU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Jurupará State Park</text:p>
          </table:table-cell>
          <table:table-cell office:value-type="string" calcext:value-type="string">
            <text:p>https://en.wikipedia.org/wiki/Jurupar%C3%A1_State_Park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Parque Estadual do Jurupará</text:p>
          </table:table-cell>
          <table:table-cell office:value-type="string" calcext:value-type="string">
            <text:p>https://pt.wikipedia.org/wiki/Parque_Estadual_do_Jurupa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GO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98</text:p>
          </table:table-cell>
          <table:table-cell office:value-type="string" calcext:value-type="string">
            <text:p>Parque Estadual Lago Azul</text:p>
          </table:table-cell>
          <table:table-cell office:value-type="string" calcext:value-type="string">
            <text:p>https://pt.wikipedia.org/wiki/Parque_Estadual_Lago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JE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Lajeado State Park</text:p>
          </table:table-cell>
          <table:table-cell office:value-type="string" calcext:value-type="string">
            <text:p>https://en.wikipedia.org/wiki/Lajeado_State_Park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Parque Estadual do Lajeado</text:p>
          </table:table-cell>
          <table:table-cell office:value-type="string" calcext:value-type="string">
            <text:p>https://pt.wikipedia.org/wiki/Parque_Estadual_do_Laje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IMO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ATUP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2</text:p>
          </table:table-cell>
          <table:table-cell office:value-type="string" calcext:value-type="string">
            <text:p>Matupiri State Park</text:p>
          </table:table-cell>
          <table:table-cell office:value-type="string" calcext:value-type="string">
            <text:p>https://en.wikipedia.org/wiki/Matupi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667</text:p>
          </table:table-cell>
          <table:table-cell office:value-type="string" calcext:value-type="string">
            <text:p>Mendanha State Park</text:p>
          </table:table-cell>
          <table:table-cell office:value-type="string" calcext:value-type="string">
            <text:p>https://en.wikipedia.org/wiki/Mendanh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CHAP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Morro do Chapéu State Park</text:p>
          </table:table-cell>
          <table:table-cell office:value-type="string" calcext:value-type="string">
            <text:p>https://en.wikipedia.org/wiki/Morro_do_Chap%C3%A9u_State_Park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Parque Estadual do Morro do Chapéu</text:p>
          </table:table-cell>
          <table:table-cell office:value-type="string" calcext:value-type="string">
            <text:p>https://pt.wikipedia.org/wiki/Parque_Estadual_do_Morro_do_Chap%C3%A9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Morro do Diabo State Park</text:p>
          </table:table-cell>
          <table:table-cell office:value-type="string" calcext:value-type="string">
            <text:p>https://en.wikipedia.org/wiki/Morro_do_Diabo_State_Park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Parque Estadual Morro do Diabo</text:p>
          </table:table-cell>
          <table:table-cell office:value-type="string" calcext:value-type="string">
            <text:p>https://pt.wikipedia.org/wiki/Parque_Estadual_Morro_do_Di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NTANAL DO RIO NEG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2</text:p>
          </table:table-cell>
          <table:table-cell office:value-type="string" calcext:value-type="string">
            <text:p>Parque Estadual do Pantanal do Rio Negro</text:p>
          </table:table-cell>
          <table:table-cell office:value-type="string" calcext:value-type="string">
            <text:p>https://pt.wikipedia.org/wiki/Parque_Estadual_do_Pantanal_do_Rio_Neg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PAGAIO-CHAR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4</text:p>
          </table:table-cell>
          <table:table-cell office:value-type="string" calcext:value-type="string">
            <text:p>Parque Estadual do Papagaio-Charão</text:p>
          </table:table-cell>
          <table:table-cell office:value-type="string" calcext:value-type="string">
            <text:p>https://pt.wikipedia.org/wiki/Parque_Estadual_do_Papagaio-Ch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U-O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u Oco State Park</text:p>
          </table:table-cell>
          <table:table-cell office:value-type="string" calcext:value-type="string">
            <text:p>https://en.wikipedia.org/wiki/Pau_Oco_State_Park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rque Estadual do Pau-Oco</text:p>
          </table:table-cell>
          <table:table-cell office:value-type="string" calcext:value-type="string">
            <text:p>https://pt.wikipedia.org/wiki/Parque_Estadual_do_Pau-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ENHASCO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7</text:p>
          </table:table-cell>
          <table:table-cell office:value-type="string" calcext:value-type="string">
            <text:p>Parque Estadual do Penhasco Verde</text:p>
          </table:table-cell>
          <table:table-cell office:value-type="string" calcext:value-type="string">
            <text:p>https://pt.wikipedia.org/wiki/Parque_Estadual_do_Penhasco_Ve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ICO MAR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1</text:p>
          </table:table-cell>
          <table:table-cell office:value-type="string" calcext:value-type="string">
            <text:p>Pico do Marumbi State Park</text:p>
          </table:table-cell>
          <table:table-cell office:value-type="string" calcext:value-type="string">
            <text:p>https://en.wikipedia.org/wiki/Pico_do_Marumbi_State_Park</text:p>
          </table:table-cell>
          <table:table-cell office:value-type="string" calcext:value-type="string">
            <text:p>Q18480204</text:p>
          </table:table-cell>
          <table:table-cell office:value-type="string" calcext:value-type="string">
            <text:p>Conjunto Marumbi</text:p>
          </table:table-cell>
          <table:table-cell office:value-type="string" calcext:value-type="string">
            <text:p>https://pt.wikipedia.org/wiki/Conjunto_Marumbi#Parque_estad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DOCARP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6</text:p>
          </table:table-cell>
          <table:table-cell office:value-type="string" calcext:value-type="string">
            <text:p>Parque Estadual do Podocarpus</text:p>
          </table:table-cell>
          <table:table-cell office:value-type="string" calcext:value-type="string">
            <text:p>https://pt.wikipedia.org/wiki/Parque_Estadual_do_Podocarp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ETA E REPENTISTA JUVENAL DE OLIV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EL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relado State Park</text:p>
          </table:table-cell>
          <table:table-cell office:value-type="string" calcext:value-type="string">
            <text:p>https://en.wikipedia.org/wiki/Prelado_State_Park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arque Estadual do Prelado</text:p>
          </table:table-cell>
          <table:table-cell office:value-type="string" calcext:value-type="string">
            <text:p>https://pt.wikipedia.org/wiki/Parque_Estadual_do_Prel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rosa State Park</text:p>
          </table:table-cell>
          <table:table-cell office:value-type="string" calcext:value-type="string">
            <text:p>https://en.wikipedia.org/wiki/Prosa_State_Park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arque Estadual do Prosa</text:p>
          </table:table-cell>
          <table:table-cell office:value-type="string" calcext:value-type="string">
            <text:p>https://pt.wikipedia.org/wiki/Parque_Estadual_do_Pr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25</text:p>
          </table:table-cell>
          <table:table-cell office:value-type="string" calcext:value-type="string">
            <text:p>Rio da Onça State Park</text:p>
          </table:table-cell>
          <table:table-cell office:value-type="string" calcext:value-type="string">
            <text:p>https://en.wikipedia.org/wiki/Rio_da_On%C3%A7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OC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Rio Doce State Park</text:p>
          </table:table-cell>
          <table:table-cell office:value-type="string" calcext:value-type="string">
            <text:p>https://en.wikipedia.org/wiki/Rio_Doce_State_Park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Parque Estadual do Rio Doce</text:p>
          </table:table-cell>
          <table:table-cell office:value-type="string" calcext:value-type="string">
            <text:p>https://pt.wikipedia.org/wiki/Parque_Estadual_do_Rio_Do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GUARAN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2</text:p>
          </table:table-cell>
          <table:table-cell office:value-type="string" calcext:value-type="string">
            <text:p>Parque Estadual do Rio Guarani</text:p>
          </table:table-cell>
          <table:table-cell office:value-type="string" calcext:value-type="string">
            <text:p>https://pt.wikipedia.org/wiki/Parque_Estadual_do_Rio_Guar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Rio do Peixe State Park</text:p>
          </table:table-cell>
          <table:table-cell office:value-type="string" calcext:value-type="string">
            <text:p>https://en.wikipedia.org/wiki/Rio_do_Peixe_State_Park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Parque Estadual do Rio Peixe</text:p>
          </table:table-cell>
          <table:table-cell office:value-type="string" calcext:value-type="string">
            <text:p>https://pt.wikipedia.org/wiki/Parque_Estadual_do_Rio_Peix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7</text:p>
          </table:table-cell>
          <table:table-cell office:value-type="string" calcext:value-type="string">
            <text:p>Rio Turvo State Park</text:p>
          </table:table-cell>
          <table:table-cell office:value-type="string" calcext:value-type="string">
            <text:p>https://en.wikipedia.org/wiki/Rio_Turvo_State_Park</text:p>
          </table:table-cell>
          <table:table-cell office:value-type="string" calcext:value-type="string">
            <text:p>Q25422672</text:p>
          </table:table-cell>
          <table:table-cell office:value-type="string" calcext:value-type="string">
            <text:p>Parque Estadual do Rio Turvo</text:p>
          </table:table-cell>
          <table:table-cell office:value-type="string" calcext:value-type="string">
            <text:p>https://pt.wikipedia.org/wiki/Parque_Estadual_do_Rio_Tur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1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VERM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Rio Vermelho State Park</text:p>
          </table:table-cell>
          <table:table-cell office:value-type="string" calcext:value-type="string">
            <text:p>https://en.wikipedia.org/wiki/Rio_Vermelho_State_Park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Parque Estadual do Rio Vermelho</text:p>
          </table:table-cell>
          <table:table-cell office:value-type="string" calcext:value-type="string">
            <text:p>https://pt.wikipedia.org/wiki/Parque_Estadual_do_Rio_Verme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SUMID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Sumidouro State Park</text:p>
          </table:table-cell>
          <table:table-cell office:value-type="string" calcext:value-type="string">
            <text:p>https://en.wikipedia.org/wiki/Sumidouro_State_Park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Parque Estadual do Sumidouro</text:p>
          </table:table-cell>
          <table:table-cell office:value-type="string" calcext:value-type="string">
            <text:p>https://pt.wikipedia.org/wiki/Parque_Estadual_do_Sumidou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A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Tainhas State Park</text:p>
          </table:table-cell>
          <table:table-cell office:value-type="string" calcext:value-type="string">
            <text:p>https://en.wikipedia.org/wiki/Tainhas_State_Park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Parque Estadual do Tainhas</text:p>
          </table:table-cell>
          <table:table-cell office:value-type="string" calcext:value-type="string">
            <text:p>https://pt.wikipedia.org/wiki/Parque_Estadual_do_Tainh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Turvo State Park</text:p>
          </table:table-cell>
          <table:table-cell office:value-type="string" calcext:value-type="string">
            <text:p>https://en.wikipedia.org/wiki/Turvo_State_Park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Parque Estadual do Turvo</text:p>
          </table:table-cell>
          <table:table-cell office:value-type="string" calcext:value-type="string">
            <text:p>https://pt.wikipedia.org/wiki/Parque_Estadual_do_Tur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U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Utinga State Park</text:p>
          </table:table-cell>
          <table:table-cell office:value-type="string" calcext:value-type="string">
            <text:p>https://en.wikipedia.org/wiki/Utinga_State_Park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Parque Estadual do Utinga</text:p>
          </table:table-cell>
          <table:table-cell office:value-type="string" calcext:value-type="string">
            <text:p>https://pt.wikipedia.org/wiki/Parque_Estadual_do_U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XING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Xingu State Park</text:p>
          </table:table-cell>
          <table:table-cell office:value-type="string" calcext:value-type="string">
            <text:p>https://en.wikipedia.org/wiki/Xingu_State_Park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Parque Estadual do Xingu</text:p>
          </table:table-cell>
          <table:table-cell office:value-type="string" calcext:value-type="string">
            <text:p>https://pt.wikipedia.org/wiki/Parque_Estadual_do_Xing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M OSÓRIO STOFF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34</text:p>
          </table:table-cell>
          <table:table-cell office:value-type="string" calcext:value-type="string">
            <text:p>Dom Osório Stoffel State Park</text:p>
          </table:table-cell>
          <table:table-cell office:value-type="string" calcext:value-type="string">
            <text:p>https://en.wikipedia.org/wiki/Dom_Os%C3%B3rio_Stoffe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MANANCIAIS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Mananciais de Campos do Jordão State Park</text:p>
          </table:table-cell>
          <table:table-cell office:value-type="string" calcext:value-type="string">
            <text:p>https://en.wikipedia.org/wiki/Mananciais_de_Campos_do_Jord%C3%A3o_State_Park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Parque Estadual dos Mananciais de Campos do Jordão</text:p>
          </table:table-cell>
          <table:table-cell office:value-type="string" calcext:value-type="string">
            <text:p>https://pt.wikipedia.org/wiki/Parque_Estadual_dos_Mananciais_de_Campos_do_Jord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PIRINE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irineus State Park</text:p>
          </table:table-cell>
          <table:table-cell office:value-type="string" calcext:value-type="string">
            <text:p>https://en.wikipedia.org/wiki/Pirineus_State_Park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arque Estadual dos Pirineus</text:p>
          </table:table-cell>
          <table:table-cell office:value-type="string" calcext:value-type="string">
            <text:p>https://pt.wikipedia.org/wiki/Parque_Estadual_dos_Pirine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TRÊS P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Três Picos State Park</text:p>
          </table:table-cell>
          <table:table-cell office:value-type="string" calcext:value-type="string">
            <text:p>https://en.wikipedia.org/wiki/Tr%C3%AAs_Picos_State_Park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Parque Estadual dos Três Picos</text:p>
          </table:table-cell>
          <table:table-cell office:value-type="string" calcext:value-type="string">
            <text:p>https://pt.wikipedia.org/wiki/Parque_Estadual_dos_Tr%C3%AAs_P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UNAS DE NATAL " JORNALISTA LUIZ MARIA AL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Natal Dunes State Park</text:p>
          </table:table-cell>
          <table:table-cell office:value-type="string" calcext:value-type="string">
            <text:p>https://en.wikipedia.org/wiki/Natal_Dunes_State_Park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Parque Estadual Dunas de Natal</text:p>
          </table:table-cell>
          <table:table-cell office:value-type="string" calcext:value-type="string">
            <text:p>https://pt.wikipedia.org/wiki/Parque_Estadual_Dunas_de_N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ENCONTRO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Encontro das Águas State Park</text:p>
          </table:table-cell>
          <table:table-cell office:value-type="string" calcext:value-type="string">
            <text:p>https://en.wikipedia.org/wiki/Encontro_das_%C3%81guas_State_Park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Parque Estadual Encontro das Águas</text:p>
          </table:table-cell>
          <table:table-cell office:value-type="string" calcext:value-type="string">
            <text:p>https://pt.wikipedia.org/wiki/Parque_Estadual_Encontro_das_%C3%81gu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FRITZ PLAUMAN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Fritz Plaumann State Park</text:p>
          </table:table-cell>
          <table:table-cell office:value-type="string" calcext:value-type="string">
            <text:p>https://en.wikipedia.org/wiki/Fritz_Plaumann_State_Park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Parque Estadual Fritz Plaumann</text:p>
          </table:table-cell>
          <table:table-cell office:value-type="string" calcext:value-type="string">
            <text:p>https://pt.wikipedia.org/wiki/Parque_Estadual_Fritz_Plaum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ÃO MOG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376147</text:p>
          </table:table-cell>
          <table:table-cell office:value-type="string" calcext:value-type="string">
            <text:p>Grão Mogol State Park</text:p>
          </table:table-cell>
          <table:table-cell office:value-type="string" calcext:value-type="string">
            <text:p>https://en.wikipedia.org/wiki/Gr%C3%A3o_Mogo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UTA DA LAGO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Gruta da Lagoa Azul State Park</text:p>
          </table:table-cell>
          <table:table-cell office:value-type="string" calcext:value-type="string">
            <text:p>https://en.wikipedia.org/wiki/Gruta_da_Lagoa_Azul_State_Park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Parque Estadual Gruta da Lagoa Azul</text:p>
          </table:table-cell>
          <table:table-cell office:value-type="string" calcext:value-type="string">
            <text:p>https://pt.wikipedia.org/wiki/Parque_Estadual_Gruta_da_Lago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UAR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41</text:p>
          </table:table-cell>
          <table:table-cell office:value-type="string" calcext:value-type="string">
            <text:p>Guariba State Park</text:p>
          </table:table-cell>
          <table:table-cell office:value-type="string" calcext:value-type="string">
            <text:p>https://en.wikipedia.org/wiki/Guarib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GARAPÉS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8175</text:p>
          </table:table-cell>
          <table:table-cell office:value-type="string" calcext:value-type="string">
            <text:p>Igarapés do Juruena State Park</text:p>
          </table:table-cell>
          <table:table-cell office:value-type="string" calcext:value-type="string">
            <text:p>https://en.wikipedia.org/wiki/Igarap%C3%A9s_do_Juruen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NTERVAL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Intervales State Park</text:p>
          </table:table-cell>
          <table:table-cell office:value-type="string" calcext:value-type="string">
            <text:p>https://en.wikipedia.org/wiki/Intervales_State_Park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Parque Estadual Intervales</text:p>
          </table:table-cell>
          <table:table-cell office:value-type="string" calcext:value-type="string">
            <text:p>https://pt.wikipedia.org/wiki/Parque_Estadual_Interv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JOÃO PAUL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56</text:p>
          </table:table-cell>
          <table:table-cell office:value-type="string" calcext:value-type="string">
            <text:p>Bosque do Papa</text:p>
          </table:table-cell>
          <table:table-cell office:value-type="string" calcext:value-type="string">
            <text:p>https://pt.wikipedia.org/wiki/Bosque_do_Pa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AMAR DE CANAN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Lagamar de Cananéia State Park</text:p>
          </table:table-cell>
          <table:table-cell office:value-type="string" calcext:value-type="string">
            <text:p>https://en.wikipedia.org/wiki/Lagamar_de_Canan%C3%A9ia_State_Park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Parque Estadual Lagamar de Cananéia</text:p>
          </table:table-cell>
          <table:table-cell office:value-type="string" calcext:value-type="string">
            <text:p>https://pt.wikipedia.org/wiki/Parque_Estadual_Lagamar_de_Canan%C3%A9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OA DO CAJU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ÃE BONIFÁC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Mãe Bonifácia State Park</text:p>
          </table:table-cell>
          <table:table-cell office:value-type="string" calcext:value-type="string">
            <text:p>https://en.wikipedia.org/wiki/M%C3%A3e_Bonif%C3%A1cia_State_Park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Parque Mãe Bonifácia</text:p>
          </table:table-cell>
          <table:table-cell office:value-type="string" calcext:value-type="string">
            <text:p>https://pt.wikipedia.org/wiki/Parque_M%C3%A3e_Bonif%C3%A1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LAJE DE SA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Laje de Santos Marine State Park</text:p>
          </table:table-cell>
          <table:table-cell office:value-type="string" calcext:value-type="string">
            <text:p>https://en.wikipedia.org/wiki/Laje_de_Santos_Marine_State_Park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Parque Estadual Marinho da Laje de Santos</text:p>
          </table:table-cell>
          <table:table-cell office:value-type="string" calcext:value-type="string">
            <text:p>https://pt.wikipedia.org/wiki/Parque_Estadual_Marinho_da_Laje_de_San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PEDRA DA RISCA DO ME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edra da Risca do Meio Marine State Park</text:p>
          </table:table-cell>
          <table:table-cell office:value-type="string" calcext:value-type="string">
            <text:p>https://en.wikipedia.org/wiki/Pedra_da_Risca_do_Meio_Marine_State_Park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arque Estadual Marinho da Pedra da Risca do Meio</text:p>
          </table:table-cell>
          <table:table-cell office:value-type="string" calcext:value-type="string">
            <text:p>https://pt.wikipedia.org/wiki/Parque_Estadual_Marinho_da_Pedra_da_Risca_do_Me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E AREIA VERM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Areia Vermelha Marine State Park</text:p>
          </table:table-cell>
          <table:table-cell office:value-type="string" calcext:value-type="string">
            <text:p>https://en.wikipedia.org/wiki/Areia_Vermelha_Marine_State_Park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Parque Estadual Marinho de Areia Vermelha</text:p>
          </table:table-cell>
          <table:table-cell office:value-type="string" calcext:value-type="string">
            <text:p>https://pt.wikipedia.org/wiki/Parque_Estadual_Marinho_de_Areia_Verm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O PARCEL DE MANUEL LUí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cel de Manuel Luís Marine State Park</text:p>
          </table:table-cell>
          <table:table-cell office:value-type="string" calcext:value-type="string">
            <text:p>https://en.wikipedia.org/wiki/Parcel_de_Manuel_Lu%C3%ADs_Marine_State_Park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que Estadual Marinho do Parcel de Manuel Luís</text:p>
          </table:table-cell>
          <table:table-cell office:value-type="string" calcext:value-type="string">
            <text:p>https://pt.wikipedia.org/wiki/Parque_Estadual_Marinho_do_Parcel_de_Manuel_Lu%C3%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MENT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02</text:p>
          </table:table-cell>
          <table:table-cell office:value-type="string" calcext:value-type="string">
            <text:p>Parque Estadual Mata da Pipa</text:p>
          </table:table-cell>
          <table:table-cell office:value-type="string" calcext:value-type="string">
            <text:p>https://pt.wikipedia.org/wiki/Parque_Estadual_Mata_da_Pi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E DUAS LAG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PAU FER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50</text:p>
          </table:table-cell>
          <table:table-cell office:value-type="string" calcext:value-type="string">
            <text:p>Parque Estadual Mata do Pau-Ferro</text:p>
          </table:table-cell>
          <table:table-cell office:value-type="string" calcext:value-type="string">
            <text:p>https://pt.wikipedia.org/wiki/Parque_Estadual_Mata_do_Pau-Fer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XEM-XÉ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4</text:p>
          </table:table-cell>
          <table:table-cell office:value-type="string" calcext:value-type="string">
            <text:p>Unidade de Conservação Estadual da Mata do Xem-Xem</text:p>
          </table:table-cell>
          <table:table-cell office:value-type="string" calcext:value-type="string">
            <text:p>https://pt.wikipedia.org/wiki/Unidade_de_Conserva%C3%A7%C3%A3o_Estadual_da_Mata_do_Xem-X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Z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ÃO FRANCIS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E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S DO SEGRE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Matas do Segredo State Park</text:p>
          </table:table-cell>
          <table:table-cell office:value-type="string" calcext:value-type="string">
            <text:p>https://en.wikipedia.org/wiki/Matas_do_Segredo_State_Park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Parque Estadual Mata do Segredo</text:p>
          </table:table-cell>
          <table:table-cell office:value-type="string" calcext:value-type="string">
            <text:p>https://pt.wikipedia.org/wiki/Parque_Estadual_Mata_do_Segre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8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ASCENTES DO PARANAPA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Nascentes do Paranapanema State Park</text:p>
          </table:table-cell>
          <table:table-cell office:value-type="string" calcext:value-type="string">
            <text:p>https://en.wikipedia.org/wiki/Nascentes_do_Paranapanema_State_Park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Parque Estadual Nascentes do Paranapanema</text:p>
          </table:table-cell>
          <table:table-cell office:value-type="string" calcext:value-type="string">
            <text:p>https://pt.wikipedia.org/wiki/Parque_Estadual_Nascentes_do_Paranapa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OVA BAD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29</text:p>
          </table:table-cell>
          <table:table-cell office:value-type="string" calcext:value-type="string">
            <text:p>Nova Baden State Park</text:p>
          </table:table-cell>
          <table:table-cell office:value-type="string" calcext:value-type="string">
            <text:p>https://en.wikipedia.org/wiki/Nova_Baden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 F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5</text:p>
          </table:table-cell>
          <table:table-cell office:value-type="string" calcext:value-type="string">
            <text:p>Parque Estadual do Pau Furado</text:p>
          </table:table-cell>
          <table:table-cell office:value-type="string" calcext:value-type="string">
            <text:p>https://pt.wikipedia.org/wiki/Parque_Estadual_do_Pau_Fu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LO CÉSAR V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ulo César Vinha State Park</text:p>
          </table:table-cell>
          <table:table-cell office:value-type="string" calcext:value-type="string">
            <text:p>https://en.wikipedia.org/wiki/Paulo_C%C3%A9sar_Vinha_State_Park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rque Estadual Paulo César Vinha</text:p>
          </table:table-cell>
          <table:table-cell office:value-type="string" calcext:value-type="string">
            <text:p>https://pt.wikipedia.org/wiki/Parque_Estadual_Paulo_C%C3%A9sar_Vi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ITAMB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 State Park</text:p>
          </table:table-cell>
          <table:table-cell office:value-type="string" calcext:value-type="string">
            <text:p>https://en.wikipedia.org/wiki/Pico_do_Itamb%C3%A9_State_Park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</text:p>
          </table:table-cell>
          <table:table-cell office:value-type="string" calcext:value-type="string">
            <text:p>https://pt.wikipedia.org/wiki/Pico_do_Itamb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JAB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ico do Jabre State Park</text:p>
          </table:table-cell>
          <table:table-cell office:value-type="string" calcext:value-type="string">
            <text:p>https://en.wikipedia.org/wiki/Pico_do_Jabre_State_Park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arque Estadual Pico do Jabre</text:p>
          </table:table-cell>
          <table:table-cell office:value-type="string" calcext:value-type="string">
            <text:p>https://pt.wikipedia.org/wiki/Parque_Estadual_Pico_do_Jab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PARAN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ico Paraná State Park</text:p>
          </table:table-cell>
          <table:table-cell office:value-type="string" calcext:value-type="string">
            <text:p>https://en.wikipedia.org/wiki/Pico_Paran%C3%A1_State_Park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arque Estadual Pico do Paraná</text:p>
          </table:table-cell>
          <table:table-cell office:value-type="string" calcext:value-type="string">
            <text:p>https://pt.wikipedia.org/wiki/Parque_Estadual_Pico_do_Par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3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ONTA DA TU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ROFESSOR JOSÉ WACCHOWIC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QUARTA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Quarta Colônia State Park</text:p>
          </table:table-cell>
          <table:table-cell office:value-type="string" calcext:value-type="string">
            <text:p>https://en.wikipedia.org/wiki/Quarta_Col%C3%B4nia_State_Park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Parque Estadual da Quarta Colônia</text:p>
          </table:table-cell>
          <table:table-cell office:value-type="string" calcext:value-type="string">
            <text:p>https://pt.wikipedia.org/wiki/Parque_Estadual_da_Quarta_Col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ESTINGA DE BERTIO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Restinga de Bertioga State Park</text:p>
          </table:table-cell>
          <table:table-cell office:value-type="string" calcext:value-type="string">
            <text:p>https://en.wikipedia.org/wiki/Restinga_de_Bertioga_State_Park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Parque Estadual Restinga de Bertioga</text:p>
          </table:table-cell>
          <table:table-cell office:value-type="string" calcext:value-type="string">
            <text:p>https://pt.wikipedia.org/wiki/Parque_Estadual_Restinga_de_Bertio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AN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3</text:p>
          </table:table-cell>
          <table:table-cell office:value-type="string" calcext:value-type="string">
            <text:p>Parque Estadual Rio Canoas</text:p>
          </table:table-cell>
          <table:table-cell office:value-type="string" calcext:value-type="string">
            <text:p>https://pt.wikipedia.org/wiki/Parque_Estadual_Rio_Cano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ORR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766</text:p>
          </table:table-cell>
          <table:table-cell office:value-type="string" calcext:value-type="string">
            <text:p>Parque Estadual do Rio Corrente</text:p>
          </table:table-cell>
          <table:table-cell office:value-type="string" calcext:value-type="string">
            <text:p>https://pt.wikipedia.org/wiki/Parque_Estadual_do_Rio_Corr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NOR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Rio Negro State Park North Section</text:p>
          </table:table-cell>
          <table:table-cell office:value-type="string" calcext:value-type="string">
            <text:p>https://en.wikipedia.org/wiki/Rio_Negro_State_Park_North_Section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Parque Estadual Rio Negro Setor Norte</text:p>
          </table:table-cell>
          <table:table-cell office:value-type="string" calcext:value-type="string">
            <text:p>https://pt.wikipedia.org/wiki/Parque_Estadual_Rio_Negro_Setor_Nor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S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5</text:p>
          </table:table-cell>
          <table:table-cell office:value-type="string" calcext:value-type="string">
            <text:p>Rio Negro State Park South Section</text:p>
          </table:table-cell>
          <table:table-cell office:value-type="string" calcext:value-type="string">
            <text:p>https://en.wikipedia.org/wiki/Rio_Negro_State_Park_South_Section</text:p>
          </table:table-cell>
          <table:table-cell office:value-type="string" calcext:value-type="string">
            <text:p>Q29555458</text:p>
          </table:table-cell>
          <table:table-cell office:value-type="string" calcext:value-type="string">
            <text:p>Parque Estadual Rio Negro Setor Sul</text:p>
          </table:table-cell>
          <table:table-cell office:value-type="string" calcext:value-type="string">
            <text:p>https://pt.wikipedia.org/wiki/Parque_Estadual_Rio_Negro_Setor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P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1193</text:p>
          </table:table-cell>
          <table:table-cell office:value-type="string" calcext:value-type="string">
            <text:p>Rio Preto State Park</text:p>
          </table:table-cell>
          <table:table-cell office:value-type="string" calcext:value-type="string">
            <text:p>https://en.wikipedia.org/wiki/Rio_Preto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OBERTO RIBAS 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7</text:p>
          </table:table-cell>
          <table:table-cell office:value-type="string" calcext:value-type="string">
            <text:p>Roberto Ribas Lange State Park</text:p>
          </table:table-cell>
          <table:table-cell office:value-type="string" calcext:value-type="string">
            <text:p>https://en.wikipedia.org/wiki/Roberto_Ribas_Lang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Serra Azul State Park</text:p>
          </table:table-cell>
          <table:table-cell office:value-type="string" calcext:value-type="string">
            <text:p>https://en.wikipedia.org/wiki/Serra_Azul_State_Park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Parque Estadual da Serra Azul</text:p>
          </table:table-cell>
          <table:table-cell office:value-type="string" calcext:value-type="string">
            <text:p>https://pt.wikipedia.org/wiki/Parque_Estadual_da_Serr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AITA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Serra da Baitaca State Park</text:p>
          </table:table-cell>
          <table:table-cell office:value-type="string" calcext:value-type="string">
            <text:p>https://en.wikipedia.org/wiki/Serra_da_Baitaca_State_Park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Parque Estadual Serra da Baitaca</text:p>
          </table:table-cell>
          <table:table-cell office:value-type="string" calcext:value-type="string">
            <text:p>https://pt.wikipedia.org/wiki/Parque_Estadual_Serra_da_Baita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CANDO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628</text:p>
          </table:table-cell>
          <table:table-cell office:value-type="string" calcext:value-type="string">
            <text:p>Parque Estadual Serra da Candonga</text:p>
          </table:table-cell>
          <table:table-cell office:value-type="string" calcext:value-type="string">
            <text:p>https://pt.wikipedia.org/wiki/Parque_Estadual_Serra_da_Cando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S ARA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AC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Serra do Aracá State Park</text:p>
          </table:table-cell>
          <table:table-cell office:value-type="string" calcext:value-type="string">
            <text:p>https://en.wikipedia.org/wiki/Serra_do_Arac%C3%A1_State_Park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Parque Estadual Serra do Aracá</text:p>
          </table:table-cell>
          <table:table-cell office:value-type="string" calcext:value-type="string">
            <text:p>https://pt.wikipedia.org/wiki/Parque_Estadual_Serra_do_Ar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E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BRIGAD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8</text:p>
          </table:table-cell>
          <table:table-cell office:value-type="string" calcext:value-type="string">
            <text:p>Parque Estadual Serra do Brigadeiro</text:p>
          </table:table-cell>
          <table:table-cell office:value-type="string" calcext:value-type="string">
            <text:p>https://pt.wikipedia.org/wiki/Parque_Estadual_Serra_do_Brigad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INTEND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9</text:p>
          </table:table-cell>
          <table:table-cell office:value-type="string" calcext:value-type="string">
            <text:p>Parque Estadual Serra do Intendente</text:p>
          </table:table-cell>
          <table:table-cell office:value-type="string" calcext:value-type="string">
            <text:p>https://pt.wikipedia.org/wiki/Parque_Estadual_Serra_do_Intend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OURO B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45</text:p>
          </table:table-cell>
          <table:table-cell office:value-type="string" calcext:value-type="string">
            <text:p>Parque Estadual da Serra do Ouro Branco</text:p>
          </table:table-cell>
          <table:table-cell office:value-type="string" calcext:value-type="string">
            <text:p>https://pt.wikipedia.org/wiki/Parque_Estadual_da_Serra_do_Ouro_Br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PAPAGA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Serra do Papagaio State Park</text:p>
          </table:table-cell>
          <table:table-cell office:value-type="string" calcext:value-type="string">
            <text:p>https://en.wikipedia.org/wiki/Serra_do_Papagaio_State_Park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Pico do Papagaio (Minas Gerais)</text:p>
          </table:table-cell>
          <table:table-cell office:value-type="string" calcext:value-type="string">
            <text:p>https://pt.wikipedia.org/wiki/Pico_do_Papagaio_(Minas_Gera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ROLA MO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Serra do Rola-Moça State Park</text:p>
          </table:table-cell>
          <table:table-cell office:value-type="string" calcext:value-type="string">
            <text:p>https://en.wikipedia.org/wiki/Serra_do_Rola-Mo%C3%A7a_State_Park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Parque Estadual da Serra do Rola-Moça</text:p>
          </table:table-cell>
          <table:table-cell office:value-type="string" calcext:value-type="string">
            <text:p>https://pt.wikipedia.org/wiki/Parque_Estadual_da_Serra_do_Rola-Mo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SOB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S RE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16</text:p>
          </table:table-cell>
          <table:table-cell office:value-type="string" calcext:value-type="string">
            <text:p>Serra dos Reis State Park</text:p>
          </table:table-cell>
          <table:table-cell office:value-type="string" calcext:value-type="string">
            <text:p>https://en.wikipedia.org/wiki/Serra_dos_Re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EG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Serra Negra State Park</text:p>
          </table:table-cell>
          <table:table-cell office:value-type="string" calcext:value-type="string">
            <text:p>https://en.wikipedia.org/wiki/Serra_Negra_State_Park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Parque Estadual da Serra Negra</text:p>
          </table:table-cell>
          <table:table-cell office:value-type="string" calcext:value-type="string">
            <text:p>https://pt.wikipedia.org/wiki/Parque_Estadual_da_Serra_Neg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553882</text:p>
          </table:table-cell>
          <table:table-cell office:value-type="string" calcext:value-type="string">
            <text:p>Serra Nova State Park</text:p>
          </table:table-cell>
          <table:table-cell office:value-type="string" calcext:value-type="string">
            <text:p>https://en.wikipedia.org/wiki/Serra_Nov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RICARDO F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Serra Ricardo Franco State Park</text:p>
          </table:table-cell>
          <table:table-cell office:value-type="string" calcext:value-type="string">
            <text:p>https://en.wikipedia.org/wiki/Serra_Ricardo_Franco_State_Park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Parque Estadual da Serra de Ricardo Franco</text:p>
          </table:table-cell>
          <table:table-cell office:value-type="string" calcext:value-type="string">
            <text:p>https://pt.wikipedia.org/wiki/Parque_Estadual_da_Serra_de_Ricardo_Fr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SANTA BÁR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Serra de Santa Bárbara State Park</text:p>
          </table:table-cell>
          <table:table-cell office:value-type="string" calcext:value-type="string">
            <text:p>https://en.wikipedia.org/wiki/Serra_de_Santa_B%C3%A1rbara_State_Park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Parque Estadual Serra de Santa Bárbara</text:p>
          </table:table-cell>
          <table:table-cell office:value-type="string" calcext:value-type="string">
            <text:p>https://pt.wikipedia.org/wiki/Parque_Estadual_Serra_de_Santa_B%C3%A1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TE SAL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0</text:p>
          </table:table-cell>
          <table:table-cell office:value-type="string" calcext:value-type="string">
            <text:p>Parque Estadual de Sete Salões</text:p>
          </table:table-cell>
          <table:table-cell office:value-type="string" calcext:value-type="string">
            <text:p>https://pt.wikipedia.org/wiki/Parque_Estadual_de_Sete_Sal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ÍTIO FUN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CUNDU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61</text:p>
          </table:table-cell>
          <table:table-cell office:value-type="string" calcext:value-type="string">
            <text:p>Sucunduri State Park</text:p>
          </table:table-cell>
          <table:table-cell office:value-type="string" calcext:value-type="string">
            <text:p>https://en.wikipedia.org/wiki/Sucundu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MAÚ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Sumaúma State Park</text:p>
          </table:table-cell>
          <table:table-cell office:value-type="string" calcext:value-type="string">
            <text:p>https://en.wikipedia.org/wiki/Suma%C3%BAma_State_Park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Parque Estadual Sumaúma</text:p>
          </table:table-cell>
          <table:table-cell office:value-type="string" calcext:value-type="string">
            <text:p>https://pt.wikipedia.org/wiki/Parque_Estadual_Suma%C3%B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CUM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44683</text:p>
          </table:table-cell>
          <table:table-cell office:value-type="string" calcext:value-type="string">
            <text:p>Tucumã State Park</text:p>
          </table:table-cell>
          <table:table-cell office:value-type="string" calcext:value-type="string">
            <text:p>https://en.wikipedia.org/wiki/Tucum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RÍSTICO DO ALTO DO RIB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Alto Ribeira Tourist State Park</text:p>
          </table:table-cell>
          <table:table-cell office:value-type="string" calcext:value-type="string">
            <text:p>https://en.wikipedia.org/wiki/Alto_Ribeira_Tourist_State_Park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Parque Estadual Turístico do Alto Ribeira</text:p>
          </table:table-cell>
          <table:table-cell office:value-type="string" calcext:value-type="string">
            <text:p>https://pt.wikipedia.org/wiki/Parque_Estadual_Tur%C3%ADstico_do_Alto_Rib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1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ALE DO Có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92</text:p>
          </table:table-cell>
          <table:table-cell office:value-type="string" calcext:value-type="string">
            <text:p>Parque Estadual do Vale do Codó</text:p>
          </table:table-cell>
          <table:table-cell office:value-type="string" calcext:value-type="string">
            <text:p>https://pt.wikipedia.org/wiki/Parque_Estadual_do_Vale_do_Cod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D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ED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ITóRIO PIAS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XIXOVÁ-JAP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Xixová-Japuí State Park</text:p>
          </table:table-cell>
          <table:table-cell office:value-type="string" calcext:value-type="string">
            <text:p>https://en.wikipedia.org/wiki/Xixov%C3%A1-Japu%C3%AD_State_Park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Parque Estadual Xixová-Japuí</text:p>
          </table:table-cell>
          <table:table-cell office:value-type="string" calcext:value-type="string">
            <text:p>https://pt.wikipedia.org/wiki/Parque_Estadual_Xixov%C3%A1-Jap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Zé BOLO FLô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67</text:p>
          </table:table-cell>
          <table:table-cell office:value-type="string" calcext:value-type="string">
            <text:p>Zé Bolo Flô State Park</text:p>
          </table:table-cell>
          <table:table-cell office:value-type="string" calcext:value-type="string">
            <text:p>https://en.wikipedia.org/wiki/Z%C3%A9_Bolo_Fl%C3%B4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0.29.23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0.31.3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O BREJ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CAVERN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Cavernas do Peruaçu National Park</text:p>
          </table:table-cell>
          <table:table-cell office:value-type="string" calcext:value-type="string">
            <text:p>https://en.wikipedia.org/wiki/Cavernas_do_Perua%C3%A7u_National_Park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Parque Nacional Cavernas do Peruaçu</text:p>
          </table:table-cell>
          <table:table-cell office:value-type="string" calcext:value-type="string">
            <text:p>https://pt.wikipedia.org/wiki/Parque_Nacional_Cavernas_do_Per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AMAZ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Amazônia National Park</text:p>
          </table:table-cell>
          <table:table-cell office:value-type="string" calcext:value-type="string">
            <text:p>https://en.wikipedia.org/wiki/Amaz%C3%B4nia_National_Park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Parque Nacional da Amazônia</text:p>
          </table:table-cell>
          <table:table-cell office:value-type="string" calcext:value-type="string">
            <text:p>https://pt.wikipedia.org/wiki/Parque_Nacional_da_Amaz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AS MES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Chapada das Mesas National Park</text:p>
          </table:table-cell>
          <table:table-cell office:value-type="string" calcext:value-type="string">
            <text:p>https://en.wikipedia.org/wiki/Chapada_das_Mesas_National_Park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Parque Nacional da Chapada das Mesas</text:p>
          </table:table-cell>
          <table:table-cell office:value-type="string" calcext:value-type="string">
            <text:p>https://pt.wikipedia.org/wiki/Parque_Nacional_da_Chapada_das_Me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IAMANT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6463</text:p>
          </table:table-cell>
          <table:table-cell office:value-type="string" calcext:value-type="string">
            <text:p>Chapada Diamantina National Park</text:p>
          </table:table-cell>
          <table:table-cell office:value-type="string" calcext:value-type="string">
            <text:p>https://en.wikipedia.org/wiki/Chapada_Diamantina_National_Park</text:p>
          </table:table-cell>
          <table:table-cell office:value-type="string" calcext:value-type="string">
            <text:p>Q1062622</text:p>
          </table:table-cell>
          <table:table-cell office:value-type="string" calcext:value-type="string">
            <text:p>Chapada Diamantina</text:p>
          </table:table-cell>
          <table:table-cell office:value-type="string" calcext:value-type="string">
            <text:p>https://pt.wikipedia.org/wiki/Chapada_Diaman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GUIMARÃ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Chapada dos Guimarães National Park</text:p>
          </table:table-cell>
          <table:table-cell office:value-type="string" calcext:value-type="string">
            <text:p>https://en.wikipedia.org/wiki/Chapada_dos_Guimar%C3%A3es_National_Park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Parque Nacional da Chapada dos Guimarães</text:p>
          </table:table-cell>
          <table:table-cell office:value-type="string" calcext:value-type="string">
            <text:p>https://pt.wikipedia.org/wiki/Parque_Nacional_da_Chapada_dos_Guimar%C3%A3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VEAD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Chapada dos Veadeiros National Park</text:p>
          </table:table-cell>
          <table:table-cell office:value-type="string" calcext:value-type="string">
            <text:p>https://en.wikipedia.org/wiki/Chapada_dos_Veadeiros_National_Park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Parque Nacional da Chapada dos Veadeiros</text:p>
          </table:table-cell>
          <table:table-cell office:value-type="string" calcext:value-type="string">
            <text:p>https://pt.wikipedia.org/wiki/Parque_Nacional_da_Chapada_dos_Veadei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FURNA F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Furna Feia National Park</text:p>
          </table:table-cell>
          <table:table-cell office:value-type="string" calcext:value-type="string">
            <text:p>https://en.wikipedia.org/wiki/Furna_Feia_National_Park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Parque Nacional da Furna Feia</text:p>
          </table:table-cell>
          <table:table-cell office:value-type="string" calcext:value-type="string">
            <text:p>https://pt.wikipedia.org/wiki/Parque_Nacional_da_Furna_Fe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LAGOA D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Lagoa do Peixe National Park</text:p>
          </table:table-cell>
          <table:table-cell office:value-type="string" calcext:value-type="string">
            <text:p>https://en.wikipedia.org/wiki/Lagoa_do_Peixe_National_Park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Parque Nacional da Lagoa do Peixe</text:p>
          </table:table-cell>
          <table:table-cell office:value-type="string" calcext:value-type="string">
            <text:p>https://pt.wikipedia.org/wiki/Parque_Nacional_da_Lagoa_do_Peix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CA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Serra da Bocaina National Park</text:p>
          </table:table-cell>
          <table:table-cell office:value-type="string" calcext:value-type="string">
            <text:p>https://en.wikipedia.org/wiki/Serra_da_Bocaina_National_Park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Parque Nacional da Serra da Bocaina</text:p>
          </table:table-cell>
          <table:table-cell office:value-type="string" calcext:value-type="string">
            <text:p>https://pt.wikipedia.org/wiki/Parque_Nacional_da_Serra_da_Boca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DOQ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 National Park</text:p>
          </table:table-cell>
          <table:table-cell office:value-type="string" calcext:value-type="string">
            <text:p>https://en.wikipedia.org/wiki/Serra_da_Bodoquena_National_Park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</text:p>
          </table:table-cell>
          <table:table-cell office:value-type="string" calcext:value-type="string">
            <text:p>https://pt.wikipedia.org/wiki/Serra_da_Bodoq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NAST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Serra da Canastra National Park</text:p>
          </table:table-cell>
          <table:table-cell office:value-type="string" calcext:value-type="string">
            <text:p>https://en.wikipedia.org/wiki/Serra_da_Canastra_National_Park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Parque Nacional da Serra da Canastra</text:p>
          </table:table-cell>
          <table:table-cell office:value-type="string" calcext:value-type="string">
            <text:p>https://pt.wikipedia.org/wiki/Parque_Nacional_da_Serra_da_Canas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PIV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Serra da Capivara National Park</text:p>
          </table:table-cell>
          <table:table-cell office:value-type="string" calcext:value-type="string">
            <text:p>https://en.wikipedia.org/wiki/Serra_da_Capivara_National_Park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Parque Nacional Serra da Capivara</text:p>
          </table:table-cell>
          <table:table-cell office:value-type="string" calcext:value-type="string">
            <text:p>https://pt.wikipedia.org/wiki/Parque_Nacional_Serra_da_Capiv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UT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Serra da Cutia National Park</text:p>
          </table:table-cell>
          <table:table-cell office:value-type="string" calcext:value-type="string">
            <text:p>https://en.wikipedia.org/wiki/Serra_da_Cutia_National_Park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Parque Nacional da Serra da Cutia</text:p>
          </table:table-cell>
          <table:table-cell office:value-type="string" calcext:value-type="string">
            <text:p>https://pt.wikipedia.org/wiki/Parque_Nacional_da_Serra_da_Cut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S LONT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Serra das Lontras National Park</text:p>
          </table:table-cell>
          <table:table-cell office:value-type="string" calcext:value-type="string">
            <text:p>https://en.wikipedia.org/wiki/Serra_das_Lontras_National_Park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Parque Nacional da Serra das Lontras</text:p>
          </table:table-cell>
          <table:table-cell office:value-type="string" calcext:value-type="string">
            <text:p>https://pt.wikipedia.org/wiki/Parque_Nacional_da_Serra_das_Lont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E ITABAI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Serra de Itabaiana National Park</text:p>
          </table:table-cell>
          <table:table-cell office:value-type="string" calcext:value-type="string">
            <text:p>https://en.wikipedia.org/wiki/Serra_de_Itabaiana_National_Park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Parque Nacional Serra de Itabaiana</text:p>
          </table:table-cell>
          <table:table-cell office:value-type="string" calcext:value-type="string">
            <text:p>https://pt.wikipedia.org/wiki/Parque_Nacional_Serra_de_Itaba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CIP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Serra do Cipó National Park</text:p>
          </table:table-cell>
          <table:table-cell office:value-type="string" calcext:value-type="string">
            <text:p>https://en.wikipedia.org/wiki/Serra_do_Cip%C3%B3_National_Park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Parque Nacional da Serra do Cipó</text:p>
          </table:table-cell>
          <table:table-cell office:value-type="string" calcext:value-type="string">
            <text:p>https://pt.wikipedia.org/wiki/Parque_Nacional_da_Serra_do_Cip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DIVIS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Serra do Divisor National Park</text:p>
          </table:table-cell>
          <table:table-cell office:value-type="string" calcext:value-type="string">
            <text:p>https://en.wikipedia.org/wiki/Serra_do_Divisor_National_Park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Parque Nacional da Serra do Divisor</text:p>
          </table:table-cell>
          <table:table-cell office:value-type="string" calcext:value-type="string">
            <text:p>https://pt.wikipedia.org/wiki/Parque_Nacional_da_Serra_do_Divi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GANDA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Serra do Gandarela National Park</text:p>
          </table:table-cell>
          <table:table-cell office:value-type="string" calcext:value-type="string">
            <text:p>https://en.wikipedia.org/wiki/Serra_do_Gandarela_National_Park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Parque Nacional da Serra do Gandarela</text:p>
          </table:table-cell>
          <table:table-cell office:value-type="string" calcext:value-type="string">
            <text:p>https://pt.wikipedia.org/wiki/Parque_Nacional_da_Serra_do_Gandar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ITAJ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Serra do Itajaí National Park</text:p>
          </table:table-cell>
          <table:table-cell office:value-type="string" calcext:value-type="string">
            <text:p>https://en.wikipedia.org/wiki/Serra_do_Itaja%C3%AD_National_Park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Parque Nacional da Serra do Itajaí</text:p>
          </table:table-cell>
          <table:table-cell office:value-type="string" calcext:value-type="string">
            <text:p>https://pt.wikipedia.org/wiki/Parque_Nacional_da_Serra_do_Itaj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PAR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Serra do Pardo National Park</text:p>
          </table:table-cell>
          <table:table-cell office:value-type="string" calcext:value-type="string">
            <text:p>https://en.wikipedia.org/wiki/Serra_do_Pardo_National_Park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Parque Nacional da Serra do Pardo</text:p>
          </table:table-cell>
          <table:table-cell office:value-type="string" calcext:value-type="string">
            <text:p>https://pt.wikipedia.org/wiki/Parque_Nacional_da_Serra_do_Par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S ORG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Serra dos Órgãos National Park</text:p>
          </table:table-cell>
          <table:table-cell office:value-type="string" calcext:value-type="string">
            <text:p>https://en.wikipedia.org/wiki/Serra_dos_%C3%93rg%C3%A3os_National_Park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Parque Nacional da Serra dos Órgãos</text:p>
          </table:table-cell>
          <table:table-cell office:value-type="string" calcext:value-type="string">
            <text:p>https://pt.wikipedia.org/wiki/Parque_Nacional_da_Serra_dos_%C3%93rg%C3%A3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GE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Serra Geral National Park</text:p>
          </table:table-cell>
          <table:table-cell office:value-type="string" calcext:value-type="string">
            <text:p>https://en.wikipedia.org/wiki/Serra_Geral_National_Park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Parque Nacional da Serra Geral</text:p>
          </table:table-cell>
          <table:table-cell office:value-type="string" calcext:value-type="string">
            <text:p>https://pt.wikipedia.org/wiki/Parque_Nacional_da_Serra_G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TIJU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942956</text:p>
          </table:table-cell>
          <table:table-cell office:value-type="string" calcext:value-type="string">
            <text:p>Tijuca Forest</text:p>
          </table:table-cell>
          <table:table-cell office:value-type="string" calcext:value-type="string">
            <text:p>https://en.wikipedia.org/wiki/Tijuca_Forest</text:p>
          </table:table-cell>
          <table:table-cell office:value-type="string" calcext:value-type="string">
            <text:p>Q1974494</text:p>
          </table:table-cell>
          <table:table-cell office:value-type="string" calcext:value-type="string">
            <text:p>Parque Nacional da Tijuca</text:p>
          </table:table-cell>
          <table:table-cell office:value-type="string" calcext:value-type="string">
            <text:p>https://pt.wikipedia.org/wiki/Parque_Nacional_da_Tiju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Araucárias National Park</text:p>
          </table:table-cell>
          <table:table-cell office:value-type="string" calcext:value-type="string">
            <text:p>https://en.wikipedia.org/wiki/Arauc%C3%A1rias_National_Park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Parque Nacional das Araucárias</text:p>
          </table:table-cell>
          <table:table-cell office:value-type="string" calcext:value-type="string">
            <text:p>https://pt.wikipedia.org/wiki/Parque_Nacional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E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Emas National Park</text:p>
          </table:table-cell>
          <table:table-cell office:value-type="string" calcext:value-type="string">
            <text:p>https://en.wikipedia.org/wiki/Emas_National_Park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Parque Nacional das Emas</text:p>
          </table:table-cell>
          <table:table-cell office:value-type="string" calcext:value-type="string">
            <text:p>https://pt.wikipedia.org/wiki/Parque_Nacional_das_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NASCENTES DO RIO PARNA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Nascentes do Rio Parnaíba National Park</text:p>
          </table:table-cell>
          <table:table-cell office:value-type="string" calcext:value-type="string">
            <text:p>https://en.wikipedia.org/wiki/Nascentes_do_Rio_Parna%C3%ADba_National_Park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Parque Nacional das Nascentes do Rio Parnaíba</text:p>
          </table:table-cell>
          <table:table-cell office:value-type="string" calcext:value-type="string">
            <text:p>https://pt.wikipedia.org/wiki/Parque_Nacional_das_Nascentes_do_Ri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SEMPRE VI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Sempre Vivas National Park</text:p>
          </table:table-cell>
          <table:table-cell office:value-type="string" calcext:value-type="string">
            <text:p>https://en.wikipedia.org/wiki/Sempre_Vivas_National_Park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Parque Nacional das Sempre-Vivas</text:p>
          </table:table-cell>
          <table:table-cell office:value-type="string" calcext:value-type="string">
            <text:p>https://pt.wikipedia.org/wiki/Parque_Nacional_das_Sempre-Vi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NAVILHA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6</text:p>
          </table:table-cell>
          <table:table-cell office:value-type="string" calcext:value-type="string">
            <text:p>Anavilhanas National Park</text:p>
          </table:table-cell>
          <table:table-cell office:value-type="string" calcext:value-type="string">
            <text:p>https://en.wikipedia.org/wiki/Anavilhanas_National_Park</text:p>
          </table:table-cell>
          <table:table-cell office:value-type="string" calcext:value-type="string">
            <text:p>Q392877</text:p>
          </table:table-cell>
          <table:table-cell office:value-type="string" calcext:value-type="string">
            <text:p>Parque Nacional de Anavilhanas</text:p>
          </table:table-cell>
          <table:table-cell office:value-type="string" calcext:value-type="string">
            <text:p>https://pt.wikipedia.org/wiki/Parque_Nacional_de_Anavilh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PARADOS DA S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Aparados da Serra National Park</text:p>
          </table:table-cell>
          <table:table-cell office:value-type="string" calcext:value-type="string">
            <text:p>https://en.wikipedia.org/wiki/Aparados_da_Serra_National_Park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Parque Nacional de Aparados da Serra</text:p>
          </table:table-cell>
          <table:table-cell office:value-type="string" calcext:value-type="string">
            <text:p>https://pt.wikipedia.org/wiki/Parque_Nacional_de_Aparados_da_Se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O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Boa Nova National Park</text:p>
          </table:table-cell>
          <table:table-cell office:value-type="string" calcext:value-type="string">
            <text:p>https://en.wikipedia.org/wiki/Boa_Nova_National_Park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Parque Nacional de Boa Nova</text:p>
          </table:table-cell>
          <table:table-cell office:value-type="string" calcext:value-type="string">
            <text:p>https://pt.wikipedia.org/wiki/Parque_Nacional_de_Boa_N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RASÍL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Brasília National Park</text:p>
          </table:table-cell>
          <table:table-cell office:value-type="string" calcext:value-type="string">
            <text:p>https://en.wikipedia.org/wiki/Bras%C3%ADlia_National_Park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Parque Nacional de Brasília</text:p>
          </table:table-cell>
          <table:table-cell office:value-type="string" calcext:value-type="string">
            <text:p>https://pt.wikipedia.org/wiki/Parque_Nacional_de_Bras%C3%AD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CAPARA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Caparaó National Park</text:p>
          </table:table-cell>
          <table:table-cell office:value-type="string" calcext:value-type="string">
            <text:p>https://en.wikipedia.org/wiki/Capara%C3%B3_National_Park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Parque Nacional do Caparaó</text:p>
          </table:table-cell>
          <table:table-cell office:value-type="string" calcext:value-type="string">
            <text:p>https://pt.wikipedia.org/wiki/Parque_Nacional_do_Capara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Ilha Grande National Park</text:p>
          </table:table-cell>
          <table:table-cell office:value-type="string" calcext:value-type="string">
            <text:p>https://en.wikipedia.org/wiki/Ilha_Grande_National_Park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Parque Nacional de Ilha Grande</text:p>
          </table:table-cell>
          <table:table-cell office:value-type="string" calcext:value-type="string">
            <text:p>https://pt.wikipedia.org/wiki/Parque_Nacional_de_Ilh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JERICOACO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Jericoacoara National Park</text:p>
          </table:table-cell>
          <table:table-cell office:value-type="string" calcext:value-type="string">
            <text:p>https://en.wikipedia.org/wiki/Jericoacoara_National_Park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Parque Nacional de Jericoacoara</text:p>
          </table:table-cell>
          <table:table-cell office:value-type="string" calcext:value-type="string">
            <text:p>https://pt.wikipedia.org/wiki/Parque_Nacional_de_Jericoaco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PACAÁS NOV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caás Novos National Park</text:p>
          </table:table-cell>
          <table:table-cell office:value-type="string" calcext:value-type="string">
            <text:p>https://en.wikipedia.org/wiki/Paca%C3%A1s_Novos_National_Park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rque Nacional de Pacaás Novos</text:p>
          </table:table-cell>
          <table:table-cell office:value-type="string" calcext:value-type="string">
            <text:p>https://pt.wikipedia.org/wiki/Parque_Nacional_de_Paca%C3%A1s_Nov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AINT-HILAIRE/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Saint-Hilaire/Lange National Park</text:p>
          </table:table-cell>
          <table:table-cell office:value-type="string" calcext:value-type="string">
            <text:p>https://en.wikipedia.org/wiki/Saint-Hilaire/Lange_National_Park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Parque Nacional de Saint-Hilaire/Lange</text:p>
          </table:table-cell>
          <table:table-cell office:value-type="string" calcext:value-type="string">
            <text:p>https://pt.wikipedia.org/wiki/Parque_Nacional_de_Saint-Hilaire/L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ÃO JOAQU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São Joaquim National Park</text:p>
          </table:table-cell>
          <table:table-cell office:value-type="string" calcext:value-type="string">
            <text:p>https://en.wikipedia.org/wiki/S%C3%A3o_Joaquim_National_Park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Parque Nacional de São Joaquim</text:p>
          </table:table-cell>
          <table:table-cell office:value-type="string" calcext:value-type="string">
            <text:p>https://pt.wikipedia.org/wiki/Parque_Nacional_de_S%C3%A3o_Joaqu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ETE CIDA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Sete Cidades National Park</text:p>
          </table:table-cell>
          <table:table-cell office:value-type="string" calcext:value-type="string">
            <text:p>https://en.wikipedia.org/wiki/Sete_Cidades_National_Park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Parque Nacional de Sete Cidades</text:p>
          </table:table-cell>
          <table:table-cell office:value-type="string" calcext:value-type="string">
            <text:p>https://pt.wikipedia.org/wiki/Parque_Nacional_de_Sete_Cid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UBAJ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Ubajara National Park</text:p>
          </table:table-cell>
          <table:table-cell office:value-type="string" calcext:value-type="string">
            <text:p>https://en.wikipedia.org/wiki/Ubajara_National_Park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Parque Nacional de Ubajara</text:p>
          </table:table-cell>
          <table:table-cell office:value-type="string" calcext:value-type="string">
            <text:p>https://pt.wikipedia.org/wiki/Parque_Nacional_de_Ubaj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C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3510</text:p>
          </table:table-cell>
          <table:table-cell office:value-type="string" calcext:value-type="string">
            <text:p>Acari National Park</text:p>
          </table:table-cell>
          <table:table-cell office:value-type="string" calcext:value-type="string">
            <text:p>https://en.wikipedia.org/wiki/Acari_Nation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LT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Alto Cariri National Park</text:p>
          </table:table-cell>
          <table:table-cell office:value-type="string" calcext:value-type="string">
            <text:p>https://en.wikipedia.org/wiki/Alto_Cariri_National_Park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Parque Nacional do Alto Cariri</text:p>
          </table:table-cell>
          <table:table-cell office:value-type="string" calcext:value-type="string">
            <text:p>https://pt.wikipedia.org/wiki/Parque_Nacional_do_Alto_Car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Araguaia National Park</text:p>
          </table:table-cell>
          <table:table-cell office:value-type="string" calcext:value-type="string">
            <text:p>https://en.wikipedia.org/wiki/Araguaia_National_Park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Parque Nacional do Araguaia</text:p>
          </table:table-cell>
          <table:table-cell office:value-type="string" calcext:value-type="string">
            <text:p>https://pt.wikipedia.org/wiki/Parque_Nacional_do_Aragu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BOQUEIRã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429</text:p>
          </table:table-cell>
          <table:table-cell office:value-type="string" calcext:value-type="string">
            <text:p>Parque Nacional do Boqueirão da Onça</text:p>
          </table:table-cell>
          <table:table-cell office:value-type="string" calcext:value-type="string">
            <text:p>https://pt.wikipedia.org/wiki/Parque_Nacional_do_Boqueir%C3%A3o_da_On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BO OR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Cabo Orange National Park</text:p>
          </table:table-cell>
          <table:table-cell office:value-type="string" calcext:value-type="string">
            <text:p>https://en.wikipedia.org/wiki/Cabo_Orange_National_Park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Parque Nacional do Cabo Orange</text:p>
          </table:table-cell>
          <table:table-cell office:value-type="string" calcext:value-type="string">
            <text:p>https://pt.wikipedia.org/wiki/Parque_Nacional_do_Cabo_Or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TIMBA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Catimbau National Park</text:p>
          </table:table-cell>
          <table:table-cell office:value-type="string" calcext:value-type="string">
            <text:p>https://en.wikipedia.org/wiki/Catimbau_National_Park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Parque Nacional do Catimbau</text:p>
          </table:table-cell>
          <table:table-cell office:value-type="string" calcext:value-type="string">
            <text:p>https://pt.wikipedia.org/wiki/Parque_Nacional_do_Catimb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DESCOBRI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Descobrimento National Park</text:p>
          </table:table-cell>
          <table:table-cell office:value-type="string" calcext:value-type="string">
            <text:p>https://en.wikipedia.org/wiki/Descobrimento_National_Park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Parque Nacional do Descobrimento</text:p>
          </table:table-cell>
          <table:table-cell office:value-type="string" calcext:value-type="string">
            <text:p>https://pt.wikipedia.org/wiki/Parque_Nacional_do_Descobri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2315</text:p>
          </table:table-cell>
          <table:table-cell office:value-type="string" calcext:value-type="string">
            <text:p>Iguaçu National Park</text:p>
          </table:table-cell>
          <table:table-cell office:value-type="string" calcext:value-type="string">
            <text:p>https://en.wikipedia.org/wiki/Igua%C3%A7u_National_Park</text:p>
          </table:table-cell>
          <table:table-cell office:value-type="string" calcext:value-type="string">
            <text:p>Q22068281</text:p>
          </table:table-cell>
          <table:table-cell office:value-type="string" calcext:value-type="string">
            <text:p>Parque Nacional do Iguaçu</text:p>
          </table:table-cell>
          <table:table-cell office:value-type="string" calcext:value-type="string">
            <text:p>https://pt.wikipedia.org/wiki/Parque_Nacional_do_I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TATI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Itatiaia National Park</text:p>
          </table:table-cell>
          <table:table-cell office:value-type="string" calcext:value-type="string">
            <text:p>https://en.wikipedia.org/wiki/Itatiaia_National_Park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Parque Nacional do Itatiaia</text:p>
          </table:table-cell>
          <table:table-cell office:value-type="string" calcext:value-type="string">
            <text:p>https://pt.wikipedia.org/wiki/Parque_Nacional_do_Itati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MAN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Jamanxim National Park</text:p>
          </table:table-cell>
          <table:table-cell office:value-type="string" calcext:value-type="string">
            <text:p>https://en.wikipedia.org/wiki/Jamanxim_National_Park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Parque Nacional do Jamanxim</text:p>
          </table:table-cell>
          <table:table-cell office:value-type="string" calcext:value-type="string">
            <text:p>https://pt.wikipedia.org/wiki/Parque_Nacional_do_Jamanx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Jaú National Park</text:p>
          </table:table-cell>
          <table:table-cell office:value-type="string" calcext:value-type="string">
            <text:p>https://en.wikipedia.org/wiki/Ja%C3%BA_National_Park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Parque Nacional do Jaú</text:p>
          </table:table-cell>
          <table:table-cell office:value-type="string" calcext:value-type="string">
            <text:p>https://pt.wikipedia.org/wiki/Parque_Nacional_do_J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Juruena National Park</text:p>
          </table:table-cell>
          <table:table-cell office:value-type="string" calcext:value-type="string">
            <text:p>https://en.wikipedia.org/wiki/Juruena_National_Park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Parque Nacional do Juruena</text:p>
          </table:table-cell>
          <table:table-cell office:value-type="string" calcext:value-type="string">
            <text:p>https://pt.wikipedia.org/wiki/Parque_Nacional_do_Jur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PASCO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Monte Pascoal National Park</text:p>
          </table:table-cell>
          <table:table-cell office:value-type="string" calcext:value-type="string">
            <text:p>https://en.wikipedia.org/wiki/Monte_Pascoal_National_Park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Parque Nacional e Histórico do Monte Pascoal</text:p>
          </table:table-cell>
          <table:table-cell office:value-type="string" calcext:value-type="string">
            <text:p>https://pt.wikipedia.org/wiki/Parque_Nacional_e_Hist%C3%B3rico_do_Monte_Pasco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RORAI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Monte Roraima National Park</text:p>
          </table:table-cell>
          <table:table-cell office:value-type="string" calcext:value-type="string">
            <text:p>https://en.wikipedia.org/wiki/Monte_Roraima_National_Park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Parque Nacional do Monte Roraima</text:p>
          </table:table-cell>
          <table:table-cell office:value-type="string" calcext:value-type="string">
            <text:p>https://pt.wikipedia.org/wiki/Parque_Nacional_do_Monte_Rora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ANTANAL MATOGROSS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ntanal Matogrossense National Park</text:p>
          </table:table-cell>
          <table:table-cell office:value-type="string" calcext:value-type="string">
            <text:p>https://en.wikipedia.org/wiki/Pantanal_Matogrossense_National_Park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rque Nacional do Pantanal Matogrossense</text:p>
          </table:table-cell>
          <table:table-cell office:value-type="string" calcext:value-type="string">
            <text:p>https://pt.wikipedia.org/wiki/Parque_Nacional_do_Pantanal_Matogross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ICO DA NEBL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ico da Neblina National Park</text:p>
          </table:table-cell>
          <table:table-cell office:value-type="string" calcext:value-type="string">
            <text:p>https://en.wikipedia.org/wiki/Pico_da_Neblina_National_Park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arque Nacional do Pico da Neblina</text:p>
          </table:table-cell>
          <table:table-cell office:value-type="string" calcext:value-type="string">
            <text:p>https://pt.wikipedia.org/wiki/Parque_Nacional_do_Pico_da_Nebl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RIO NO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Rio Novo National Park</text:p>
          </table:table-cell>
          <table:table-cell office:value-type="string" calcext:value-type="string">
            <text:p>https://en.wikipedia.org/wiki/Rio_Novo_National_Park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Parque Nacional do Rio Novo</text:p>
          </table:table-cell>
          <table:table-cell office:value-type="string" calcext:value-type="string">
            <text:p>https://pt.wikipedia.org/wiki/Parque_Nacional_do_Rio_No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SUPERAG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Superagüi National Park</text:p>
          </table:table-cell>
          <table:table-cell office:value-type="string" calcext:value-type="string">
            <text:p>https://en.wikipedia.org/wiki/Superag%C3%BCi_National_Park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Parque Nacional de Superagüi</text:p>
          </table:table-cell>
          <table:table-cell office:value-type="string" calcext:value-type="string">
            <text:p>https://pt.wikipedia.org/wiki/Parque_Nacional_de_Superag%C3%B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AMAZÔN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421</text:p>
          </table:table-cell>
          <table:table-cell office:value-type="string" calcext:value-type="string">
            <text:p>Campos Amazônicos National Park</text:p>
          </table:table-cell>
          <table:table-cell office:value-type="string" calcext:value-type="string">
            <text:p>https://en.wikipedia.org/wiki/Campos_Amaz%C3%B4nicos_National_Park</text:p>
          </table:table-cell>
          <table:table-cell office:value-type="string" calcext:value-type="string">
            <text:p>Q22074185</text:p>
          </table:table-cell>
          <table:table-cell office:value-type="string" calcext:value-type="string">
            <text:p>Parque Nacional dos Campos Amazônicos</text:p>
          </table:table-cell>
          <table:table-cell office:value-type="string" calcext:value-type="string">
            <text:p>https://pt.wikipedia.org/wiki/Parque_Nacional_dos_Campos_Amaz%C3%B4n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FERRUGINOS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72015</text:p>
          </table:table-cell>
          <table:table-cell office:value-type="string" calcext:value-type="string">
            <text:p>Parque Nacional dos Campos Ferruginosos</text:p>
          </table:table-cell>
          <table:table-cell office:value-type="string" calcext:value-type="string">
            <text:p>https://pt.wikipedia.org/wiki/Parque_Nacional_dos_Campos_Ferruginos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Campos Gerais National Park</text:p>
          </table:table-cell>
          <table:table-cell office:value-type="string" calcext:value-type="string">
            <text:p>https://en.wikipedia.org/wiki/Campos_Gerais_National_Park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Parque Nacional dos Campos Gerais</text:p>
          </table:table-cell>
          <table:table-cell office:value-type="string" calcext:value-type="string">
            <text:p>https://pt.wikipedia.org/wiki/Parque_Nacional_dos_Campos_Ger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LENÇOIS MARANHENS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Lençóis Maranhenses National Park</text:p>
          </table:table-cell>
          <table:table-cell office:value-type="string" calcext:value-type="string">
            <text:p>https://en.wikipedia.org/wiki/Len%C3%A7%C3%B3is_Maranhenses_National_Park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Parque Nacional dos Lençóis Maranhenses</text:p>
          </table:table-cell>
          <table:table-cell office:value-type="string" calcext:value-type="string">
            <text:p>https://pt.wikipedia.org/wiki/Parque_Nacional_dos_Len%C3%A7%C3%B3is_Maranh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RANDE SERTÃO VERED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Grande Sertão Veredas National Park</text:p>
          </table:table-cell>
          <table:table-cell office:value-type="string" calcext:value-type="string">
            <text:p>https://en.wikipedia.org/wiki/Grande_Sert%C3%A3o_Veredas_National_Park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Parque Nacional Grande Sertão Veredas</text:p>
          </table:table-cell>
          <table:table-cell office:value-type="string" calcext:value-type="string">
            <text:p>https://pt.wikipedia.org/wiki/Parque_Nacional_Grande_Sert%C3%A3o_Vere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UARIC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Guaricana National Park</text:p>
          </table:table-cell>
          <table:table-cell office:value-type="string" calcext:value-type="string">
            <text:p>https://en.wikipedia.org/wiki/Guaricana_National_Park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Parque Nacional Guaricana</text:p>
          </table:table-cell>
          <table:table-cell office:value-type="string" calcext:value-type="string">
            <text:p>https://pt.wikipedia.org/wiki/Parque_Nacional_Guaric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PING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Mapinguari National Park</text:p>
          </table:table-cell>
          <table:table-cell office:value-type="string" calcext:value-type="string">
            <text:p>https://en.wikipedia.org/wiki/Mapinguari_National_Park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Parque Nacional Mapinguari</text:p>
          </table:table-cell>
          <table:table-cell office:value-type="string" calcext:value-type="string">
            <text:p>https://pt.wikipedia.org/wiki/Parque_Nacional_Mapingu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. DE FERNANDO DE NORO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39883</text:p>
          </table:table-cell>
          <table:table-cell office:value-type="string" calcext:value-type="string">
            <text:p>Fernando de Noronha Marine National Park</text:p>
          </table:table-cell>
          <table:table-cell office:value-type="string" calcext:value-type="string">
            <text:p>https://en.wikipedia.org/wiki/Fernando_de_Noronha_Marine_National_Park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pt.wikipedia.org/wiki/Fernando_de_Noro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8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AS ILHAS DOS CUR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Ilhas dos Currais Marine National Park</text:p>
          </table:table-cell>
          <table:table-cell office:value-type="string" calcext:value-type="string">
            <text:p>https://en.wikipedia.org/wiki/Ilhas_dos_Currais_Marine_National_Park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Parque Nacional Marinho das Ilhas dos Currais</text:p>
          </table:table-cell>
          <table:table-cell office:value-type="string" calcext:value-type="string">
            <text:p>https://pt.wikipedia.org/wiki/Parque_Nacional_Marinho_das_Ilhas_dos_Curr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OS ABR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Abrolhos Marine National Park</text:p>
          </table:table-cell>
          <table:table-cell office:value-type="string" calcext:value-type="string">
            <text:p>https://en.wikipedia.org/wiki/Abrolhos_Marine_National_Park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Parque Nacional Marinho dos Abrolhos</text:p>
          </table:table-cell>
          <table:table-cell office:value-type="string" calcext:value-type="string">
            <text:p>https://pt.wikipedia.org/wiki/Parque_Nacional_Marinho_dos_Abrolh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ONTANHAS DO TUMUCUMAQU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Tumucumaque Mountains National Park</text:p>
          </table:table-cell>
          <table:table-cell office:value-type="string" calcext:value-type="string">
            <text:p>https://en.wikipedia.org/wiki/Tumucumaque_Mountains_National_Park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Parque Nacional Montanhas do Tumucumaque</text:p>
          </table:table-cell>
          <table:table-cell office:value-type="string" calcext:value-type="string">
            <text:p>https://pt.wikipedia.org/wiki/Parque_Nacional_Montanhas_do_Tumucuma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NASCENTES DO LAGO J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Nascentes do Lago Jari National Park</text:p>
          </table:table-cell>
          <table:table-cell office:value-type="string" calcext:value-type="string">
            <text:p>https://en.wikipedia.org/wiki/Nascentes_do_Lago_Jari_National_Park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Parque Nacional das Nascentes do Lago Jari</text:p>
          </table:table-cell>
          <table:table-cell office:value-type="string" calcext:value-type="string">
            <text:p>https://pt.wikipedia.org/wiki/Parque_Nacional_das_Nascentes_do_Lago_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PAU BRASI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u Brasil National Park</text:p>
          </table:table-cell>
          <table:table-cell office:value-type="string" calcext:value-type="string">
            <text:p>https://en.wikipedia.org/wiki/Pau_Brasil_National_Park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rque Nacional do Pau Brasil</text:p>
          </table:table-cell>
          <table:table-cell office:value-type="string" calcext:value-type="string">
            <text:p>https://pt.wikipedia.org/wiki/Parque_Nacional_do_Pau_Bra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RESTINGA DE JURUBAT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Jurubatiba Sandbank National Park</text:p>
          </table:table-cell>
          <table:table-cell office:value-type="string" calcext:value-type="string">
            <text:p>https://en.wikipedia.org/wiki/Jurubatiba_Sandbank_National_Park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Parque Nacional da Restinga de Jurubatiba</text:p>
          </table:table-cell>
          <table:table-cell office:value-type="string" calcext:value-type="string">
            <text:p>https://pt.wikipedia.org/wiki/Parque_Nacional_da_Restinga_de_Jurubati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 MO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Serra da Mocidade National Park</text:p>
          </table:table-cell>
          <table:table-cell office:value-type="string" calcext:value-type="string">
            <text:p>https://en.wikipedia.org/wiki/Serra_da_Mocidade_National_Park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Parque Nacional Serra da Mocidade</text:p>
          </table:table-cell>
          <table:table-cell office:value-type="string" calcext:value-type="string">
            <text:p>https://pt.wikipedia.org/wiki/Parque_Nacional_Serra_da_Mocid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S CONFUS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Serra das Confusões National Park</text:p>
          </table:table-cell>
          <table:table-cell office:value-type="string" calcext:value-type="string">
            <text:p>https://en.wikipedia.org/wiki/Serra_das_Confus%C3%B5es_National_Park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Parque Nacional da Serra das Confusões</text:p>
          </table:table-cell>
          <table:table-cell office:value-type="string" calcext:value-type="string">
            <text:p>https://pt.wikipedia.org/wiki/Parque_Nacional_da_Serra_das_Confus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VIR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Viruá National Park</text:p>
          </table:table-cell>
          <table:table-cell office:value-type="string" calcext:value-type="string">
            <text:p>https://en.wikipedia.org/wiki/Viru%C3%A1_National_Park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Parque Nacional do Viruá</text:p>
          </table:table-cell>
          <table:table-cell office:value-type="string" calcext:value-type="string">
            <text:p>https://pt.wikipedia.org/wiki/Parque_Nacional_do_Vi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0.35.2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"DOUTOR RUI CALAZANS DE ARAÚJO"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10.31.3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RQUELóGICO DO MORRO DA QUEIM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2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TALAIA GUALTER CORRêA DE F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990.35.25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UGUSTO RUSCH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50.33.2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ARãO DE MA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2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ROR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SQUE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502217</text:p>
          </table:table-cell>
          <table:table-cell office:value-type="string" calcext:value-type="string">
            <text:p>Bosque da Barra</text:p>
          </table:table-cell>
          <table:table-cell office:value-type="string" calcext:value-type="string">
            <text:p>https://pt.wikipedia.org/wiki/Bosque_da_Ba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50.35.26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CHOEIRA DA MAR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30.33.1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IXA D 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10.42.3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MINHO DO PEABI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45.42.2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RIJó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20.42.2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APÉU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ICO ME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44</text:p>
          </table:table-cell>
          <table:table-cell office:value-type="string" calcext:value-type="string">
            <text:p>Parque Ecológico Chico Mendes</text:p>
          </table:table-cell>
          <table:table-cell office:value-type="string" calcext:value-type="string">
            <text:p>https://pt.wikipedia.org/wiki/Parque_Ecol%C3%B3gico_Chico_Men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92.51.3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LAUDINO FRANC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2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ORREDORES DE BIODIVERS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0.31.27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BIQU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20.33.3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A FUMAÇA E JACUBA PAR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44274</text:p>
          </table:table-cell>
          <table:table-cell office:value-type="string" calcext:value-type="string">
            <text:p>Cachoeira da Fumaça e Jacuba Natural Park</text:p>
          </table:table-cell>
          <table:table-cell office:value-type="string" calcext:value-type="string">
            <text:p>https://en.wikipedia.org/wiki/Cachoeira_da_Fuma%C3%A7a_e_Jacuba_Natur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00.31.28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E SANTO ANTôN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42.29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70.33.3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XA D´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TACUM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60539</text:p>
          </table:table-cell>
          <table:table-cell office:value-type="string" calcext:value-type="string">
            <text:p>Parque da Cidade (Rio de Janeiro)</text:p>
          </table:table-cell>
          <table:table-cell office:value-type="string" calcext:value-type="string">
            <text:p>https://pt.wikipedia.org/wiki/Parque_da_Cidade_(Rio_de_Janeir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10.24.18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 DO NATAL DOM NIVALDO MO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Natal City Park</text:p>
          </table:table-cell>
          <table:table-cell office:value-type="string" calcext:value-type="string">
            <text:p>https://en.wikipedia.org/wiki/Natal_City_Park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Parque da Cidade Dom Nivaldo Monte</text:p>
          </table:table-cell>
          <table:table-cell office:value-type="string" calcext:value-type="string">
            <text:p>https://pt.wikipedia.org/wiki/Parque_da_Cidade_Dom_Nivaldo_Mo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RATERA DE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FREGUES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46</text:p>
          </table:table-cell>
          <table:table-cell office:value-type="string" calcext:value-type="string">
            <text:p>Bosque da Freguesia</text:p>
          </table:table-cell>
          <table:table-cell office:value-type="string" calcext:value-type="string">
            <text:p>https://pt.wikipedia.org/wiki/Bosque_da_Fregues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0.35.19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GROTA DE MIRAS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50.42.3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GOA DO PEREQU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70.31.3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J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436</text:p>
          </table:table-cell>
          <table:table-cell office:value-type="string" calcext:value-type="string">
            <text:p>Parque da Lajinha</text:p>
          </table:table-cell>
          <table:table-cell office:value-type="string" calcext:value-type="string">
            <text:p>https://pt.wikipedia.org/wiki/Parque_da_Laji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20.33.3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MATA ATLÂNTICA ALDE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PRA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93.33.3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E CARAPEB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35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O BAR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A CAPOEIR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80.31.2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E SãO DOMING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70.41.25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NZIGER HOF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RKE DE MAT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10.31.2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40.41.35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RAUCA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40.23.3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DUNAS DA SABIAGU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2</text:p>
          </table:table-cell>
          <table:table-cell office:value-type="string" calcext:value-type="string">
            <text:p>Parque Natural Municipal das Dunas de Sabiaguaba</text:p>
          </table:table-cell>
          <table:table-cell office:value-type="string" calcext:value-type="string">
            <text:p>https://pt.wikipedia.org/wiki/Parque_Natural_Municipal_das_Dunas_de_Sabiagu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10.52.3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ORQUÍDEAS JOSÉ PINHEIRO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60.32.15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VID VICTOR FAR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BRIGADEIRO TOB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10.31.26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CHOEIRA DO CAMP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15.3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STANHAL/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60.32.34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ONCEIçãO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90.32.2067</text:p>
          </table:table-cell>
          <table:table-cell/>
          <table:table-cell office:value-type="string" calcext:value-type="string">
            <text:p>PARQUE NATURAL MUNICíPAL DE DOMINGOS MARTI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70.31.2814</text:p>
          </table:table-cell>
          <table:table-cell/>
          <table:table-cell office:value-type="string" calcext:value-type="string">
            <text:p>PARQUE NATURAL MUNICIPAL DE GOVERNADOR VALADARES/MG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27</text:p>
          </table:table-cell>
          <table:table-cell/>
          <table:table-cell office:value-type="string" calcext:value-type="string">
            <text:p>PARQUE NATURAL MUNICIPAL DE GRUM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044</text:p>
          </table:table-cell>
          <table:table-cell/>
          <table:table-cell office:value-type="string" calcext:value-type="string">
            <text:p>PARQUE NATURAL MUNICIPAL DE ITAPERU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20.32.2778</text:p>
          </table:table-cell>
          <table:table-cell/>
          <table:table-cell office:value-type="string" calcext:value-type="string">
            <text:p>PARQUE NATURAL MUNICIPAL DE JACARE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59653</text:p>
          </table:table-cell>
          <table:table-cell office:value-type="string" calcext:value-type="string">
            <text:p>Parque Natural Municipal de Jacarenema</text:p>
          </table:table-cell>
          <table:table-cell office:value-type="string" calcext:value-type="string">
            <text:p>https://pt.wikipedia.org/wiki/Parque_Natural_Municipal_de_Jacare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9</text:p>
          </table:table-cell>
          <table:table-cell/>
          <table:table-cell office:value-type="string" calcext:value-type="string">
            <text:p>PARQUE NATURAL MUNICIPAL DE MARAPEND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30.42.2359</text:p>
          </table:table-cell>
          <table:table-cell/>
          <table:table-cell office:value-type="string" calcext:value-type="string">
            <text:p>PARQUE NATURAL MUNICIPAL DE NAVEGA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70.50.3619</text:p>
          </table:table-cell>
          <table:table-cell/>
          <table:table-cell office:value-type="string" calcext:value-type="string">
            <text:p>PARQUE NATURAL MUNICIPAL DE NAVIR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0.33.1580</text:p>
          </table:table-cell>
          <table:table-cell/>
          <table:table-cell office:value-type="string" calcext:value-type="string">
            <text:p>PARQUE NATURAL MUNICIPAL DE NOVA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22066542</text:p>
          </table:table-cell>
          <table:table-cell office:value-type="string" calcext:value-type="string">
            <text:p>Parque Municipal de Nova Iguaçu</text:p>
          </table:table-cell>
          <table:table-cell office:value-type="string" calcext:value-type="string">
            <text:p>https://pt.wikipedia.org/wiki/Parque_Municipal_de_Nova_I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33.1516</text:p>
          </table:table-cell>
          <table:table-cell/>
          <table:table-cell office:value-type="string" calcext:value-type="string">
            <text:p>PARQUE NATURAL MUNICIPAL DE PETR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5071</text:p>
          </table:table-cell>
          <table:table-cell office:value-type="string" calcext:value-type="string">
            <text:p>Petrópolis Municipal Nature Park</text:p>
          </table:table-cell>
          <table:table-cell office:value-type="string" calcext:value-type="string">
            <text:p>https://en.wikipedia.org/wiki/Petr%C3%B3polis_Municipal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20.50.1581</text:p>
          </table:table-cell>
          <table:table-cell/>
          <table:table-cell office:value-type="string" calcext:value-type="string">
            <text:p>PARQUE NATURAL MUNICIPAL DE PIRAPUTAN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0.11.1818</text:p>
          </table:table-cell>
          <table:table-cell/>
          <table:table-cell office:value-type="string" calcext:value-type="string">
            <text:p>PARQUE NATURAL MUNICIPAL DE PORTO V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90.33.3215</text:p>
          </table:table-cell>
          <table:table-cell/>
          <table:table-cell office:value-type="string" calcext:value-type="string">
            <text:p>PARQUE NATURAL MUNICIPAL DE SãO GONçAL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50.43.1948</text:p>
          </table:table-cell>
          <table:table-cell/>
          <table:table-cell office:value-type="string" calcext:value-type="string">
            <text:p>PARQUE NATURAL MUNICIPAL DE SER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5</text:p>
          </table:table-cell>
          <table:table-cell/>
          <table:table-cell office:value-type="string" calcext:value-type="string">
            <text:p>PARQUE NATURAL MUNICIPAL DE TABUAZ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1565</text:p>
          </table:table-cell>
          <table:table-cell/>
          <table:table-cell office:value-type="string" calcext:value-type="string">
            <text:p>PARQUE NATURAL MUNICIPAL DO ARICANGA WALDEMAR DEV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20.42.1906</text:p>
          </table:table-cell>
          <table:table-cell/>
          <table:table-cell office:value-type="string" calcext:value-type="string">
            <text:p>PARQUE NATURAL MUNICIPAL DO ATAL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90.35.2727</text:p>
          </table:table-cell>
          <table:table-cell/>
          <table:table-cell office:value-type="string" calcext:value-type="string">
            <text:p>PARQUE NATURAL MUNICIPAL DO BANH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50.35.2637</text:p>
          </table:table-cell>
          <table:table-cell/>
          <table:table-cell office:value-type="string" calcext:value-type="string">
            <text:p>PARQUE NATURAL MUNICIPAL DO CAMP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5.16.2855</text:p>
          </table:table-cell>
          <table:table-cell/>
          <table:table-cell office:value-type="string" calcext:value-type="string">
            <text:p>PARQUE NATURAL MUNICIPAL DO CANC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70.50.1510</text:p>
          </table:table-cell>
          <table:table-cell/>
          <table:table-cell office:value-type="string" calcext:value-type="string">
            <text:p>PARQUE NATURAL MUNICIPAL DO CÓRREGO CUMAND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0.33.1991</text:p>
          </table:table-cell>
          <table:table-cell/>
          <table:table-cell office:value-type="string" calcext:value-type="string">
            <text:p>PARQUE NATURAL MUNICIPAL DO CURI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80.35.3120</text:p>
          </table:table-cell>
          <table:table-cell/>
          <table:table-cell office:value-type="string" calcext:value-type="string">
            <text:p>PARQUE NATURAL MUNICIPAL DO DO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2036</text:p>
          </table:table-cell>
          <table:table-cell/>
          <table:table-cell office:value-type="string" calcext:value-type="string">
            <text:p>PARQUE NATURAL MUNICIPAL DO ESTUÁRIO DO RIO MACA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85.26.3281</text:p>
          </table:table-cell>
          <table:table-cell/>
          <table:table-cell office:value-type="string" calcext:value-type="string">
            <text:p>PARQUE NATURAL MUNICIPAL DO FORTE DE TAMANDA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42</text:p>
          </table:table-cell>
          <table:table-cell/>
          <table:table-cell office:value-type="string" calcext:value-type="string">
            <text:p>PARQUE NATURAL MUNICIPAL DO HORTO DOS CO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70.31.2025</text:p>
          </table:table-cell>
          <table:table-cell/>
          <table:table-cell office:value-type="string" calcext:value-type="string">
            <text:p>PARQUE NATURAL MUNICIPAL DO INTELEC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14</text:p>
          </table:table-cell>
          <table:table-cell/>
          <table:table-cell office:value-type="string" calcext:value-type="string">
            <text:p>PARQUE NATURAL MUNICIPAL DO JARDIM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50.35.2776</text:p>
          </table:table-cell>
          <table:table-cell/>
          <table:table-cell office:value-type="string" calcext:value-type="string">
            <text:p>PARQUE NATURAL MUNICIPAL DO JUQUERIQUER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0.33.3752</text:p>
          </table:table-cell>
          <table:table-cell/>
          <table:table-cell office:value-type="string" calcext:value-type="string">
            <text:p>PARQUE NATURAL MUNICIPAL DO LIVRA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30.32.2598</text:p>
          </table:table-cell>
          <table:table-cell/>
          <table:table-cell office:value-type="string" calcext:value-type="string">
            <text:p>PARQUE NATURAL MUNICIPAL DO MANGUEZAL DE ITAN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30.32.2600</text:p>
          </table:table-cell>
          <table:table-cell/>
          <table:table-cell office:value-type="string" calcext:value-type="string">
            <text:p>PARQUE NATURAL MUNICIPAL DO MONTE MOCHU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029</text:p>
          </table:table-cell>
          <table:table-cell/>
          <table:table-cell office:value-type="string" calcext:value-type="string">
            <text:p>PARQUE NATURAL MUNICIPAL DO MORRO D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0.43.3138</text:p>
          </table:table-cell>
          <table:table-cell/>
          <table:table-cell office:value-type="string" calcext:value-type="string">
            <text:p>PARQUE NATURAL MUNICIPAL DO PAM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50.1509</text:p>
          </table:table-cell>
          <table:table-cell/>
          <table:table-cell office:value-type="string" calcext:value-type="string">
            <text:p>PARQUE NATURAL MUNICIPAL DO PARAGE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80.35.2580</text:p>
          </table:table-cell>
          <table:table-cell/>
          <table:table-cell office:value-type="string" calcext:value-type="string">
            <text:p>PARQUE NATURAL MUNICIPAL DO PEDR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513</text:p>
          </table:table-cell>
          <table:table-cell office:value-type="string" calcext:value-type="string">
            <text:p>Parque do Pedroso</text:p>
          </table:table-cell>
          <table:table-cell office:value-type="string" calcext:value-type="string">
            <text:p>https://pt.wikipedia.org/wiki/Parque_do_Pedr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70.52.2800</text:p>
          </table:table-cell>
          <table:table-cell/>
          <table:table-cell office:value-type="string" calcext:value-type="string">
            <text:p>PARQUE NATURAL MUNICIPAL DO PEQ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30.50.2847</text:p>
          </table:table-cell>
          <table:table-cell/>
          <table:table-cell office:value-type="string" calcext:value-type="string">
            <text:p>PARQUE NATURAL MUNICIPAL DO POM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39039</text:p>
          </table:table-cell>
          <table:table-cell office:value-type="string" calcext:value-type="string">
            <text:p>Rio Pombo Nature Park</text:p>
          </table:table-cell>
          <table:table-cell office:value-type="string" calcext:value-type="string">
            <text:p>https://en.wikipedia.org/wiki/Rio_Pombo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30.28.3459</text:p>
          </table:table-cell>
          <table:table-cell/>
          <table:table-cell office:value-type="string" calcext:value-type="string">
            <text:p>PARQUE NATURAL MUNICIPAL DO PO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10.52.1947</text:p>
          </table:table-cell>
          <table:table-cell/>
          <table:table-cell office:value-type="string" calcext:value-type="string">
            <text:p>PARQUE NATURAL MUNICIPAL DO SETOR SANT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50.31.3155</text:p>
          </table:table-cell>
          <table:table-cell/>
          <table:table-cell office:value-type="string" calcext:value-type="string">
            <text:p>PARQUE NATURAL MUNICIPAL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9147</text:p>
          </table:table-cell>
          <table:table-cell office:value-type="string" calcext:value-type="string">
            <text:p>Parque Natural Municipal do Tabuleiro</text:p>
          </table:table-cell>
          <table:table-cell office:value-type="string" calcext:value-type="string">
            <text:p>https://pt.wikipedia.org/wiki/Parque_Natural_Municipal_do_Tabul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800.35.2723</text:p>
          </table:table-cell>
          <table:table-cell/>
          <table:table-cell office:value-type="string" calcext:value-type="string">
            <text:p>PARQUE NATURAL MUNICIPAL DO TRABIJ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51</text:p>
          </table:table-cell>
          <table:table-cell/>
          <table:table-cell office:value-type="string" calcext:value-type="string">
            <text:p>PARQUE NATURAL MUNICIPAL DOM LUIZ GONZAGA FERNA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50.31.2822</text:p>
          </table:table-cell>
          <table:table-cell/>
          <table:table-cell office:value-type="string" calcext:value-type="string">
            <text:p>PARQUE NATURAL MUNICIPAL DONA ZI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3.33.2050</text:p>
          </table:table-cell>
          <table:table-cell/>
          <table:table-cell office:value-type="string" calcext:value-type="string">
            <text:p>PARQUE NATURAL MUNICIPAL DOS CORAIS DE ARMAÇÃO DOS BÚZ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50.35.2631</text:p>
          </table:table-cell>
          <table:table-cell/>
          <table:table-cell office:value-type="string" calcext:value-type="string">
            <text:p>PARQUE NATURAL MUNICIPAL DOS JATOB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90.43.3508</text:p>
          </table:table-cell>
          <table:table-cell/>
          <table:table-cell office:value-type="string" calcext:value-type="string">
            <text:p>PARQUE NATURAL MUNICIPAL DOS MOR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20.32.2908</text:p>
          </table:table-cell>
          <table:table-cell/>
          <table:table-cell office:value-type="string" calcext:value-type="string">
            <text:p>PARQUE NATURAL MUNICIPAL DOS PUR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.33.1915</text:p>
          </table:table-cell>
          <table:table-cell/>
          <table:table-cell office:value-type="string" calcext:value-type="string">
            <text:p>PARQUE NATURAL MUNICIPAL DR. WALQUER OLIVEIRA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31</text:p>
          </table:table-cell>
          <table:table-cell/>
          <table:table-cell office:value-type="string" calcext:value-type="string">
            <text:p>PARQUE NATURAL MUNICIPAL DUJARDES CALD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00.31.3028</text:p>
          </table:table-cell>
          <table:table-cell/>
          <table:table-cell office:value-type="string" calcext:value-type="string">
            <text:p>PARQUE NATURAL MUNICIPAL ELCI ROLLA GU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70.35.2955</text:p>
          </table:table-cell>
          <table:table-cell/>
          <table:table-cell office:value-type="string" calcext:value-type="string">
            <text:p>PARQUE NATURAL MUNICIPAL ESTORIL - VIRGíLIO SIMIONA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7006</text:p>
          </table:table-cell>
          <table:table-cell office:value-type="string" calcext:value-type="string">
            <text:p>Parque Natural Estoril</text:p>
          </table:table-cell>
          <table:table-cell office:value-type="string" calcext:value-type="string">
            <text:p>https://pt.wikipedia.org/wiki/Parque_Natural_Esto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62</text:p>
          </table:table-cell>
          <table:table-cell/>
          <table:table-cell office:value-type="string" calcext:value-type="string">
            <text:p>PARQUE NATURAL MUNICIPAL FAZENDA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78</text:p>
          </table:table-cell>
          <table:table-cell/>
          <table:table-cell office:value-type="string" calcext:value-type="string">
            <text:p>PARQUE NATURAL MUNICIPAL FAZENDA DO VIE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30.33.1568</text:p>
          </table:table-cell>
          <table:table-cell/>
          <table:table-cell office:value-type="string" calcext:value-type="string">
            <text:p>PARQUE NATURAL MUNICIPAL FAZENDA SANTA CECÍLIA DO ING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70.31.3127</text:p>
          </table:table-cell>
          <table:table-cell/>
          <table:table-cell office:value-type="string" calcext:value-type="string">
            <text:p>PARQUE NATURAL MUNICIPAL FELISBERTO NE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7</text:p>
          </table:table-cell>
          <table:table-cell/>
          <table:table-cell office:value-type="string" calcext:value-type="string">
            <text:p>PARQUE NATURAL MUNICIPAL FONTE DA SAU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20.42.2340</text:p>
          </table:table-cell>
          <table:table-cell/>
          <table:table-cell office:value-type="string" calcext:value-type="string">
            <text:p>PARQUE NATURAL MUNICIPAL FREYMUND GERME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2.2039</text:p>
          </table:table-cell>
          <table:table-cell/>
          <table:table-cell office:value-type="string" calcext:value-type="string">
            <text:p>PARQUE NATURAL MUNICIPAL GOIAPABA-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28</text:p>
          </table:table-cell>
          <table:table-cell office:value-type="string" calcext:value-type="string">
            <text:p>Parque Municipal do Goiapaba-Açu</text:p>
          </table:table-cell>
          <table:table-cell office:value-type="string" calcext:value-type="string">
            <text:p>https://pt.wikipedia.org/wiki/Parque_Municipal_do_Goiapaba-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6</text:p>
          </table:table-cell>
          <table:table-cell/>
          <table:table-cell office:value-type="string" calcext:value-type="string">
            <text:p>PARQUE NATURAL MUNICIPAL GRUTA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20.42.1866</text:p>
          </table:table-cell>
          <table:table-cell/>
          <table:table-cell office:value-type="string" calcext:value-type="string">
            <text:p>PARQUE NATURAL MUNICIPAL ILHA DAS CAPIVARAS/SI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40</text:p>
          </table:table-cell>
          <table:table-cell/>
          <table:table-cell office:value-type="string" calcext:value-type="string">
            <text:p>PARQUE NATURAL MUNICIPAL ITA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41</text:p>
          </table:table-cell>
          <table:table-cell/>
          <table:table-cell office:value-type="string" calcext:value-type="string">
            <text:p>PARQUE NATURAL MUNICIPAL JACEGUA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0.51.3773</text:p>
          </table:table-cell>
          <table:table-cell/>
          <table:table-cell office:value-type="string" calcext:value-type="string">
            <text:p>PARQUE NATURAL MUNICIPAL JARDIM BOTâNI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10.33.2034</text:p>
          </table:table-cell>
          <table:table-cell/>
          <table:table-cell office:value-type="string" calcext:value-type="string">
            <text:p>PARQUE NATURAL MUNICIPAL JARDIM JUR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30.42.3122</text:p>
          </table:table-cell>
          <table:table-cell/>
          <table:table-cell office:value-type="string" calcext:value-type="string">
            <text:p>PARQUE NATURAL MUNICIPAL JOÃO JOSÉ THEODORO DA COSTA N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5</text:p>
          </table:table-cell>
          <table:table-cell/>
          <table:table-cell office:value-type="string" calcext:value-type="string">
            <text:p>PARQUE NATURAL MUNICIPAL JOSé GUILHERME MERQUI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430</text:p>
          </table:table-cell>
          <table:table-cell/>
          <table:table-cell office:value-type="string" calcext:value-type="string">
            <text:p>PARQUE NATURAL MUNICIPAL LAGOA DO JACARé DAS DUNAS DO SANT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80.33.1895</text:p>
          </table:table-cell>
          <table:table-cell/>
          <table:table-cell office:value-type="string" calcext:value-type="string">
            <text:p>PARQUE NATURAL MUNICIPAL MONTANHAS DE TERES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6214</text:p>
          </table:table-cell>
          <table:table-cell office:value-type="string" calcext:value-type="string">
            <text:p>Montanhas de Teresópolis Municipal Nature Park</text:p>
          </table:table-cell>
          <table:table-cell office:value-type="string" calcext:value-type="string">
            <text:p>https://en.wikipedia.org/wiki/Montanhas_de_Teres%C3%B3polis_Municipal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30.33.1623</text:p>
          </table:table-cell>
          <table:table-cell/>
          <table:table-cell office:value-type="string" calcext:value-type="string">
            <text:p>PARQUE NATURAL MUNICIPAL MORADA DOS CORRê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2.2939</text:p>
          </table:table-cell>
          <table:table-cell/>
          <table:table-cell office:value-type="string" calcext:value-type="string">
            <text:p>PARQUE NATURAL MUNICIPAL MORRO DA PESC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51</text:p>
          </table:table-cell>
          <table:table-cell office:value-type="string" calcext:value-type="string">
            <text:p>Parque Natural Municipal Morro da Pescaria</text:p>
          </table:table-cell>
          <table:table-cell office:value-type="string" calcext:value-type="string">
            <text:p>https://pt.wikipedia.org/wiki/Parque_Natural_Municipal_Morro_da_Pesc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10.42.3398</text:p>
          </table:table-cell>
          <table:table-cell/>
          <table:table-cell office:value-type="string" calcext:value-type="string">
            <text:p>PARQUE NATURAL MUNICIPAL MORRO DO B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60.42.1913</text:p>
          </table:table-cell>
          <table:table-cell/>
          <table:table-cell office:value-type="string" calcext:value-type="string">
            <text:p>PARQUE NATURAL MUNICIPAL MORRO DO C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5.3143</text:p>
          </table:table-cell>
          <table:table-cell/>
          <table:table-cell office:value-type="string" calcext:value-type="string">
            <text:p>PARQUE NATURAL MUNICIPAL MORRO DO 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90.42.3401</text:p>
          </table:table-cell>
          <table:table-cell/>
          <table:table-cell office:value-type="string" calcext:value-type="string">
            <text:p>PARQUE NATURAL MUNICIPAL MORRO DOS STINGH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85.33.3335</text:p>
          </table:table-cell>
          <table:table-cell/>
          <table:table-cell office:value-type="string" calcext:value-type="string">
            <text:p>PARQUE NATURAL MUNICIPAL NASCENTE DO JAI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80.35.2857</text:p>
          </table:table-cell>
          <table:table-cell/>
          <table:table-cell office:value-type="string" calcext:value-type="string">
            <text:p>PARQUE NATURAL MUNICIPAL NASCENTES DE PARANAPIAC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2868</text:p>
          </table:table-cell>
          <table:table-cell/>
          <table:table-cell office:value-type="string" calcext:value-type="string">
            <text:p>PARQUE NATURAL MUNICIPAL PAISAGEM CARI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0.51.3196</text:p>
          </table:table-cell>
          <table:table-cell/>
          <table:table-cell office:value-type="string" calcext:value-type="string">
            <text:p>PARQUE NATURAL MUNICIPAL PARQUE FLORESTAL DE SINOP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8</text:p>
          </table:table-cell>
          <table:table-cell/>
          <table:table-cell office:value-type="string" calcext:value-type="string">
            <text:p>PARQUE NATURAL MUNICIPAL PEDRA DOS 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22</text:p>
          </table:table-cell>
          <table:table-cell/>
          <table:table-cell office:value-type="string" calcext:value-type="string">
            <text:p>PARQUE NATURAL MUNICIPAL PEDRO GERALDO DE MENEZ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0</text:p>
          </table:table-cell>
          <table:table-cell/>
          <table:table-cell office:value-type="string" calcext:value-type="string">
            <text:p>PARQUE NATURAL MUNICIPAL PENHASCO DOIS IRMãOS - ARQUITETO SéRGIO BERNAR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41.2597</text:p>
          </table:table-cell>
          <table:table-cell/>
          <table:table-cell office:value-type="string" calcext:value-type="string">
            <text:p>PARQUE NATURAL MUNICIPAL PEROBA 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10.26.2060</text:p>
          </table:table-cell>
          <table:table-cell/>
          <table:table-cell office:value-type="string" calcext:value-type="string">
            <text:p>PARQUE NATURAL MUNICIPAL PROFESSOR JOÃO VASCONCELOS SOBR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80.31.2798</text:p>
          </table:table-cell>
          <table:table-cell/>
          <table:table-cell office:value-type="string" calcext:value-type="string">
            <text:p>PARQUE NATURAL MUNICIPAL REGO DOS CARRAPA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80.21.3615</text:p>
          </table:table-cell>
          <table:table-cell/>
          <table:table-cell office:value-type="string" calcext:value-type="string">
            <text:p>PARQUE NATURAL MUNICIPAL RIACHO EST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30.52.3515</text:p>
          </table:table-cell>
          <table:table-cell/>
          <table:table-cell office:value-type="string" calcext:value-type="string">
            <text:p>PARQUE NATURAL MUNICIPAL RIBEIRÃO DA PRA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3.3417</text:p>
          </table:table-cell>
          <table:table-cell/>
          <table:table-cell office:value-type="string" calcext:value-type="string">
            <text:p>PARQUE NATURAL MUNICIPAL SABIá-LARANJEIRA DE ROSAL.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00.43.3400</text:p>
          </table:table-cell>
          <table:table-cell/>
          <table:table-cell office:value-type="string" calcext:value-type="string">
            <text:p>PARQUE NATURAL MUNICIPAL SAINT HILAI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53</text:p>
          </table:table-cell>
          <table:table-cell office:value-type="string" calcext:value-type="string">
            <text:p>Parque Natural Municipal Saint’Hilaire</text:p>
          </table:table-cell>
          <table:table-cell office:value-type="string" calcext:value-type="string">
            <text:p>https://pt.wikipedia.org/wiki/Parque_Natural_Municipal_Saint%E2%80%99Hil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50.31.2730</text:p>
          </table:table-cell>
          <table:table-cell/>
          <table:table-cell office:value-type="string" calcext:value-type="string">
            <text:p>PARQUE NATURAL MUNICIPAL SALÃO DE PED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32</text:p>
          </table:table-cell>
          <table:table-cell/>
          <table:table-cell office:value-type="string" calcext:value-type="string">
            <text:p>PARQUE NATURAL MUNICIPAL SENHORINHA LEMOS DO P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30.42.3536</text:p>
          </table:table-cell>
          <table:table-cell/>
          <table:table-cell office:value-type="string" calcext:value-type="string">
            <text:p>PARQUE NATURAL MUNICIPAL SERRA DE SÃO MIGU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10.31.2858</text:p>
          </table:table-cell>
          <table:table-cell/>
          <table:table-cell office:value-type="string" calcext:value-type="string">
            <text:p>PARQUE NATURAL MUNICIPAL TANCREDO NEVES - PASSA CI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5.50.1990</text:p>
          </table:table-cell>
          <table:table-cell/>
          <table:table-cell office:value-type="string" calcext:value-type="string">
            <text:p>PARQUE NATURAL MUNICIPAL TEMPLO DOS PILA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883</text:p>
          </table:table-cell>
          <table:table-cell/>
          <table:table-cell office:value-type="string" calcext:value-type="string">
            <text:p>PARQUE NATURAL MUNICIPAL TRêS COQU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05.51.3616</text:p>
          </table:table-cell>
          <table:table-cell/>
          <table:table-cell office:value-type="string" calcext:value-type="string">
            <text:p>PARQUE NATURAL MUNICIPAL VALE DO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9</text:p>
          </table:table-cell>
          <table:table-cell/>
          <table:table-cell office:value-type="string" calcext:value-type="string">
            <text:p>PARQUE NATURAL MUNICIPAL VALE DO MULEM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39</text:p>
          </table:table-cell>
          <table:table-cell/>
          <table:table-cell office:value-type="string" calcext:value-type="string">
            <text:p>PARQUE NATURAL MUNICIPAL VARG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624</text:p>
          </table:table-cell>
          <table:table-cell/>
          <table:table-cell office:value-type="string" calcext:value-type="string">
            <text:p>PARQUE NATURAL MUNICIPAL VERDE VAL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5.15.3163</text:p>
          </table:table-cell>
          <table:table-cell/>
          <table:table-cell office:value-type="string" calcext:value-type="string">
            <text:p>PARQUE NATURAL MUNICIPAL VEREDAS DOS CARAJ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90.41.2604</text:p>
          </table:table-cell>
          <table:table-cell/>
          <table:table-cell office:value-type="string" calcext:value-type="string">
            <text:p>PARQUE NATURAL MUNICIPAL VISTA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50</text:p>
          </table:table-cell>
          <table:table-cell/>
          <table:table-cell office:value-type="string" calcext:value-type="string">
            <text:p>PARQUE NATURAL MUNICIPAL VON SCHILG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8</text:p>
          </table:table-cell>
          <table:table-cell/>
          <table:table-cell office:value-type="string" calcext:value-type="string">
            <text:p>RDS BARREIRO ANHEM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2</text:p>
          </table:table-cell>
          <table:table-cell office:value-type="string" calcext:value-type="string">
            <text:p>Barreiro/Anhemas Sustainable Development Reserve</text:p>
          </table:table-cell>
          <table:table-cell office:value-type="string" calcext:value-type="string">
            <text:p>https://en.wikipedia.org/wiki/Barreiro/Anhem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87</text:p>
          </table:table-cell>
          <table:table-cell/>
          <table:table-cell office:value-type="string" calcext:value-type="string">
            <text:p>RDS DA BARRA DO UN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9</text:p>
          </table:table-cell>
          <table:table-cell/>
          <table:table-cell office:value-type="string" calcext:value-type="string">
            <text:p>RDS DO DESPRAIAD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69381</text:p>
          </table:table-cell>
          <table:table-cell office:value-type="string" calcext:value-type="string">
            <text:p>Despraiado Sustainable Development Reserve</text:p>
          </table:table-cell>
          <table:table-cell office:value-type="string" calcext:value-type="string">
            <text:p>https://en.wikipedia.org/wiki/Despraiad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1</text:p>
          </table:table-cell>
          <table:table-cell/>
          <table:table-cell office:value-type="string" calcext:value-type="string">
            <text:p>RDS DOS PINHEIRINHO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0</text:p>
          </table:table-cell>
          <table:table-cell office:value-type="string" calcext:value-type="string">
            <text:p>Pinheirinhos Sustainable Development Reserve</text:p>
          </table:table-cell>
          <table:table-cell office:value-type="string" calcext:value-type="string">
            <text:p>https://en.wikipedia.org/wiki/Pinheirinho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3</text:p>
          </table:table-cell>
          <table:table-cell/>
          <table:table-cell office:value-type="string" calcext:value-type="string">
            <text:p>RDS ITAPANHAPI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6</text:p>
          </table:table-cell>
          <table:table-cell office:value-type="string" calcext:value-type="string">
            <text:p>Itapanhapima Sustainable Development Reserve</text:p>
          </table:table-cell>
          <table:table-cell office:value-type="string" calcext:value-type="string">
            <text:p>https://en.wikipedia.org/wiki/Itapanhapim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0</text:p>
          </table:table-cell>
          <table:table-cell/>
          <table:table-cell office:value-type="string" calcext:value-type="string">
            <text:p>RDS LAV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61</text:p>
          </table:table-cell>
          <table:table-cell office:value-type="string" calcext:value-type="string">
            <text:p>Lavras Sustainable Development Reserve</text:p>
          </table:table-cell>
          <table:table-cell office:value-type="string" calcext:value-type="string">
            <text:p>https://en.wikipedia.org/wiki/Lavr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2</text:p>
          </table:table-cell>
          <table:table-cell/>
          <table:table-cell office:value-type="string" calcext:value-type="string">
            <text:p>RDS QUILOMBOS DE BARRA DO TURV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5</text:p>
          </table:table-cell>
          <table:table-cell office:value-type="string" calcext:value-type="string">
            <text:p>Quilombos de Barra do Turvo Sustainable Development Reserve</text:p>
          </table:table-cell>
          <table:table-cell office:value-type="string" calcext:value-type="string">
            <text:p>https://en.wikipedia.org/wiki/Quilombos_de_Barra_do_Turv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694</text:p>
          </table:table-cell>
          <table:table-cell/>
          <table:table-cell office:value-type="string" calcext:value-type="string">
            <text:p>REFúGIO DA VIDA SILVESTRE DA ARARINH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6352229</text:p>
          </table:table-cell>
          <table:table-cell office:value-type="string" calcext:value-type="string">
            <text:p>Refúgio de Vida Silvestre da Ararinha-azul</text:p>
          </table:table-cell>
          <table:table-cell office:value-type="string" calcext:value-type="string">
            <text:p>https://pt.wikipedia.org/wiki/Ref%C3%BAgio_de_Vida_Silvestre_da_Ararinha-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20.51.3702</text:p>
          </table:table-cell>
          <table:table-cell/>
          <table:table-cell office:value-type="string" calcext:value-type="string">
            <text:p>REFUGIO DA VIDA SILVESTRE DE COLÍDER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042</text:p>
          </table:table-cell>
          <table:table-cell/>
          <table:table-cell office:value-type="string" calcext:value-type="string">
            <text:p>REFÚGIO DA VIDA SILVESTRE DO SAGUI DA SERRA ESCU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8</text:p>
          </table:table-cell>
          <table:table-cell/>
          <table:table-cell office:value-type="string" calcext:value-type="string">
            <text:p>REFúGIO DA VIDA SILVESTRE MATA DO ENGENHO SALGAD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30</text:p>
          </table:table-cell>
          <table:table-cell/>
          <table:table-cell office:value-type="string" calcext:value-type="string">
            <text:p>REFúGIO DA VIDA SILVESTRE MATA DO ENGENHO UCHô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27247</text:p>
          </table:table-cell>
          <table:table-cell office:value-type="string" calcext:value-type="string">
            <text:p>Mata do Engenho Uchôa</text:p>
          </table:table-cell>
          <table:table-cell office:value-type="string" calcext:value-type="string">
            <text:p>https://pt.wikipedia.org/wiki/Mata_do_Engenho_Uch%C3%B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95</text:p>
          </table:table-cell>
          <table:table-cell/>
          <table:table-cell office:value-type="string" calcext:value-type="string">
            <text:p>REFúGIO DA VIDA SILVESTRE MATA DO TORÓ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0</text:p>
          </table:table-cell>
          <table:table-cell/>
          <table:table-cell office:value-type="string" calcext:value-type="string">
            <text:p>REFúGIO DA VIDA SILVESTRE RIACHO PONT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18</text:p>
          </table:table-cell>
          <table:table-cell/>
          <table:table-cell office:value-type="string" calcext:value-type="string">
            <text:p>REFúGIO DA VIDA SILVESTRE TATU-BOL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28</text:p>
          </table:table-cell>
          <table:table-cell/>
          <table:table-cell office:value-type="string" calcext:value-type="string">
            <text:p>REFúGIO DE VIDA SILVESTRE - FAZENDA SãO LáZ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514</text:p>
          </table:table-cell>
          <table:table-cell/>
          <table:table-cell office:value-type="string" calcext:value-type="string">
            <text:p>REFúGIO DE VIDA SILVESTRE BANHADO DO MAçARI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6</text:p>
          </table:table-cell>
          <table:table-cell/>
          <table:table-cell office:value-type="string" calcext:value-type="string">
            <text:p>REFúGIO DE VIDA SILVESTRE BANHADO DOS PACHEC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806560</text:p>
          </table:table-cell>
          <table:table-cell office:value-type="string" calcext:value-type="string">
            <text:p>Refúgio de Vida Silvestre Banhado dos Pachecos</text:p>
          </table:table-cell>
          <table:table-cell office:value-type="string" calcext:value-type="string">
            <text:p>https://pt.wikipedia.org/wiki/Ref%C3%BAgio_de_Vida_Silvestre_Banhado_dos_Pache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5</text:p>
          </table:table-cell>
          <table:table-cell/>
          <table:table-cell office:value-type="string" calcext:value-type="string">
            <text:p>REFÚGIO DE VIDA SILVESTRE CORIXÃO DA MAT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6</text:p>
          </table:table-cell>
          <table:table-cell/>
          <table:table-cell office:value-type="string" calcext:value-type="string">
            <text:p>REFUGIO DE VIDA SILVESTRE DA SERRA DOS MONTES ALT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.33.1945</text:p>
          </table:table-cell>
          <table:table-cell/>
          <table:table-cell office:value-type="string" calcext:value-type="string">
            <text:p>REFUGIO DE VIDA SILVESTRE DA VENTA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1</text:p>
          </table:table-cell>
          <table:table-cell/>
          <table:table-cell office:value-type="string" calcext:value-type="string">
            <text:p>REFÚGIO DE VIDA SILVESTRE DAS ILHAS DO ABRIGO E GUARARITA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29</text:p>
          </table:table-cell>
          <table:table-cell office:value-type="string" calcext:value-type="string">
            <text:p>Ilhas do Abrigo e Guararitama Wildlife Refuge</text:p>
          </table:table-cell>
          <table:table-cell office:value-type="string" calcext:value-type="string">
            <text:p>https://en.wikipedia.org/wiki/Ilhas_do_Abrigo_e_Guararitama_Wildlife_Refu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907</text:p>
          </table:table-cell>
          <table:table-cell/>
          <table:table-cell office:value-type="string" calcext:value-type="string">
            <text:p>REFÚGIO DE VIDA SILVESTRE DE BOA NOV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11</text:p>
          </table:table-cell>
          <table:table-cell office:value-type="string" calcext:value-type="string">
            <text:p>Boa Nova Wildlife Refuge</text:p>
          </table:table-cell>
          <table:table-cell office:value-type="string" calcext:value-type="string">
            <text:p>https://en.wikipedia.org/wiki/Boa_Nova_Wildlife_Refu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30.42.3770</text:p>
          </table:table-cell>
          <table:table-cell/>
          <table:table-cell office:value-type="string" calcext:value-type="string">
            <text:p>REFúGIO DE VIDA SILVESTRE DE ITAPE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911</text:p>
          </table:table-cell>
          <table:table-cell/>
          <table:table-cell office:value-type="string" calcext:value-type="string">
            <text:p>REFÚGIO DE VIDA SILVESTRE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Santa Cruz Wildlife Refuge</text:p>
          </table:table-cell>
          <table:table-cell office:value-type="string" calcext:value-type="string">
            <text:p>https://en.wikipedia.org/wiki/Santa_Cruz_Wildlife_Refuge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80</text:p>
          </table:table-cell>
          <table:table-cell/>
          <table:table-cell office:value-type="string" calcext:value-type="string">
            <text:p>REFúGIO DE VIDA SILVESTRE DE U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Una Wildlife Refuge</text:p>
          </table:table-cell>
          <table:table-cell office:value-type="string" calcext:value-type="string">
            <text:p>https://en.wikipedia.org/wiki/Una_Wildlife_Refuge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Refúgio de Vida Silvestre de Una</text:p>
          </table:table-cell>
          <table:table-cell office:value-type="string" calcext:value-type="string">
            <text:p>https://pt.wikipedia.org/wiki/Ref%C3%BAgio_de_Vida_Silvestre_de_U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32</text:p>
          </table:table-cell>
          <table:table-cell/>
          <table:table-cell office:value-type="string" calcext:value-type="string">
            <text:p>REFÚGIO DE VIDA SILVESTRE DO ARQUIPÉLAGO DE ALCATRAZ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9594895</text:p>
          </table:table-cell>
          <table:table-cell office:value-type="string" calcext:value-type="string">
            <text:p>Alcatrazes</text:p>
          </table:table-cell>
          <table:table-cell office:value-type="string" calcext:value-type="string">
            <text:p>https://pt.wikipedia.org/wiki/Alcatraz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90.33.3154</text:p>
          </table:table-cell>
          <table:table-cell/>
          <table:table-cell office:value-type="string" calcext:value-type="string">
            <text:p>REFUGIO DE VIDA SILVESTRE DO CHAU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50.43.3207</text:p>
          </table:table-cell>
          <table:table-cell/>
          <table:table-cell office:value-type="string" calcext:value-type="string">
            <text:p>REFúGIO DE VIDA SILVESTRE DO MOLHE LEST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3</text:p>
          </table:table-cell>
          <table:table-cell/>
          <table:table-cell office:value-type="string" calcext:value-type="string">
            <text:p>REFÚGIO DE VIDA SILVESTRE DO PINHÃO.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13</text:p>
          </table:table-cell>
          <table:table-cell/>
          <table:table-cell office:value-type="string" calcext:value-type="string">
            <text:p>REFúGIO DE VIDA SILVESTRE DO RIO DOS FRAD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io dos Frades Wildlife Refuge</text:p>
          </table:table-cell>
          <table:table-cell office:value-type="string" calcext:value-type="string">
            <text:p>https://en.wikipedia.org/wiki/Rio_dos_Frades_Wildlife_Refuge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efúgio de Vida Silvestre do Rio dos Frades</text:p>
          </table:table-cell>
          <table:table-cell office:value-type="string" calcext:value-type="string">
            <text:p>https://pt.wikipedia.org/wiki/Ref%C3%BAgio_de_Vida_Silvestre_do_Rio_dos_Fr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8</text:p>
          </table:table-cell>
          <table:table-cell/>
          <table:table-cell office:value-type="string" calcext:value-type="string">
            <text:p>REFÚGIO DE VIDA SILVESTRE DOS CAMPOS DE PALM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8527</text:p>
          </table:table-cell>
          <table:table-cell office:value-type="string" calcext:value-type="string">
            <text:p>Refúgio de Vida Silvestre dos Campos de Palmas</text:p>
          </table:table-cell>
          <table:table-cell office:value-type="string" calcext:value-type="string">
            <text:p>https://pt.wikipedia.org/wiki/Ref%C3%BAgio_de_Vida_Silvestre_dos_Campos_de_Pal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2576</text:p>
          </table:table-cell>
          <table:table-cell/>
          <table:table-cell office:value-type="string" calcext:value-type="string">
            <text:p>REFÚGIO DE VIDA SILVESTRE DOS MORROS DO CARAUNÃ E DO PADR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6</text:p>
          </table:table-cell>
          <table:table-cell/>
          <table:table-cell office:value-type="string" calcext:value-type="string">
            <text:p>REFúGIO DE VIDA SILVESTRE ENGENHO MOREN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50</text:p>
          </table:table-cell>
          <table:table-cell/>
          <table:table-cell office:value-type="string" calcext:value-type="string">
            <text:p>REFÚGIO DE VIDA SILVESTRE ESTADUAL DA LAGOA DA TURF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49</text:p>
          </table:table-cell>
          <table:table-cell/>
          <table:table-cell office:value-type="string" calcext:value-type="string">
            <text:p>REFÚGIO DE VIDA SILVESTRE ESTADUAL DO MÉDIO PAR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38</text:p>
          </table:table-cell>
          <table:table-cell/>
          <table:table-cell office:value-type="string" calcext:value-type="string">
            <text:p>REFÚGIO DE VIDA SILVESTRE ESTADUAL MACAÚB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41</text:p>
          </table:table-cell>
          <table:table-cell/>
          <table:table-cell office:value-type="string" calcext:value-type="string">
            <text:p>REFÚGIO DE VIDA SILVESTRE ESTADUAL SERRA DAS AROEIR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90</text:p>
          </table:table-cell>
          <table:table-cell/>
          <table:table-cell office:value-type="string" calcext:value-type="string">
            <text:p>REFUGIO DE VIDA SILVESTRE ILHA DOS LOB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299538</text:p>
          </table:table-cell>
          <table:table-cell office:value-type="string" calcext:value-type="string">
            <text:p>Ilha dos Lobos</text:p>
          </table:table-cell>
          <table:table-cell office:value-type="string" calcext:value-type="string">
            <text:p>https://en.wikipedia.org/wiki/Ilha_dos_Lobos</text:p>
          </table:table-cell>
          <table:table-cell office:value-type="string" calcext:value-type="string">
            <text:p>Q10358520</text:p>
          </table:table-cell>
          <table:table-cell office:value-type="string" calcext:value-type="string">
            <text:p>Refúgio de Vida Silvestre da Ilha dos Lobos</text:p>
          </table:table-cell>
          <table:table-cell office:value-type="string" calcext:value-type="string">
            <text:p>https://pt.wikipedia.org/wiki/Ref%C3%BAgio_de_Vida_Silvestre_da_Ilha_dos_Lob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15.3461</text:p>
          </table:table-cell>
          <table:table-cell/>
          <table:table-cell office:value-type="string" calcext:value-type="string">
            <text:p>REFúGIO DE VIDA SILVESTRE LAGO MOL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4</text:p>
          </table:table-cell>
          <table:table-cell/>
          <table:table-cell office:value-type="string" calcext:value-type="string">
            <text:p>REFúGIO DE VIDA SILVESTRE MATA DA USINA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8</text:p>
          </table:table-cell>
          <table:table-cell/>
          <table:table-cell office:value-type="string" calcext:value-type="string">
            <text:p>REFúGIO DE VIDA SILVESTRE MATA DE BOM JARD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5</text:p>
          </table:table-cell>
          <table:table-cell/>
          <table:table-cell office:value-type="string" calcext:value-type="string">
            <text:p>REFúGIO DE VIDA SILVESTRE MATA DE CARAú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2</text:p>
          </table:table-cell>
          <table:table-cell/>
          <table:table-cell office:value-type="string" calcext:value-type="string">
            <text:p>REFúGIO DE VIDA SILVESTRE MATA DE JAGUARIB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7</text:p>
          </table:table-cell>
          <table:table-cell/>
          <table:table-cell office:value-type="string" calcext:value-type="string">
            <text:p>REFúGIO DE VIDA SILVESTRE MATA DE MIRITI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239</text:p>
          </table:table-cell>
          <table:table-cell/>
          <table:table-cell office:value-type="string" calcext:value-type="string">
            <text:p>REFúGIO DE VIDA SILVESTRE MATA DE MUSS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4</text:p>
          </table:table-cell>
          <table:table-cell/>
          <table:table-cell office:value-type="string" calcext:value-type="string">
            <text:p>REFúGIO DE VIDA SILVESTRE MATA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2257</text:p>
          </table:table-cell>
          <table:table-cell/>
          <table:table-cell office:value-type="string" calcext:value-type="string">
            <text:p>REFúGIO DE VIDA SILVESTRE MATA DE TAPACUR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0</text:p>
          </table:table-cell>
          <table:table-cell/>
          <table:table-cell office:value-type="string" calcext:value-type="string">
            <text:p>REFúGIO DE VIDA SILVESTRE MATA DO AMP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3124</text:p>
          </table:table-cell>
          <table:table-cell/>
          <table:table-cell office:value-type="string" calcext:value-type="string">
            <text:p>REFúGIO DE VIDA SILVESTRE MATA DO BURAQU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560</text:p>
          </table:table-cell>
          <table:table-cell/>
          <table:table-cell office:value-type="string" calcext:value-type="string">
            <text:p>REFúGIO DE VIDA SILVESTRE MATA DO CAMUC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9</text:p>
          </table:table-cell>
          <table:table-cell/>
          <table:table-cell office:value-type="string" calcext:value-type="string">
            <text:p>REFúGIO DE VIDA SILVESTRE MATA DO CONTRA-AçUD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3</text:p>
          </table:table-cell>
          <table:table-cell/>
          <table:table-cell office:value-type="string" calcext:value-type="string">
            <text:p>REFúGIO DE VIDA SILVESTRE MATA DO CURAD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3</text:p>
          </table:table-cell>
          <table:table-cell/>
          <table:table-cell office:value-type="string" calcext:value-type="string">
            <text:p>REFúGIO DE VIDA SILVESTRE MATA DO ENGENHO SãO JOã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8.1604</text:p>
          </table:table-cell>
          <table:table-cell/>
          <table:table-cell office:value-type="string" calcext:value-type="string">
            <text:p>REFúGIO DE VIDA SILVESTRE MATA DO JUN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2</text:p>
          </table:table-cell>
          <table:table-cell/>
          <table:table-cell office:value-type="string" calcext:value-type="string">
            <text:p>REFúGIO DE VIDA SILVESTRE MATA DO OUTEIRO DO PED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2</text:p>
          </table:table-cell>
          <table:table-cell/>
          <table:table-cell office:value-type="string" calcext:value-type="string">
            <text:p>REFúGIO DE VIDA SILVESTRE MATA DO QUIZANG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0</text:p>
          </table:table-cell>
          <table:table-cell/>
          <table:table-cell office:value-type="string" calcext:value-type="string">
            <text:p>REFúGIO DE VIDA SILVESTRE MATA DO URUC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1</text:p>
          </table:table-cell>
          <table:table-cell/>
          <table:table-cell office:value-type="string" calcext:value-type="string">
            <text:p>REFúGIO DE VIDA SILVESTRE MATA ENGENHO MACAX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39</text:p>
          </table:table-cell>
          <table:table-cell/>
          <table:table-cell office:value-type="string" calcext:value-type="string">
            <text:p>REFúGIO DE VIDA SILVESTRE MATA LANçO DOS CAçõ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4</text:p>
          </table:table-cell>
          <table:table-cell/>
          <table:table-cell office:value-type="string" calcext:value-type="string">
            <text:p>REFúGIO DE VIDA SILVESTRE MATA SãO JOãO DA VáRZE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1</text:p>
          </table:table-cell>
          <table:table-cell/>
          <table:table-cell office:value-type="string" calcext:value-type="string">
            <text:p>REFúGIO DE VIDA SILVESTRE MATA SERRA DO COTOVEL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17</text:p>
          </table:table-cell>
          <table:table-cell/>
          <table:table-cell office:value-type="string" calcext:value-type="string">
            <text:p>REFÚGIO DE VIDA SILVESTRE MATAS DE SIRIJI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3</text:p>
          </table:table-cell>
          <table:table-cell/>
          <table:table-cell office:value-type="string" calcext:value-type="string">
            <text:p>REFúGIO DE VIDA SILVESTRE MATAS DO SISTEMA GURJAú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881</text:p>
          </table:table-cell>
          <table:table-cell/>
          <table:table-cell office:value-type="string" calcext:value-type="string">
            <text:p>REFúGIO DE VIDA SILVESTRE METRóPOLE DA AMAZô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8521</text:p>
          </table:table-cell>
          <table:table-cell office:value-type="string" calcext:value-type="string">
            <text:p>Refúgio de Vida Silvestre Metrópole da Amazônia</text:p>
          </table:table-cell>
          <table:table-cell office:value-type="string" calcext:value-type="string">
            <text:p>https://pt.wikipedia.org/wiki/Ref%C3%BAgio_de_Vida_Silvestre_Metr%C3%B3pole_da_Amaz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0.33.3542</text:p>
          </table:table-cell>
          <table:table-cell/>
          <table:table-cell office:value-type="string" calcext:value-type="string">
            <text:p>REFÚGIO DE VIDA SILVESTRE MONTE ALEGRE (ALíRIO BRAZ)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270</text:p>
          </table:table-cell>
          <table:table-cell/>
          <table:table-cell office:value-type="string" calcext:value-type="string">
            <text:p>REFÚGIO DE VIDA SILVESTRE MUNICIPAL DAS SERRAS DE MARIC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79</text:p>
          </table:table-cell>
          <table:table-cell/>
          <table:table-cell office:value-type="string" calcext:value-type="string">
            <text:p>REFúGIO DE VIDA SILVESTRE PADRE SéRGIO TONETT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71</text:p>
          </table:table-cell>
          <table:table-cell office:value-type="string" calcext:value-type="string">
            <text:p>Refúgio de Vida Silvestre Padre Sérgio Tonetto</text:p>
          </table:table-cell>
          <table:table-cell office:value-type="string" calcext:value-type="string">
            <text:p>https://pt.wikipedia.org/wiki/Ref%C3%BAgio_de_Vida_Silvestre_Padre_S%C3%A9rgio_Tonet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85.33.3728</text:p>
          </table:table-cell>
          <table:table-cell/>
          <table:table-cell office:value-type="string" calcext:value-type="string">
            <text:p>REFÚGIO DE VIDA SILVESTRE PALMARES - RVS PALMAR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3.3729</text:p>
          </table:table-cell>
          <table:table-cell/>
          <table:table-cell office:value-type="string" calcext:value-type="string">
            <text:p>REFÚGIO DE VIDA SILVESTRE PERIQUITO CARA-SUJ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76</text:p>
          </table:table-cell>
          <table:table-cell/>
          <table:table-cell office:value-type="string" calcext:value-type="string">
            <text:p>REFÚGIO DE VIDA SILVESTRE QUELÔNIOS DO ARAGUA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2</text:p>
          </table:table-cell>
          <table:table-cell/>
          <table:table-cell office:value-type="string" calcext:value-type="string">
            <text:p>REFúGIO DE VIDA SILVESTRE SERRA DO CUMAR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78</text:p>
          </table:table-cell>
          <table:table-cell/>
          <table:table-cell office:value-type="string" calcext:value-type="string">
            <text:p>REFúGIO DE VIDA SILVESTRE TABULEIRO DO EMBAUB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64</text:p>
          </table:table-cell>
          <table:table-cell office:value-type="string" calcext:value-type="string">
            <text:p>Refúgio de Vida Silvestre Tabuleiro do Embaubal</text:p>
          </table:table-cell>
          <table:table-cell office:value-type="string" calcext:value-type="string">
            <text:p>https://pt.wikipedia.org/wiki/Ref%C3%BAgio_de_Vida_Silvestre_Tabuleiro_do_Embaub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9</text:p>
          </table:table-cell>
          <table:table-cell/>
          <table:table-cell office:value-type="string" calcext:value-type="string">
            <text:p>REFUGIO DE VIDA SILVESTRE VEREDAS DO OESTE BAIAN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8522</text:p>
          </table:table-cell>
          <table:table-cell office:value-type="string" calcext:value-type="string">
            <text:p>Refúgio de Vida Silvestre das Veredas do Oeste Baiano</text:p>
          </table:table-cell>
          <table:table-cell office:value-type="string" calcext:value-type="string">
            <text:p>https://pt.wikipedia.org/wiki/Ref%C3%BAgio_de_Vida_Silvestre_das_Veredas_do_Oeste_Bai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7</text:p>
          </table:table-cell>
          <table:table-cell/>
          <table:table-cell office:value-type="string" calcext:value-type="string">
            <text:p>REFÚGIO ESTADUAL DE VIDA SILVESTRE LIBÉLULAS DA SERRA DE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1774</text:p>
          </table:table-cell>
          <table:table-cell/>
          <table:table-cell office:value-type="string" calcext:value-type="string">
            <text:p>REFÚGIO ESTADUAL DE VIDA SILVESTRE MATA DOS MURIQUI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892</text:p>
          </table:table-cell>
          <table:table-cell/>
          <table:table-cell office:value-type="string" calcext:value-type="string">
            <text:p>REFÚGIO ESTADUAL DE VIDA SILVESTRE RIO PANDEIR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3</text:p>
          </table:table-cell>
          <table:table-cell/>
          <table:table-cell office:value-type="string" calcext:value-type="string">
            <text:p>RESERVA BIOLÓGICA ATOL DAS R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 Biological Reserve</text:p>
          </table:table-cell>
          <table:table-cell office:value-type="string" calcext:value-type="string">
            <text:p>https://en.wikipedia.org/wiki/Atol_das_Rocas_Biological_Reserve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</text:p>
          </table:table-cell>
          <table:table-cell office:value-type="string" calcext:value-type="string">
            <text:p>https://pt.wikipedia.org/wiki/Atol_das_Ro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1</text:p>
          </table:table-cell>
          <table:table-cell/>
          <table:table-cell office:value-type="string" calcext:value-type="string">
            <text:p>RESERVA BIOLÓGICA AUGUSTO RUSCH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Augusto Ruschi Biological Reserve</text:p>
          </table:table-cell>
          <table:table-cell office:value-type="string" calcext:value-type="string">
            <text:p>https://en.wikipedia.org/wiki/Augusto_Ruschi_Biological_Reserve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Reserva Biológica Augusto Ruschi</text:p>
          </table:table-cell>
          <table:table-cell office:value-type="string" calcext:value-type="string">
            <text:p>https://pt.wikipedia.org/wiki/Reserva_Biol%C3%B3gica_Augusto_Rusch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35.43.2922</text:p>
          </table:table-cell>
          <table:table-cell/>
          <table:table-cell office:value-type="string" calcext:value-type="string">
            <text:p>RESERVA BIOLóGICA BIOPAMP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34</text:p>
          </table:table-cell>
          <table:table-cell/>
          <table:table-cell office:value-type="string" calcext:value-type="string">
            <text:p>RESERVA BIOLÓGICA BOM JESU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Bom Jesus Biological Reserve</text:p>
          </table:table-cell>
          <table:table-cell office:value-type="string" calcext:value-type="string">
            <text:p>https://en.wikipedia.org/wiki/Bom_Jesus_Biological_Reserve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Reserva Biológica Bom Jesus</text:p>
          </table:table-cell>
          <table:table-cell office:value-type="string" calcext:value-type="string">
            <text:p>https://pt.wikipedia.org/wiki/Reserva_Biol%C3%B3gica_Bom_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7</text:p>
          </table:table-cell>
          <table:table-cell/>
          <table:table-cell office:value-type="string" calcext:value-type="string">
            <text:p>RESERVA BIOLÓGICA CULUEN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78</text:p>
          </table:table-cell>
          <table:table-cell office:value-type="string" calcext:value-type="string">
            <text:p>Culuene Biological Reserve</text:p>
          </table:table-cell>
          <table:table-cell office:value-type="string" calcext:value-type="string">
            <text:p>https://en.wikipedia.org/wiki/Culuene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92</text:p>
          </table:table-cell>
          <table:table-cell/>
          <table:table-cell office:value-type="string" calcext:value-type="string">
            <text:p>RESERVA BIOLÓGICA DA CONTAGE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Contagem Biological Reserve</text:p>
          </table:table-cell>
          <table:table-cell office:value-type="string" calcext:value-type="string">
            <text:p>https://en.wikipedia.org/wiki/Contagem_Biological_Reserve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Reserva Biológica da Contagem</text:p>
          </table:table-cell>
          <table:table-cell office:value-type="string" calcext:value-type="string">
            <text:p>https://pt.wikipedia.org/wiki/Reserva_Biol%C3%B3gica_da_Contag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3</text:p>
          </table:table-cell>
          <table:table-cell/>
          <table:table-cell office:value-type="string" calcext:value-type="string">
            <text:p>RESERVA BIOLÓGICA DA MATA ESCU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Mata Escura Biological Reserve</text:p>
          </table:table-cell>
          <table:table-cell office:value-type="string" calcext:value-type="string">
            <text:p>https://en.wikipedia.org/wiki/Mata_Escura_Biological_Reserve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Reserva Biológica da Mata Escura</text:p>
          </table:table-cell>
          <table:table-cell office:value-type="string" calcext:value-type="string">
            <text:p>https://pt.wikipedia.org/wiki/Reserva_Biol%C3%B3gica_da_Mata_Esc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60.31.3061</text:p>
          </table:table-cell>
          <table:table-cell/>
          <table:table-cell office:value-type="string" calcext:value-type="string">
            <text:p>RESERVA BIOLOGICA DA SERRA DE SANTA RITA MITZI BRANDA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10</text:p>
          </table:table-cell>
          <table:table-cell/>
          <table:table-cell office:value-type="string" calcext:value-type="string">
            <text:p>RESERVA BIOLóGICA DA SERRA GER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634</text:p>
          </table:table-cell>
          <table:table-cell office:value-type="string" calcext:value-type="string">
            <text:p>Reserva Biológica da Serra Geral</text:p>
          </table:table-cell>
          <table:table-cell office:value-type="string" calcext:value-type="string">
            <text:p>https://pt.wikipedia.org/wiki/Reserva_Biol%C3%B3gica_da_Serra_G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6</text:p>
          </table:table-cell>
          <table:table-cell/>
          <table:table-cell office:value-type="string" calcext:value-type="string">
            <text:p>RESERVA BIOLÓGICA DAS ARAUCÁRI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Araucárias Biological Reserve</text:p>
          </table:table-cell>
          <table:table-cell office:value-type="string" calcext:value-type="string">
            <text:p>https://en.wikipedia.org/wiki/Arauc%C3%A1rias_Biological_Reserve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Reserva Biológica das Araucárias</text:p>
          </table:table-cell>
          <table:table-cell office:value-type="string" calcext:value-type="string">
            <text:p>https://pt.wikipedia.org/wiki/Reserva_Biol%C3%B3gica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.50.2845</text:p>
          </table:table-cell>
          <table:table-cell/>
          <table:table-cell office:value-type="string" calcext:value-type="string">
            <text:p>RESERVA BIOLÓGICA DAS CAPIV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75</text:p>
          </table:table-cell>
          <table:table-cell/>
          <table:table-cell office:value-type="string" calcext:value-type="string">
            <text:p>RESERVA BIOLÓGICA DAS PERO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Perobas Biological Reserve</text:p>
          </table:table-cell>
          <table:table-cell office:value-type="string" calcext:value-type="string">
            <text:p>https://en.wikipedia.org/wiki/Perobas_Biological_Reserve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Reserva Biológica das Perobas</text:p>
          </table:table-cell>
          <table:table-cell office:value-type="string" calcext:value-type="string">
            <text:p>https://pt.wikipedia.org/wiki/Reserva_Biol%C3%B3gica_das_Pero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589</text:p>
          </table:table-cell>
          <table:table-cell/>
          <table:table-cell office:value-type="string" calcext:value-type="string">
            <text:p>RESERVA BIOLóGICA DE ANDRADI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54680</text:p>
          </table:table-cell>
          <table:table-cell office:value-type="string" calcext:value-type="string">
            <text:p>Andradina Biological Reserve</text:p>
          </table:table-cell>
          <table:table-cell office:value-type="string" calcext:value-type="string">
            <text:p>https://en.wikipedia.org/wiki/Andradin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3.1483</text:p>
          </table:table-cell>
          <table:table-cell/>
          <table:table-cell office:value-type="string" calcext:value-type="string">
            <text:p>RESERVA BIOLÓGICA DE AR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Araras State Biological Reserve</text:p>
          </table:table-cell>
          <table:table-cell office:value-type="string" calcext:value-type="string">
            <text:p>https://en.wikipedia.org/wiki/Araras_State_Biological_Reserve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Reserva Biológica de Araras</text:p>
          </table:table-cell>
          <table:table-cell office:value-type="string" calcext:value-type="string">
            <text:p>https://pt.wikipedia.org/wiki/Reserva_Biol%C3%B3gica_de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5</text:p>
          </table:table-cell>
          <table:table-cell/>
          <table:table-cell office:value-type="string" calcext:value-type="string">
            <text:p>RESERVA BIOLÓGICA DE COMBOI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Comboios Biological Reserve</text:p>
          </table:table-cell>
          <table:table-cell office:value-type="string" calcext:value-type="string">
            <text:p>https://en.wikipedia.org/wiki/Comboios_Biological_Reserve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Reserva Biológica de Comboios</text:p>
          </table:table-cell>
          <table:table-cell office:value-type="string" calcext:value-type="string">
            <text:p>https://pt.wikipedia.org/wiki/Reserva_Biol%C3%B3gica_de_Combo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667</text:p>
          </table:table-cell>
          <table:table-cell/>
          <table:table-cell office:value-type="string" calcext:value-type="string">
            <text:p>RESERVA BIOLóGICA DE DUAS B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Duas Bocas Biological Reserve</text:p>
          </table:table-cell>
          <table:table-cell office:value-type="string" calcext:value-type="string">
            <text:p>https://en.wikipedia.org/wiki/Duas_Bocas_Biological_Reserve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Reserva Biológica de Duas Bocas</text:p>
          </table:table-cell>
          <table:table-cell office:value-type="string" calcext:value-type="string">
            <text:p>https://pt.wikipedia.org/wiki/Reserva_Biol%C3%B3gica_de_Duas_Bo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3</text:p>
          </table:table-cell>
          <table:table-cell/>
          <table:table-cell office:value-type="string" calcext:value-type="string">
            <text:p>RESERVA BIOLÓGICA DE MAICU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73</text:p>
          </table:table-cell>
          <table:table-cell office:value-type="string" calcext:value-type="string">
            <text:p>Maicuru Biological Reserve</text:p>
          </table:table-cell>
          <table:table-cell office:value-type="string" calcext:value-type="string">
            <text:p>https://en.wikipedia.org/wiki/Maicuru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97</text:p>
          </table:table-cell>
          <table:table-cell/>
          <table:table-cell office:value-type="string" calcext:value-type="string">
            <text:p>RESERVA BIOLOGICA DE PEDRA TALHAD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Pedra Talhada Biological Reserve</text:p>
          </table:table-cell>
          <table:table-cell office:value-type="string" calcext:value-type="string">
            <text:p>https://en.wikipedia.org/wiki/Pedra_Talhada_Biological_Reserve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Reserva Biológica de Pedra Talhada</text:p>
          </table:table-cell>
          <table:table-cell office:value-type="string" calcext:value-type="string">
            <text:p>https://pt.wikipedia.org/wiki/Reserva_Biol%C3%B3gica_de_Pedra_Talh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60.31.2953</text:p>
          </table:table-cell>
          <table:table-cell/>
          <table:table-cell office:value-type="string" calcext:value-type="string">
            <text:p>RESERVA BIOLóGICA DE PINHEIRO GROSS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5</text:p>
          </table:table-cell>
          <table:table-cell/>
          <table:table-cell office:value-type="string" calcext:value-type="string">
            <text:p>RESERVA BIOLÓGICA DE POÇO DAS AN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Poço das Antas Biological Reserve</text:p>
          </table:table-cell>
          <table:table-cell office:value-type="string" calcext:value-type="string">
            <text:p>https://en.wikipedia.org/wiki/Po%C3%A7o_das_Antas_Biological_Reserve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Reserva Biológica Poço das Antas</text:p>
          </table:table-cell>
          <table:table-cell office:value-type="string" calcext:value-type="string">
            <text:p>https://pt.wikipedia.org/wiki/Reserva_Biol%C3%B3gica_Po%C3%A7o_das_A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8</text:p>
          </table:table-cell>
          <table:table-cell/>
          <table:table-cell office:value-type="string" calcext:value-type="string">
            <text:p>RESERVA BIOLÓGICA DE SALT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Saltinho Biological Reserve</text:p>
          </table:table-cell>
          <table:table-cell office:value-type="string" calcext:value-type="string">
            <text:p>https://en.wikipedia.org/wiki/Saltinho_Biological_Reserve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Reserva Biológica de Saltinho</text:p>
          </table:table-cell>
          <table:table-cell office:value-type="string" calcext:value-type="string">
            <text:p>https://pt.wikipedia.org/wiki/Reserva_Biol%C3%B3gica_de_Saltin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9</text:p>
          </table:table-cell>
          <table:table-cell/>
          <table:table-cell office:value-type="string" calcext:value-type="string">
            <text:p>RESERVA BIOLÓGICA DE SANTA ISABE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Santa Isabel Biological Reserve</text:p>
          </table:table-cell>
          <table:table-cell office:value-type="string" calcext:value-type="string">
            <text:p>https://en.wikipedia.org/wiki/Santa_Isabel_Biological_Reserve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Reserva Biológica de Santa Isabel</text:p>
          </table:table-cell>
          <table:table-cell office:value-type="string" calcext:value-type="string">
            <text:p>https://pt.wikipedia.org/wiki/Reserva_Biol%C3%B3gica_de_Santa_Is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0</text:p>
          </table:table-cell>
          <table:table-cell/>
          <table:table-cell office:value-type="string" calcext:value-type="string">
            <text:p>RESERVA BIOLÓGICA DE SERRA NEG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Serra Negra Biological Reserve</text:p>
          </table:table-cell>
          <table:table-cell office:value-type="string" calcext:value-type="string">
            <text:p>https://en.wikipedia.org/wiki/Serra_Negra_Biological_Reserve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Reserva Biológica de Serra Negra</text:p>
          </table:table-cell>
          <table:table-cell office:value-type="string" calcext:value-type="string">
            <text:p>https://pt.wikipedia.org/wiki/Reserva_Biol%C3%B3gica_de_Serra_Neg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1</text:p>
          </table:table-cell>
          <table:table-cell/>
          <table:table-cell office:value-type="string" calcext:value-type="string">
            <text:p>RESERVA BIOLÓGICA DE SOORET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6732</text:p>
          </table:table-cell>
          <table:table-cell office:value-type="string" calcext:value-type="string">
            <text:p>Sooretama</text:p>
          </table:table-cell>
          <table:table-cell office:value-type="string" calcext:value-type="string">
            <text:p>https://en.wikipedia.org/wiki/Sooretama</text:p>
          </table:table-cell>
          <table:table-cell office:value-type="string" calcext:value-type="string">
            <text:p>Q7562736</text:p>
          </table:table-cell>
          <table:table-cell office:value-type="string" calcext:value-type="string">
            <text:p>Reserva Biológica de Sooretama</text:p>
          </table:table-cell>
          <table:table-cell office:value-type="string" calcext:value-type="string">
            <text:p>https://pt.wikipedia.org/wiki/Reserva_Biol%C3%B3gica_de_Sooret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2</text:p>
          </table:table-cell>
          <table:table-cell/>
          <table:table-cell office:value-type="string" calcext:value-type="string">
            <text:p>RESERVA BIOLÓGICA DE U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Una Biological Reserve</text:p>
          </table:table-cell>
          <table:table-cell office:value-type="string" calcext:value-type="string">
            <text:p>https://en.wikipedia.org/wiki/Una_Biological_Reserve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Reserva Biológica de Una</text:p>
          </table:table-cell>
          <table:table-cell office:value-type="string" calcext:value-type="string">
            <text:p>https://pt.wikipedia.org/wiki/Reserva_Biol%C3%B3gica_de_U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4</text:p>
          </table:table-cell>
          <table:table-cell/>
          <table:table-cell office:value-type="string" calcext:value-type="string">
            <text:p>RESERVA BIOLÓGICA DO ABUFAR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Abufari Biological Reserve</text:p>
          </table:table-cell>
          <table:table-cell office:value-type="string" calcext:value-type="string">
            <text:p>https://en.wikipedia.org/wiki/Abufari_Biological_Reserve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Reserva Biológica do Abufari</text:p>
          </table:table-cell>
          <table:table-cell office:value-type="string" calcext:value-type="string">
            <text:p>https://pt.wikipedia.org/wiki/Reserva_Biol%C3%B3gica_do_Abuf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7</text:p>
          </table:table-cell>
          <table:table-cell/>
          <table:table-cell office:value-type="string" calcext:value-type="string">
            <text:p>RESERVA BIOLÓGICA DO CERRAD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4</text:p>
          </table:table-cell>
          <table:table-cell/>
          <table:table-cell office:value-type="string" calcext:value-type="string">
            <text:p>RESERVA BIOLÓGICA DO CÓRREGO DO VEA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Córrego do Veado Biological Reserve</text:p>
          </table:table-cell>
          <table:table-cell office:value-type="string" calcext:value-type="string">
            <text:p>https://en.wikipedia.org/wiki/C%C3%B3rrego_do_Veado_Biological_Reserve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Reserva Biológica do Córrego do Veado</text:p>
          </table:table-cell>
          <table:table-cell office:value-type="string" calcext:value-type="string">
            <text:p>https://pt.wikipedia.org/wiki/Reserva_Biol%C3%B3gica_do_C%C3%B3rrego_do_Ve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5</text:p>
          </table:table-cell>
          <table:table-cell/>
          <table:table-cell office:value-type="string" calcext:value-type="string">
            <text:p>RESERVA BIOLÓGICA DO CÓRREG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Córrego Grande Biological Reserve</text:p>
          </table:table-cell>
          <table:table-cell office:value-type="string" calcext:value-type="string">
            <text:p>https://en.wikipedia.org/wiki/C%C3%B3rrego_Grande_Biological_Reserve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Reserva Biológica do Córrego Grande</text:p>
          </table:table-cell>
          <table:table-cell office:value-type="string" calcext:value-type="string">
            <text:p>https://pt.wikipedia.org/wiki/Reserva_Biol%C3%B3gica_do_C%C3%B3rreg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6</text:p>
          </table:table-cell>
          <table:table-cell/>
          <table:table-cell office:value-type="string" calcext:value-type="string">
            <text:p>RESERVA BIOLÓGICA DO G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6</text:p>
          </table:table-cell>
          <table:table-cell/>
          <table:table-cell office:value-type="string" calcext:value-type="string">
            <text:p>RESERVA BIOLÓGICA DO GUAP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Guaporé Biological Reserve</text:p>
          </table:table-cell>
          <table:table-cell office:value-type="string" calcext:value-type="string">
            <text:p>https://en.wikipedia.org/wiki/Guapor%C3%A9_Biological_Reserve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Reserva Biológica do Guaporé</text:p>
          </table:table-cell>
          <table:table-cell office:value-type="string" calcext:value-type="string">
            <text:p>https://pt.wikipedia.org/wiki/Reserva_Biol%C3%B3gica_do_Guapo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5</text:p>
          </table:table-cell>
          <table:table-cell/>
          <table:table-cell office:value-type="string" calcext:value-type="string">
            <text:p>RESERVA BIOLÓGICA DO GUAR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7</text:p>
          </table:table-cell>
          <table:table-cell/>
          <table:table-cell office:value-type="string" calcext:value-type="string">
            <text:p>RESERVA BIOLÓGICA DO GURU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Gurupi Biological Reserve</text:p>
          </table:table-cell>
          <table:table-cell office:value-type="string" calcext:value-type="string">
            <text:p>https://en.wikipedia.org/wiki/Gurupi_Biological_Reserve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Reserva Biológica do Gurupi</text:p>
          </table:table-cell>
          <table:table-cell office:value-type="string" calcext:value-type="string">
            <text:p>https://pt.wikipedia.org/wiki/Reserva_Biol%C3%B3gica_do_Guru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99</text:p>
          </table:table-cell>
          <table:table-cell/>
          <table:table-cell office:value-type="string" calcext:value-type="string">
            <text:p>RESERVA BIOLóGICA DO IBICUí MIRI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7</text:p>
          </table:table-cell>
          <table:table-cell/>
          <table:table-cell office:value-type="string" calcext:value-type="string">
            <text:p>RESERVA BIOLóGICA DO IBIRAPUIT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7</text:p>
          </table:table-cell>
          <table:table-cell office:value-type="string" calcext:value-type="string">
            <text:p>Ibirapuitã Biological Reserve</text:p>
          </table:table-cell>
          <table:table-cell office:value-type="string" calcext:value-type="string">
            <text:p>https://en.wikipedia.org/wiki/Ibirapuit%C3%A3_Biological_Reserve</text:p>
          </table:table-cell>
          <table:table-cell office:value-type="string" calcext:value-type="string">
            <text:p>Q5984073</text:p>
          </table:table-cell>
          <table:table-cell office:value-type="string" calcext:value-type="string">
            <text:p>Reserva Biológica do Ibirapuitã</text:p>
          </table:table-cell>
          <table:table-cell office:value-type="string" calcext:value-type="string">
            <text:p>https://pt.wikipedia.org/wiki/Reserva_Biol%C3%B3gica_do_Ibirapuit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8</text:p>
          </table:table-cell>
          <table:table-cell/>
          <table:table-cell office:value-type="string" calcext:value-type="string">
            <text:p>RESERVA BIOLÓGICA DO JA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Jaru Biological Reserve</text:p>
          </table:table-cell>
          <table:table-cell office:value-type="string" calcext:value-type="string">
            <text:p>https://en.wikipedia.org/wiki/Jaru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09</text:p>
          </table:table-cell>
          <table:table-cell/>
          <table:table-cell office:value-type="string" calcext:value-type="string">
            <text:p>RESERVA BIOLÓGICA DO LAGO PIRATU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Lago Piratuba Biological Reserve</text:p>
          </table:table-cell>
          <table:table-cell office:value-type="string" calcext:value-type="string">
            <text:p>https://en.wikipedia.org/wiki/Lago_Piratuba_Biological_Reserve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Reserva Biológica do Lago Piratuba</text:p>
          </table:table-cell>
          <table:table-cell office:value-type="string" calcext:value-type="string">
            <text:p>https://pt.wikipedia.org/wiki/Reserva_Biol%C3%B3gica_do_Lago_Pir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11</text:p>
          </table:table-cell>
          <table:table-cell/>
          <table:table-cell office:value-type="string" calcext:value-type="string">
            <text:p>RESERVA BIOLÓGICA DO MANIC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6374</text:p>
          </table:table-cell>
          <table:table-cell office:value-type="string" calcext:value-type="string">
            <text:p>Manicoré Biological Reserve</text:p>
          </table:table-cell>
          <table:table-cell office:value-type="string" calcext:value-type="string">
            <text:p>https://en.wikipedia.org/wiki/Manicor%C3%A9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3.1993</text:p>
          </table:table-cell>
          <table:table-cell/>
          <table:table-cell office:value-type="string" calcext:value-type="string">
            <text:p>RESERVA BIOLóGICA DO MAT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648</text:p>
          </table:table-cell>
          <table:table-cell office:value-type="string" calcext:value-type="string">
            <text:p>Reserva Biológica do Mato Grande</text:p>
          </table:table-cell>
          <table:table-cell office:value-type="string" calcext:value-type="string">
            <text:p>https://pt.wikipedia.org/wiki/Reserva_Biol%C3%B3gica_do_Mat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291</text:p>
          </table:table-cell>
          <table:table-cell/>
          <table:table-cell office:value-type="string" calcext:value-type="string">
            <text:p>RESERVA BIOLÓGICA DO PARAZ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3</text:p>
          </table:table-cell>
          <table:table-cell office:value-type="string" calcext:value-type="string">
            <text:p>Parazinho Biological Reserve</text:p>
          </table:table-cell>
          <table:table-cell office:value-type="string" calcext:value-type="string">
            <text:p>https://en.wikipedia.org/wiki/Parazinho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70.33.3230</text:p>
          </table:table-cell>
          <table:table-cell/>
          <table:table-cell office:value-type="string" calcext:value-type="string">
            <text:p>RESERVA BIOLÓGICA DO PARQUE EQUITATIV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7</text:p>
          </table:table-cell>
          <table:table-cell/>
          <table:table-cell office:value-type="string" calcext:value-type="string">
            <text:p>RESERVA BIOLÓGICA DO RIO DESCOBER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0</text:p>
          </table:table-cell>
          <table:table-cell/>
          <table:table-cell office:value-type="string" calcext:value-type="string">
            <text:p>RESERVA BIOLÓGICA DO RIO TROMBE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io Trombetas Biological Reserve</text:p>
          </table:table-cell>
          <table:table-cell office:value-type="string" calcext:value-type="string">
            <text:p>https://en.wikipedia.org/wiki/Rio_Trombetas_Biological_Reserve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eserva Biológica do Rio Trombetas</text:p>
          </table:table-cell>
          <table:table-cell office:value-type="string" calcext:value-type="string">
            <text:p>https://pt.wikipedia.org/wiki/Reserva_Biol%C3%B3gica_do_Rio_Trombe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9</text:p>
          </table:table-cell>
          <table:table-cell/>
          <table:table-cell office:value-type="string" calcext:value-type="string">
            <text:p>RESERVA BIOLóGICA DO SãO DONA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São Donato Biological Reserve</text:p>
          </table:table-cell>
          <table:table-cell office:value-type="string" calcext:value-type="string">
            <text:p>https://en.wikipedia.org/wiki/S%C3%A3o_Donato_Biological_Reserve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Reserva Biológica do São Donato</text:p>
          </table:table-cell>
          <table:table-cell office:value-type="string" calcext:value-type="string">
            <text:p>https://pt.wikipedia.org/wiki/Reserva_Biol%C3%B3gica_do_S%C3%A3o_Don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1</text:p>
          </table:table-cell>
          <table:table-cell/>
          <table:table-cell office:value-type="string" calcext:value-type="string">
            <text:p>RESERVA BIOLÓGICA DO TAPIRAP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Tapirapé Biological Reserve</text:p>
          </table:table-cell>
          <table:table-cell office:value-type="string" calcext:value-type="string">
            <text:p>https://en.wikipedia.org/wiki/Tapirap%C3%A9_Biological_Reserve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Reserva Biológica do Tapirapé</text:p>
          </table:table-cell>
          <table:table-cell office:value-type="string" calcext:value-type="string">
            <text:p>https://pt.wikipedia.org/wiki/Reserva_Biol%C3%B3gica_do_Tapirap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2</text:p>
          </table:table-cell>
          <table:table-cell/>
          <table:table-cell office:value-type="string" calcext:value-type="string">
            <text:p>RESERVA BIOLÓGICA DO TINGU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Tinguá Biological Reserve</text:p>
          </table:table-cell>
          <table:table-cell office:value-type="string" calcext:value-type="string">
            <text:p>https://en.wikipedia.org/wiki/Tingu%C3%A1_Biological_Reserve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Reserva Biológica Federal do Tinguá</text:p>
          </table:table-cell>
          <table:table-cell office:value-type="string" calcext:value-type="string">
            <text:p>https://pt.wikipedia.org/wiki/Reserva_Biol%C3%B3gica_Federal_do_Ting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3</text:p>
          </table:table-cell>
          <table:table-cell/>
          <table:table-cell office:value-type="string" calcext:value-type="string">
            <text:p>RESERVA BIOLÓGICA DO UATUM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Uatumã Biological Reserve</text:p>
          </table:table-cell>
          <table:table-cell office:value-type="string" calcext:value-type="string">
            <text:p>https://en.wikipedia.org/wiki/Uatum%C3%A3_Biological_Reserve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Reserva Biológica do Uatumã</text:p>
          </table:table-cell>
          <table:table-cell office:value-type="string" calcext:value-type="string">
            <text:p>https://pt.wikipedia.org/wiki/Reserva_Biol%C3%B3gica_do_Uatum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333</text:p>
          </table:table-cell>
          <table:table-cell/>
          <table:table-cell office:value-type="string" calcext:value-type="string">
            <text:p>RESERVA BIOLóGICA ESTADUAL DA BIODIVERSIDADE COP9 MOP4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0728</text:p>
          </table:table-cell>
          <table:table-cell/>
          <table:table-cell office:value-type="string" calcext:value-type="string">
            <text:p>RESERVA BIOLÓGICA ESTADUAL DA PRAIA DO SU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Praia do Sul Biological Reserve</text:p>
          </table:table-cell>
          <table:table-cell office:value-type="string" calcext:value-type="string">
            <text:p>https://en.wikipedia.org/wiki/Praia_do_Sul_Biological_Reserve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Reserva Biológica Estadual da Praia do Sul</text:p>
          </table:table-cell>
          <table:table-cell office:value-type="string" calcext:value-type="string">
            <text:p>https://pt.wikipedia.org/wiki/Reserva_Biol%C3%B3gica_Estadual_da_Praia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2</text:p>
          </table:table-cell>
          <table:table-cell/>
          <table:table-cell office:value-type="string" calcext:value-type="string">
            <text:p>RESERVA BIOLÓGICA ESTADUAL DE GUARATI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4</text:p>
          </table:table-cell>
          <table:table-cell office:value-type="string" calcext:value-type="string">
            <text:p>Guaratiba Biological Reserve</text:p>
          </table:table-cell>
          <table:table-cell office:value-type="string" calcext:value-type="string">
            <text:p>https://en.wikipedia.org/wiki/Guaratib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2.0781</text:p>
          </table:table-cell>
          <table:table-cell/>
          <table:table-cell office:value-type="string" calcext:value-type="string">
            <text:p>RESERVA BIOLÓGICA ESTADUAL DO AGUAÍ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1830</text:p>
          </table:table-cell>
          <table:table-cell/>
          <table:table-cell office:value-type="string" calcext:value-type="string">
            <text:p>RESERVA BIOLOGICA ESTADUAL DO SASSAF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8</text:p>
          </table:table-cell>
          <table:table-cell/>
          <table:table-cell office:value-type="string" calcext:value-type="string">
            <text:p>RESERVA BIOLóGICA ESTADUAL MATA PALUDOS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Mata Paludosa Biological Reserve</text:p>
          </table:table-cell>
          <table:table-cell office:value-type="string" calcext:value-type="string">
            <text:p>https://en.wikipedia.org/wiki/Mata_Paludosa_Biological_Reserve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Reserva Biológica Estadual Mata Paludosa</text:p>
          </table:table-cell>
          <table:table-cell office:value-type="string" calcext:value-type="string">
            <text:p>https://pt.wikipedia.org/wiki/Reserva_Biol%C3%B3gica_Estadual_Mata_Palud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6</text:p>
          </table:table-cell>
          <table:table-cell/>
          <table:table-cell office:value-type="string" calcext:value-type="string">
            <text:p>RESERVA BIOLÓGICA GUARI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Guaribas Biological Reserve</text:p>
          </table:table-cell>
          <table:table-cell office:value-type="string" calcext:value-type="string">
            <text:p>https://en.wikipedia.org/wiki/Guaribas_Biological_Reserve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Reserva Biológica Guaribas</text:p>
          </table:table-cell>
          <table:table-cell office:value-type="string" calcext:value-type="string">
            <text:p>https://pt.wikipedia.org/wiki/Reserva_Biol%C3%B3gica_Guari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5</text:p>
          </table:table-cell>
          <table:table-cell/>
          <table:table-cell office:value-type="string" calcext:value-type="string">
            <text:p>RESERVA BIOLÓGICA JAÍ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865705</text:p>
          </table:table-cell>
          <table:table-cell office:value-type="string" calcext:value-type="string">
            <text:p>Jaíba Biological Reserve</text:p>
          </table:table-cell>
          <table:table-cell office:value-type="string" calcext:value-type="string">
            <text:p>https://en.wikipedia.org/wiki/Ja%C3%ADb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4</text:p>
          </table:table-cell>
          <table:table-cell/>
          <table:table-cell office:value-type="string" calcext:value-type="string">
            <text:p>RESERVA BIOLÓGICA MARINHA DO ARVORE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Arvoredo Marine Biological Reserve</text:p>
          </table:table-cell>
          <table:table-cell office:value-type="string" calcext:value-type="string">
            <text:p>https://en.wikipedia.org/wiki/Arvoredo_Marine_Biological_Reserve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Reserva Biológica Marinha do Arvoredo</text:p>
          </table:table-cell>
          <table:table-cell office:value-type="string" calcext:value-type="string">
            <text:p>https://pt.wikipedia.org/wiki/Reserva_Biol%C3%B3gica_Marinha_do_Arvore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11</text:p>
          </table:table-cell>
          <table:table-cell/>
          <table:table-cell office:value-type="string" calcext:value-type="string">
            <text:p>RESERVA BIOLÓGICA MORRO DOS SEIS LAG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83</text:p>
          </table:table-cell>
          <table:table-cell office:value-type="string" calcext:value-type="string">
            <text:p>Morro dos Seis Lagos Biological Reserve</text:p>
          </table:table-cell>
          <table:table-cell office:value-type="string" calcext:value-type="string">
            <text:p>https://en.wikipedia.org/wiki/Morro_dos_Seis_Lagos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70.31.1525</text:p>
          </table:table-cell>
          <table:table-cell/>
          <table:table-cell office:value-type="string" calcext:value-type="string">
            <text:p>RESERVA BIOLóGICA MUNICIPAL DA MATA DO BISP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90.35.2246</text:p>
          </table:table-cell>
          <table:table-cell/>
          <table:table-cell office:value-type="string" calcext:value-type="string">
            <text:p>RESERVA BIOLóGICA MUNICIPAL DA SERRA DO JA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6</text:p>
          </table:table-cell>
          <table:table-cell/>
          <table:table-cell office:value-type="string" calcext:value-type="string">
            <text:p>RESERVA BIOLÓGICA NASCENTES SERRA DO CACHIMB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Nascentes da Serra do Cachimbo Biological Reserve</text:p>
          </table:table-cell>
          <table:table-cell office:value-type="string" calcext:value-type="string">
            <text:p>https://en.wikipedia.org/wiki/Nascentes_da_Serra_do_Cachimbo_Biological_Reserve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Reserva Biológica Nascentes da Serra do Cachimbo</text:p>
          </table:table-cell>
          <table:table-cell office:value-type="string" calcext:value-type="string">
            <text:p>https://pt.wikipedia.org/wiki/Reserva_Biol%C3%B3gica_Nascentes_da_Serra_do_Cachim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7</text:p>
          </table:table-cell>
          <table:table-cell/>
          <table:table-cell office:value-type="string" calcext:value-type="string">
            <text:p>RESERVA BIOLÓGICA RIO OURO PRE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95</text:p>
          </table:table-cell>
          <table:table-cell office:value-type="string" calcext:value-type="string">
            <text:p>Rio Ouro Preto Biological Reserve</text:p>
          </table:table-cell>
          <table:table-cell office:value-type="string" calcext:value-type="string">
            <text:p>https://en.wikipedia.org/wiki/Rio_Ouro_Preto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39</text:p>
          </table:table-cell>
          <table:table-cell/>
          <table:table-cell office:value-type="string" calcext:value-type="string">
            <text:p>RESERVA BIOLÓGICA SÃO CAMIL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7665414</text:p>
          </table:table-cell>
          <table:table-cell office:value-type="string" calcext:value-type="string">
            <text:p>Reserva Biológica São Camilo</text:p>
          </table:table-cell>
          <table:table-cell office:value-type="string" calcext:value-type="string">
            <text:p>https://pt.wikipedia.org/wiki/Reserva_Biol%C3%B3gica_S%C3%A3o_Cami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0.35.2799</text:p>
          </table:table-cell>
          <table:table-cell/>
          <table:table-cell office:value-type="string" calcext:value-type="string">
            <text:p>RESERVA BIOLóGICA TAMB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Tamboré Biological Reserve</text:p>
          </table:table-cell>
          <table:table-cell office:value-type="string" calcext:value-type="string">
            <text:p>https://en.wikipedia.org/wiki/Tambor%C3%A9_Biological_Reserve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Reserva Biológica Tamboré</text:p>
          </table:table-cell>
          <table:table-cell office:value-type="string" calcext:value-type="string">
            <text:p>https://pt.wikipedia.org/wiki/Reserva_Biol%C3%B3gica_Tambo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0</text:p>
          </table:table-cell>
          <table:table-cell/>
          <table:table-cell office:value-type="string" calcext:value-type="string">
            <text:p>RESERVA BIOLÓGICA TRAÇAD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129</text:p>
          </table:table-cell>
          <table:table-cell office:value-type="string" calcext:value-type="string">
            <text:p>Traçadal Biological Reserve</text:p>
          </table:table-cell>
          <table:table-cell office:value-type="string" calcext:value-type="string">
            <text:p>https://en.wikipedia.org/wiki/Tra%C3%A7adal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7</text:p>
          </table:table-cell>
          <table:table-cell/>
          <table:table-cell office:value-type="string" calcext:value-type="string">
            <text:p>RESERVA BIOLÓGICA UNIÃ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União Biological Reserve</text:p>
          </table:table-cell>
          <table:table-cell office:value-type="string" calcext:value-type="string">
            <text:p>https://en.wikipedia.org/wiki/Uni%C3%A3o_Biological_Reserve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Reserva Biológica União</text:p>
          </table:table-cell>
          <table:table-cell office:value-type="string" calcext:value-type="string">
            <text:p>https://pt.wikipedia.org/wiki/Reserva_Biol%C3%B3gica_Uni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0</text:p>
          </table:table-cell>
          <table:table-cell/>
          <table:table-cell office:value-type="string" calcext:value-type="string">
            <text:p>RESERVA DE DESENVOLVIMENTO SUSTENTÁVEL ALCOBAÇ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81</text:p>
          </table:table-cell>
          <table:table-cell/>
          <table:table-cell office:value-type="string" calcext:value-type="string">
            <text:p>RESERVA DE DESENVOLVIMENTO SUSTENTÁVEL AM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4567</text:p>
          </table:table-cell>
          <table:table-cell office:value-type="string" calcext:value-type="string">
            <text:p>Amanã Sustainable Development Reserve</text:p>
          </table:table-cell>
          <table:table-cell office:value-type="string" calcext:value-type="string">
            <text:p>https://en.wikipedia.org/wiki/Aman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2</text:p>
          </table:table-cell>
          <table:table-cell/>
          <table:table-cell office:value-type="string" calcext:value-type="string">
            <text:p>RESERVA DE DESENVOLVIMENTO SUSTENTÁVEL ARIPU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85</text:p>
          </table:table-cell>
          <table:table-cell office:value-type="string" calcext:value-type="string">
            <text:p>Aripuanã Sustainable Development Reserve</text:p>
          </table:table-cell>
          <table:table-cell office:value-type="string" calcext:value-type="string">
            <text:p>https://en.wikipedia.org/wiki/Aripuan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3</text:p>
          </table:table-cell>
          <table:table-cell/>
          <table:table-cell office:value-type="string" calcext:value-type="string">
            <text:p>RESERVA DE DESENVOLVIMENTO SUSTENTÁVEL BARARAT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84</text:p>
          </table:table-cell>
          <table:table-cell office:value-type="string" calcext:value-type="string">
            <text:p>Bararati Sustainable Development Reserve</text:p>
          </table:table-cell>
          <table:table-cell office:value-type="string" calcext:value-type="string">
            <text:p>https://en.wikipedia.org/wiki/Bararat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3481</text:p>
          </table:table-cell>
          <table:table-cell/>
          <table:table-cell office:value-type="string" calcext:value-type="string">
            <text:p>RESERVA DE DESENVOLVIMENTO SUSTENTáVEL CAMPO DAS MANGAB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80</text:p>
          </table:table-cell>
          <table:table-cell office:value-type="string" calcext:value-type="string">
            <text:p>Reserva de Desenvolvimento Sustentável Campo das Mangabas</text:p>
          </table:table-cell>
          <table:table-cell office:value-type="string" calcext:value-type="string">
            <text:p>https://pt.wikipedia.org/wiki/Reserva_de_Desenvolvimento_Sustent%C3%A1vel_Campo_das_Manga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84</text:p>
          </table:table-cell>
          <table:table-cell/>
          <table:table-cell office:value-type="string" calcext:value-type="string">
            <text:p>RESERVA DE DESENVOLVIMENTO SUSTENTÁVEL CAN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85</text:p>
          </table:table-cell>
          <table:table-cell/>
          <table:table-cell office:value-type="string" calcext:value-type="string">
            <text:p>RESERVA DE DESENVOLVIMENTO SUSTENTÁVEL CUJUB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74</text:p>
          </table:table-cell>
          <table:table-cell office:value-type="string" calcext:value-type="string">
            <text:p>Cujubim Sustainable Development Reserve</text:p>
          </table:table-cell>
          <table:table-cell office:value-type="string" calcext:value-type="string">
            <text:p>https://en.wikipedia.org/wiki/Cujubim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10.42.2927</text:p>
          </table:table-cell>
          <table:table-cell/>
          <table:table-cell office:value-type="string" calcext:value-type="string">
            <text:p>RESERVA DE DESENVOLVIMENTO SUSTENTáVEL DA ILHA DO MORRO DO AMARA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0723</text:p>
          </table:table-cell>
          <table:table-cell/>
          <table:table-cell office:value-type="string" calcext:value-type="string">
            <text:p>RESERVA DE DESENVOLVIMENTO SUSTENTÁVEL DO AVENTUREI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6</text:p>
          </table:table-cell>
          <table:table-cell office:value-type="string" calcext:value-type="string">
            <text:p>Aventureiro Sustainable Development Reserve</text:p>
          </table:table-cell>
          <table:table-cell office:value-type="string" calcext:value-type="string">
            <text:p>https://en.wikipedia.org/wiki/Aventureir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573</text:p>
          </table:table-cell>
          <table:table-cell/>
          <table:table-cell office:value-type="string" calcext:value-type="string">
            <text:p>RESERVA DE DESENVOLVIMENTO SUSTENTÁVEL DO JU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767</text:p>
          </table:table-cell>
          <table:table-cell office:value-type="string" calcext:value-type="string">
            <text:p>Juma Sustainable Development Reserve</text:p>
          </table:table-cell>
          <table:table-cell office:value-type="string" calcext:value-type="string">
            <text:p>https://en.wikipedia.org/wiki/Jum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5</text:p>
          </table:table-cell>
          <table:table-cell/>
          <table:table-cell office:value-type="string" calcext:value-type="string">
            <text:p>RESERVA DE DESENVOLVIMENTO SUSTENTÁVEL DO MATUPI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0</text:p>
          </table:table-cell>
          <table:table-cell office:value-type="string" calcext:value-type="string">
            <text:p>Matupiri Sustainable Development Reserve</text:p>
          </table:table-cell>
          <table:table-cell office:value-type="string" calcext:value-type="string">
            <text:p>https://en.wikipedia.org/wiki/Matupir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6.0292</text:p>
          </table:table-cell>
          <table:table-cell/>
          <table:table-cell office:value-type="string" calcext:value-type="string">
            <text:p>RESERVA DE DESENVOLVIMENTO SUSTENTáVEL DO RIO IRATAPUR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26</text:p>
          </table:table-cell>
          <table:table-cell office:value-type="string" calcext:value-type="string">
            <text:p>Rio Iratapuru Sustainable Development Reserve</text:p>
          </table:table-cell>
          <table:table-cell office:value-type="string" calcext:value-type="string">
            <text:p>https://en.wikipedia.org/wiki/Rio_Iratapuru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977</text:p>
          </table:table-cell>
          <table:table-cell/>
          <table:table-cell office:value-type="string" calcext:value-type="string">
            <text:p>RESERVA DE DESENVOLVIMENTO SUSTENTAVEL DO RIO MADEI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81</text:p>
          </table:table-cell>
          <table:table-cell office:value-type="string" calcext:value-type="string">
            <text:p>Rio Madeira Sustainable Development Reserve</text:p>
          </table:table-cell>
          <table:table-cell office:value-type="string" calcext:value-type="string">
            <text:p>https://en.wikipedia.org/wiki/Rio_Madeir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0</text:p>
          </table:table-cell>
          <table:table-cell/>
          <table:table-cell office:value-type="string" calcext:value-type="string">
            <text:p>RESERVA DE DESENVOLVIMENTO SUSTENTÁVEL DO RIO NEG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95727</text:p>
          </table:table-cell>
          <table:table-cell office:value-type="string" calcext:value-type="string">
            <text:p>Rio Negro Sustainable Development Reserve</text:p>
          </table:table-cell>
          <table:table-cell office:value-type="string" calcext:value-type="string">
            <text:p>https://en.wikipedia.org/wiki/Rio_Negr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60.13.2556</text:p>
          </table:table-cell>
          <table:table-cell/>
          <table:table-cell office:value-type="string" calcext:value-type="string">
            <text:p>RESERVA DE DESENVOLVIMENTO SUSTENTÁVEL DO TUPÉ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579</text:p>
          </table:table-cell>
          <table:table-cell office:value-type="string" calcext:value-type="string">
            <text:p>Tupé Sustainable Development Reserve</text:p>
          </table:table-cell>
          <table:table-cell office:value-type="string" calcext:value-type="string">
            <text:p>https://en.wikipedia.org/wiki/Tup%C3%A9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90</text:p>
          </table:table-cell>
          <table:table-cell/>
          <table:table-cell office:value-type="string" calcext:value-type="string">
            <text:p>RESERVA DE DESENVOLVIMENTO SUSTENTÁVEL DO UAT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066210</text:p>
          </table:table-cell>
          <table:table-cell office:value-type="string" calcext:value-type="string">
            <text:p>Uatumã Sustainable Development Reserve</text:p>
          </table:table-cell>
          <table:table-cell office:value-type="string" calcext:value-type="string">
            <text:p>https://en.wikipedia.org/wiki/Uatum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4.1468</text:p>
          </table:table-cell>
          <table:table-cell/>
          <table:table-cell office:value-type="string" calcext:value-type="string">
            <text:p>RESERVA DE DESENVOLVIMENTO SUSTENTáVEL ESTADUAL PONTA DO TUB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71</text:p>
          </table:table-cell>
          <table:table-cell office:value-type="string" calcext:value-type="string">
            <text:p>Reserva de Desenvolvimento Sustentável Estadual Ponta do Tubarão</text:p>
          </table:table-cell>
          <table:table-cell office:value-type="string" calcext:value-type="string">
            <text:p>https://pt.wikipedia.org/wiki/Reserva_de_Desenvolvimento_Sustent%C3%A1vel_Estadual_Ponta_do_Tub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2</text:p>
          </table:table-cell>
          <table:table-cell/>
          <table:table-cell office:value-type="string" calcext:value-type="string">
            <text:p>RESERVA DE DESENVOLVIMENTO SUSTENTÁVEL IGAPÓ-AÇ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8</text:p>
          </table:table-cell>
          <table:table-cell office:value-type="string" calcext:value-type="string">
            <text:p>Igapó-Açu Sustainable Development Reserve</text:p>
          </table:table-cell>
          <table:table-cell office:value-type="string" calcext:value-type="string">
            <text:p>https://en.wikipedia.org/wiki/Igap%C3%B3-A%C3%A7u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8</text:p>
          </table:table-cell>
          <table:table-cell/>
          <table:table-cell office:value-type="string" calcext:value-type="string">
            <text:p>RESERVA DE DESENVOLVIMENTO SUSTENTáVEL ITATUPã-BAQUI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73</text:p>
          </table:table-cell>
          <table:table-cell office:value-type="string" calcext:value-type="string">
            <text:p>Reserva de Desenvolvimento Sustentável de Itatupã-Baquiá</text:p>
          </table:table-cell>
          <table:table-cell office:value-type="string" calcext:value-type="string">
            <text:p>https://pt.wikipedia.org/wiki/Reserva_de_Desenvolvimento_Sustent%C3%A1vel_de_Itatup%C3%A3-Baqu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86</text:p>
          </table:table-cell>
          <table:table-cell/>
          <table:table-cell office:value-type="string" calcext:value-type="string">
            <text:p>RESERVA DE DESENVOLVIMENTO SUSTENTÁVEL MAMIRAU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6745689</text:p>
          </table:table-cell>
          <table:table-cell office:value-type="string" calcext:value-type="string">
            <text:p>Reserva de Desenvolvimento Sustentável Mamirauá</text:p>
          </table:table-cell>
          <table:table-cell office:value-type="string" calcext:value-type="string">
            <text:p>https://pt.wikipedia.org/wiki/Reserva_de_Desenvolvimento_Sustent%C3%A1vel_Mamira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0.32.2599</text:p>
          </table:table-cell>
          <table:table-cell/>
          <table:table-cell office:value-type="string" calcext:value-type="string">
            <text:p>RESERVA DE DESENVOLVIMENTO SUSTENTáVEL MUNICIPAL DO MANGUEZAL DE CARIACIC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40.32.2539</text:p>
          </table:table-cell>
          <table:table-cell/>
          <table:table-cell office:value-type="string" calcext:value-type="string">
            <text:p>RESERVA DE DESENVOLVIMENTO SUSTENTáVEL MUNICIPAL PAPAGAI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2919</text:p>
          </table:table-cell>
          <table:table-cell/>
          <table:table-cell office:value-type="string" calcext:value-type="string">
            <text:p>RESERVA DE DESENVOLVIMENTO SUSTENTÁVEL MUNICIPAL PIRAQUE-AÇÚ E PIRAQUE-MIR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35</text:p>
          </table:table-cell>
          <table:table-cell/>
          <table:table-cell office:value-type="string" calcext:value-type="string">
            <text:p>RESERVA DE DESENVOLVIMENTO SUSTENTáVEL NASCENTES GERAIZEI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4861</text:p>
          </table:table-cell>
          <table:table-cell office:value-type="string" calcext:value-type="string">
            <text:p>Nascentes Geraizeiras Sustainable Development Reserve</text:p>
          </table:table-cell>
          <table:table-cell office:value-type="string" calcext:value-type="string">
            <text:p>https://en.wikipedia.org/wiki/Nascentes_Geraizeir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7</text:p>
          </table:table-cell>
          <table:table-cell/>
          <table:table-cell office:value-type="string" calcext:value-type="string">
            <text:p>RESERVA DE DESENVOLVIMENTO SUSTENTÁVEL PIAGAÇU PURU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36</text:p>
          </table:table-cell>
          <table:table-cell office:value-type="string" calcext:value-type="string">
            <text:p>Piagaçu-Purus Sustainable Development Reserve</text:p>
          </table:table-cell>
          <table:table-cell office:value-type="string" calcext:value-type="string">
            <text:p>https://en.wikipedia.org/wiki/Piaga%C3%A7u-Puru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1031</text:p>
          </table:table-cell>
          <table:table-cell/>
          <table:table-cell office:value-type="string" calcext:value-type="string">
            <text:p>RESERVA DE DESENVOLVIMENTO SUSTENTÁVEL PUCURUÍ - AR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3182</text:p>
          </table:table-cell>
          <table:table-cell/>
          <table:table-cell office:value-type="string" calcext:value-type="string">
            <text:p>RESERVA DE DESENVOLVIMENTO SUSTENTAVEL PURANGA CONQUIST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545</text:p>
          </table:table-cell>
          <table:table-cell office:value-type="string" calcext:value-type="string">
            <text:p>Puranga Conquista Sustainable Development Reserve</text:p>
          </table:table-cell>
          <table:table-cell office:value-type="string" calcext:value-type="string">
            <text:p>https://en.wikipedia.org/wiki/Puranga_Conquist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8</text:p>
          </table:table-cell>
          <table:table-cell/>
          <table:table-cell office:value-type="string" calcext:value-type="string">
            <text:p>RESERVA DE DESENVOLVIMENTO SUSTENTÁVEL RIO AMAP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7</text:p>
          </table:table-cell>
          <table:table-cell office:value-type="string" calcext:value-type="string">
            <text:p>Rio Amapá Sustainable Development Reserve</text:p>
          </table:table-cell>
          <table:table-cell office:value-type="string" calcext:value-type="string">
            <text:p>https://en.wikipedia.org/wiki/Rio_Amap%C3%A1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9</text:p>
          </table:table-cell>
          <table:table-cell/>
          <table:table-cell office:value-type="string" calcext:value-type="string">
            <text:p>RESERVA DE DESENVOLVIMENTO SUSTENTÁVEL UACARÍ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06</text:p>
          </table:table-cell>
          <table:table-cell office:value-type="string" calcext:value-type="string">
            <text:p>Uacari Sustainable Development Reserve</text:p>
          </table:table-cell>
          <table:table-cell office:value-type="string" calcext:value-type="string">
            <text:p>https://en.wikipedia.org/wiki/Uacar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416</text:p>
          </table:table-cell>
          <table:table-cell/>
          <table:table-cell office:value-type="string" calcext:value-type="string">
            <text:p>RESERVA DE DESENVOLVIMENTO SUSTENTÁVEL VEREDAS DO ACA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80</text:p>
          </table:table-cell>
          <table:table-cell/>
          <table:table-cell office:value-type="string" calcext:value-type="string">
            <text:p>RESERVA DE DESENVOLVIMENTO SUSTENTáVEL VITóRIA DE SOUZE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78</text:p>
          </table:table-cell>
          <table:table-cell office:value-type="string" calcext:value-type="string">
            <text:p>Reserva de Desenvolvimento Sustentável Vitória de Souzel</text:p>
          </table:table-cell>
          <table:table-cell office:value-type="string" calcext:value-type="string">
            <text:p>https://pt.wikipedia.org/wiki/Reserva_de_Desenvolvimento_Sustent%C3%A1vel_Vit%C3%B3ria_de_Souz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2</text:p>
          </table:table-cell>
          <table:table-cell/>
          <table:table-cell office:value-type="string" calcext:value-type="string">
            <text:p>RESERVA ESTADUAL DE DESENVOLVIMENTO SUSTENTÁVEL CONCHA D´OST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5</text:p>
          </table:table-cell>
          <table:table-cell office:value-type="string" calcext:value-type="string">
            <text:p>Concha D'Ostra Sustainable Development Reserve</text:p>
          </table:table-cell>
          <table:table-cell office:value-type="string" calcext:value-type="string">
            <text:p>https://en.wikipedia.org/wiki/Concha_D%27Ostr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63</text:p>
          </table:table-cell>
          <table:table-cell/>
          <table:table-cell office:value-type="string" calcext:value-type="string">
            <text:p>RESERVA EXTRATIVISTA ACAú-GOI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Acaú-Goiana Extractive Reserve</text:p>
          </table:table-cell>
          <table:table-cell office:value-type="string" calcext:value-type="string">
            <text:p>https://en.wikipedia.org/wiki/Aca%C3%BA-Goian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17</text:p>
          </table:table-cell>
          <table:table-cell/>
          <table:table-cell office:value-type="string" calcext:value-type="string">
            <text:p>RESERVA EXTRATIVISTA ALT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Alto Juruá Extractive Reserve</text:p>
          </table:table-cell>
          <table:table-cell office:value-type="string" calcext:value-type="string">
            <text:p>https://en.wikipedia.org/wiki/Alto_Juru%C3%A1_Extractive_Reserve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Reserva Extrativista Alto Juruá</text:p>
          </table:table-cell>
          <table:table-cell office:value-type="string" calcext:value-type="string">
            <text:p>https://pt.wikipedia.org/wiki/Reserva_Extrativista_Alt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4</text:p>
          </table:table-cell>
          <table:table-cell/>
          <table:table-cell office:value-type="string" calcext:value-type="string">
            <text:p>RESERVA EXTRATIVISTA ALTO TARAUAC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Alto Tarauacá Extractive Reserve</text:p>
          </table:table-cell>
          <table:table-cell office:value-type="string" calcext:value-type="string">
            <text:p>https://en.wikipedia.org/wiki/Alto_Tarauac%C3%A1_Extractive_Reserve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Reserva Extrativista Alto Tarauacá</text:p>
          </table:table-cell>
          <table:table-cell office:value-type="string" calcext:value-type="string">
            <text:p>https://pt.wikipedia.org/wiki/Reserva_Extrativista_Alto_Tarau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3</text:p>
          </table:table-cell>
          <table:table-cell/>
          <table:table-cell office:value-type="string" calcext:value-type="string">
            <text:p>RESERVA EXTRATIVISTA ANGELIM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4</text:p>
          </table:table-cell>
          <table:table-cell/>
          <table:table-cell office:value-type="string" calcext:value-type="string">
            <text:p>RESERVA EXTRATIVISTA AQUARIQU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71</text:p>
          </table:table-cell>
          <table:table-cell office:value-type="string" calcext:value-type="string">
            <text:p>Aquariquara Extractive Reserve</text:p>
          </table:table-cell>
          <table:table-cell office:value-type="string" calcext:value-type="string">
            <text:p>https://en.wikipedia.org/wiki/Aquariquar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654</text:p>
          </table:table-cell>
          <table:table-cell/>
          <table:table-cell office:value-type="string" calcext:value-type="string">
            <text:p>RESERVA EXTRATIVISTA ARAPIRANGA-TROM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38</text:p>
          </table:table-cell>
          <table:table-cell office:value-type="string" calcext:value-type="string">
            <text:p>Reserva Extrativista de Arapiranga-Tromaí</text:p>
          </table:table-cell>
          <table:table-cell office:value-type="string" calcext:value-type="string">
            <text:p>https://pt.wikipedia.org/wiki/Reserva_Extrativista_de_Arapiranga-Trom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5</text:p>
          </table:table-cell>
          <table:table-cell/>
          <table:table-cell office:value-type="string" calcext:value-type="string">
            <text:p>RESERVA EXTRATIVISTA ARAPIX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7</text:p>
          </table:table-cell>
          <table:table-cell office:value-type="string" calcext:value-type="string">
            <text:p>Arapixi Extractive Reserve</text:p>
          </table:table-cell>
          <table:table-cell office:value-type="string" calcext:value-type="string">
            <text:p>https://en.wikipedia.org/wiki/Arapixi_Extractive_Reserve</text:p>
          </table:table-cell>
          <table:table-cell office:value-type="string" calcext:value-type="string">
            <text:p>Q10359657</text:p>
          </table:table-cell>
          <table:table-cell office:value-type="string" calcext:value-type="string">
            <text:p>Reserva Extrativista Arapixi</text:p>
          </table:table-cell>
          <table:table-cell office:value-type="string" calcext:value-type="string">
            <text:p>https://pt.wikipedia.org/wiki/Reserva_Extrativista_Arapix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3</text:p>
          </table:table-cell>
          <table:table-cell/>
          <table:table-cell office:value-type="string" calcext:value-type="string">
            <text:p>RESERVA EXTRATIVISTA ARIÓCA PRU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0</text:p>
          </table:table-cell>
          <table:table-cell office:value-type="string" calcext:value-type="string">
            <text:p>Reserva Extrativista Arioca Pruanã</text:p>
          </table:table-cell>
          <table:table-cell office:value-type="string" calcext:value-type="string">
            <text:p>https://pt.wikipedia.org/wiki/Reserva_Extrativista_Arioca_Pru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0</text:p>
          </table:table-cell>
          <table:table-cell/>
          <table:table-cell office:value-type="string" calcext:value-type="string">
            <text:p>RESERVA EXTRATIVISTA AUATÍ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9</text:p>
          </table:table-cell>
          <table:table-cell office:value-type="string" calcext:value-type="string">
            <text:p>Auatí-Paraná Extractive Reserve</text:p>
          </table:table-cell>
          <table:table-cell office:value-type="string" calcext:value-type="string">
            <text:p>https://en.wikipedia.org/wiki/Auat%C3%AD-Paran%C3%A1_Extractive_Reserve</text:p>
          </table:table-cell>
          <table:table-cell office:value-type="string" calcext:value-type="string">
            <text:p>Q22074178</text:p>
          </table:table-cell>
          <table:table-cell office:value-type="string" calcext:value-type="string">
            <text:p>Reserva Extrativista Auatí-Paraná</text:p>
          </table:table-cell>
          <table:table-cell office:value-type="string" calcext:value-type="string">
            <text:p>https://pt.wikipedia.org/wiki/Reserva_Extrativista_Auat%C3%AD-Par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0</text:p>
          </table:table-cell>
          <table:table-cell/>
          <table:table-cell office:value-type="string" calcext:value-type="string">
            <text:p>RESERVA EXTRATIVISTA BAIX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Baixo Juruá Extractive Reserve</text:p>
          </table:table-cell>
          <table:table-cell office:value-type="string" calcext:value-type="string">
            <text:p>https://en.wikipedia.org/wiki/Baixo_Juru%C3%A1_Extractive_Reserve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Reserva Extrativista Baixo Juruá</text:p>
          </table:table-cell>
          <table:table-cell office:value-type="string" calcext:value-type="string">
            <text:p>https://pt.wikipedia.org/wiki/Reserva_Extrativista_Baix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93</text:p>
          </table:table-cell>
          <table:table-cell/>
          <table:table-cell office:value-type="string" calcext:value-type="string">
            <text:p>RESERVA EXTRATIVISTA BAIXO RIO BRANCO JAUAPE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21</text:p>
          </table:table-cell>
          <table:table-cell/>
          <table:table-cell office:value-type="string" calcext:value-type="string">
            <text:p>RESERVA EXTRATIVISTA BARREIRO DAS ANT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3</text:p>
          </table:table-cell>
          <table:table-cell office:value-type="string" calcext:value-type="string">
            <text:p>Reserva Extrativista Barreiro das Antas</text:p>
          </table:table-cell>
          <table:table-cell office:value-type="string" calcext:value-type="string">
            <text:p>https://pt.wikipedia.org/wiki/Reserva_Extrativista_Barreiro_das_A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3</text:p>
          </table:table-cell>
          <table:table-cell/>
          <table:table-cell office:value-type="string" calcext:value-type="string">
            <text:p>RESERVA EXTRATIVISTA CANUTA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3</text:p>
          </table:table-cell>
          <table:table-cell office:value-type="string" calcext:value-type="string">
            <text:p>Canutama Extractive Reserve</text:p>
          </table:table-cell>
          <table:table-cell office:value-type="string" calcext:value-type="string">
            <text:p>https://en.wikipedia.org/wiki/Canutam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3</text:p>
          </table:table-cell>
          <table:table-cell/>
          <table:table-cell office:value-type="string" calcext:value-type="string">
            <text:p>RESERVA EXTRATIVISTA CASTANH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91</text:p>
          </table:table-cell>
          <table:table-cell/>
          <table:table-cell office:value-type="string" calcext:value-type="string">
            <text:p>RESERVA EXTRATIVISTA CATUÁ-IPIXU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54</text:p>
          </table:table-cell>
          <table:table-cell office:value-type="string" calcext:value-type="string">
            <text:p>Catuá-Ipixuna Extractive Reserve</text:p>
          </table:table-cell>
          <table:table-cell office:value-type="string" calcext:value-type="string">
            <text:p>https://en.wikipedia.org/wiki/Catu%C3%A1-Ipixun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64</text:p>
          </table:table-cell>
          <table:table-cell/>
          <table:table-cell office:value-type="string" calcext:value-type="string">
            <text:p>RESERVA EXTRATIVISTA CHAPADA LIMP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Chapada Limpa Extractive Reserve</text:p>
          </table:table-cell>
          <table:table-cell office:value-type="string" calcext:value-type="string">
            <text:p>https://en.wikipedia.org/wiki/Chapada_Limpa_Extractive_Reserve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Reserva Extrativista Chapada Limpa</text:p>
          </table:table-cell>
          <table:table-cell office:value-type="string" calcext:value-type="string">
            <text:p>https://pt.wikipedia.org/wiki/Reserva_Extrativista_Chapada_Li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2</text:p>
          </table:table-cell>
          <table:table-cell/>
          <table:table-cell office:value-type="string" calcext:value-type="string">
            <text:p>RESERVA EXTRATIVISTA CHICO MENDE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Chico Mendes Extractive Reserve</text:p>
          </table:table-cell>
          <table:table-cell office:value-type="string" calcext:value-type="string">
            <text:p>https://en.wikipedia.org/wiki/Chico_Mendes_Extractive_Reserve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Reserva Extrativista Chico Mendes</text:p>
          </table:table-cell>
          <table:table-cell office:value-type="string" calcext:value-type="string">
            <text:p>https://pt.wikipedia.org/wiki/Reserva_Extrativista_Chico_Men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3</text:p>
          </table:table-cell>
          <table:table-cell/>
          <table:table-cell office:value-type="string" calcext:value-type="string">
            <text:p>RESERVA EXTRATIVISTA CHOCOARÉ-MATO GROSS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Chocoaré - Mato Grosso Extractive Reserve</text:p>
          </table:table-cell>
          <table:table-cell office:value-type="string" calcext:value-type="string">
            <text:p>https://en.wikipedia.org/wiki/Chocoar%C3%A9_-_Mato_Grosso_Extractive_Reserve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Reserva Extrativista Chocoaré-Mato Grosso</text:p>
          </table:table-cell>
          <table:table-cell office:value-type="string" calcext:value-type="string">
            <text:p>https://pt.wikipedia.org/wiki/Reserva_Extrativista_Chocoar%C3%A9-Mato_Gros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2</text:p>
          </table:table-cell>
          <table:table-cell/>
          <table:table-cell office:value-type="string" calcext:value-type="string">
            <text:p>RESERVA EXTRATIVISTA CORUMBA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Corumbau Marine Extractive Reserve</text:p>
          </table:table-cell>
          <table:table-cell office:value-type="string" calcext:value-type="string">
            <text:p>https://en.wikipedia.org/wiki/Corumbau_Marine_Extractive_Reserve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Reserva Extrativista Marinha do Corumbau</text:p>
          </table:table-cell>
          <table:table-cell office:value-type="string" calcext:value-type="string">
            <text:p>https://pt.wikipedia.org/wiki/Reserva_Extrativista_Marinha_do_Corumb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1</text:p>
          </table:table-cell>
          <table:table-cell/>
          <table:table-cell office:value-type="string" calcext:value-type="string">
            <text:p>RESERVA EXTRATIVISTA CURRAL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3</text:p>
          </table:table-cell>
          <table:table-cell/>
          <table:table-cell office:value-type="string" calcext:value-type="string">
            <text:p>RESERVA EXTRATIVISTA DA BAíA DO TUBARã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452</text:p>
          </table:table-cell>
          <table:table-cell office:value-type="string" calcext:value-type="string">
            <text:p>Reserva Extrativista Baía do Tubarão</text:p>
          </table:table-cell>
          <table:table-cell office:value-type="string" calcext:value-type="string">
            <text:p>https://pt.wikipedia.org/wiki/Reserva_Extrativista_Ba%C3%ADa_do_Tub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3</text:p>
          </table:table-cell>
          <table:table-cell/>
          <table:table-cell office:value-type="string" calcext:value-type="string">
            <text:p>RESERVA EXTRATIVISTA DE CANAVIEI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Canavieiras Extractive Reserve</text:p>
          </table:table-cell>
          <table:table-cell office:value-type="string" calcext:value-type="string">
            <text:p>https://en.wikipedia.org/wiki/Canavieiras_Extractive_Reserve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Reserva Extrativista de Canavieiras</text:p>
          </table:table-cell>
          <table:table-cell office:value-type="string" calcext:value-type="string">
            <text:p>https://pt.wikipedia.org/wiki/Reserva_Extrativista_de_Canaviei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08</text:p>
          </table:table-cell>
          <table:table-cell/>
          <table:table-cell office:value-type="string" calcext:value-type="string">
            <text:p>RESERVA EXTRATIVISTA DE CASSURU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Cassurubá Extractive Reserve</text:p>
          </table:table-cell>
          <table:table-cell office:value-type="string" calcext:value-type="string">
            <text:p>https://en.wikipedia.org/wiki/Cassurub%C3%A1_Extractive_Reserve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Reserva Extrativista de Cassurubá</text:p>
          </table:table-cell>
          <table:table-cell office:value-type="string" calcext:value-type="string">
            <text:p>https://pt.wikipedia.org/wiki/Reserva_Extrativista_de_Cassurub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9</text:p>
          </table:table-cell>
          <table:table-cell/>
          <table:table-cell office:value-type="string" calcext:value-type="string">
            <text:p>RESERVA EXTRATIVISTA DE CURURUP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1</text:p>
          </table:table-cell>
          <table:table-cell office:value-type="string" calcext:value-type="string">
            <text:p>Reserva Extrativista de Cururupu</text:p>
          </table:table-cell>
          <table:table-cell office:value-type="string" calcext:value-type="string">
            <text:p>https://pt.wikipedia.org/wiki/Reserva_Extrativista_de_Cururup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1</text:p>
          </table:table-cell>
          <table:table-cell/>
          <table:table-cell office:value-type="string" calcext:value-type="string">
            <text:p>RESERVA EXTRATIVISTA DO BATOQU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Batoque Extractive Reserve</text:p>
          </table:table-cell>
          <table:table-cell office:value-type="string" calcext:value-type="string">
            <text:p>https://en.wikipedia.org/wiki/Batoque_Extractive_Reserve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Reserva Extrativista do Batoque</text:p>
          </table:table-cell>
          <table:table-cell office:value-type="string" calcext:value-type="string">
            <text:p>https://pt.wikipedia.org/wiki/Reserva_Extrativista_do_Bato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2</text:p>
          </table:table-cell>
          <table:table-cell/>
          <table:table-cell office:value-type="string" calcext:value-type="string">
            <text:p>RESERVA EXTRATIVISTA DO CAZUMBÁ-IRACE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Cazumbá-Iracema Extractive Reserve</text:p>
          </table:table-cell>
          <table:table-cell office:value-type="string" calcext:value-type="string">
            <text:p>https://en.wikipedia.org/wiki/Cazumb%C3%A1-Iracema_Extractive_Reserve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Reserva Extrativista Cazumbá-Iracema</text:p>
          </table:table-cell>
          <table:table-cell office:value-type="string" calcext:value-type="string">
            <text:p>https://pt.wikipedia.org/wiki/Reserva_Extrativista_Cazumb%C3%A1-Irac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19</text:p>
          </table:table-cell>
          <table:table-cell/>
          <table:table-cell office:value-type="string" calcext:value-type="string">
            <text:p>RESERVA EXTRATIVISTA DO CIRIÁC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4</text:p>
          </table:table-cell>
          <table:table-cell office:value-type="string" calcext:value-type="string">
            <text:p>Reserva Extrativista do Ciriaco</text:p>
          </table:table-cell>
          <table:table-cell office:value-type="string" calcext:value-type="string">
            <text:p>https://pt.wikipedia.org/wiki/Reserva_Extrativista_do_Ciri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2</text:p>
          </table:table-cell>
          <table:table-cell/>
          <table:table-cell office:value-type="string" calcext:value-type="string">
            <text:p>RESERVA EXTRATIVISTA DO GUAR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8</text:p>
          </table:table-cell>
          <table:table-cell/>
          <table:table-cell office:value-type="string" calcext:value-type="string">
            <text:p>RESERVA EXTRATIVISTA DO ITAÚ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42</text:p>
          </table:table-cell>
          <table:table-cell/>
          <table:table-cell office:value-type="string" calcext:value-type="string">
            <text:p>RESERVA EXTRATIVISTA DO LAGO DO CAPANÃ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Lago do Capanã Grande Extractive Reserve</text:p>
          </table:table-cell>
          <table:table-cell office:value-type="string" calcext:value-type="string">
            <text:p>https://en.wikipedia.org/wiki/Lago_do_Capan%C3%A3_Grande_Extractive_Reserve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Reserva Extrativista do Lago do Capanã Grande</text:p>
          </table:table-cell>
          <table:table-cell office:value-type="string" calcext:value-type="string">
            <text:p>https://pt.wikipedia.org/wiki/Reserva_Extrativista_do_Lago_do_Capan%C3%A3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06</text:p>
          </table:table-cell>
          <table:table-cell/>
          <table:table-cell office:value-type="string" calcext:value-type="string">
            <text:p>RESERVA EXTRATIVISTA DO MéDIO PURú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9</text:p>
          </table:table-cell>
          <table:table-cell office:value-type="string" calcext:value-type="string">
            <text:p>Reserva Extrativista do Médio Purus</text:p>
          </table:table-cell>
          <table:table-cell office:value-type="string" calcext:value-type="string">
            <text:p>https://pt.wikipedia.org/wiki/Reserva_Extrativista_do_M%C3%A9dio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6</text:p>
          </table:table-cell>
          <table:table-cell/>
          <table:table-cell office:value-type="string" calcext:value-type="string">
            <text:p>RESERVA EXTRATIVISTA DO RECANTO DAS ARARAS DE TERRA RONC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1</text:p>
          </table:table-cell>
          <table:table-cell office:value-type="string" calcext:value-type="string">
            <text:p>Reserva Extrativista do Recanto das Araras de Terra Ronca</text:p>
          </table:table-cell>
          <table:table-cell office:value-type="string" calcext:value-type="string">
            <text:p>https://pt.wikipedia.org/wiki/Reserva_Extrativista_do_Recanto_das_Araras_de_Terra_Ro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8</text:p>
          </table:table-cell>
          <table:table-cell/>
          <table:table-cell office:value-type="string" calcext:value-type="string">
            <text:p>RESERVA EXTRATIVISTA DO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506</text:p>
          </table:table-cell>
          <table:table-cell/>
          <table:table-cell office:value-type="string" calcext:value-type="string">
            <text:p>RESERVA EXTRATIVISTA DO RIO GREGÓ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15387</text:p>
          </table:table-cell>
          <table:table-cell office:value-type="string" calcext:value-type="string">
            <text:p>Rio Gregório Extractive Reserve</text:p>
          </table:table-cell>
          <table:table-cell office:value-type="string" calcext:value-type="string">
            <text:p>https://en.wikipedia.org/wiki/Rio_Greg%C3%B3rio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39</text:p>
          </table:table-cell>
          <table:table-cell/>
          <table:table-cell office:value-type="string" calcext:value-type="string">
            <text:p>RESERVA EXTRATIVISTA DO RIO JUT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io Jutaí Extractive Reserve</text:p>
          </table:table-cell>
          <table:table-cell office:value-type="string" calcext:value-type="string">
            <text:p>https://en.wikipedia.org/wiki/Rio_Juta%C3%AD_Extractive_Reserve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eserva Extrativista do Rio Jutaí</text:p>
          </table:table-cell>
          <table:table-cell office:value-type="string" calcext:value-type="string">
            <text:p>https://pt.wikipedia.org/wiki/Reserva_Extrativista_do_Rio_Jut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3</text:p>
          </table:table-cell>
          <table:table-cell/>
          <table:table-cell office:value-type="string" calcext:value-type="string">
            <text:p>RESERVA EXTRATIVISTA DO RIO UNIN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44</text:p>
          </table:table-cell>
          <table:table-cell office:value-type="string" calcext:value-type="string">
            <text:p>Rio Unini Extractive Reserve</text:p>
          </table:table-cell>
          <table:table-cell office:value-type="string" calcext:value-type="string">
            <text:p>https://en.wikipedia.org/wiki/Rio_Unini_Extractive_Reserve</text:p>
          </table:table-cell>
          <table:table-cell office:value-type="string" calcext:value-type="string">
            <text:p>Q10359691</text:p>
          </table:table-cell>
          <table:table-cell office:value-type="string" calcext:value-type="string">
            <text:p>Reserva Extrativista Rio Unini</text:p>
          </table:table-cell>
          <table:table-cell office:value-type="string" calcext:value-type="string">
            <text:p>https://pt.wikipedia.org/wiki/Reserva_Extrativista_Rio_Uni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0</text:p>
          </table:table-cell>
          <table:table-cell/>
          <table:table-cell office:value-type="string" calcext:value-type="string">
            <text:p>RESERVA EXTRATIVISTA EXTREMO NORTE DO TOCANTI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Extremo Norte do Tocantins Extractive Reserve</text:p>
          </table:table-cell>
          <table:table-cell office:value-type="string" calcext:value-type="string">
            <text:p>https://en.wikipedia.org/wiki/Extremo_Norte_do_Tocantins_Extractive_Reserve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Reserva Extrativista do Extremo Norte do Tocantins</text:p>
          </table:table-cell>
          <table:table-cell office:value-type="string" calcext:value-type="string">
            <text:p>https://pt.wikipedia.org/wiki/Reserva_Extrativista_do_Extremo_Norte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5</text:p>
          </table:table-cell>
          <table:table-cell/>
          <table:table-cell office:value-type="string" calcext:value-type="string">
            <text:p>RESERVA EXTRATIVISTA FREIJÓ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7</text:p>
          </table:table-cell>
          <table:table-cell/>
          <table:table-cell office:value-type="string" calcext:value-type="string">
            <text:p>RESERVA EXTRATIVISTA GARROT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63</text:p>
          </table:table-cell>
          <table:table-cell/>
          <table:table-cell office:value-type="string" calcext:value-type="string">
            <text:p>RESERVA EXTRATIVISTA GUARIBA-ROOSEVELT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527</text:p>
          </table:table-cell>
          <table:table-cell office:value-type="string" calcext:value-type="string">
            <text:p>Guariba-Roosevelt Extractive Reserve</text:p>
          </table:table-cell>
          <table:table-cell office:value-type="string" calcext:value-type="string">
            <text:p>https://en.wikipedia.org/wiki/Guariba-Roosevelt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88</text:p>
          </table:table-cell>
          <table:table-cell/>
          <table:table-cell office:value-type="string" calcext:value-type="string">
            <text:p>RESERVA EXTRATIVISTA GURUPÁ-MELGAÇ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9</text:p>
          </table:table-cell>
          <table:table-cell office:value-type="string" calcext:value-type="string">
            <text:p>Reserva Extrativista Gurupá-Melgaço</text:p>
          </table:table-cell>
          <table:table-cell office:value-type="string" calcext:value-type="string">
            <text:p>https://pt.wikipedia.org/wiki/Reserva_Extrativista_Gurup%C3%A1-Melga%C3%A7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85</text:p>
          </table:table-cell>
          <table:table-cell/>
          <table:table-cell office:value-type="string" calcext:value-type="string">
            <text:p>RESERVA EXTRATIVISTA ILHA DO TUM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0</text:p>
          </table:table-cell>
          <table:table-cell office:value-type="string" calcext:value-type="string">
            <text:p>Ilha do Tumba Extractive Reserve</text:p>
          </table:table-cell>
          <table:table-cell office:value-type="string" calcext:value-type="string">
            <text:p>https://en.wikipedia.org/wiki/Ilha_do_Tumb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1</text:p>
          </table:table-cell>
          <table:table-cell/>
          <table:table-cell office:value-type="string" calcext:value-type="string">
            <text:p>RESERVA EXTRATIVISTA IPAÚ-ANILZ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0</text:p>
          </table:table-cell>
          <table:table-cell office:value-type="string" calcext:value-type="string">
            <text:p>Reserva Extrativista Ipaú-Anilzinho</text:p>
          </table:table-cell>
          <table:table-cell office:value-type="string" calcext:value-type="string">
            <text:p>https://pt.wikipedia.org/wiki/Reserva_Extrativista_Ipa%C3%BA-Anilzin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9</text:p>
          </table:table-cell>
          <table:table-cell/>
          <table:table-cell office:value-type="string" calcext:value-type="string">
            <text:p>RESERVA EXTRATIVISTA IPÊ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1</text:p>
          </table:table-cell>
          <table:table-cell/>
          <table:table-cell office:value-type="string" calcext:value-type="string">
            <text:p>RESERVA EXTRATIVISTA ITAPETINING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43</text:p>
          </table:table-cell>
          <table:table-cell office:value-type="string" calcext:value-type="string">
            <text:p>Reserva Extrativista Itapetininga</text:p>
          </table:table-cell>
          <table:table-cell office:value-type="string" calcext:value-type="string">
            <text:p>https://pt.wikipedia.org/wiki/Reserva_Extrativista_Itapetin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28</text:p>
          </table:table-cell>
          <table:table-cell/>
          <table:table-cell office:value-type="string" calcext:value-type="string">
            <text:p>RESERVA EXTRATIVISTA ITUX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Ituxi Extractive Reserve</text:p>
          </table:table-cell>
          <table:table-cell office:value-type="string" calcext:value-type="string">
            <text:p>https://en.wikipedia.org/wiki/Ituxi_Extractive_Reserve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Reserva Extrativista Ituxí</text:p>
          </table:table-cell>
          <table:table-cell office:value-type="string" calcext:value-type="string">
            <text:p>https://pt.wikipedia.org/wiki/Reserva_Extrativista_Itux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6</text:p>
          </table:table-cell>
          <table:table-cell/>
          <table:table-cell office:value-type="string" calcext:value-type="string">
            <text:p>RESERVA EXTRATIVISTA JACI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76</text:p>
          </table:table-cell>
          <table:table-cell office:value-type="string" calcext:value-type="string">
            <text:p>Jaci Paraná Extractive Reserve</text:p>
          </table:table-cell>
          <table:table-cell office:value-type="string" calcext:value-type="string">
            <text:p>https://en.wikipedia.org/wiki/Jaci_Paran%C3%A1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0</text:p>
          </table:table-cell>
          <table:table-cell/>
          <table:table-cell office:value-type="string" calcext:value-type="string">
            <text:p>RESERVA EXTRATIVISTA JATO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87</text:p>
          </table:table-cell>
          <table:table-cell/>
          <table:table-cell office:value-type="string" calcext:value-type="string">
            <text:p>RESERVA EXTRATIVISTA LAGO DO CEDR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1</text:p>
          </table:table-cell>
          <table:table-cell office:value-type="string" calcext:value-type="string">
            <text:p>Reserva Extrativista Lago do Cedro</text:p>
          </table:table-cell>
          <table:table-cell office:value-type="string" calcext:value-type="string">
            <text:p>https://pt.wikipedia.org/wiki/Reserva_Extrativista_Lago_do_Ced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3</text:p>
          </table:table-cell>
          <table:table-cell/>
          <table:table-cell office:value-type="string" calcext:value-type="string">
            <text:p>RESERVA EXTRATIVISTA LAGO DO CUNI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Lago do Cuniã Extractive Reserve</text:p>
          </table:table-cell>
          <table:table-cell office:value-type="string" calcext:value-type="string">
            <text:p>https://en.wikipedia.org/wiki/Lago_do_Cuni%C3%A3_Extractive_Reserve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Reserva Extrativista do Lago do Cuniã</text:p>
          </table:table-cell>
          <table:table-cell office:value-type="string" calcext:value-type="string">
            <text:p>https://pt.wikipedia.org/wiki/Reserva_Extrativista_do_Lago_do_Cuni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3</text:p>
          </table:table-cell>
          <table:table-cell/>
          <table:table-cell office:value-type="string" calcext:value-type="string">
            <text:p>RESERVA EXTRATIVISTA MAE GRANDE DE CURUÇ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Mãe Grande de Curuçá Extractive Reserve</text:p>
          </table:table-cell>
          <table:table-cell office:value-type="string" calcext:value-type="string">
            <text:p>https://en.wikipedia.org/wiki/M%C3%A3e_Grande_de_Curu%C3%A7%C3%A1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34</text:p>
          </table:table-cell>
          <table:table-cell/>
          <table:table-cell office:value-type="string" calcext:value-type="string">
            <text:p>RESERVA EXTRATIVISTA MAND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Mandira Extractive Reserve</text:p>
          </table:table-cell>
          <table:table-cell office:value-type="string" calcext:value-type="string">
            <text:p>https://en.wikipedia.org/wiki/Mandira_Extractive_Reserve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Reserva Extrativista do Mandira</text:p>
          </table:table-cell>
          <table:table-cell office:value-type="string" calcext:value-type="string">
            <text:p>https://pt.wikipedia.org/wiki/Reserva_Extrativista_do_Mand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4</text:p>
          </table:table-cell>
          <table:table-cell/>
          <table:table-cell office:value-type="string" calcext:value-type="string">
            <text:p>RESERVA EXTRATIVISTA MAP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4</text:p>
          </table:table-cell>
          <table:table-cell office:value-type="string" calcext:value-type="string">
            <text:p>Reserva Extrativista Mapuá</text:p>
          </table:table-cell>
          <table:table-cell office:value-type="string" calcext:value-type="string">
            <text:p>https://pt.wikipedia.org/wiki/Reserva_Extrativista_Map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7</text:p>
          </table:table-cell>
          <table:table-cell/>
          <table:table-cell office:value-type="string" calcext:value-type="string">
            <text:p>RESERVA EXTRATIVISTA MARAC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Maracanã Marine Extractive Reserve</text:p>
          </table:table-cell>
          <table:table-cell office:value-type="string" calcext:value-type="string">
            <text:p>https://en.wikipedia.org/wiki/Maracan%C3%A3_Marine_Extractive_Reserve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Reserva Extrativista Maracanã</text:p>
          </table:table-cell>
          <table:table-cell office:value-type="string" calcext:value-type="string">
            <text:p>https://pt.wikipedia.org/wiki/Reserva_Extrativista_Marac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4</text:p>
          </table:table-cell>
          <table:table-cell/>
          <table:table-cell office:value-type="string" calcext:value-type="string">
            <text:p>RESERVA EXTRATIVISTA MARACATI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47</text:p>
          </table:table-cell>
          <table:table-cell/>
          <table:table-cell office:value-type="string" calcext:value-type="string">
            <text:p>RESERVA EXTRATIVISTA MARINHA ARAI-PERO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Araí-Peroba Marine Extractive Reserve</text:p>
          </table:table-cell>
          <table:table-cell office:value-type="string" calcext:value-type="string">
            <text:p>https://en.wikipedia.org/wiki/Ara%C3%AD-Peroba_Marine_Extractive_Reserve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Reserva Extrativista Marinha de Araí-Peroba</text:p>
          </table:table-cell>
          <table:table-cell office:value-type="string" calcext:value-type="string">
            <text:p>https://pt.wikipedia.org/wiki/Reserva_Extrativista_Marinha_de_Ara%C3%AD-Pero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1</text:p>
          </table:table-cell>
          <table:table-cell/>
          <table:table-cell office:value-type="string" calcext:value-type="string">
            <text:p>RESERVA EXTRATIVISTA MARINHA ARRAIAL DO CAB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Arraial do Cabo Marine Extractive Reserve</text:p>
          </table:table-cell>
          <table:table-cell office:value-type="string" calcext:value-type="string">
            <text:p>https://en.wikipedia.org/wiki/Arraial_do_Cabo_Marine_Extractive_Reserve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Reserva Extrativista Marinha do Arraial do Cabo</text:p>
          </table:table-cell>
          <table:table-cell office:value-type="string" calcext:value-type="string">
            <text:p>https://pt.wikipedia.org/wiki/Reserva_Extrativista_Marinha_do_Arraial_do_C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8</text:p>
          </table:table-cell>
          <table:table-cell/>
          <table:table-cell office:value-type="string" calcext:value-type="string">
            <text:p>RESERVA EXTRATIVISTA MARINHA CAETÉTAPERAÇ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Caeté-Taperaçu Marine Extractive Reserve</text:p>
          </table:table-cell>
          <table:table-cell office:value-type="string" calcext:value-type="string">
            <text:p>https://en.wikipedia.org/wiki/Caet%C3%A9-Tapera%C3%A7u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34</text:p>
          </table:table-cell>
          <table:table-cell/>
          <table:table-cell office:value-type="string" calcext:value-type="string">
            <text:p>RESERVA EXTRATIVISTA MARINHA CUINAR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0</text:p>
          </table:table-cell>
          <table:table-cell office:value-type="string" calcext:value-type="string">
            <text:p>Cuinarana Marine Extractive Reserve</text:p>
          </table:table-cell>
          <table:table-cell office:value-type="string" calcext:value-type="string">
            <text:p>https://en.wikipedia.org/wiki/Cuinarana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5</text:p>
          </table:table-cell>
          <table:table-cell/>
          <table:table-cell office:value-type="string" calcext:value-type="string">
            <text:p>RESERVA EXTRATIVISTA MARINHA DA BAIA DE IGUAP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Baía do Iguape Marine Extractive Reserve</text:p>
          </table:table-cell>
          <table:table-cell office:value-type="string" calcext:value-type="string">
            <text:p>https://en.wikipedia.org/wiki/Ba%C3%ADa_do_Iguape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6</text:p>
          </table:table-cell>
          <table:table-cell/>
          <table:table-cell office:value-type="string" calcext:value-type="string">
            <text:p>RESERVA EXTRATIVISTA MARINHA DA LAGOA DO JE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Lagoa do Jequiá Marine Extractive Reserve</text:p>
          </table:table-cell>
          <table:table-cell office:value-type="string" calcext:value-type="string">
            <text:p>https://en.wikipedia.org/wiki/Lagoa_do_Jequi%C3%A1_Marine_Extractive_Reserve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Reserva Extrativista Marinha da Lagoa do Jequiá</text:p>
          </table:table-cell>
          <table:table-cell office:value-type="string" calcext:value-type="string">
            <text:p>https://pt.wikipedia.org/wiki/Reserva_Extrativista_Marinha_da_Lagoa_do_Jequ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9</text:p>
          </table:table-cell>
          <table:table-cell/>
          <table:table-cell office:value-type="string" calcext:value-type="string">
            <text:p>RESERVA EXTRATIVISTA MARINHA DE GURUPI-PIR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Gurupi-Piriá Marine Extractive Reserve</text:p>
          </table:table-cell>
          <table:table-cell office:value-type="string" calcext:value-type="string">
            <text:p>https://en.wikipedia.org/wiki/Gurupi-Piri%C3%A1_Marine_Extractive_Reserve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Reserva Extrativista Marinha de Gurupi-Piriá</text:p>
          </table:table-cell>
          <table:table-cell office:value-type="string" calcext:value-type="string">
            <text:p>https://pt.wikipedia.org/wiki/Reserva_Extrativista_Marinha_de_Gurupi-Pir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4</text:p>
          </table:table-cell>
          <table:table-cell/>
          <table:table-cell office:value-type="string" calcext:value-type="string">
            <text:p>RESERVA EXTRATIVISTA MARINHA DE SOU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Soure Marine Extractive Reserve</text:p>
          </table:table-cell>
          <table:table-cell office:value-type="string" calcext:value-type="string">
            <text:p>https://en.wikipedia.org/wiki/Soure_Marine_Extractive_Reserve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Reserva Extrativista Marinha de Soure</text:p>
          </table:table-cell>
          <table:table-cell office:value-type="string" calcext:value-type="string">
            <text:p>https://pt.wikipedia.org/wiki/Reserva_Extrativista_Marinha_de_So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5</text:p>
          </table:table-cell>
          <table:table-cell/>
          <table:table-cell office:value-type="string" calcext:value-type="string">
            <text:p>RESERVA EXTRATIVISTA MARINHA DO DELTA DO PARNA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4</text:p>
          </table:table-cell>
          <table:table-cell office:value-type="string" calcext:value-type="string">
            <text:p>Delta do Parnaíba Marine Extractive Reserve</text:p>
          </table:table-cell>
          <table:table-cell office:value-type="string" calcext:value-type="string">
            <text:p>https://en.wikipedia.org/wiki/Delta_do_Parna%C3%ADba_Marine_Extractive_Reserve</text:p>
          </table:table-cell>
          <table:table-cell office:value-type="string" calcext:value-type="string">
            <text:p>Q10359684</text:p>
          </table:table-cell>
          <table:table-cell office:value-type="string" calcext:value-type="string">
            <text:p>Reserva Extrativista Marinha do Delta do Parnaíba</text:p>
          </table:table-cell>
          <table:table-cell office:value-type="string" calcext:value-type="string">
            <text:p>https://pt.wikipedia.org/wiki/Reserva_Extrativista_Marinha_do_Delta_d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3</text:p>
          </table:table-cell>
          <table:table-cell/>
          <table:table-cell office:value-type="string" calcext:value-type="string">
            <text:p>RESERVA EXTRATIVISTA MARINHA MESTRE LUCIND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7</text:p>
          </table:table-cell>
          <table:table-cell office:value-type="string" calcext:value-type="string">
            <text:p>Mestre Lucindo Marine Extractive Reserve</text:p>
          </table:table-cell>
          <table:table-cell office:value-type="string" calcext:value-type="string">
            <text:p>https://en.wikipedia.org/wiki/Mestre_Lucindo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32</text:p>
          </table:table-cell>
          <table:table-cell/>
          <table:table-cell office:value-type="string" calcext:value-type="string">
            <text:p>RESERVA EXTRATIVISTA MARINHA MOCAPAJ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3</text:p>
          </table:table-cell>
          <table:table-cell office:value-type="string" calcext:value-type="string">
            <text:p>Mocapajuba Marine Extractive Reserve</text:p>
          </table:table-cell>
          <table:table-cell office:value-type="string" calcext:value-type="string">
            <text:p>https://en.wikipedia.org/wiki/Mocapajuba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55</text:p>
          </table:table-cell>
          <table:table-cell/>
          <table:table-cell office:value-type="string" calcext:value-type="string">
            <text:p>RESERVA EXTRATIVISTA MARINHA PIRAJUBA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Pirajubaé Marine Extractive Reserve</text:p>
          </table:table-cell>
          <table:table-cell office:value-type="string" calcext:value-type="string">
            <text:p>https://en.wikipedia.org/wiki/Pirajuba%C3%A9_Marine_Extractive_Reserve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Reserva Extrativista Marinha do Pirajubaé</text:p>
          </table:table-cell>
          <table:table-cell office:value-type="string" calcext:value-type="string">
            <text:p>https://pt.wikipedia.org/wiki/Reserva_Extrativista_Marinha_do_Pirajuba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0</text:p>
          </table:table-cell>
          <table:table-cell/>
          <table:table-cell office:value-type="string" calcext:value-type="string">
            <text:p>RESERVA EXTRATIVISTA MARINHA TRACUATEU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Tracuateua Marine Extractive Reserve</text:p>
          </table:table-cell>
          <table:table-cell office:value-type="string" calcext:value-type="string">
            <text:p>https://en.wikipedia.org/wiki/Tracuateua_Marine_Extractive_Reserve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Reserva Extrativista Marinha de Tracuateua</text:p>
          </table:table-cell>
          <table:table-cell office:value-type="string" calcext:value-type="string">
            <text:p>https://pt.wikipedia.org/wiki/Reserva_Extrativista_Marinha_de_Tracuate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1</text:p>
          </table:table-cell>
          <table:table-cell/>
          <table:table-cell office:value-type="string" calcext:value-type="string">
            <text:p>RESERVA EXTRATIVISTA MASSARAND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62</text:p>
          </table:table-cell>
          <table:table-cell office:value-type="string" calcext:value-type="string">
            <text:p>Massaranduba Extractive Reserve</text:p>
          </table:table-cell>
          <table:table-cell office:value-type="string" calcext:value-type="string">
            <text:p>https://en.wikipedia.org/wiki/Massarandub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26</text:p>
          </table:table-cell>
          <table:table-cell/>
          <table:table-cell office:value-type="string" calcext:value-type="string">
            <text:p>RESERVA EXTRATIVISTA MATA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9</text:p>
          </table:table-cell>
          <table:table-cell office:value-type="string" calcext:value-type="string">
            <text:p>Reserva Extrativista da Mata Grande</text:p>
          </table:table-cell>
          <table:table-cell office:value-type="string" calcext:value-type="string">
            <text:p>https://pt.wikipedia.org/wiki/Reserva_Extrativista_da_Mat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5</text:p>
          </table:table-cell>
          <table:table-cell/>
          <table:table-cell office:value-type="string" calcext:value-type="string">
            <text:p>RESERVA EXTRATIVISTA MÉDI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Médio Juruá Extractive Reserve</text:p>
          </table:table-cell>
          <table:table-cell office:value-type="string" calcext:value-type="string">
            <text:p>https://en.wikipedia.org/wiki/M%C3%A9dio_Juru%C3%A1_Extractive_Reserve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Reserva Extrativista Médio Juruá</text:p>
          </table:table-cell>
          <table:table-cell office:value-type="string" calcext:value-type="string">
            <text:p>https://pt.wikipedia.org/wiki/Reserva_Extrativista_M%C3%A9di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7</text:p>
          </table:table-cell>
          <table:table-cell/>
          <table:table-cell office:value-type="string" calcext:value-type="string">
            <text:p>RESERVA EXTRATIVISTA MOGN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3</text:p>
          </table:table-cell>
          <table:table-cell/>
          <table:table-cell office:value-type="string" calcext:value-type="string">
            <text:p>RESERVA EXTRATIVISTA PEDRAS NEG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6</text:p>
          </table:table-cell>
          <table:table-cell/>
          <table:table-cell office:value-type="string" calcext:value-type="string">
            <text:p>RESERVA EXTRATIVISTA PI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09</text:p>
          </table:table-cell>
          <table:table-cell/>
          <table:table-cell office:value-type="string" calcext:value-type="string">
            <text:p>RESERVA EXTRATIVISTA PRAINHA DO CANTO VER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Prainha do Canto Verde Extractive Reserve</text:p>
          </table:table-cell>
          <table:table-cell office:value-type="string" calcext:value-type="string">
            <text:p>https://en.wikipedia.org/wiki/Prainha_do_Canto_Verde_Extractive_Reserve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Reserva Extrativista Prainha do Canto Verde</text:p>
          </table:table-cell>
          <table:table-cell office:value-type="string" calcext:value-type="string">
            <text:p>https://pt.wikipedia.org/wiki/Reserva_Extrativista_Prainha_do_Canto_Ve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20</text:p>
          </table:table-cell>
          <table:table-cell/>
          <table:table-cell office:value-type="string" calcext:value-type="string">
            <text:p>RESERVA EXTRATIVISTA QUILOMBO DO FRECHAL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6345593</text:p>
          </table:table-cell>
          <table:table-cell office:value-type="string" calcext:value-type="string">
            <text:p>Reserva Extrativista do Quilombo do Frechal</text:p>
          </table:table-cell>
          <table:table-cell office:value-type="string" calcext:value-type="string">
            <text:p>https://pt.wikipedia.org/wiki/Reserva_Extrativista_do_Quilombo_do_Frech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10</text:p>
          </table:table-cell>
          <table:table-cell/>
          <table:table-cell office:value-type="string" calcext:value-type="string">
            <text:p>RESERVA EXTRATIVISTA RENASCER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0</text:p>
          </table:table-cell>
          <table:table-cell office:value-type="string" calcext:value-type="string">
            <text:p>Reserva Extrativista Renascer</text:p>
          </table:table-cell>
          <table:table-cell office:value-type="string" calcext:value-type="string">
            <text:p>https://pt.wikipedia.org/wiki/Reserva_Extrativista_Renas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18</text:p>
          </table:table-cell>
          <table:table-cell/>
          <table:table-cell office:value-type="string" calcext:value-type="string">
            <text:p>RESERVA EXTRATIVISTA RIO CAJ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3</text:p>
          </table:table-cell>
          <table:table-cell office:value-type="string" calcext:value-type="string">
            <text:p>Reserva Extrativista do Rio Cajari</text:p>
          </table:table-cell>
          <table:table-cell office:value-type="string" calcext:value-type="string">
            <text:p>https://pt.wikipedia.org/wiki/Reserva_Extrativista_do_Rio_Ca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5</text:p>
          </table:table-cell>
          <table:table-cell/>
          <table:table-cell office:value-type="string" calcext:value-type="string">
            <text:p>RESERVA EXTRATIVISTA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0</text:p>
          </table:table-cell>
          <table:table-cell/>
          <table:table-cell office:value-type="string" calcext:value-type="string">
            <text:p>RESERVA EXTRATIVISTA RIO IRI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89</text:p>
          </table:table-cell>
          <table:table-cell office:value-type="string" calcext:value-type="string">
            <text:p>Reserva Extrativista Rio Iriri</text:p>
          </table:table-cell>
          <table:table-cell office:value-type="string" calcext:value-type="string">
            <text:p>https://pt.wikipedia.org/wiki/Reserva_Extrativista_Rio_Ir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6</text:p>
          </table:table-cell>
          <table:table-cell/>
          <table:table-cell office:value-type="string" calcext:value-type="string">
            <text:p>RESERVA EXTRATIVISTA RIO OURO PRET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io Ouro Preto Extractive Reserve</text:p>
          </table:table-cell>
          <table:table-cell office:value-type="string" calcext:value-type="string">
            <text:p>https://en.wikipedia.org/wiki/Rio_Ouro_Preto_Extractive_Reserve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eserva Extrativista do Rio Ouro Preto</text:p>
          </table:table-cell>
          <table:table-cell office:value-type="string" calcext:value-type="string">
            <text:p>https://pt.wikipedia.org/wiki/Reserva_Extrativista_do_Rio_Ouro_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2</text:p>
          </table:table-cell>
          <table:table-cell/>
          <table:table-cell office:value-type="string" calcext:value-type="string">
            <text:p>RESERVA EXTRATIVISTA RIO PACAÁS NOVO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7</text:p>
          </table:table-cell>
          <table:table-cell/>
          <table:table-cell office:value-type="string" calcext:value-type="string">
            <text:p>RESERVA EXTRATIVISTA RIO PRETO-JACUND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635</text:p>
          </table:table-cell>
          <table:table-cell/>
          <table:table-cell office:value-type="string" calcext:value-type="string">
            <text:p>RESERVA EXTRATIVISTA RIO XING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2</text:p>
          </table:table-cell>
          <table:table-cell office:value-type="string" calcext:value-type="string">
            <text:p>Reserva Extrativista Rio Xingu</text:p>
          </table:table-cell>
          <table:table-cell office:value-type="string" calcext:value-type="string">
            <text:p>https://pt.wikipedia.org/wiki/Reserva_Extrativista_Rio_Xing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7</text:p>
          </table:table-cell>
          <table:table-cell/>
          <table:table-cell office:value-type="string" calcext:value-type="string">
            <text:p>RESERVA EXTRATIVISTA RIOZINHO DA LIBERDA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4</text:p>
          </table:table-cell>
          <table:table-cell office:value-type="string" calcext:value-type="string">
            <text:p>Reserva Extrativista Riozinho da Liberdade</text:p>
          </table:table-cell>
          <table:table-cell office:value-type="string" calcext:value-type="string">
            <text:p>https://pt.wikipedia.org/wiki/Reserva_Extrativista_Riozinho_da_Liberd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8</text:p>
          </table:table-cell>
          <table:table-cell/>
          <table:table-cell office:value-type="string" calcext:value-type="string">
            <text:p>RESERVA EXTRATIVISTA RIOZINHO DO ANFRÍS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3</text:p>
          </table:table-cell>
          <table:table-cell office:value-type="string" calcext:value-type="string">
            <text:p>Reserva Extrativista Riozinho do Anfrísio</text:p>
          </table:table-cell>
          <table:table-cell office:value-type="string" calcext:value-type="string">
            <text:p>https://pt.wikipedia.org/wiki/Reserva_Extrativista_Riozinho_do_Anfr%C3%ADs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5</text:p>
          </table:table-cell>
          <table:table-cell/>
          <table:table-cell office:value-type="string" calcext:value-type="string">
            <text:p>RESERVA EXTRATIVISTA ROX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28</text:p>
          </table:table-cell>
          <table:table-cell/>
          <table:table-cell office:value-type="string" calcext:value-type="string">
            <text:p>RESERVA EXTRATIVISTA SÃO JOÃO DA PONT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São João da Ponta Extractive Reserve</text:p>
          </table:table-cell>
          <table:table-cell office:value-type="string" calcext:value-type="string">
            <text:p>https://en.wikipedia.org/wiki/S%C3%A3o_Jo%C3%A3o_da_Ponta_Extractive_Reserve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Reserva Extrativista de São João da Ponta</text:p>
          </table:table-cell>
          <table:table-cell office:value-type="string" calcext:value-type="string">
            <text:p>https://pt.wikipedia.org/wiki/Reserva_Extrativista_de_S%C3%A3o_Jo%C3%A3o_da_Pon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6</text:p>
          </table:table-cell>
          <table:table-cell/>
          <table:table-cell office:value-type="string" calcext:value-type="string">
            <text:p>RESERVA EXTRATIVISTA SERINGU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276</text:p>
          </table:table-cell>
          <table:table-cell office:value-type="string" calcext:value-type="string">
            <text:p>Seringueira Extractive Reserve</text:p>
          </table:table-cell>
          <table:table-cell office:value-type="string" calcext:value-type="string">
            <text:p>https://en.wikipedia.org/wiki/Seringueir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2</text:p>
          </table:table-cell>
          <table:table-cell/>
          <table:table-cell office:value-type="string" calcext:value-type="string">
            <text:p>RESERVA EXTRATIVISTA SUCUP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59</text:p>
          </table:table-cell>
          <table:table-cell/>
          <table:table-cell office:value-type="string" calcext:value-type="string">
            <text:p>RESERVA EXTRATIVISTA TAPAJÓS ARAPIU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Tapajós-Arapiuns Extractive Reserve</text:p>
          </table:table-cell>
          <table:table-cell office:value-type="string" calcext:value-type="string">
            <text:p>https://en.wikipedia.org/wiki/Tapaj%C3%B3s-Arapiuns_Extractive_Reserve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Reserva Extrativista Tapajós-Arapiuns</text:p>
          </table:table-cell>
          <table:table-cell office:value-type="string" calcext:value-type="string">
            <text:p>https://pt.wikipedia.org/wiki/Reserva_Extrativista_Tapaj%C3%B3s-Arapiu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86</text:p>
          </table:table-cell>
          <table:table-cell/>
          <table:table-cell office:value-type="string" calcext:value-type="string">
            <text:p>RESERVA EXTRATIVISTA TAQU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6</text:p>
          </table:table-cell>
          <table:table-cell office:value-type="string" calcext:value-type="string">
            <text:p>Taquari Extractive Reserve</text:p>
          </table:table-cell>
          <table:table-cell office:value-type="string" calcext:value-type="string">
            <text:p>https://en.wikipedia.org/wiki/Taquari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82</text:p>
          </table:table-cell>
          <table:table-cell/>
          <table:table-cell office:value-type="string" calcext:value-type="string">
            <text:p>RESERVA EXTRATIVISTA TERRA GRANDE PRACU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Terra Grande-Pracuúba Extractive Reserve</text:p>
          </table:table-cell>
          <table:table-cell office:value-type="string" calcext:value-type="string">
            <text:p>https://en.wikipedia.org/wiki/Terra_Grande-Pracu%C3%BAba_Extractive_Reserve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Reserva Extrativista Terra Grande - Pracuúba</text:p>
          </table:table-cell>
          <table:table-cell office:value-type="string" calcext:value-type="string">
            <text:p>https://pt.wikipedia.org/wiki/Reserva_Extrativista_Terra_Grande_-_Pracu%C3%B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0</text:p>
          </table:table-cell>
          <table:table-cell/>
          <table:table-cell office:value-type="string" calcext:value-type="string">
            <text:p>RESERVA EXTRATIVISTA VERDE PARA SEMP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Verde para Sempre Extractive Reserve</text:p>
          </table:table-cell>
          <table:table-cell office:value-type="string" calcext:value-type="string">
            <text:p>https://en.wikipedia.org/wiki/Verde_para_Sempre_Extractive_Reserve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Reserva Extrativista Verde para Sempre</text:p>
          </table:table-cell>
          <table:table-cell office:value-type="string" calcext:value-type="string">
            <text:p>https://pt.wikipedia.org/wiki/Reserva_Extrativista_Verde_para_Semp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2948</text:p>
          </table:table-cell>
          <table:table-cell/>
          <table:table-cell office:value-type="string" calcext:value-type="string">
            <text:p>RESERVA PARTICULAR DE PATRIMÔNIO NATURAL RANCHO LET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1</text:p>
          </table:table-cell>
          <table:table-cell/>
          <table:table-cell office:value-type="string" calcext:value-type="string">
            <text:p>RESERVA PARTICULAR DO PATRIMÔNIO NATARUAL URUÇU CAPIX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5</text:p>
          </table:table-cell>
          <table:table-cell/>
          <table:table-cell office:value-type="string" calcext:value-type="string">
            <text:p>RESERVA PARTICULAR DO PATRIMÔNIO NATURAL ADÃO E E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1</text:p>
          </table:table-cell>
          <table:table-cell/>
          <table:table-cell office:value-type="string" calcext:value-type="string">
            <text:p>RESERVA PARTICULAR DO PATRIMÔNIO NATURAL ADÍLIA PARAGUASSU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2</text:p>
          </table:table-cell>
          <table:table-cell/>
          <table:table-cell office:value-type="string" calcext:value-type="string">
            <text:p>RESERVA PARTICULAR DO PATRIMÔNIO NATURAL AG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3</text:p>
          </table:table-cell>
          <table:table-cell/>
          <table:table-cell office:value-type="string" calcext:value-type="string">
            <text:p>RESERVA PARTICULAR DO PATRIMÔNIO NATURAL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3</text:p>
          </table:table-cell>
          <table:table-cell/>
          <table:table-cell office:value-type="string" calcext:value-type="string">
            <text:p>RESERVA PARTICULAR DO PATRIMÔNIO NATURAL ÁGU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4</text:p>
          </table:table-cell>
          <table:table-cell/>
          <table:table-cell office:value-type="string" calcext:value-type="string">
            <text:p>RESERVA PARTICULAR DO PATRIMÔNIO NATURAL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0</text:p>
          </table:table-cell>
          <table:table-cell/>
          <table:table-cell office:value-type="string" calcext:value-type="string">
            <text:p>RESERVA PARTICULAR DO PATRIMÔNIO NATURAL AGUAS CLARAS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7</text:p>
          </table:table-cell>
          <table:table-cell/>
          <table:table-cell office:value-type="string" calcext:value-type="string">
            <text:p>RESERVA PARTICULAR DO PATRIMÔNIO NATURAL AGUAS CLAR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5</text:p>
          </table:table-cell>
          <table:table-cell/>
          <table:table-cell office:value-type="string" calcext:value-type="string">
            <text:p>RESERVA PARTICULAR DO PATRIMÔNIO NATURAL ÁGUAS VERT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23</text:p>
          </table:table-cell>
          <table:table-cell/>
          <table:table-cell office:value-type="string" calcext:value-type="string">
            <text:p>RESERVA PARTICULAR DO PATRIMôNIO NATURAL ÁGUI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5</text:p>
          </table:table-cell>
          <table:table-cell/>
          <table:table-cell office:value-type="string" calcext:value-type="string">
            <text:p>RESERVA PARTICULAR DO PATRIMÔNIO NATURAL AGULHAS NEG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4</text:p>
          </table:table-cell>
          <table:table-cell/>
          <table:table-cell office:value-type="string" calcext:value-type="string">
            <text:p>RESERVA PARTICULAR DO PATRIMÔNIO NATURAL ALDEIA EKINO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6</text:p>
          </table:table-cell>
          <table:table-cell/>
          <table:table-cell office:value-type="string" calcext:value-type="string">
            <text:p>RESERVA PARTICULAR DO PATRIMÔNIO NATURAL ALEGR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69</text:p>
          </table:table-cell>
          <table:table-cell/>
          <table:table-cell office:value-type="string" calcext:value-type="string">
            <text:p>RESERVA PARTICULAR DO PATRIMÔNIO NATURAL ALIMERCINO GOMES CARVA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7</text:p>
          </table:table-cell>
          <table:table-cell/>
          <table:table-cell office:value-type="string" calcext:value-type="string">
            <text:p>RESERVA PARTICULAR DO PATRIMÔNIO NATURAL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9</text:p>
          </table:table-cell>
          <table:table-cell/>
          <table:table-cell office:value-type="string" calcext:value-type="string">
            <text:p>RESERVA PARTICULAR DO PATRIMÔNIO NATURAL ALTO DA BOA VISTA - RESGATE V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85</text:p>
          </table:table-cell>
          <table:table-cell/>
          <table:table-cell office:value-type="string" calcext:value-type="string">
            <text:p>RESERVA PARTICULAR DO PATRIMÔNIO NATURAL ALTO DA MANTIQ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4</text:p>
          </table:table-cell>
          <table:table-cell/>
          <table:table-cell office:value-type="string" calcext:value-type="string">
            <text:p>RESERVA PARTICULAR DO PATRIMÔNIO NATURAL ALT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7</text:p>
          </table:table-cell>
          <table:table-cell/>
          <table:table-cell office:value-type="string" calcext:value-type="string">
            <text:p>RESERVA PARTICULAR DO PATRIMÔNIO NATURAL ALTO GUR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39</text:p>
          </table:table-cell>
          <table:table-cell/>
          <table:table-cell office:value-type="string" calcext:value-type="string">
            <text:p>RESERVA PARTICULAR DO PATRIMôNIO NATURAL ALVORADA DO ITAVE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3</text:p>
          </table:table-cell>
          <table:table-cell/>
          <table:table-cell office:value-type="string" calcext:value-type="string">
            <text:p>RESERVA PARTICULAR DO PATRIMÔNIO NATURAL AMBIENTALISTA FRANCY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6</text:p>
          </table:table-cell>
          <table:table-cell/>
          <table:table-cell office:value-type="string" calcext:value-type="string">
            <text:p>RESERVA PARTICULAR DO PATRIMÔNIO NATURAL AMO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8</text:p>
          </table:table-cell>
          <table:table-cell/>
          <table:table-cell office:value-type="string" calcext:value-type="string">
            <text:p>RESERVA PARTICULAR DO PATRIMÔNIO NATURAL AMPLUS LUCID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6</text:p>
          </table:table-cell>
          <table:table-cell/>
          <table:table-cell office:value-type="string" calcext:value-type="string">
            <text:p>RESERVA PARTICULAR DO PATRIMÔNIO NATURAL ANO BO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2</text:p>
          </table:table-cell>
          <table:table-cell/>
          <table:table-cell office:value-type="string" calcext:value-type="string">
            <text:p>RESERVA PARTICULAR DO PATRIMÔNIO NATURAL AP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3</text:p>
          </table:table-cell>
          <table:table-cell/>
          <table:table-cell office:value-type="string" calcext:value-type="string">
            <text:p>RESERVA PARTICULAR DO PATRIMÔNIO NATURAL ARAÇ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5</text:p>
          </table:table-cell>
          <table:table-cell/>
          <table:table-cell office:value-type="string" calcext:value-type="string">
            <text:p>RESERVA PARTICULAR DO PATRIMÔNIO NATURAL ARAJARA PAR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3</text:p>
          </table:table-cell>
          <table:table-cell/>
          <table:table-cell office:value-type="string" calcext:value-type="string">
            <text:p>RESERVA PARTICULAR DO PATRIMÔNIO NATURAL ARARA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3</text:p>
          </table:table-cell>
          <table:table-cell/>
          <table:table-cell office:value-type="string" calcext:value-type="string">
            <text:p>RESERVA PARTICULAR DO PATRIMÔNIO NATURAL ARARA VERM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388</text:p>
          </table:table-cell>
          <table:table-cell/>
          <table:table-cell office:value-type="string" calcext:value-type="string">
            <text:p>RESERVA PARTICULAR DO PATRIMôNIO NATURAL ARC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9</text:p>
          </table:table-cell>
          <table:table-cell/>
          <table:table-cell office:value-type="string" calcext:value-type="string">
            <text:p>RESERVA PARTICULAR DO PATRIMÔNIO NATURAL ÁREA DE PROTEÇÃO DO RESERVATÓRIO DE JURAM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7</text:p>
          </table:table-cell>
          <table:table-cell/>
          <table:table-cell office:value-type="string" calcext:value-type="string">
            <text:p>RESERVA PARTICULAR DO PATRIMÔNIO NATURAL AURORA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3</text:p>
          </table:table-cell>
          <table:table-cell/>
          <table:table-cell office:value-type="string" calcext:value-type="string">
            <text:p>RESERVA PARTICULAR DO PATRIMÔNIO NATURAL AVE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8</text:p>
          </table:table-cell>
          <table:table-cell/>
          <table:table-cell office:value-type="string" calcext:value-type="string">
            <text:p>RESERVA PARTICULAR DO PATRIMÔNIO NATURAL AVE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2</text:p>
          </table:table-cell>
          <table:table-cell/>
          <table:table-cell office:value-type="string" calcext:value-type="string">
            <text:p>RESERVA PARTICULAR DO PATRIMÔNIO NATURAL BACCH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3</text:p>
          </table:table-cell>
          <table:table-cell/>
          <table:table-cell office:value-type="string" calcext:value-type="string">
            <text:p>RESERVA PARTICULAR DO PATRIMÔNIO NATURAL BARRA DO RIO DO ME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2</text:p>
          </table:table-cell>
          <table:table-cell/>
          <table:table-cell office:value-type="string" calcext:value-type="string">
            <text:p>RESERVA PARTICULAR DO PATRIMÔNIO NATURAL BARR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577</text:p>
          </table:table-cell>
          <table:table-cell/>
          <table:table-cell office:value-type="string" calcext:value-type="string">
            <text:p>RESERVA PARTICULAR DO PATRIMôNIO NATURAL BEI CANTO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2</text:p>
          </table:table-cell>
          <table:table-cell/>
          <table:table-cell office:value-type="string" calcext:value-type="string">
            <text:p>RESERVA PARTICULAR DO PATRIMÔNIO NATURAL BELA VISTA - A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2</text:p>
          </table:table-cell>
          <table:table-cell/>
          <table:table-cell office:value-type="string" calcext:value-type="string">
            <text:p>RESERVA PARTICULAR DO PATRIMÔNIO NATURAL BELA VISTA - 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29</text:p>
          </table:table-cell>
          <table:table-cell/>
          <table:table-cell office:value-type="string" calcext:value-type="string">
            <text:p>RESERVA PARTICULAR DO PATRIMÔNIO NATURAL BELAS AR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9</text:p>
          </table:table-cell>
          <table:table-cell/>
          <table:table-cell office:value-type="string" calcext:value-type="string">
            <text:p>RESERVA PARTICULAR DO PATRIMÔNIO NATURAL BELLO E KE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1</text:p>
          </table:table-cell>
          <table:table-cell/>
          <table:table-cell office:value-type="string" calcext:value-type="string">
            <text:p>RESERVA PARTICULAR DO PATRIMÔNIO NATURAL BELO MO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8</text:p>
          </table:table-cell>
          <table:table-cell/>
          <table:table-cell office:value-type="string" calcext:value-type="string">
            <text:p>RESERVA PARTICULAR DO PATRIMôNIO NATURAL BICHO PREGUI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4</text:p>
          </table:table-cell>
          <table:table-cell/>
          <table:table-cell office:value-type="string" calcext:value-type="string">
            <text:p>RESERVA PARTICULAR DO PATRIMÔNIO NATURAL BICO DO JAVAÉ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2</text:p>
          </table:table-cell>
          <table:table-cell/>
          <table:table-cell office:value-type="string" calcext:value-type="string">
            <text:p>RESERVA PARTICULAR DO PATRIMÔNIO NATURAL BIO ESTAÇÃO ÁGUAS CRISTAL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3</text:p>
          </table:table-cell>
          <table:table-cell/>
          <table:table-cell office:value-type="string" calcext:value-type="string">
            <text:p>RESERVA PARTICULAR DO PATRIMÔNIO NATURAL BIO SANTUÁRIO TRAJETO DO CER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6</text:p>
          </table:table-cell>
          <table:table-cell/>
          <table:table-cell office:value-type="string" calcext:value-type="string">
            <text:p>RESERVA PARTICULAR DO PATRIMÔNIO NATURAL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6</text:p>
          </table:table-cell>
          <table:table-cell/>
          <table:table-cell office:value-type="string" calcext:value-type="string">
            <text:p>RESERVA PARTICULAR DO PATRIMÔNIO NATURAL BO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0</text:p>
          </table:table-cell>
          <table:table-cell/>
          <table:table-cell office:value-type="string" calcext:value-type="string">
            <text:p>RESERVA PARTICULAR DO PATRIMÔNIO NATURAL BOA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2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776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7</text:p>
          </table:table-cell>
          <table:table-cell/>
          <table:table-cell office:value-type="string" calcext:value-type="string">
            <text:p>RESERVA PARTICULAR DO PATRIMÔNIO NATURAL BOA VISTA E PHAR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1</text:p>
          </table:table-cell>
          <table:table-cell/>
          <table:table-cell office:value-type="string" calcext:value-type="string">
            <text:p>RESERVA PARTICULAR DO PATRIMÔNIO NATURAL BOM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2</text:p>
          </table:table-cell>
          <table:table-cell/>
          <table:table-cell office:value-type="string" calcext:value-type="string">
            <text:p>RESERVA PARTICULAR DO PATRIMÔNIO NATURAL BOM SOSSEG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3</text:p>
          </table:table-cell>
          <table:table-cell/>
          <table:table-cell office:value-type="string" calcext:value-type="string">
            <text:p>RESERVA PARTICULAR DO PATRIMÔNIO NATURAL BOSQUE DE CAN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4</text:p>
          </table:table-cell>
          <table:table-cell/>
          <table:table-cell office:value-type="string" calcext:value-type="string">
            <text:p>RESERVA PARTICULAR DO PATRIMÔNIO NATURAL BOSQUE DOS SAMAMBAIAÇUS - RESGATE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30</text:p>
          </table:table-cell>
          <table:table-cell/>
          <table:table-cell office:value-type="string" calcext:value-type="string">
            <text:p>RESERVA PARTICULAR DO PATRIMÔNIO NATURAL BOZ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7</text:p>
          </table:table-cell>
          <table:table-cell/>
          <table:table-cell office:value-type="string" calcext:value-type="string">
            <text:p>RESERVA PARTICULAR DO PATRIMÔNIO NATURAL BREJO NO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8</text:p>
          </table:table-cell>
          <table:table-cell/>
          <table:table-cell office:value-type="string" calcext:value-type="string">
            <text:p>RESERVA PARTICULAR DO PATRIMÔNIO NATURAL BRONZ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2</text:p>
          </table:table-cell>
          <table:table-cell/>
          <table:table-cell office:value-type="string" calcext:value-type="string">
            <text:p>RESERVA PARTICULAR DO PATRIMÔNIO NATURAL BRUM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0</text:p>
          </table:table-cell>
          <table:table-cell/>
          <table:table-cell office:value-type="string" calcext:value-type="string">
            <text:p>RESERVA PARTICULAR DO PATRIMÔNIO NATURAL BUGIO E COMPANH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5</text:p>
          </table:table-cell>
          <table:table-cell/>
          <table:table-cell office:value-type="string" calcext:value-type="string">
            <text:p>RESERVA PARTICULAR DO PATRIMÔNIO NATURAL BURACO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393274</text:p>
          </table:table-cell>
          <table:table-cell office:value-type="string" calcext:value-type="string">
            <text:p>Reserva Particular do Patrimônio Natural Buraco das Araras</text:p>
          </table:table-cell>
          <table:table-cell office:value-type="string" calcext:value-type="string">
            <text:p>https://pt.wikipedia.org/wiki/Reserva_Particular_do_Patrim%C3%B4nio_Natural_Buraco_das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2066</text:p>
          </table:table-cell>
          <table:table-cell/>
          <table:table-cell office:value-type="string" calcext:value-type="string">
            <text:p>RESERVA PARTICULAR DO PATRIMôNIO NATURAL CABECEIR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1</text:p>
          </table:table-cell>
          <table:table-cell/>
          <table:table-cell office:value-type="string" calcext:value-type="string">
            <text:p>RESERVA PARTICULAR DO PATRIMÔNIO NATURAL CABECEI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61</text:p>
          </table:table-cell>
          <table:table-cell/>
          <table:table-cell office:value-type="string" calcext:value-type="string">
            <text:p>RESERVA PARTICULAR DO PATRIMÔNIO NATURAL CABECEIRA DO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2</text:p>
          </table:table-cell>
          <table:table-cell/>
          <table:table-cell office:value-type="string" calcext:value-type="string">
            <text:p>RESERVA PARTICULAR DO PATRIMÔNIO NATURAL CABU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84</text:p>
          </table:table-cell>
          <table:table-cell/>
          <table:table-cell office:value-type="string" calcext:value-type="string">
            <text:p>RESERVA PARTICULAR DO PATRIMÔNIO NATURAL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6</text:p>
          </table:table-cell>
          <table:table-cell/>
          <table:table-cell office:value-type="string" calcext:value-type="string">
            <text:p>RESERVA PARTICULAR DO PATRIMÔNIO NATURAL CACHOEIR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4</text:p>
          </table:table-cell>
          <table:table-cell/>
          <table:table-cell office:value-type="string" calcext:value-type="string">
            <text:p>RESERVA PARTICULAR DO PATRIMÔNIO NATURAL CACHOEIR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579</text:p>
          </table:table-cell>
          <table:table-cell/>
          <table:table-cell office:value-type="string" calcext:value-type="string">
            <text:p>RESERVA PARTICULAR DO PATRIMôNIO NATURAL CACHOEIRA DA FUM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6</text:p>
          </table:table-cell>
          <table:table-cell/>
          <table:table-cell office:value-type="string" calcext:value-type="string">
            <text:p>RESERVA PARTICULAR DO PATRIMÔNIO NATURAL CACHOEIRA DAS PEDRAS BONI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9</text:p>
          </table:table-cell>
          <table:table-cell/>
          <table:table-cell office:value-type="string" calcext:value-type="string">
            <text:p>RESERVA PARTICULAR DO PATRIMÔNIO NATURAL CACHOEIRA DO ANDORINH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3</text:p>
          </table:table-cell>
          <table:table-cell/>
          <table:table-cell office:value-type="string" calcext:value-type="string">
            <text:p>RESERVA PARTICULAR DO PATRIMÔNIO NATURAL CACHOEIRA DO CERR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5</text:p>
          </table:table-cell>
          <table:table-cell/>
          <table:table-cell office:value-type="string" calcext:value-type="string">
            <text:p>RESERVA PARTICULAR DO PATRIMÔNIO NATURAL CACHOEIRA DO PROF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567</text:p>
          </table:table-cell>
          <table:table-cell/>
          <table:table-cell office:value-type="string" calcext:value-type="string">
            <text:p>RESERVA PARTICULAR DO PATRIMôNIO NATURAL CACHOEIRAS DO SãO B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3</text:p>
          </table:table-cell>
          <table:table-cell/>
          <table:table-cell office:value-type="string" calcext:value-type="string">
            <text:p>RESERVA PARTICULAR DO PATRIMÔNIO NATURAL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7</text:p>
          </table:table-cell>
          <table:table-cell/>
          <table:table-cell office:value-type="string" calcext:value-type="string">
            <text:p>RESERVA PARTICULAR DO PATRIMÔNIO NATURAL CA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7</text:p>
          </table:table-cell>
          <table:table-cell/>
          <table:table-cell office:value-type="string" calcext:value-type="string">
            <text:p>RESERVA PARTICULAR DO PATRIMÔNIO NATURAL CAETEZ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7</text:p>
          </table:table-cell>
          <table:table-cell/>
          <table:table-cell office:value-type="string" calcext:value-type="string">
            <text:p>RESERVA PARTICULAR DO PATRIMÔNIO NATURAL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4</text:p>
          </table:table-cell>
          <table:table-cell/>
          <table:table-cell office:value-type="string" calcext:value-type="string">
            <text:p>RESERVA PARTICULAR DO PATRIMÔNIO NATURAL CAJ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50</text:p>
          </table:table-cell>
          <table:table-cell/>
          <table:table-cell office:value-type="string" calcext:value-type="string">
            <text:p>RESERVA PARTICULAR DO PATRIMôNIO NATURAL CALD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7</text:p>
          </table:table-cell>
          <table:table-cell/>
          <table:table-cell office:value-type="string" calcext:value-type="string">
            <text:p>RESERVA PARTICULAR DO PATRIMÔNIO NATURAL CAMPO ESCOTEIRO GERALDO HUGO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1</text:p>
          </table:table-cell>
          <table:table-cell/>
          <table:table-cell office:value-type="string" calcext:value-type="string">
            <text:p>RESERVA PARTICULAR DO PATRIMÔNIO NATURAL CAMPOS NOV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8</text:p>
          </table:table-cell>
          <table:table-cell/>
          <table:table-cell office:value-type="string" calcext:value-type="string">
            <text:p>RESERVA PARTICULAR DO PATRIMÔNIO NATURAL CANGU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7</text:p>
          </table:table-cell>
          <table:table-cell/>
          <table:table-cell office:value-type="string" calcext:value-type="string">
            <text:p>RESERVA PARTICULAR DO PATRIMÔNIO NATURAL CANTIDIANO VALGUEIRO DE CARVALHO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4</text:p>
          </table:table-cell>
          <table:table-cell office:value-type="string" calcext:value-type="string">
            <text:p>Cantidiano Valqueiro Barros Private Natural Heritage Reserve</text:p>
          </table:table-cell>
          <table:table-cell office:value-type="string" calcext:value-type="string">
            <text:p>https://en.wikipedia.org/wiki/Cantidiano_Valqueiro_Barro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00</text:p>
          </table:table-cell>
          <table:table-cell/>
          <table:table-cell office:value-type="string" calcext:value-type="string">
            <text:p>RESERVA PARTICULAR DO PATRIMÔNIO NATURAL CANTO DA ARAPO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9</text:p>
          </table:table-cell>
          <table:table-cell/>
          <table:table-cell office:value-type="string" calcext:value-type="string">
            <text:p>RESERVA PARTICULAR DO PATRIMÔNIO NATURAL CANTO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6</text:p>
          </table:table-cell>
          <table:table-cell/>
          <table:table-cell office:value-type="string" calcext:value-type="string">
            <text:p>RESERVA PARTICULAR DO PATRIMÔNIO NATURAL CANTO DO SENH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0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6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7</text:p>
          </table:table-cell>
          <table:table-cell/>
          <table:table-cell office:value-type="string" calcext:value-type="string">
            <text:p>RESERVA PARTICULAR DO PATRIMôNIO NATURAL CANTO DOS PáSSA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1</text:p>
          </table:table-cell>
          <table:table-cell/>
          <table:table-cell office:value-type="string" calcext:value-type="string">
            <text:p>RESERVA PARTICULAR DO PATRIMÔNIO NATURAL CAPÃO REDO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2</text:p>
          </table:table-cell>
          <table:table-cell/>
          <table:table-cell office:value-type="string" calcext:value-type="string">
            <text:p>RESERVA PARTICULAR DO PATRIMôNIO NATURAL CAR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0</text:p>
          </table:table-cell>
          <table:table-cell/>
          <table:table-cell office:value-type="string" calcext:value-type="string">
            <text:p>RESERVA PARTICULAR DO PATRIMÔNIO NATURAL CARA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5</text:p>
          </table:table-cell>
          <table:table-cell/>
          <table:table-cell office:value-type="string" calcext:value-type="string">
            <text:p>RESERVA PARTICULAR DO PATRIMÔNIO NATURAL CARBOCLORO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42</text:p>
          </table:table-cell>
          <table:table-cell/>
          <table:table-cell office:value-type="string" calcext:value-type="string">
            <text:p>RESERVA PARTICULAR DO PATRIMôNIO NATURAL CAR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1</text:p>
          </table:table-cell>
          <table:table-cell/>
          <table:table-cell office:value-type="string" calcext:value-type="string">
            <text:p>RESERVA PARTICULAR DO PATRIMÔNIO NATURAL CARROU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2</text:p>
          </table:table-cell>
          <table:table-cell/>
          <table:table-cell office:value-type="string" calcext:value-type="string">
            <text:p>RESERVA PARTICULAR DO PATRIMÔNIO NATURAL CATEDRAL DO JALAP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7</text:p>
          </table:table-cell>
          <table:table-cell/>
          <table:table-cell office:value-type="string" calcext:value-type="string">
            <text:p>RESERVA PARTICULAR DO PATRIMÔNIO NATURAL CATING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3</text:p>
          </table:table-cell>
          <table:table-cell/>
          <table:table-cell office:value-type="string" calcext:value-type="string">
            <text:p>RESERVA PARTICULAR DO PATRIMÔNIO NATURAL CAV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9</text:p>
          </table:table-cell>
          <table:table-cell/>
          <table:table-cell office:value-type="string" calcext:value-type="string">
            <text:p>RESERVA PARTICULAR DO PATRIMÔNIO NATURAL CEC/TI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4</text:p>
          </table:table-cell>
          <table:table-cell/>
          <table:table-cell office:value-type="string" calcext:value-type="string">
            <text:p>RESERVA PARTICULAR DO PATRIMÔNIO NATURAL CENTRO DE VIVÊNCIA COM A NATUREZA - CV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1</text:p>
          </table:table-cell>
          <table:table-cell/>
          <table:table-cell office:value-type="string" calcext:value-type="string">
            <text:p>RESERVA PARTICULAR DO PATRIMÔNIO NATURAL CÉU DO M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1</text:p>
          </table:table-cell>
          <table:table-cell/>
          <table:table-cell office:value-type="string" calcext:value-type="string">
            <text:p>RESERVA PARTICULAR DO PATRIMÔNIO NATURAL CHÁCARA EDITH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6</text:p>
          </table:table-cell>
          <table:table-cell/>
          <table:table-cell office:value-type="string" calcext:value-type="string">
            <text:p>RESERVA PARTICULAR DO PATRIMÔNIO NATURAL CHÁCARA MANGU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2</text:p>
          </table:table-cell>
          <table:table-cell/>
          <table:table-cell office:value-type="string" calcext:value-type="string">
            <text:p>RESERVA PARTICULAR DO PATRIMÔNIO NATURAL CHACARA SANANDU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5</text:p>
          </table:table-cell>
          <table:table-cell/>
          <table:table-cell office:value-type="string" calcext:value-type="string">
            <text:p>RESERVA PARTICULAR DO PATRIMÔNIO NATURAL CHAKRA GRIS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25</text:p>
          </table:table-cell>
          <table:table-cell/>
          <table:table-cell office:value-type="string" calcext:value-type="string">
            <text:p>RESERVA PARTICULAR DO PATRIMôNIO NATURAL CHALé CLUB DO ALAMBAR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4</text:p>
          </table:table-cell>
          <table:table-cell/>
          <table:table-cell office:value-type="string" calcext:value-type="string">
            <text:p>RESERVA PARTICULAR DO PATRIMÔNIO NATURAL CHANCELER EDSON QUEIRO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9</text:p>
          </table:table-cell>
          <table:table-cell/>
          <table:table-cell office:value-type="string" calcext:value-type="string">
            <text:p>RESERVA PARTICULAR DO PATRIMÔNIO NATURAL CÍCERO ALME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4</text:p>
          </table:table-cell>
          <table:table-cell/>
          <table:table-cell office:value-type="string" calcext:value-type="string">
            <text:p>RESERVA PARTICULAR DO PATRIMÔNIO NATURAL CISNE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9</text:p>
          </table:table-cell>
          <table:table-cell/>
          <table:table-cell office:value-type="string" calcext:value-type="string">
            <text:p>RESERVA PARTICULAR DO PATRIMÔNIO NATURAL COMODATO RESERVA DE PE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5</text:p>
          </table:table-cell>
          <table:table-cell/>
          <table:table-cell office:value-type="string" calcext:value-type="string">
            <text:p>RESERVA PARTICULAR DO PATRIMÔNIO NATURAL CORREDEIRAS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5</text:p>
          </table:table-cell>
          <table:table-cell/>
          <table:table-cell office:value-type="string" calcext:value-type="string">
            <text:p>RESERVA PARTICULAR DO PATRIMôNIO NATURAL CORREDEIRAS DO RIO ITAJAí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2</text:p>
          </table:table-cell>
          <table:table-cell/>
          <table:table-cell office:value-type="string" calcext:value-type="string">
            <text:p>RESERVA PARTICULAR DO PATRIMÔNIO NATURAL CÓRREGO DOS BO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6</text:p>
          </table:table-cell>
          <table:table-cell/>
          <table:table-cell office:value-type="string" calcext:value-type="string">
            <text:p>RESERVA PARTICULAR DO PATRIMÔNIO NATURAL CÓRREGO FLORE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8</text:p>
          </table:table-cell>
          <table:table-cell/>
          <table:table-cell office:value-type="string" calcext:value-type="string">
            <text:p>RESERVA PARTICULAR DO PATRIMÔNIO NATURAL CÓRREGO F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63</text:p>
          </table:table-cell>
          <table:table-cell/>
          <table:table-cell office:value-type="string" calcext:value-type="string">
            <text:p>RESERVA PARTICULAR DO PATRIMôNIO NATURAL CORUMBA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854</text:p>
          </table:table-cell>
          <table:table-cell/>
          <table:table-cell office:value-type="string" calcext:value-type="string">
            <text:p>RESERVA PARTICULAR DO PATRIMôNIO NATURAL CORUMBA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3</text:p>
          </table:table-cell>
          <table:table-cell/>
          <table:table-cell office:value-type="string" calcext:value-type="string">
            <text:p>RESERVA PARTICULAR DO PATRIMÔNIO NATURAL CORV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4</text:p>
          </table:table-cell>
          <table:table-cell/>
          <table:table-cell office:value-type="string" calcext:value-type="string">
            <text:p>RESERVA PARTICULAR DO PATRIMÔNIO NATURAL COSTA DO SE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33</text:p>
          </table:table-cell>
          <table:table-cell/>
          <table:table-cell office:value-type="string" calcext:value-type="string">
            <text:p>RESERVA PARTICULAR DO PATRIMôNIO NATURAL COTINGA-CREJ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2045</text:p>
          </table:table-cell>
          <table:table-cell/>
          <table:table-cell office:value-type="string" calcext:value-type="string">
            <text:p>RESERVA PARTICULAR DO PATRIMÔNIO NATURAL CRISTALIN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24</text:p>
          </table:table-cell>
          <table:table-cell/>
          <table:table-cell office:value-type="string" calcext:value-type="string">
            <text:p>RESERVA PARTICULAR DO PATRIMôNIO NATURAL CRISTALIN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1</text:p>
          </table:table-cell>
          <table:table-cell/>
          <table:table-cell office:value-type="string" calcext:value-type="string">
            <text:p>RESERVA PARTICULAR DO PATRIMÔNIO NATURAL CRUZ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7</text:p>
          </table:table-cell>
          <table:table-cell/>
          <table:table-cell office:value-type="string" calcext:value-type="string">
            <text:p>RESERVA PARTICULAR DO PATRIMÔNIO NATURAL CURI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8</text:p>
          </table:table-cell>
          <table:table-cell/>
          <table:table-cell office:value-type="string" calcext:value-type="string">
            <text:p>RESERVA PARTICULAR DO PATRIMÔNIO NATURAL CURUCAC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9</text:p>
          </table:table-cell>
          <table:table-cell/>
          <table:table-cell office:value-type="string" calcext:value-type="string">
            <text:p>RESERVA PARTICULAR DO PATRIMÔNIO NATURAL CURUCAC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0</text:p>
          </table:table-cell>
          <table:table-cell/>
          <table:table-cell office:value-type="string" calcext:value-type="string">
            <text:p>RESERVA PARTICULAR DO PATRIMÔNIO NATURAL CURUCACA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1</text:p>
          </table:table-cell>
          <table:table-cell/>
          <table:table-cell office:value-type="string" calcext:value-type="string">
            <text:p>RESERVA PARTICULAR DO PATRIMÔNIO NATURAL CURUCACA 4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18</text:p>
          </table:table-cell>
          <table:table-cell/>
          <table:table-cell office:value-type="string" calcext:value-type="string">
            <text:p>RESERVA PARTICULAR DO PATRIMôNIO NATURAL DA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2</text:p>
          </table:table-cell>
          <table:table-cell/>
          <table:table-cell office:value-type="string" calcext:value-type="string">
            <text:p>RESERVA PARTICULAR DO PATRIMÔNIO NATURAL DA BACIA DO RIBEIRÃO COC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2</text:p>
          </table:table-cell>
          <table:table-cell/>
          <table:table-cell office:value-type="string" calcext:value-type="string">
            <text:p>RESERVA PARTICULAR DO PATRIMÔNIO NATURAL DA CABECEIRA DO CAFÔ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5</text:p>
          </table:table-cell>
          <table:table-cell/>
          <table:table-cell office:value-type="string" calcext:value-type="string">
            <text:p>RESERVA PARTICULAR DO PATRIMÔNIO NATURAL DA MATA ATLÂNTICA DA MAN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3</text:p>
          </table:table-cell>
          <table:table-cell/>
          <table:table-cell office:value-type="string" calcext:value-type="string">
            <text:p>RESERVA PARTICULAR DO PATRIMÔNIO NATURAL DA UNIS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85208</text:p>
          </table:table-cell>
          <table:table-cell office:value-type="string" calcext:value-type="string">
            <text:p>Reserva Particular do Patrimônio Natural da Universidade de Santa Cruz do Sul</text:p>
          </table:table-cell>
          <table:table-cell office:value-type="string" calcext:value-type="string">
            <text:p>https://pt.wikipedia.org/wiki/Reserva_Particular_do_Patrim%C3%B4nio_Natural_da_Universidade_de_Santa_Cruz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183</text:p>
          </table:table-cell>
          <table:table-cell/>
          <table:table-cell office:value-type="string" calcext:value-type="string">
            <text:p>RESERVA PARTICULAR DO PATRIMÔNIO NATURAL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4</text:p>
          </table:table-cell>
          <table:table-cell/>
          <table:table-cell office:value-type="string" calcext:value-type="string">
            <text:p>RESERVA PARTICULAR DO PATRIMÔNIO NATURAL DAS ARAUCÁRIAS GIGA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0</text:p>
          </table:table-cell>
          <table:table-cell/>
          <table:table-cell office:value-type="string" calcext:value-type="string">
            <text:p>RESERVA PARTICULAR DO PATRIMÔNIO NATURAL DAS DU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0</text:p>
          </table:table-cell>
          <table:table-cell/>
          <table:table-cell office:value-type="string" calcext:value-type="string">
            <text:p>RESERVA PARTICULAR DO PATRIMÔNIO NATURAL DAS ORQUÍDE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7</text:p>
          </table:table-cell>
          <table:table-cell/>
          <table:table-cell office:value-type="string" calcext:value-type="string">
            <text:p>RESERVA PARTICULAR DO PATRIMôNIO NATURAL DEB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03</text:p>
          </table:table-cell>
          <table:table-cell/>
          <table:table-cell office:value-type="string" calcext:value-type="string">
            <text:p>RESERVA PARTICULAR DO PATRIMÔNIO NATURAL DEMUN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5</text:p>
          </table:table-cell>
          <table:table-cell/>
          <table:table-cell office:value-type="string" calcext:value-type="string">
            <text:p>RESERVA PARTICULAR DO PATRIMÔNIO NATURAL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1</text:p>
          </table:table-cell>
          <table:table-cell/>
          <table:table-cell office:value-type="string" calcext:value-type="string">
            <text:p>RESERVA PARTICULAR DO PATRIMôNIO NATURAL DO JEQUITI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6</text:p>
          </table:table-cell>
          <table:table-cell/>
          <table:table-cell office:value-type="string" calcext:value-type="string">
            <text:p>RESERVA PARTICULAR DO PATRIMÔNIO NATURAL DO PE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3</text:p>
          </table:table-cell>
          <table:table-cell/>
          <table:table-cell office:value-type="string" calcext:value-type="string">
            <text:p>RESERVA PARTICULAR DO PATRIMÔNIO NATURAL DOIS IRMÃ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40</text:p>
          </table:table-cell>
          <table:table-cell/>
          <table:table-cell office:value-type="string" calcext:value-type="string">
            <text:p>RESERVA PARTICULAR DO PATRIMÔNIO NATURAL DOIS PE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1</text:p>
          </table:table-cell>
          <table:table-cell/>
          <table:table-cell office:value-type="string" calcext:value-type="string">
            <text:p>RESERVA PARTICULAR DO PATRIMÔNIO NATURAL DOM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7</text:p>
          </table:table-cell>
          <table:table-cell/>
          <table:table-cell office:value-type="string" calcext:value-type="string">
            <text:p>RESERVA PARTICULAR DO PATRIMÔNIO NATURAL DONA BENTA E SEU CABOC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6</text:p>
          </table:table-cell>
          <table:table-cell/>
          <table:table-cell office:value-type="string" calcext:value-type="string">
            <text:p>RESERVA PARTICULAR DO PATRIMÔNIO NATURAL DOS FEIX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6</text:p>
          </table:table-cell>
          <table:table-cell/>
          <table:table-cell office:value-type="string" calcext:value-type="string">
            <text:p>RESERVA PARTICULAR DO PATRIMÔNIO NATURAL DOUGLAS VIEIRA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9</text:p>
          </table:table-cell>
          <table:table-cell/>
          <table:table-cell office:value-type="string" calcext:value-type="string">
            <text:p>RESERVA PARTICULAR DO PATRIMÔNIO NATURAL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77</text:p>
          </table:table-cell>
          <table:table-cell/>
          <table:table-cell office:value-type="string" calcext:value-type="string">
            <text:p>RESERVA PARTICULAR DO PATRIMôNIO NATURAL DR. CARLOS DE OLIV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8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663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5</text:p>
          </table:table-cell>
          <table:table-cell/>
          <table:table-cell office:value-type="string" calcext:value-type="string">
            <text:p>RESERVA PARTICULAR DO PATRIMÔNIO NATURAL DUNAS DE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5</text:p>
          </table:table-cell>
          <table:table-cell/>
          <table:table-cell office:value-type="string" calcext:value-type="string">
            <text:p>RESERVA PARTICULAR DO PATRIMÔNIO NATURAL DUTRA PIMEN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402</text:p>
          </table:table-cell>
          <table:table-cell/>
          <table:table-cell office:value-type="string" calcext:value-type="string">
            <text:p>RESERVA PARTICULAR DO PATRIMÔNIO NATURAL ECOCERRADO 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9</text:p>
          </table:table-cell>
          <table:table-cell/>
          <table:table-cell office:value-type="string" calcext:value-type="string">
            <text:p>RESERVA PARTICULAR DO PATRIMÔNIO NATURAL ECOPARQUE DE 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4</text:p>
          </table:table-cell>
          <table:table-cell/>
          <table:table-cell office:value-type="string" calcext:value-type="string">
            <text:p>RESERVA PARTICULAR DO PATRIMÔNIO NATURAL ECOWORLD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0</text:p>
          </table:table-cell>
          <table:table-cell/>
          <table:table-cell office:value-type="string" calcext:value-type="string">
            <text:p>RESERVA PARTICULAR DO PATRIMÔNIO NATURAL EL NAGU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8</text:p>
          </table:table-cell>
          <table:table-cell/>
          <table:table-cell office:value-type="string" calcext:value-type="string">
            <text:p>RESERVA PARTICULAR DO PATRIMÔNIO NATURAL ELIAS ANDR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9</text:p>
          </table:table-cell>
          <table:table-cell/>
          <table:table-cell office:value-type="string" calcext:value-type="string">
            <text:p>RESERVA PARTICULAR DO PATRIMÔNIO NATURAL EMILIO EINSFELD F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1</text:p>
          </table:table-cell>
          <table:table-cell/>
          <table:table-cell office:value-type="string" calcext:value-type="string">
            <text:p>RESERVA PARTICULAR DO PATRIMÔNIO NATURAL EMILIO FIORENTINO BATTISTEL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57</text:p>
          </table:table-cell>
          <table:table-cell/>
          <table:table-cell office:value-type="string" calcext:value-type="string">
            <text:p>RESERVA PARTICULAR DO PATRIMôNIO NATURAL ENGELHARD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6</text:p>
          </table:table-cell>
          <table:table-cell/>
          <table:table-cell office:value-type="string" calcext:value-type="string">
            <text:p>RESERVA PARTICULAR DO PATRIMÔNIO NATURAL ENGENHO GARGA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Engenho Gargaú Private Natural Heritage Reserve</text:p>
          </table:table-cell>
          <table:table-cell office:value-type="string" calcext:value-type="string">
            <text:p>https://en.wikipedia.org/wiki/Engenho_Garga%C3%BA_Private_Natural_Heritage_Reserve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Reserva Particular do Patrimônio Natural Engenho Gargaú</text:p>
          </table:table-cell>
          <table:table-cell office:value-type="string" calcext:value-type="string">
            <text:p>https://pt.wikipedia.org/wiki/Reserva_Particular_do_Patrim%C3%B4nio_Natural_Engenho_Garg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347</text:p>
          </table:table-cell>
          <table:table-cell/>
          <table:table-cell office:value-type="string" calcext:value-type="string">
            <text:p>RESERVA PARTICULAR DO PATRIMÔNIO NATURAL ESCARPAS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0</text:p>
          </table:table-cell>
          <table:table-cell/>
          <table:table-cell office:value-type="string" calcext:value-type="string">
            <text:p>RESERVA PARTICULAR DO PATRIMÔNIO NATURAL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12</text:p>
          </table:table-cell>
          <table:table-cell/>
          <table:table-cell office:value-type="string" calcext:value-type="string">
            <text:p>RESERVA PARTICULAR DO PATRIMôNIO NATURAL ESPI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7</text:p>
          </table:table-cell>
          <table:table-cell/>
          <table:table-cell office:value-type="string" calcext:value-type="string">
            <text:p>RESERVA PARTICULAR DO PATRIMÔNIO NATURAL ESTAÇÃO BIOLÓGICA DA MA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Sossego Forest Biological Station</text:p>
          </table:table-cell>
          <table:table-cell office:value-type="string" calcext:value-type="string">
            <text:p>https://en.wikipedia.org/wiki/Sossego_Forest_Biological_Station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 office:value-type="string" calcext:value-type="string">
            <text:p>https://pt.wikipedia.org/wiki/Reserva_Particular_do_Patrim%C3%B4nio_Natural_Esta%C3%A7%C3%A3o_Biol%C3%B3gica_da_Mata_do_Sosse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101</text:p>
          </table:table-cell>
          <table:table-cell/>
          <table:table-cell office:value-type="string" calcext:value-type="string">
            <text:p>RESERVA PARTICULAR DO PATRIMÔNIO NATURAL ESTAÇÃO VERAC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8873129</text:p>
          </table:table-cell>
          <table:table-cell office:value-type="string" calcext:value-type="string">
            <text:p>Reserva Particular do Patrimônio Natural Estação Veracel/Veracruz</text:p>
          </table:table-cell>
          <table:table-cell office:value-type="string" calcext:value-type="string">
            <text:p>https://pt.wikipedia.org/wiki/Reserva_Particular_do_Patrim%C3%B4nio_Natural_Esta%C3%A7%C3%A3o_Veracel/Vera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53</text:p>
          </table:table-cell>
          <table:table-cell/>
          <table:table-cell office:value-type="string" calcext:value-type="string">
            <text:p>RESERVA PARTICULAR DO PATRIMôNIO NATURAL ESTADUAL BAR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1</text:p>
          </table:table-cell>
          <table:table-cell/>
          <table:table-cell office:value-type="string" calcext:value-type="string">
            <text:p>RESERVA PARTICULAR DO PATRIMôNIO NATURAL ESTADUAL CóRREGO CASC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3211</text:p>
          </table:table-cell>
          <table:table-cell/>
          <table:table-cell office:value-type="string" calcext:value-type="string">
            <text:p>RESERVA PARTICULAR DO PATRIMONIO NATURAL ESTADUAL DAS CASC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3210</text:p>
          </table:table-cell>
          <table:table-cell/>
          <table:table-cell office:value-type="string" calcext:value-type="string">
            <text:p>RESERVA PARTICULAR DO PATRIMôNIO NATURAL ESTADU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2876</text:p>
          </table:table-cell>
          <table:table-cell/>
          <table:table-cell office:value-type="string" calcext:value-type="string">
            <text:p>RESERVA PARTICULAR DO PATRIMONIO NATURAL ESTADUAL RIO DA PRATA BUGI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2</text:p>
          </table:table-cell>
          <table:table-cell/>
          <table:table-cell office:value-type="string" calcext:value-type="string">
            <text:p>RESERVA PARTICULAR DO PATRIMÔNIO NATURAL ESTÂNCIA CAIM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1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4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3</text:p>
          </table:table-cell>
          <table:table-cell/>
          <table:table-cell office:value-type="string" calcext:value-type="string">
            <text:p>RESERVA PARTICULAR DO PATRIMÔNIO NATURAL ESTÂNCIA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7</text:p>
          </table:table-cell>
          <table:table-cell/>
          <table:table-cell office:value-type="string" calcext:value-type="string">
            <text:p>RESERVA PARTICULAR DO PATRIMÔNIO NATURAL ESTÂNCIA MANAC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2</text:p>
          </table:table-cell>
          <table:table-cell/>
          <table:table-cell office:value-type="string" calcext:value-type="string">
            <text:p>RESERVA PARTICULAR DO PATRIMÔNIO NATURAL ESTÂNCIA PEDR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00</text:p>
          </table:table-cell>
          <table:table-cell/>
          <table:table-cell office:value-type="string" calcext:value-type="string">
            <text:p>RESERVA PARTICULAR DO PATRIMôNIO NATURAL ESTÂNCIA RIO DO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6</text:p>
          </table:table-cell>
          <table:table-cell/>
          <table:table-cell office:value-type="string" calcext:value-type="string">
            <text:p>RESERVA PARTICULAR DO PATRIMÔNIO NATURAL ESTÂNCIA RIV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5</text:p>
          </table:table-cell>
          <table:table-cell/>
          <table:table-cell office:value-type="string" calcext:value-type="string">
            <text:p>RESERVA PARTICULAR DO PATRIMÔNIO NATURAL ESTÂNCIA SANTA INÊ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5</text:p>
          </table:table-cell>
          <table:table-cell/>
          <table:table-cell office:value-type="string" calcext:value-type="string">
            <text:p>RESERVA PARTICULAR DO PATRIMÔNIO NATURAL ESTÂNCIA SANTA IZABEL DO BUT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4</text:p>
          </table:table-cell>
          <table:table-cell/>
          <table:table-cell office:value-type="string" calcext:value-type="string">
            <text:p>RESERVA PARTICULAR DO PATRIMÔNIO NATURAL ESTÂNCIA SANTA R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4</text:p>
          </table:table-cell>
          <table:table-cell/>
          <table:table-cell office:value-type="string" calcext:value-type="string">
            <text:p>RESERVA PARTICULAR DO PATRIMÔNIO NATURAL EST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8</text:p>
          </table:table-cell>
          <table:table-cell/>
          <table:table-cell office:value-type="string" calcext:value-type="string">
            <text:p>RESERVA PARTICULAR DO PATRIMÔNIO NATURAL EST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8</text:p>
          </table:table-cell>
          <table:table-cell/>
          <table:table-cell office:value-type="string" calcext:value-type="string">
            <text:p>RESERVA PARTICULAR DO PATRIMÔNIO NATURAL FAR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5</text:p>
          </table:table-cell>
          <table:table-cell/>
          <table:table-cell office:value-type="string" calcext:value-type="string">
            <text:p>RESERVA PARTICULAR DO PATRIMÔNIO NATURAL FARROUPI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3</text:p>
          </table:table-cell>
          <table:table-cell/>
          <table:table-cell office:value-type="string" calcext:value-type="string">
            <text:p>RESERVA PARTICULAR DO PATRIMÔNIO NATURAL FATTORIA GRIG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3</text:p>
          </table:table-cell>
          <table:table-cell/>
          <table:table-cell office:value-type="string" calcext:value-type="string">
            <text:p>RESERVA PARTICULAR DO PATRIMÔNIO NATURAL FAZENDA ACURIZAL E FAZENDA PE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6</text:p>
          </table:table-cell>
          <table:table-cell/>
          <table:table-cell office:value-type="string" calcext:value-type="string">
            <text:p>RESERVA PARTICULAR DO PATRIMÔNIO NATURAL FAZEN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4</text:p>
          </table:table-cell>
          <table:table-cell/>
          <table:table-cell office:value-type="string" calcext:value-type="string">
            <text:p>RESERVA PARTICULAR DO PATRIMÔNIO NATURAL FAZENDA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0</text:p>
          </table:table-cell>
          <table:table-cell/>
          <table:table-cell office:value-type="string" calcext:value-type="string">
            <text:p>RESERVA PARTICULAR DO PATRIMÔNIO NATURAL FAZENDA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4</text:p>
          </table:table-cell>
          <table:table-cell/>
          <table:table-cell office:value-type="string" calcext:value-type="string">
            <text:p>RESERVA PARTICULAR DO PATRIMÔNIO NATURAL FAZENDA AMÉR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5</text:p>
          </table:table-cell>
          <table:table-cell/>
          <table:table-cell office:value-type="string" calcext:value-type="string">
            <text:p>RESERVA PARTICULAR DO PATRIMÔNIO NATURAL FAZENDA ARARA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8</text:p>
          </table:table-cell>
          <table:table-cell/>
          <table:table-cell office:value-type="string" calcext:value-type="string">
            <text:p>RESERVA PARTICULAR DO PATRIMÔNIO NATURAL FAZENDA ARAUCÁ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9</text:p>
          </table:table-cell>
          <table:table-cell/>
          <table:table-cell office:value-type="string" calcext:value-type="string">
            <text:p>RESERVA PARTICULAR DO PATRIMÔNIO NATURAL FAZENDA ARCO-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6</text:p>
          </table:table-cell>
          <table:table-cell/>
          <table:table-cell office:value-type="string" calcext:value-type="string">
            <text:p>RESERVA PARTICULAR DO PATRIMÔNIO NATURAL FAZENDA ARIZ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1</text:p>
          </table:table-cell>
          <table:table-cell/>
          <table:table-cell office:value-type="string" calcext:value-type="string">
            <text:p>RESERVA PARTICULAR DO PATRIMÔNIO NATURAL FAZENDA ARRU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4</text:p>
          </table:table-cell>
          <table:table-cell/>
          <table:table-cell office:value-type="string" calcext:value-type="string">
            <text:p>RESERVA PARTICULAR DO PATRIMÔNIO NATURAL FAZENDA ARTE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1</text:p>
          </table:table-cell>
          <table:table-cell/>
          <table:table-cell office:value-type="string" calcext:value-type="string">
            <text:p>RESERVA PARTICULAR DO PATRIMÔNIO NATURAL FAZENDA AV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6</text:p>
          </table:table-cell>
          <table:table-cell/>
          <table:table-cell office:value-type="string" calcext:value-type="string">
            <text:p>RESERVA PARTICULAR DO PATRIMÔNIO NATURAL FAZENDA BARRA DO PIR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0</text:p>
          </table:table-cell>
          <table:table-cell/>
          <table:table-cell office:value-type="string" calcext:value-type="string">
            <text:p>RESERVA PARTICULAR DO PATRIMÔNIO NATURAL FAZENDA BARRA DO S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3</text:p>
          </table:table-cell>
          <table:table-cell/>
          <table:table-cell office:value-type="string" calcext:value-type="string">
            <text:p>RESERVA PARTICULAR DO PATRIMÔNIO NATURAL FAZENDA BARRA MAN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2</text:p>
          </table:table-cell>
          <table:table-cell/>
          <table:table-cell office:value-type="string" calcext:value-type="string">
            <text:p>RESERVA PARTICULAR DO PATRIMÔNIO NATURAL FAZENDA BEL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7</text:p>
          </table:table-cell>
          <table:table-cell/>
          <table:table-cell office:value-type="string" calcext:value-type="string">
            <text:p>RESERVA PARTICULAR DO PATRIMÔNIO NATURAL FAZENDA BE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0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3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7</text:p>
          </table:table-cell>
          <table:table-cell/>
          <table:table-cell office:value-type="string" calcext:value-type="string">
            <text:p>RESERVA PARTICULAR DO PATRIMÔNIO NATURAL FAZENDA BOA VEN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9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1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2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5</text:p>
          </table:table-cell>
          <table:table-cell/>
          <table:table-cell office:value-type="string" calcext:value-type="string">
            <text:p>RESERVA PARTICULAR DO PATRIMÔNIO NATURAL FAZENDA BOM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7</text:p>
          </table:table-cell>
          <table:table-cell/>
          <table:table-cell office:value-type="string" calcext:value-type="string">
            <text:p>RESERVA PARTICULAR DO PATRIMÔNIO NATURAL FAZENDA BOM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2</text:p>
          </table:table-cell>
          <table:table-cell/>
          <table:table-cell office:value-type="string" calcext:value-type="string">
            <text:p>RESERVA PARTICULAR DO PATRIMÔNIO NATURAL FAZENDA BOM 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4</text:p>
          </table:table-cell>
          <table:table-cell/>
          <table:table-cell office:value-type="string" calcext:value-type="string">
            <text:p>RESERVA PARTICULAR DO PATRIMÔNIO NATURAL FAZENDA BON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1</text:p>
          </table:table-cell>
          <table:table-cell/>
          <table:table-cell office:value-type="string" calcext:value-type="string">
            <text:p>RESERVA PARTICULAR DO PATRIMÔNIO NATURAL FAZENDA BOQU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6</text:p>
          </table:table-cell>
          <table:table-cell/>
          <table:table-cell office:value-type="string" calcext:value-type="string">
            <text:p>RESERVA PARTICULAR DO PATRIMÔNIO NATURAL FAZENDA BOQUEIRÃO DOS FRAD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5</text:p>
          </table:table-cell>
          <table:table-cell/>
          <table:table-cell office:value-type="string" calcext:value-type="string">
            <text:p>RESERVA PARTICULAR DO PATRIMÔNIO NATURAL FAZENDA BOQUEIRÃO 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5</text:p>
          </table:table-cell>
          <table:table-cell/>
          <table:table-cell office:value-type="string" calcext:value-type="string">
            <text:p>RESERVA PARTICULAR DO PATRIMÔNIO NATURAL FAZENDA BO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3</text:p>
          </table:table-cell>
          <table:table-cell/>
          <table:table-cell office:value-type="string" calcext:value-type="string">
            <text:p>RESERVA PARTICULAR DO PATRIMÔNIO NATURAL FAZENDA BRANCA TERRA DOS AN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7</text:p>
          </table:table-cell>
          <table:table-cell/>
          <table:table-cell office:value-type="string" calcext:value-type="string">
            <text:p>RESERVA PARTICULAR DO PATRIMÔNIO NATURAL FAZENDA BRANQU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8</text:p>
          </table:table-cell>
          <table:table-cell/>
          <table:table-cell office:value-type="string" calcext:value-type="string">
            <text:p>RESERVA PARTICULAR DO PATRIMÔNIO NATURAL FAZEN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6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8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2</text:p>
          </table:table-cell>
          <table:table-cell/>
          <table:table-cell office:value-type="string" calcext:value-type="string">
            <text:p>RESERVA PARTICULAR DO PATRIMÔNIO NATURAL FAZENDA CAET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3</text:p>
          </table:table-cell>
          <table:table-cell/>
          <table:table-cell office:value-type="string" calcext:value-type="string">
            <text:p>RESERVA PARTICULAR DO PATRIMÔNIO NATURAL FAZENDA CAETANO-LUGAR SANTO AGOS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6</text:p>
          </table:table-cell>
          <table:table-cell/>
          <table:table-cell office:value-type="string" calcext:value-type="string">
            <text:p>RESERVA PARTICULAR DO PATRIMÔNIO NATURAL FAZENDA CALIX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5</text:p>
          </table:table-cell>
          <table:table-cell/>
          <table:table-cell office:value-type="string" calcext:value-type="string">
            <text:p>RESERVA PARTICULAR DO PATRIMÔNIO NATURAL FAZENDA CAMPO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6</text:p>
          </table:table-cell>
          <table:table-cell/>
          <table:table-cell office:value-type="string" calcext:value-type="string">
            <text:p>RESERVA PARTICULAR DO PATRIMÔNIO NATURAL FAZENDA CANE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4</text:p>
          </table:table-cell>
          <table:table-cell/>
          <table:table-cell office:value-type="string" calcext:value-type="string">
            <text:p>RESERVA PARTICULAR DO PATRIMÔNIO NATURAL FAZENDA CAPÃ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17</text:p>
          </table:table-cell>
          <table:table-cell/>
          <table:table-cell office:value-type="string" calcext:value-type="string">
            <text:p>RESERVA PARTICULAR DO PATRIMÔNIO NATURAL FAZENDA CARU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5</text:p>
          </table:table-cell>
          <table:table-cell/>
          <table:table-cell office:value-type="string" calcext:value-type="string">
            <text:p>RESERVA PARTICULAR DO PATRIMÔNIO NATURAL FAZENDA C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7</text:p>
          </table:table-cell>
          <table:table-cell/>
          <table:table-cell office:value-type="string" calcext:value-type="string">
            <text:p>RESERVA PARTICULAR DO PATRIMÔNIO NATURAL FAZENDA CHAC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8</text:p>
          </table:table-cell>
          <table:table-cell/>
          <table:table-cell office:value-type="string" calcext:value-type="string">
            <text:p>RESERVA PARTICULAR DO PATRIMÔNIO NATURAL FAZENDA CO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5</text:p>
          </table:table-cell>
          <table:table-cell/>
          <table:table-cell office:value-type="string" calcext:value-type="string">
            <text:p>RESERVA PARTICULAR DO PATRIMÔNIO NATURAL FAZENDA CÓRREG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4</text:p>
          </table:table-cell>
          <table:table-cell/>
          <table:table-cell office:value-type="string" calcext:value-type="string">
            <text:p>RESERVA PARTICULAR DO PATRIMÔNIO NATURAL FAZENDA CRUZ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5</text:p>
          </table:table-cell>
          <table:table-cell/>
          <table:table-cell office:value-type="string" calcext:value-type="string">
            <text:p>RESERVA PARTICULAR DO PATRIMÔNIO NATURAL FAZENDA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4</text:p>
          </table:table-cell>
          <table:table-cell/>
          <table:table-cell office:value-type="string" calcext:value-type="string">
            <text:p>RESERVA PARTICULAR DO PATRIMÔNIO NATURAL FAZE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9</text:p>
          </table:table-cell>
          <table:table-cell/>
          <table:table-cell office:value-type="string" calcext:value-type="string">
            <text:p>RESERVA PARTICULAR DO PATRIMÔNIO NATURAL FAZENDA DAS P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3</text:p>
          </table:table-cell>
          <table:table-cell/>
          <table:table-cell office:value-type="string" calcext:value-type="string">
            <text:p>RESERVA PARTICULAR DO PATRIMôNIO NATURAL FAZENDA DO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5</text:p>
          </table:table-cell>
          <table:table-cell/>
          <table:table-cell office:value-type="string" calcext:value-type="string">
            <text:p>RESERVA PARTICULAR DO PATRIMÔNIO NATURAL FAZENDA DO IRACAMB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3</text:p>
          </table:table-cell>
          <table:table-cell/>
          <table:table-cell office:value-type="string" calcext:value-type="string">
            <text:p>RESERVA PARTICULAR DO PATRIMÔNIO NATURAL FAZENDA DO LO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8</text:p>
          </table:table-cell>
          <table:table-cell/>
          <table:table-cell office:value-type="string" calcext:value-type="string">
            <text:p>RESERVA PARTICULAR DO PATRIMÔNIO NATURAL FAZENDA DO S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7</text:p>
          </table:table-cell>
          <table:table-cell/>
          <table:table-cell office:value-type="string" calcext:value-type="string">
            <text:p>RESERVA PARTICULAR DO PATRIMÔNIO NATURAL FAZENDA DO TA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8</text:p>
          </table:table-cell>
          <table:table-cell/>
          <table:table-cell office:value-type="string" calcext:value-type="string">
            <text:p>RESERVA PARTICULAR DO PATRIMÔNIO NATURAL FAZENDA ESPORA DE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8</text:p>
          </table:table-cell>
          <table:table-cell/>
          <table:table-cell office:value-type="string" calcext:value-type="string">
            <text:p>RESERVA PARTICULAR DO PATRIMÔNIO NATURAL FAZENDA ESTÂNCIA DOROCH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4</text:p>
          </table:table-cell>
          <table:table-cell/>
          <table:table-cell office:value-type="string" calcext:value-type="string">
            <text:p>RESERVA PARTICULAR DO PATRIMÔNIO NATURAL FAZENDA FIG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6</text:p>
          </table:table-cell>
          <table:table-cell/>
          <table:table-cell office:value-type="string" calcext:value-type="string">
            <text:p>RESERVA PARTICULAR DO PATRIMÔNIO NATURAL FAZENDA FLOREST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0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3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1</text:p>
          </table:table-cell>
          <table:table-cell/>
          <table:table-cell office:value-type="string" calcext:value-type="string">
            <text:p>RESERVA PARTICULAR DO PATRIMÔNIO NATURAL FAZENDA G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6</text:p>
          </table:table-cell>
          <table:table-cell/>
          <table:table-cell office:value-type="string" calcext:value-type="string">
            <text:p>RESERVA PARTICULAR DO PATRIMÔNIO NATURAL FAZENDA GLEBA VARGEM GRAND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1</text:p>
          </table:table-cell>
          <table:table-cell/>
          <table:table-cell office:value-type="string" calcext:value-type="string">
            <text:p>RESERVA PARTICULAR DO PATRIMÔNIO NATURAL FAZENDA HOR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7</text:p>
          </table:table-cell>
          <table:table-cell/>
          <table:table-cell office:value-type="string" calcext:value-type="string">
            <text:p>RESERVA PARTICULAR DO PATRIMÔNIO NATURAL FAZENDA JAQUANÊ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7</text:p>
          </table:table-cell>
          <table:table-cell/>
          <table:table-cell office:value-type="string" calcext:value-type="string">
            <text:p>RESERVA PARTICULAR DO PATRIMÔNIO NATURAL FAZENDA KAYB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1</text:p>
          </table:table-cell>
          <table:table-cell/>
          <table:table-cell office:value-type="string" calcext:value-type="string">
            <text:p>RESERVA PARTICULAR DO PATRIMÔNIO NATURAL FAZENDA LAGE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2</text:p>
          </table:table-cell>
          <table:table-cell/>
          <table:table-cell office:value-type="string" calcext:value-type="string">
            <text:p>RESERVA PARTICULAR DO PATRIMÔNIO NATURAL FAZENDA LIM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2790</text:p>
          </table:table-cell>
          <table:table-cell/>
          <table:table-cell office:value-type="string" calcext:value-type="string">
            <text:p>RESERVA PARTICULAR DO PATRIMôNIO NATURAL FAZENDA LO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4</text:p>
          </table:table-cell>
          <table:table-cell/>
          <table:table-cell office:value-type="string" calcext:value-type="string">
            <text:p>RESERVA PARTICULAR DO PATRIMÔNIO NATURAL FAZENDA LONTRA/SAU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5</text:p>
          </table:table-cell>
          <table:table-cell/>
          <table:table-cell office:value-type="string" calcext:value-type="string">
            <text:p>RESERVA PARTICULAR DO PATRIMÔNIO NATURAL FAZENDA MACED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7</text:p>
          </table:table-cell>
          <table:table-cell/>
          <table:table-cell office:value-type="string" calcext:value-type="string">
            <text:p>RESERVA PARTICULAR DO PATRIMÔNIO NATURAL FAZENDA MARGA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3</text:p>
          </table:table-cell>
          <table:table-cell/>
          <table:table-cell office:value-type="string" calcext:value-type="string">
            <text:p>RESERVA PARTICULAR DO PATRIMÔNIO NATURAL FAZENDA MATA F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149</text:p>
          </table:table-cell>
          <table:table-cell/>
          <table:table-cell office:value-type="string" calcext:value-type="string">
            <text:p>RESERVA PARTICULAR DO PATRIMôNIO NATURAL FAZENDA MINA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1</text:p>
          </table:table-cell>
          <table:table-cell/>
          <table:table-cell office:value-type="string" calcext:value-type="string">
            <text:p>RESERVA PARTICULAR DO PATRIMÔNIO NATURAL FAZENDA MINNEHA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33</text:p>
          </table:table-cell>
          <table:table-cell/>
          <table:table-cell office:value-type="string" calcext:value-type="string">
            <text:p>RESERVA PARTICULAR DO PATRIMôNIO NATURAL FAZENDA MIOSóT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8</text:p>
          </table:table-cell>
          <table:table-cell/>
          <table:table-cell office:value-type="string" calcext:value-type="string">
            <text:p>RESERVA PARTICULAR DO PATRIMÔNIO NATURAL FAZENDA MORR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9</text:p>
          </table:table-cell>
          <table:table-cell/>
          <table:table-cell office:value-type="string" calcext:value-type="string">
            <text:p>RESERVA PARTICULAR DO PATRIMÔNIO NATURAL FAZENDA MORRO DE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1</text:p>
          </table:table-cell>
          <table:table-cell/>
          <table:table-cell office:value-type="string" calcext:value-type="string">
            <text:p>RESERVA PARTICULAR DO PATRIMÔNIO NATURAL FAZENDA NÃO ME DEIX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0418</text:p>
          </table:table-cell>
          <table:table-cell office:value-type="string" calcext:value-type="string">
            <text:p>Fazenda Não Me Deixes</text:p>
          </table:table-cell>
          <table:table-cell office:value-type="string" calcext:value-type="string">
            <text:p>https://pt.wikipedia.org/wiki/Fazenda_N%C3%A3o_Me_Deix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2755</text:p>
          </table:table-cell>
          <table:table-cell/>
          <table:table-cell office:value-type="string" calcext:value-type="string">
            <text:p>RESERVA PARTICULAR DO PATRIMÔNIO NATURAL FAZENDA NHU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7</text:p>
          </table:table-cell>
          <table:table-cell/>
          <table:table-cell office:value-type="string" calcext:value-type="string">
            <text:p>RESERVA PARTICULAR DO PATRIMÔNIO NATURAL FAZENDA OLHO DÁGUA DO URU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1</text:p>
          </table:table-cell>
          <table:table-cell/>
          <table:table-cell office:value-type="string" calcext:value-type="string">
            <text:p>RESERVA PARTICULAR DO PATRIMÔNIO NATURAL FAZENDA PACATU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Fazenda Pacatuba Private Natural Heritage Reserve</text:p>
          </table:table-cell>
          <table:table-cell office:value-type="string" calcext:value-type="string">
            <text:p>https://en.wikipedia.org/wiki/Fazenda_Pacatuba_Private_Natural_Heritage_Reserve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Reserva Particular do Patrimônio Natural Fazenda Pacatuba</text:p>
          </table:table-cell>
          <table:table-cell office:value-type="string" calcext:value-type="string">
            <text:p>https://pt.wikipedia.org/wiki/Reserva_Particular_do_Patrim%C3%B4nio_Natural_Fazenda_Pac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327</text:p>
          </table:table-cell>
          <table:table-cell/>
          <table:table-cell office:value-type="string" calcext:value-type="string">
            <text:p>RESERVA PARTICULAR DO PATRIMÔNIO NATURAL FAZENDA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7</text:p>
          </table:table-cell>
          <table:table-cell/>
          <table:table-cell office:value-type="string" calcext:value-type="string">
            <text:p>RESERVA PARTICULAR DO PATRIMÔNIO NATURAL FAZENDA PALM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3</text:p>
          </table:table-cell>
          <table:table-cell/>
          <table:table-cell office:value-type="string" calcext:value-type="string">
            <text:p>RESERVA PARTICULAR DO PATRIMÔNIO NATURAL FAZENDA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9</text:p>
          </table:table-cell>
          <table:table-cell/>
          <table:table-cell office:value-type="string" calcext:value-type="string">
            <text:p>RESERVA PARTICULAR DO PATRIMÔNIO NATURAL FAZENDA PAN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1</text:p>
          </table:table-cell>
          <table:table-cell/>
          <table:table-cell office:value-type="string" calcext:value-type="string">
            <text:p>RESERVA PARTICULAR DO PATRIMÔNIO NATURAL FAZENDA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8</text:p>
          </table:table-cell>
          <table:table-cell/>
          <table:table-cell office:value-type="string" calcext:value-type="string">
            <text:p>RESERVA PARTICULAR DO PATRIMÔNIO NATURAL FAZENDA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5</text:p>
          </table:table-cell>
          <table:table-cell/>
          <table:table-cell office:value-type="string" calcext:value-type="string">
            <text:p>RESERVA PARTICULAR DO PATRIMÔNIO NATURAL FAZENDA PÉ DE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8</text:p>
          </table:table-cell>
          <table:table-cell/>
          <table:table-cell office:value-type="string" calcext:value-type="string">
            <text:p>RESERVA PARTICULAR DO PATRIMÔNIO NATURAL FAZENDA PEDR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0</text:p>
          </table:table-cell>
          <table:table-cell/>
          <table:table-cell office:value-type="string" calcext:value-type="string">
            <text:p>RESERVA PARTICULAR DO PATRIMÔNIO NATURAL FAZENDA PEDRA DA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4</text:p>
          </table:table-cell>
          <table:table-cell/>
          <table:table-cell office:value-type="string" calcext:value-type="string">
            <text:p>RESERVA PARTICULAR DO PATRIMÔNIO NATURAL FAZENDA PIAB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2</text:p>
          </table:table-cell>
          <table:table-cell/>
          <table:table-cell office:value-type="string" calcext:value-type="string">
            <text:p>RESERVA PARTICULAR DO PATRIMÔNIO NATURAL FAZENDA PINDORAMA - 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0</text:p>
          </table:table-cell>
          <table:table-cell/>
          <table:table-cell office:value-type="string" calcext:value-type="string">
            <text:p>RESERVA PARTICULAR DO PATRIMÔNIO NATURAL FAZENDA PINDORAMA - 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4</text:p>
          </table:table-cell>
          <table:table-cell/>
          <table:table-cell office:value-type="string" calcext:value-type="string">
            <text:p>RESERVA PARTICULAR DO PATRIMÔNIO NATURAL FAZENDA PION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9</text:p>
          </table:table-cell>
          <table:table-cell/>
          <table:table-cell office:value-type="string" calcext:value-type="string">
            <text:p>RESERVA PARTICULAR DO PATRIMÔNIO NATURAL FAZENDA POUSADA SERRA PITO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1</text:p>
          </table:table-cell>
          <table:table-cell/>
          <table:table-cell office:value-type="string" calcext:value-type="string">
            <text:p>RESERVA PARTICULAR DO PATRIMÔNIO NATURAL FAZEND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8</text:p>
          </table:table-cell>
          <table:table-cell/>
          <table:table-cell office:value-type="string" calcext:value-type="string">
            <text:p>RESERVA PARTICULAR DO PATRIMÔNIO NATURAL FAZENDA RELÓGIO QUEIM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8</text:p>
          </table:table-cell>
          <table:table-cell/>
          <table:table-cell office:value-type="string" calcext:value-type="string">
            <text:p>RESERVA PARTICULAR DO PATRIMÔNIO NATURAL FAZENDA RESS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8</text:p>
          </table:table-cell>
          <table:table-cell/>
          <table:table-cell office:value-type="string" calcext:value-type="string">
            <text:p>RESERVA PARTICULAR DO PATRIMÔNIO NATURAL FAZENDA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2</text:p>
          </table:table-cell>
          <table:table-cell/>
          <table:table-cell office:value-type="string" calcext:value-type="string">
            <text:p>RESERVA PARTICULAR DO PATRIMÔNIO NATURAL FAZENDA ROÇ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4</text:p>
          </table:table-cell>
          <table:table-cell/>
          <table:table-cell office:value-type="string" calcext:value-type="string">
            <text:p>RESERVA PARTICULAR DO PATRIMÔNIO NATURAL FAZENDA ROS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8</text:p>
          </table:table-cell>
          <table:table-cell/>
          <table:table-cell office:value-type="string" calcext:value-type="string">
            <text:p>RESERVA PARTICULAR DO PATRIMÔNIO NATURAL FAZENDA SALOB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5</text:p>
          </table:table-cell>
          <table:table-cell/>
          <table:table-cell office:value-type="string" calcext:value-type="string">
            <text:p>RESERVA PARTICULAR DO PATRIMÔNIO NATURAL FAZENDA SAMBA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2</text:p>
          </table:table-cell>
          <table:table-cell/>
          <table:table-cell office:value-type="string" calcext:value-type="string">
            <text:p>RESERVA PARTICULAR DO PATRIMÔNIO NATURAL FAZENDA SAMO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6</text:p>
          </table:table-cell>
          <table:table-cell/>
          <table:table-cell office:value-type="string" calcext:value-type="string">
            <text:p>RESERVA PARTICULAR DO PATRIMÔNIO NATURAL FAZENDA SAN MICHE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9</text:p>
          </table:table-cell>
          <table:table-cell/>
          <table:table-cell office:value-type="string" calcext:value-type="string">
            <text:p>RESERVA PARTICULAR DO PATRIMÔNIO NATURAL FAZENDA SANTA BEATRIZ DO CARNIJ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7</text:p>
          </table:table-cell>
          <table:table-cell/>
          <table:table-cell office:value-type="string" calcext:value-type="string">
            <text:p>RESERVA PARTICULAR DO PATRIMÔNIO NATURAL FAZENDA SANT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9</text:p>
          </table:table-cell>
          <table:table-cell/>
          <table:table-cell office:value-type="string" calcext:value-type="string">
            <text:p>RESERVA PARTICULAR DO PATRIMÔNIO NATURAL FAZENDA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0</text:p>
          </table:table-cell>
          <table:table-cell/>
          <table:table-cell office:value-type="string" calcext:value-type="string">
            <text:p>RESERVA PARTICULAR DO PATRIMÔNIO NATURAL FAZENDA SANTA CRIST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5</text:p>
          </table:table-cell>
          <table:table-cell/>
          <table:table-cell office:value-type="string" calcext:value-type="string">
            <text:p>RESERVA PARTICULAR DO PATRIMÔNIO NATURAL FAZENDA SANTA HELENA - M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9</text:p>
          </table:table-cell>
          <table:table-cell/>
          <table:table-cell office:value-type="string" calcext:value-type="string">
            <text:p>RESERVA PARTICULAR DO PATRIMÔNIO NATURAL FAZENDA SANTA HELENA - R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3</text:p>
          </table:table-cell>
          <table:table-cell/>
          <table:table-cell office:value-type="string" calcext:value-type="string">
            <text:p>RESERVA PARTICULAR DO PATRIMÔNIO NATURAL FAZENDA SANTA IZAB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4</text:p>
          </table:table-cell>
          <table:table-cell/>
          <table:table-cell office:value-type="string" calcext:value-type="string">
            <text:p>RESERVA PARTICULAR DO PATRIMÔNIO NATURAL FAZENDA SANTA LUZ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73</text:p>
          </table:table-cell>
          <table:table-cell/>
          <table:table-cell office:value-type="string" calcext:value-type="string">
            <text:p>RESERVA PARTICULAR DO PATRIMÔNIO NATURAL FAZENDA SANT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2</text:p>
          </table:table-cell>
          <table:table-cell/>
          <table:table-cell office:value-type="string" calcext:value-type="string">
            <text:p>RESERVA PARTICULAR DO PATRIMÔNIO NATURAL FAZENDA SANTA TEREZ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4</text:p>
          </table:table-cell>
          <table:table-cell/>
          <table:table-cell office:value-type="string" calcext:value-type="string">
            <text:p>RESERVA PARTICULAR DO PATRIMÔNIO NATURAL FAZENDA SANTO ANTONIO DO PINDARÉ,GLEBA BARRA D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1</text:p>
          </table:table-cell>
          <table:table-cell/>
          <table:table-cell office:value-type="string" calcext:value-type="string">
            <text:p>RESERVA PARTICULAR DO PATRIMôNIO NATURAL FAZENDA SANTO ANTôNIO- LOTE 1 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9</text:p>
          </table:table-cell>
          <table:table-cell/>
          <table:table-cell office:value-type="string" calcext:value-type="string">
            <text:p>RESERVA PARTICULAR DO PATRIMÔNIO NATURAL FAZENDA SÃO BENED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7</text:p>
          </table:table-cell>
          <table:table-cell/>
          <table:table-cell office:value-type="string" calcext:value-type="string">
            <text:p>RESERVA PARTICULAR DO PATRIMÔNIO NATURAL FAZENDA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0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72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9</text:p>
          </table:table-cell>
          <table:table-cell/>
          <table:table-cell office:value-type="string" calcext:value-type="string">
            <text:p>RESERVA PARTICULAR DO PATRIMÔNIO NATURAL FAZENDA SÃO JO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5</text:p>
          </table:table-cell>
          <table:table-cell/>
          <table:table-cell office:value-type="string" calcext:value-type="string">
            <text:p>RESERVA PARTICULAR DO PATRIMÔNIO NATURAL FAZENDA SÃO JOSÉ, GLEBA ITINGA A - LOTE 390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7</text:p>
          </table:table-cell>
          <table:table-cell/>
          <table:table-cell office:value-type="string" calcext:value-type="string">
            <text:p>RESERVA PARTICULAR DO PATRIMÔNIO NATURAL FAZENDA SÃO LUI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3</text:p>
          </table:table-cell>
          <table:table-cell/>
          <table:table-cell office:value-type="string" calcext:value-type="string">
            <text:p>RESERVA PARTICULAR DO PATRIMÔNIO NATURAL FAZENDA SÃO MIGU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2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0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2</text:p>
          </table:table-cell>
          <table:table-cell/>
          <table:table-cell office:value-type="string" calcext:value-type="string">
            <text:p>RESERVA PARTICULAR DO PATRIMÔNIO NATURAL FAZENDA SÃO PEDR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1</text:p>
          </table:table-cell>
          <table:table-cell/>
          <table:table-cell office:value-type="string" calcext:value-type="string">
            <text:p>RESERVA PARTICULAR DO PATRIMÔNIO NATURAL FAZENDA SAYON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87</text:p>
          </table:table-cell>
          <table:table-cell/>
          <table:table-cell office:value-type="string" calcext:value-type="string">
            <text:p>RESERVA PARTICULAR DO PATRIMÔNIO NATURAL FAZENDA SERRA DO RIB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3</text:p>
          </table:table-cell>
          <table:table-cell/>
          <table:table-cell office:value-type="string" calcext:value-type="string">
            <text:p>RESERVA PARTICULAR DO PATRIMÔNIO NATURAL FAZENDA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7</text:p>
          </table:table-cell>
          <table:table-cell/>
          <table:table-cell office:value-type="string" calcext:value-type="string">
            <text:p>RESERVA PARTICULAR DO PATRIMÔNIO NATURAL FAZENDA SERRO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4</text:p>
          </table:table-cell>
          <table:table-cell/>
          <table:table-cell office:value-type="string" calcext:value-type="string">
            <text:p>RESERVA PARTICULAR DO PATRIMÔNIO NATURAL FAZENDA SILVO AGRO-PASTORIL GONÇ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0</text:p>
          </table:table-cell>
          <table:table-cell/>
          <table:table-cell office:value-type="string" calcext:value-type="string">
            <text:p>RESERVA PARTICULAR DO PATRIMÔNIO NATURAL FAZENDA SINGAP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8</text:p>
          </table:table-cell>
          <table:table-cell/>
          <table:table-cell office:value-type="string" calcext:value-type="string">
            <text:p>RESERVA PARTICULAR DO PATRIMÔNIO NATURAL FAZENDA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1</text:p>
          </table:table-cell>
          <table:table-cell/>
          <table:table-cell office:value-type="string" calcext:value-type="string">
            <text:p>RESERVA PARTICULAR DO PATRIMÔNIO NATURAL FAZENDA SUSP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8</text:p>
          </table:table-cell>
          <table:table-cell/>
          <table:table-cell office:value-type="string" calcext:value-type="string">
            <text:p>RESERVA PARTICULAR DO PATRIMÔNIO NATURAL FAZENDA TAMAND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4</text:p>
          </table:table-cell>
          <table:table-cell/>
          <table:table-cell office:value-type="string" calcext:value-type="string">
            <text:p>RESERVA PARTICULAR DO PATRIMÔNIO NATURAL FAZENDA TERRA NO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1</text:p>
          </table:table-cell>
          <table:table-cell/>
          <table:table-cell office:value-type="string" calcext:value-type="string">
            <text:p>RESERVA PARTICULAR DO PATRIMÔNIO NATURAL FAZENDA VAGAFOGO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7</text:p>
          </table:table-cell>
          <table:table-cell/>
          <table:table-cell office:value-type="string" calcext:value-type="string">
            <text:p>RESERVA PARTICULAR DO PATRIMÔNIO NATURAL FAZENDA VÁRZE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0</text:p>
          </table:table-cell>
          <table:table-cell/>
          <table:table-cell office:value-type="string" calcext:value-type="string">
            <text:p>RESERVA PARTICULAR DO PATRIMÔNIO NATURAL FAZENDA VEREDA DO 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0</text:p>
          </table:table-cell>
          <table:table-cell/>
          <table:table-cell office:value-type="string" calcext:value-type="string">
            <text:p>RESERVA PARTICULAR DO PATRIMÔNIO NATURAL FAZENDA VEREDA GRANDE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2</text:p>
          </table:table-cell>
          <table:table-cell/>
          <table:table-cell office:value-type="string" calcext:value-type="string">
            <text:p>RESERVA PARTICULAR DO PATRIMÔNIO NATURAL FAZE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4</text:p>
          </table:table-cell>
          <table:table-cell/>
          <table:table-cell office:value-type="string" calcext:value-type="string">
            <text:p>RESERVA PARTICULAR DO PATRIMÔNIO NATURAL FELICIANO MIGUEL ABDA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Feliciano Miguel Abdala Private Natural Heritage Reserve</text:p>
          </table:table-cell>
          <table:table-cell office:value-type="string" calcext:value-type="string">
            <text:p>https://en.wikipedia.org/wiki/Feliciano_Miguel_Abdala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3173</text:p>
          </table:table-cell>
          <table:table-cell/>
          <table:table-cell office:value-type="string" calcext:value-type="string">
            <text:p>RESERVA PARTICULAR DO PATRIMôNIO NATURAL FERNANDES I, II E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5</text:p>
          </table:table-cell>
          <table:table-cell/>
          <table:table-cell office:value-type="string" calcext:value-type="string">
            <text:p>RESERVA PARTICULAR DO PATRIMÔNIO NATURAL FLOR DO NORT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6</text:p>
          </table:table-cell>
          <table:table-cell/>
          <table:table-cell office:value-type="string" calcext:value-type="string">
            <text:p>RESERVA PARTICULAR DO PATRIMÔNIO NATURAL FLOR DO NOR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9</text:p>
          </table:table-cell>
          <table:table-cell/>
          <table:table-cell office:value-type="string" calcext:value-type="string">
            <text:p>RESERVA PARTICULAR DO PATRIMONIO NATURAL FLORE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4</text:p>
          </table:table-cell>
          <table:table-cell/>
          <table:table-cell office:value-type="string" calcext:value-type="string">
            <text:p>RESERVA PARTICULAR DO PATRIMÔNIO NATURAL FLOREST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440</text:p>
          </table:table-cell>
          <table:table-cell/>
          <table:table-cell office:value-type="string" calcext:value-type="string">
            <text:p>RESERVA PARTICULAR DO PATRIMÔNIO NATURAL FLORESTA DO PENG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5</text:p>
          </table:table-cell>
          <table:table-cell/>
          <table:table-cell office:value-type="string" calcext:value-type="string">
            <text:p>RESERVA PARTICULAR DO PATRIMÔNIO NATURAL FLORESTA NEGRA, PARQUE NATURAL PARA ESTUDOS, PESQUISA E EDUCAÇÃO AMBIEN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4</text:p>
          </table:table-cell>
          <table:table-cell/>
          <table:table-cell office:value-type="string" calcext:value-type="string">
            <text:p>RESERVA PARTICULAR DO PATRIMÔNIO NATURAL FLORINDO VI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7</text:p>
          </table:table-cell>
          <table:table-cell/>
          <table:table-cell office:value-type="string" calcext:value-type="string">
            <text:p>RESERVA PARTICULAR DO PATRIMÔNIO NATURAL FONTE DA B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4</text:p>
          </table:table-cell>
          <table:table-cell/>
          <table:table-cell office:value-type="string" calcext:value-type="string">
            <text:p>RESERVA PARTICULAR DO PATRIMÔNIO NATURAL FONTE DE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1</text:p>
          </table:table-cell>
          <table:table-cell/>
          <table:table-cell office:value-type="string" calcext:value-type="string">
            <text:p>RESERVA PARTICULAR DO PATRIMÔNIO NATURAL FRANCISCO BRAZ DE OLIV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0</text:p>
          </table:table-cell>
          <table:table-cell/>
          <table:table-cell office:value-type="string" calcext:value-type="string">
            <text:p>RESERVA PARTICULAR DO PATRIMÔNIO NATURAL FREI CANE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6</text:p>
          </table:table-cell>
          <table:table-cell/>
          <table:table-cell office:value-type="string" calcext:value-type="string">
            <text:p>RESERVA PARTICULAR DO PATRIMÔNIO NATURAL FREISLEBE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7</text:p>
          </table:table-cell>
          <table:table-cell/>
          <table:table-cell office:value-type="string" calcext:value-type="string">
            <text:p>RESERVA PARTICULAR DO PATRIMÔNIO NATURAL FRILSON MATHEUS VI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0</text:p>
          </table:table-cell>
          <table:table-cell/>
          <table:table-cell office:value-type="string" calcext:value-type="string">
            <text:p>RESERVA PARTICULAR DO PATRIMÔNIO NATURAL G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0</text:p>
          </table:table-cell>
          <table:table-cell/>
          <table:table-cell office:value-type="string" calcext:value-type="string">
            <text:p>RESERVA PARTICULAR DO PATRIMÔNIO NATURAL GÁ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4</text:p>
          </table:table-cell>
          <table:table-cell/>
          <table:table-cell office:value-type="string" calcext:value-type="string">
            <text:p>RESERVA PARTICULAR DO PATRIMÔNIO NATURAL GAVI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8</text:p>
          </table:table-cell>
          <table:table-cell/>
          <table:table-cell office:value-type="string" calcext:value-type="string">
            <text:p>RESERVA PARTICULAR DO PATRIMÔNIO NATURAL GIBE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30</text:p>
          </table:table-cell>
          <table:table-cell/>
          <table:table-cell office:value-type="string" calcext:value-type="string">
            <text:p>RESERVA PARTICULAR DO PATRIMÔNIO NATURAL GIGANTE DO ITAGUA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2</text:p>
          </table:table-cell>
          <table:table-cell/>
          <table:table-cell office:value-type="string" calcext:value-type="string">
            <text:p>RESERVA PARTICULAR DO PATRIMÔNIO NATURAL GLEBA O SAQUINHO DE ITAPIRAP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5</text:p>
          </table:table-cell>
          <table:table-cell/>
          <table:table-cell office:value-type="string" calcext:value-type="string">
            <text:p>RESERVA PARTICULAR DO PATRIMÔNIO NATURAL GOTAS AZ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9</text:p>
          </table:table-cell>
          <table:table-cell/>
          <table:table-cell office:value-type="string" calcext:value-type="string">
            <text:p>RESERVA PARTICULAR DO PATRIMÔNIO NATURAL GRALHA-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1</text:p>
          </table:table-cell>
          <table:table-cell/>
          <table:table-cell office:value-type="string" calcext:value-type="string">
            <text:p>RESERVA PARTICULAR DO PATRIMôNIO NATURAL GRANDE FLORESTA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0</text:p>
          </table:table-cell>
          <table:table-cell/>
          <table:table-cell office:value-type="string" calcext:value-type="string">
            <text:p>RESERVA PARTICULAR DO PATRIMÔNIO NATURAL GRANJA REDE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0</text:p>
          </table:table-cell>
          <table:table-cell/>
          <table:table-cell office:value-type="string" calcext:value-type="string">
            <text:p>RESERVA PARTICULAR DO PATRIMÔNIO NATURAL GRANJA SÃO ROQUE - RESERVA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6</text:p>
          </table:table-cell>
          <table:table-cell/>
          <table:table-cell office:value-type="string" calcext:value-type="string">
            <text:p>RESERVA PARTICULAR DO PATRIMÔNIO NATURAL GRAZIELA MACIEL BARR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4</text:p>
          </table:table-cell>
          <table:table-cell/>
          <table:table-cell office:value-type="string" calcext:value-type="string">
            <text:p>RESERVA PARTICULAR DO PATRIMôNIO NATURAL GRO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7</text:p>
          </table:table-cell>
          <table:table-cell/>
          <table:table-cell office:value-type="string" calcext:value-type="string">
            <text:p>RESERVA PARTICULAR DO PATRIMÔNIO NATURAL GRUT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7</text:p>
          </table:table-cell>
          <table:table-cell/>
          <table:table-cell office:value-type="string" calcext:value-type="string">
            <text:p>RESERVA PARTICULAR DO PATRIMÔNIO NATURAL GUAN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6</text:p>
          </table:table-cell>
          <table:table-cell/>
          <table:table-cell office:value-type="string" calcext:value-type="string">
            <text:p>RESERVA PARTICULAR DO PATRIMÔNIO NATURAL GUA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9</text:p>
          </table:table-cell>
          <table:table-cell/>
          <table:table-cell office:value-type="string" calcext:value-type="string">
            <text:p>RESERVA PARTICULAR DO PATRIMÔNIO NATURAL GUARA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91</text:p>
          </table:table-cell>
          <table:table-cell/>
          <table:table-cell office:value-type="string" calcext:value-type="string">
            <text:p>RESERVA PARTICULAR DO PATRIMôNIO NATURAL GUARIB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8</text:p>
          </table:table-cell>
          <table:table-cell/>
          <table:table-cell office:value-type="string" calcext:value-type="string">
            <text:p>RESERVA PARTICULAR DO PATRIMÔNIO NATURAL GUARI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9</text:p>
          </table:table-cell>
          <table:table-cell/>
          <table:table-cell office:value-type="string" calcext:value-type="string">
            <text:p>RESERVA PARTICULAR DO PATRIMÔNIO NATURAL HELI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0</text:p>
          </table:table-cell>
          <table:table-cell/>
          <table:table-cell office:value-type="string" calcext:value-type="string">
            <text:p>RESERVA PARTICULAR DO PATRIMÔNIO NATURAL HOTEL MIR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1</text:p>
          </table:table-cell>
          <table:table-cell/>
          <table:table-cell office:value-type="string" calcext:value-type="string">
            <text:p>RESERVA PARTICULAR DO PATRIMÔNIO NATURAL IGUAÇ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9</text:p>
          </table:table-cell>
          <table:table-cell/>
          <table:table-cell office:value-type="string" calcext:value-type="string">
            <text:p>RESERVA PARTICULAR DO PATRIMÔNIO NATURAL ILHA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0</text:p>
          </table:table-cell>
          <table:table-cell/>
          <table:table-cell office:value-type="string" calcext:value-type="string">
            <text:p>RESERVA PARTICULAR DO PATRIMÔNIO NATURAL ILHA ENCANT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1</text:p>
          </table:table-cell>
          <table:table-cell/>
          <table:table-cell office:value-type="string" calcext:value-type="string">
            <text:p>RESERVA PARTICULAR DO PATRIMÔNIO NATURAL ILHAS ALEXANDRE RODRIGUES FER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2</text:p>
          </table:table-cell>
          <table:table-cell/>
          <table:table-cell office:value-type="string" calcext:value-type="string">
            <text:p>RESERVA PARTICULAR DO PATRIMÔNIO NATURAL INHOT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78245</text:p>
          </table:table-cell>
          <table:table-cell office:value-type="string" calcext:value-type="string">
            <text:p>Instituto Inhotim</text:p>
          </table:table-cell>
          <table:table-cell office:value-type="string" calcext:value-type="string">
            <text:p>https://pt.wikipedia.org/wiki/Instituto_Inhot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08</text:p>
          </table:table-cell>
          <table:table-cell/>
          <table:table-cell office:value-type="string" calcext:value-type="string">
            <text:p>RESERVA PARTICULAR DO PATRIMÔNIO NATURAL INTEGRA O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0</text:p>
          </table:table-cell>
          <table:table-cell/>
          <table:table-cell office:value-type="string" calcext:value-type="string">
            <text:p>RESERVA PARTICULAR DO PATRIMÔNIO NATURAL IRMÃOS SATE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5</text:p>
          </table:table-cell>
          <table:table-cell/>
          <table:table-cell office:value-type="string" calcext:value-type="string">
            <text:p>RESERVA PARTICULAR DO PATRIMÔNIO NATURAL ITAC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3</text:p>
          </table:table-cell>
          <table:table-cell/>
          <table:table-cell office:value-type="string" calcext:value-type="string">
            <text:p>RESERVA PARTICULAR DO PATRIMÔNIO NATURAL ITACOLOM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0</text:p>
          </table:table-cell>
          <table:table-cell/>
          <table:table-cell office:value-type="string" calcext:value-type="string">
            <text:p>RESERVA PARTICULAR DO PATRIMÔNIO NATURAL ITAJURÚ OU SOB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3</text:p>
          </table:table-cell>
          <table:table-cell/>
          <table:table-cell office:value-type="string" calcext:value-type="string">
            <text:p>RESERVA PARTICULAR DO PATRIMÔNIO NATURAL ITAMARAND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10.31.3555</text:p>
          </table:table-cell>
          <table:table-cell/>
          <table:table-cell office:value-type="string" calcext:value-type="string">
            <text:p>RESERVA PARTICULAR DO PATRIMôNIO NATURAL JACU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4</text:p>
          </table:table-cell>
          <table:table-cell/>
          <table:table-cell office:value-type="string" calcext:value-type="string">
            <text:p>RESERVA PARTICULAR DO PATRIMÔNIO NATURAL JACUB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8</text:p>
          </table:table-cell>
          <table:table-cell/>
          <table:table-cell office:value-type="string" calcext:value-type="string">
            <text:p>RESERVA PARTICULAR DO PATRIMÔNIO NATURAL JAC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90</text:p>
          </table:table-cell>
          <table:table-cell/>
          <table:table-cell office:value-type="string" calcext:value-type="string">
            <text:p>RESERVA PARTICULAR DO PATRIMÔNIO NATURAL JADER FERR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4</text:p>
          </table:table-cell>
          <table:table-cell/>
          <table:table-cell office:value-type="string" calcext:value-type="string">
            <text:p>RESERVA PARTICULAR DO PATRIMÔNIO NATURAL JAG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8</text:p>
          </table:table-cell>
          <table:table-cell/>
          <table:table-cell office:value-type="string" calcext:value-type="string">
            <text:p>RESERVA PARTICULAR DO PATRIMÔNIO NATURAL JARDIM DA PA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5</text:p>
          </table:table-cell>
          <table:table-cell/>
          <table:table-cell office:value-type="string" calcext:value-type="string">
            <text:p>RESERVA PARTICULAR DO PATRIMÔNIO NATURAL JARDIM DAS DELÍ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4</text:p>
          </table:table-cell>
          <table:table-cell/>
          <table:table-cell office:value-type="string" calcext:value-type="string">
            <text:p>RESERVA PARTICULAR DO PATRIMÔNIO NATURAL JARDIM DE MUK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6</text:p>
          </table:table-cell>
          <table:table-cell/>
          <table:table-cell office:value-type="string" calcext:value-type="string">
            <text:p>RESERVA PARTICULAR DO PATRIMÔNIO NATURAL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7</text:p>
          </table:table-cell>
          <table:table-cell/>
          <table:table-cell office:value-type="string" calcext:value-type="string">
            <text:p>RESERVA PARTICULAR DO PATRIMÔNIO NATURAL JOÃO DE B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7</text:p>
          </table:table-cell>
          <table:table-cell/>
          <table:table-cell office:value-type="string" calcext:value-type="string">
            <text:p>RESERVA PARTICULAR DO PATRIMÔNIO NATURAL JOAQUIM THEODORO DE MOR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7</text:p>
          </table:table-cell>
          <table:table-cell/>
          <table:table-cell office:value-type="string" calcext:value-type="string">
            <text:p>RESERVA PARTICULAR DO PATRIMÔNIO NATURAL JORNALISTA ANTENOR NOV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91</text:p>
          </table:table-cell>
          <table:table-cell/>
          <table:table-cell office:value-type="string" calcext:value-type="string">
            <text:p>RESERVA PARTICULAR DO PATRIMÔNIO NATURAL JOSÉ ABDON MALTA MAR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8</text:p>
          </table:table-cell>
          <table:table-cell/>
          <table:table-cell office:value-type="string" calcext:value-type="string">
            <text:p>RESERVA PARTICULAR DO PATRIMÔNIO NATURAL JUBR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7</text:p>
          </table:table-cell>
          <table:table-cell/>
          <table:table-cell office:value-type="string" calcext:value-type="string">
            <text:p>RESERVA PARTICULAR DO PATRIMÔNIO NATURAL JUE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7</text:p>
          </table:table-cell>
          <table:table-cell/>
          <table:table-cell office:value-type="string" calcext:value-type="string">
            <text:p>RESERVA PARTICULAR DO PATRIMÔNIO NATURAL JUERANA MILAGR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8</text:p>
          </table:table-cell>
          <table:table-cell/>
          <table:table-cell office:value-type="string" calcext:value-type="string">
            <text:p>RESERVA PARTICULAR DO PATRIMÔNIO NATURAL KAHE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9</text:p>
          </table:table-cell>
          <table:table-cell/>
          <table:table-cell office:value-type="string" calcext:value-type="string">
            <text:p>RESERVA PARTICULAR DO PATRIMÔNIO NATURAL KLAGE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37</text:p>
          </table:table-cell>
          <table:table-cell/>
          <table:table-cell office:value-type="string" calcext:value-type="string">
            <text:p>RESERVA PARTICULAR DO PATRIMÔNIO NATURAL KOEHL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6</text:p>
          </table:table-cell>
          <table:table-cell/>
          <table:table-cell office:value-type="string" calcext:value-type="string">
            <text:p>RESERVA PARTICULAR DO PATRIMÔNIO NATURAL LAÇO DE AM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7</text:p>
          </table:table-cell>
          <table:table-cell/>
          <table:table-cell office:value-type="string" calcext:value-type="string">
            <text:p>RESERVA PARTICULAR DO PATRIMÔNIO NATURAL LAGOA DAS CAMP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0</text:p>
          </table:table-cell>
          <table:table-cell/>
          <table:table-cell office:value-type="string" calcext:value-type="string">
            <text:p>RESERVA PARTICULAR DO PATRIMÔNIO NATURAL LAGOA DO FOR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6</text:p>
          </table:table-cell>
          <table:table-cell/>
          <table:table-cell office:value-type="string" calcext:value-type="string">
            <text:p>RESERVA PARTICULAR DO PATRIMÔNIO NATURAL LAGOA DO PEIX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0</text:p>
          </table:table-cell>
          <table:table-cell/>
          <table:table-cell office:value-type="string" calcext:value-type="string">
            <text:p>RESERVA PARTICULAR DO PATRIMÔNIO NATURAL LAGOA ENCANTADA DO MORRO DA LUCRÉ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31</text:p>
          </table:table-cell>
          <table:table-cell/>
          <table:table-cell office:value-type="string" calcext:value-type="string">
            <text:p>RESERVA PARTICULAR DO PATRIMÔNIO NATURAL LEMB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2</text:p>
          </table:table-cell>
          <table:table-cell/>
          <table:table-cell office:value-type="string" calcext:value-type="string">
            <text:p>RESERVA PARTICULAR DO PATRIMôNIO NATURAL LEMBRANç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0</text:p>
          </table:table-cell>
          <table:table-cell/>
          <table:table-cell office:value-type="string" calcext:value-type="string">
            <text:p>RESERVA PARTICULAR DO PATRIMÔNIO NATURAL LEMK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2</text:p>
          </table:table-cell>
          <table:table-cell/>
          <table:table-cell office:value-type="string" calcext:value-type="string">
            <text:p>RESERVA PARTICULAR DO PATRIMÔNIO NATURAL LENÇÓ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33</text:p>
          </table:table-cell>
          <table:table-cell/>
          <table:table-cell office:value-type="string" calcext:value-type="string">
            <text:p>RESERVA PARTICULAR DO PATRIMôNIO NATURAL LIMO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5</text:p>
          </table:table-cell>
          <table:table-cell/>
          <table:table-cell office:value-type="string" calcext:value-type="string">
            <text:p>RESERVA PARTICULAR DO PATRIMÔNIO NATURAL LINDA SERRA DOS TOPÁZI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2</text:p>
          </table:table-cell>
          <table:table-cell/>
          <table:table-cell office:value-type="string" calcext:value-type="string">
            <text:p>RESERVA PARTICULAR DO PATRIMÔNIO NATURAL LIND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1</text:p>
          </table:table-cell>
          <table:table-cell/>
          <table:table-cell office:value-type="string" calcext:value-type="string">
            <text:p>RESERVA PARTICULAR DO PATRIMÔNIO NATURAL LOTE CRISTAL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3</text:p>
          </table:table-cell>
          <table:table-cell/>
          <table:table-cell office:value-type="string" calcext:value-type="string">
            <text:p>RESERVA PARTICULAR DO PATRIMÔNIO NATURAL LOTE URB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2</text:p>
          </table:table-cell>
          <table:table-cell/>
          <table:table-cell office:value-type="string" calcext:value-type="string">
            <text:p>RESERVA PARTICULAR DO PATRIMÔNIO NATURAL LUIZINHO ALENC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1</text:p>
          </table:table-cell>
          <table:table-cell/>
          <table:table-cell office:value-type="string" calcext:value-type="string">
            <text:p>RESERVA PARTICULAR DO PATRIMÔNIO NATURAL LULA LOB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1</text:p>
          </table:table-cell>
          <table:table-cell/>
          <table:table-cell office:value-type="string" calcext:value-type="string">
            <text:p>RESERVA PARTICULAR DO PATRIMÔNIO NATURAL LY E CLÉ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5</text:p>
          </table:table-cell>
          <table:table-cell/>
          <table:table-cell office:value-type="string" calcext:value-type="string">
            <text:p>RESERVA PARTICULAR DO PATRIMôNIO NATURAL MACACO BARB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3</text:p>
          </table:table-cell>
          <table:table-cell/>
          <table:table-cell office:value-type="string" calcext:value-type="string">
            <text:p>RESERVA PARTICULAR DO PATRIMôNIO NATURAL MACUQUINHO-BAI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76</text:p>
          </table:table-cell>
          <table:table-cell/>
          <table:table-cell office:value-type="string" calcext:value-type="string">
            <text:p>RESERVA PARTICULAR DO PATRIMÔNIO NATURAL MAD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2</text:p>
          </table:table-cell>
          <table:table-cell/>
          <table:table-cell office:value-type="string" calcext:value-type="string">
            <text:p>RESERVA PARTICULAR DO PATRIMÔNIO NATURAL MÃ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3</text:p>
          </table:table-cell>
          <table:table-cell/>
          <table:table-cell office:value-type="string" calcext:value-type="string">
            <text:p>RESERVA PARTICULAR DO PATRIMÔNIO NATURAL MÃE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5</text:p>
          </table:table-cell>
          <table:table-cell/>
          <table:table-cell office:value-type="string" calcext:value-type="string">
            <text:p>RESERVA PARTICULAR DO PATRIMÔNIO NATURAL MAJOR BADÚ LOUR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9</text:p>
          </table:table-cell>
          <table:table-cell/>
          <table:table-cell office:value-type="string" calcext:value-type="string">
            <text:p>RESERVA PARTICULAR DO PATRIMÔNIO NATURAL MARIA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9</text:p>
          </table:table-cell>
          <table:table-cell/>
          <table:table-cell office:value-type="string" calcext:value-type="string">
            <text:p>RESERVA PARTICULAR DO PATRIMÔNIO NATURAL MARIA FRANCISCA GUIMARÃ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5</text:p>
          </table:table-cell>
          <table:table-cell/>
          <table:table-cell office:value-type="string" calcext:value-type="string">
            <text:p>RESERVA PARTICULAR DO PATRIMÔNIO NATURAL MARIA MA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0</text:p>
          </table:table-cell>
          <table:table-cell/>
          <table:table-cell office:value-type="string" calcext:value-type="string">
            <text:p>RESERVA PARTICULAR DO PATRIMÔNIO NATURAL MARIANA PIMEN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3</text:p>
          </table:table-cell>
          <table:table-cell/>
          <table:table-cell office:value-type="string" calcext:value-type="string">
            <text:p>RESERVA PARTICULAR DO PATRIMÔNIO NATURAL MARIE CAMIL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35</text:p>
          </table:table-cell>
          <table:table-cell/>
          <table:table-cell office:value-type="string" calcext:value-type="string">
            <text:p>RESERVA PARTICULAR DO PATRIMÔNIO NATURAL MARIO E ALBA COR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4</text:p>
          </table:table-cell>
          <table:table-cell/>
          <table:table-cell office:value-type="string" calcext:value-type="string">
            <text:p>RESERVA PARTICULAR DO PATRIMÔNIO NATURAL MARV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4</text:p>
          </table:table-cell>
          <table:table-cell/>
          <table:table-cell office:value-type="string" calcext:value-type="string">
            <text:p>RESERVA PARTICULAR DO PATRIMÔNIO NATURAL MATA 01 (BOM JARDIM) E MATA 02,03 E 04 (TAPER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5</text:p>
          </table:table-cell>
          <table:table-cell/>
          <table:table-cell office:value-type="string" calcext:value-type="string">
            <text:p>RESERVA PARTICULAR DO PATRIMÔNIO NATURAL MATA 01 E 02 (MARINHEIRO) E MATA 03 (PEDRA DA URÇ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6</text:p>
          </table:table-cell>
          <table:table-cell/>
          <table:table-cell office:value-type="string" calcext:value-type="string">
            <text:p>RESERVA PARTICULAR DO PATRIMÔNIO NATURAL MATA DA CALIFÓR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5</text:p>
          </table:table-cell>
          <table:table-cell/>
          <table:table-cell office:value-type="string" calcext:value-type="string">
            <text:p>RESERVA PARTICULAR DO PATRIMÔNIO NATURAL MATA DA CRUZ - MACUQU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6</text:p>
          </table:table-cell>
          <table:table-cell/>
          <table:table-cell office:value-type="string" calcext:value-type="string">
            <text:p>RESERVA PARTICULAR DO PATRIMÔNIO NATURAL MAT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4</text:p>
          </table:table-cell>
          <table:table-cell/>
          <table:table-cell office:value-type="string" calcext:value-type="string">
            <text:p>RESERVA PARTICULAR DO PATRIMÔNIO NATURAL MATA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6</text:p>
          </table:table-cell>
          <table:table-cell/>
          <table:table-cell office:value-type="string" calcext:value-type="string">
            <text:p>RESERVA PARTICULAR DO PATRIMÔNIO NATURAL MATA DO GUI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5</text:p>
          </table:table-cell>
          <table:table-cell/>
          <table:table-cell office:value-type="string" calcext:value-type="string">
            <text:p>RESERVA PARTICULAR DO PATRIMÔNIO NATURAL MATA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7</text:p>
          </table:table-cell>
          <table:table-cell/>
          <table:table-cell office:value-type="string" calcext:value-type="string">
            <text:p>RESERVA PARTICULAR DO PATRIMÔNIO NATURAL MATA DO PASS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7</text:p>
          </table:table-cell>
          <table:table-cell/>
          <table:table-cell office:value-type="string" calcext:value-type="string">
            <text:p>RESERVA PARTICULAR DO PATRIMÔNIO NATURAL MATA DO PROFESSOR BAP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8</text:p>
          </table:table-cell>
          <table:table-cell/>
          <table:table-cell office:value-type="string" calcext:value-type="string">
            <text:p>RESERVA PARTICULAR DO PATRIMÔNIO NATURAL MATA DOS JACUS - RESGATE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7</text:p>
          </table:table-cell>
          <table:table-cell/>
          <table:table-cell office:value-type="string" calcext:value-type="string">
            <text:p>RESERVA PARTICULAR DO PATRIMÔNIO NATURAL MATA ESTR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Mata da Estrela Private Natural Heritage Reserve</text:p>
          </table:table-cell>
          <table:table-cell office:value-type="string" calcext:value-type="string">
            <text:p>https://en.wikipedia.org/wiki/Mata_da_Estrela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7.3462</text:p>
          </table:table-cell>
          <table:table-cell/>
          <table:table-cell office:value-type="string" calcext:value-type="string">
            <text:p>RESERVA PARTICULAR DO PATRIMÔNIO NATURAL MATO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8</text:p>
          </table:table-cell>
          <table:table-cell/>
          <table:table-cell office:value-type="string" calcext:value-type="string">
            <text:p>RESERVA PARTICULAR DO PATRIMÔNIO NATURAL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3</text:p>
          </table:table-cell>
          <table:table-cell/>
          <table:table-cell office:value-type="string" calcext:value-type="string">
            <text:p>RESERVA PARTICULAR DO PATRIMÔNIO NATURAL MATO VIRGEM DO LAGRAD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9</text:p>
          </table:table-cell>
          <table:table-cell/>
          <table:table-cell office:value-type="string" calcext:value-type="string">
            <text:p>RESERVA PARTICULAR DO PATRIMÔNIO NATURAL MATUM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9</text:p>
          </table:table-cell>
          <table:table-cell/>
          <table:table-cell office:value-type="string" calcext:value-type="string">
            <text:p>RESERVA PARTICULAR DO PATRIMÔNIO NATURAL MEAND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9</text:p>
          </table:table-cell>
          <table:table-cell/>
          <table:table-cell office:value-type="string" calcext:value-type="string">
            <text:p>RESERVA PARTICULAR DO PATRIMÔNIO NATURAL MEAND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0</text:p>
          </table:table-cell>
          <table:table-cell/>
          <table:table-cell office:value-type="string" calcext:value-type="string">
            <text:p>RESERVA PARTICULAR DO PATRIMÔNIO NATURAL MEANDROS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4</text:p>
          </table:table-cell>
          <table:table-cell/>
          <table:table-cell office:value-type="string" calcext:value-type="string">
            <text:p>RESERVA PARTICULAR DO PATRIMÔNIO NATURAL MERCÊS SABIAQUABA E NAZ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34</text:p>
          </table:table-cell>
          <table:table-cell/>
          <table:table-cell office:value-type="string" calcext:value-type="string">
            <text:p>RESERVA PARTICULAR DO PATRIMÔNIO NATURAL MEU CAN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7</text:p>
          </table:table-cell>
          <table:table-cell/>
          <table:table-cell office:value-type="string" calcext:value-type="string">
            <text:p>RESERVA PARTICULAR DO PATRIMôNIO NATURAL MICO LEãO DOU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6</text:p>
          </table:table-cell>
          <table:table-cell/>
          <table:table-cell office:value-type="string" calcext:value-type="string">
            <text:p>RESERVA PARTICULAR DO PATRIMÔNIO NATURAL MINAS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5</text:p>
          </table:table-cell>
          <table:table-cell/>
          <table:table-cell office:value-type="string" calcext:value-type="string">
            <text:p>RESERVA PARTICULAR DO PATRIMÔNIO NATURAL MITRA DO BIS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754</text:p>
          </table:table-cell>
          <table:table-cell/>
          <table:table-cell office:value-type="string" calcext:value-type="string">
            <text:p>RESERVA PARTICULAR DO PATRIMôNIO NATURAL MO'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6</text:p>
          </table:table-cell>
          <table:table-cell/>
          <table:table-cell office:value-type="string" calcext:value-type="string">
            <text:p>RESERVA PARTICULAR DO PATRIMÔNIO NATURAL MONLEV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2</text:p>
          </table:table-cell>
          <table:table-cell/>
          <table:table-cell office:value-type="string" calcext:value-type="string">
            <text:p>RESERVA PARTICULAR DO PATRIMÔNIO NATURAL MONTE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9</text:p>
          </table:table-cell>
          <table:table-cell/>
          <table:table-cell office:value-type="string" calcext:value-type="string">
            <text:p>RESERVA PARTICULAR DO PATRIMÔNIO NATURAL MONTE ALEGRE 1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7</text:p>
          </table:table-cell>
          <table:table-cell/>
          <table:table-cell office:value-type="string" calcext:value-type="string">
            <text:p>RESERVA PARTICULAR DO PATRIMÔNIO NATURAL MORAD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4</text:p>
          </table:table-cell>
          <table:table-cell/>
          <table:table-cell office:value-type="string" calcext:value-type="string">
            <text:p>RESERVA PARTICULAR DO PATRIMÔNIO NATURAL MORRO DA CRUZ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4</text:p>
          </table:table-cell>
          <table:table-cell/>
          <table:table-cell office:value-type="string" calcext:value-type="string">
            <text:p>RESERVA PARTICULAR DO PATRIMÔNIO NATURAL MORRO DA PA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5</text:p>
          </table:table-cell>
          <table:table-cell/>
          <table:table-cell office:value-type="string" calcext:value-type="string">
            <text:p>RESERVA PARTICULAR DO PATRIMÔNIO NATURAL MORRO DAS ARA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3</text:p>
          </table:table-cell>
          <table:table-cell/>
          <table:table-cell office:value-type="string" calcext:value-type="string">
            <text:p>RESERVA PARTICULAR DO PATRIMÔNIO NATURAL MORRO DO CURUSSU 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7</text:p>
          </table:table-cell>
          <table:table-cell/>
          <table:table-cell office:value-type="string" calcext:value-type="string">
            <text:p>RESERVA PARTICULAR DO PATRIMÔNIO NATURAL MORRO DOS ZIMB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5</text:p>
          </table:table-cell>
          <table:table-cell/>
          <table:table-cell office:value-type="string" calcext:value-type="string">
            <text:p>RESERVA PARTICULAR DO PATRIMôNIO NATURAL MOR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2562</text:p>
          </table:table-cell>
          <table:table-cell/>
          <table:table-cell office:value-type="string" calcext:value-type="string">
            <text:p>RESERVA PARTICULAR DO PATRIMONIO NATURAL M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5</text:p>
          </table:table-cell>
          <table:table-cell/>
          <table:table-cell office:value-type="string" calcext:value-type="string">
            <text:p>RESERVA PARTICULAR DO PATRIMÔNIO NATURAL MUTUM PRE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2</text:p>
          </table:table-cell>
          <table:table-cell/>
          <table:table-cell office:value-type="string" calcext:value-type="string">
            <text:p>RESERVA PARTICULAR DO PATRIMôNIO NATURAL MUTUM-DE-BICO-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6</text:p>
          </table:table-cell>
          <table:table-cell/>
          <table:table-cell office:value-type="string" calcext:value-type="string">
            <text:p>RESERVA PARTICULAR DO PATRIMÔNIO NATURAL NADIR JÚNI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8</text:p>
          </table:table-cell>
          <table:table-cell/>
          <table:table-cell office:value-type="string" calcext:value-type="string">
            <text:p>RESERVA PARTICULAR DO PATRIMÔNIO NATURAL NASCENTES DO RIO ARAGU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5</text:p>
          </table:table-cell>
          <table:table-cell/>
          <table:table-cell office:value-type="string" calcext:value-type="string">
            <text:p>RESERVA PARTICULAR DO PATRIMÔNIO NATURAL NASCENTES DO RIO TOCAN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4</text:p>
          </table:table-cell>
          <table:table-cell/>
          <table:table-cell office:value-type="string" calcext:value-type="string">
            <text:p>RESERVA PARTICULAR DO PATRIMÔNIO NATURAL NATURA CER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1</text:p>
          </table:table-cell>
          <table:table-cell/>
          <table:table-cell office:value-type="string" calcext:value-type="string">
            <text:p>RESERVA PARTICULAR DO PATRIMÔNIO NATURAL NATURA MA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0</text:p>
          </table:table-cell>
          <table:table-cell/>
          <table:table-cell office:value-type="string" calcext:value-type="string">
            <text:p>RESERVA PARTICULAR DO PATRIMÔNIO NATURAL NATURAL SERRA DA PACAV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2</text:p>
          </table:table-cell>
          <table:table-cell/>
          <table:table-cell office:value-type="string" calcext:value-type="string">
            <text:p>RESERVA PARTICULAR DO PATRIMÔNIO NATURAL NAVE D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0</text:p>
          </table:table-cell>
          <table:table-cell/>
          <table:table-cell office:value-type="string" calcext:value-type="string">
            <text:p>RESERVA PARTICULAR DO PATRIMÔNIO NATURAL NAZARÉ DAS LAJES E LAJ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49</text:p>
          </table:table-cell>
          <table:table-cell/>
          <table:table-cell office:value-type="string" calcext:value-type="string">
            <text:p>RESERVA PARTICULAR DO PATRIMôNIO NATURAL NêGA FULô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1</text:p>
          </table:table-cell>
          <table:table-cell/>
          <table:table-cell office:value-type="string" calcext:value-type="string">
            <text:p>RESERVA PARTICULAR DO PATRIMÔNIO NATURAL NEIVA, PATRÍCIA, CLÁUDIA E ALEXAN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59</text:p>
          </table:table-cell>
          <table:table-cell/>
          <table:table-cell office:value-type="string" calcext:value-type="string">
            <text:p>RESERVA PARTICULAR DO PATRIMÔNIO NATURAL NENÉM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2</text:p>
          </table:table-cell>
          <table:table-cell/>
          <table:table-cell office:value-type="string" calcext:value-type="string">
            <text:p>RESERVA PARTICULAR DO PATRIMÔNIO NATURAL NORMANDO TEDE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2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3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4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1</text:p>
          </table:table-cell>
          <table:table-cell/>
          <table:table-cell office:value-type="string" calcext:value-type="string">
            <text:p>RESERVA PARTICULAR DO PATRIMÔNIO NATURAL NOSSA SENHORA DO OITEIRO DE MARACAÍ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9</text:p>
          </table:table-cell>
          <table:table-cell/>
          <table:table-cell office:value-type="string" calcext:value-type="string">
            <text:p>RESERVA PARTICULAR DO PATRIMÔNIO NATURAL NOV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8</text:p>
          </table:table-cell>
          <table:table-cell/>
          <table:table-cell office:value-type="string" calcext:value-type="string">
            <text:p>RESERVA PARTICULAR DO PATRIMÔNIO NATURAL O BOS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1</text:p>
          </table:table-cell>
          <table:table-cell/>
          <table:table-cell office:value-type="string" calcext:value-type="string">
            <text:p>RESERVA PARTICULAR DO PATRIMÔNIO NATURAL ODIR ZANELAT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8</text:p>
          </table:table-cell>
          <table:table-cell/>
          <table:table-cell office:value-type="string" calcext:value-type="string">
            <text:p>RESERVA PARTICULAR DO PATRIMôNIO NATURAL OIUTR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8</text:p>
          </table:table-cell>
          <table:table-cell/>
          <table:table-cell office:value-type="string" calcext:value-type="string">
            <text:p>RESERVA PARTICULAR DO PATRIMôNIO NATURAL OLHO D'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5</text:p>
          </table:table-cell>
          <table:table-cell/>
          <table:table-cell office:value-type="string" calcext:value-type="string">
            <text:p>RESERVA PARTICULAR DO PATRIMÔNIO NATURAL OLHO D'ÁGUA DO TRO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3</text:p>
          </table:table-cell>
          <table:table-cell/>
          <table:table-cell office:value-type="string" calcext:value-type="string">
            <text:p>RESERVA PARTICULAR DO PATRIMÔNIO NATURAL OLHO D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5</text:p>
          </table:table-cell>
          <table:table-cell/>
          <table:table-cell office:value-type="string" calcext:value-type="string">
            <text:p>RESERVA PARTICULAR DO PATRIMÔNIO NATURAL OLHO-DE-FOGO-REND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3</text:p>
          </table:table-cell>
          <table:table-cell/>
          <table:table-cell office:value-type="string" calcext:value-type="string">
            <text:p>RESERVA PARTICULAR DO PATRIMÔNIO NATURAL OLÍVIO DALEPRA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6</text:p>
          </table:table-cell>
          <table:table-cell/>
          <table:table-cell office:value-type="string" calcext:value-type="string">
            <text:p>RESERVA PARTICULAR DO PATRIMÔNIO NATURAL OSÓRIO REI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7</text:p>
          </table:table-cell>
          <table:table-cell/>
          <table:table-cell office:value-type="string" calcext:value-type="string">
            <text:p>RESERVA PARTICULAR DO PATRIMÔNIO NATURAL OUR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2</text:p>
          </table:table-cell>
          <table:table-cell/>
          <table:table-cell office:value-type="string" calcext:value-type="string">
            <text:p>RESERVA PARTICULAR DO PATRIMÔNIO NATURAL PACULÂND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97</text:p>
          </table:table-cell>
          <table:table-cell/>
          <table:table-cell office:value-type="string" calcext:value-type="string">
            <text:p>RESERVA PARTICULAR DO PATRIMONIO NATURAL PALM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6</text:p>
          </table:table-cell>
          <table:table-cell/>
          <table:table-cell office:value-type="string" calcext:value-type="string">
            <text:p>RESERVA PARTICULAR DO PATRIMÔNIO NATURAL PANAPA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1</text:p>
          </table:table-cell>
          <table:table-cell/>
          <table:table-cell office:value-type="string" calcext:value-type="string">
            <text:p>RESERVA PARTICULAR DO PATRIMÔNIO NATURAL PANELÃO DOS MURI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96</text:p>
          </table:table-cell>
          <table:table-cell/>
          <table:table-cell office:value-type="string" calcext:value-type="string">
            <text:p>RESERVA PARTICULAR DO PATRIMôNIO NATURAL PARAíS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1</text:p>
          </table:table-cell>
          <table:table-cell/>
          <table:table-cell office:value-type="string" calcext:value-type="string">
            <text:p>RESERVA PARTICULAR DO PATRIMÔNIO NATURAL PARQUE ARQUEOLÓGICO DA SERRA DO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6</text:p>
          </table:table-cell>
          <table:table-cell/>
          <table:table-cell office:value-type="string" calcext:value-type="string">
            <text:p>RESERVA PARTICULAR DO PATRIMÔNIO NATURAL PARQUE BOTÂNICO DOS KAIAPÓ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8</text:p>
          </table:table-cell>
          <table:table-cell/>
          <table:table-cell office:value-type="string" calcext:value-type="string">
            <text:p>RESERVA PARTICULAR DO PATRIMÔNIO NATURAL PARQUE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9</text:p>
          </table:table-cell>
          <table:table-cell/>
          <table:table-cell office:value-type="string" calcext:value-type="string">
            <text:p>RESERVA PARTICULAR DO PATRIMÔNIO NATURAL PARQUE DO C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6</text:p>
          </table:table-cell>
          <table:table-cell/>
          <table:table-cell office:value-type="string" calcext:value-type="string">
            <text:p>RESERVA PARTICULAR DO PATRIMÔNIO NATURAL PARQUE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6</text:p>
          </table:table-cell>
          <table:table-cell/>
          <table:table-cell office:value-type="string" calcext:value-type="string">
            <text:p>RESERVA PARTICULAR DO PATRIMÔNIO NATURAL PARQUE ECOLÓGICO ARTE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3</text:p>
          </table:table-cell>
          <table:table-cell/>
          <table:table-cell office:value-type="string" calcext:value-type="string">
            <text:p>RESERVA PARTICULAR DO PATRIMÔNIO NATURAL PARQUE ECOLÓGICO JOÃO BA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1</text:p>
          </table:table-cell>
          <table:table-cell/>
          <table:table-cell office:value-type="string" calcext:value-type="string">
            <text:p>RESERVA PARTICULAR DO PATRIMÔNIO NATURAL PARQUE FLORESTAL SÃO MARCE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4</text:p>
          </table:table-cell>
          <table:table-cell/>
          <table:table-cell office:value-type="string" calcext:value-type="string">
            <text:p>RESERVA PARTICULAR DO PATRIMÔNIO NATURAL PARQUE NATURAL LEONILDO FERREIR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2</text:p>
          </table:table-cell>
          <table:table-cell/>
          <table:table-cell office:value-type="string" calcext:value-type="string">
            <text:p>RESERVA PARTICULAR DO PATRIMÔNIO NATURAL PARQUE NATURAL LEONILDO FERREIR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5</text:p>
          </table:table-cell>
          <table:table-cell/>
          <table:table-cell office:value-type="string" calcext:value-type="string">
            <text:p>RESERVA PARTICULAR DO PATRIMôNIO NATURAL PASSA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1</text:p>
          </table:table-cell>
          <table:table-cell/>
          <table:table-cell office:value-type="string" calcext:value-type="string">
            <text:p>RESERVA PARTICULAR DO PATRIMÔNIO NATURAL PASSA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6</text:p>
          </table:table-cell>
          <table:table-cell/>
          <table:table-cell office:value-type="string" calcext:value-type="string">
            <text:p>RESERVA PARTICULAR DO PATRIMÔNIO NATURAL PASSARIM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4</text:p>
          </table:table-cell>
          <table:table-cell/>
          <table:table-cell office:value-type="string" calcext:value-type="string">
            <text:p>RESERVA PARTICULAR DO PATRIMôNIO NATURAL PA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6</text:p>
          </table:table-cell>
          <table:table-cell/>
          <table:table-cell office:value-type="string" calcext:value-type="string">
            <text:p>RESERVA PARTICULAR DO PATRIMôNIO NATURAL PAU A 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70</text:p>
          </table:table-cell>
          <table:table-cell/>
          <table:table-cell office:value-type="string" calcext:value-type="string">
            <text:p>RESERVA PARTICULAR DO PATRIMÔNIO NATURAL PAU T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0</text:p>
          </table:table-cell>
          <table:table-cell/>
          <table:table-cell office:value-type="string" calcext:value-type="string">
            <text:p>RESERVA PARTICULAR DO PATRIMÔNIO NATURAL PAULINO VELÔSO CAMÊ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2</text:p>
          </table:table-cell>
          <table:table-cell/>
          <table:table-cell office:value-type="string" calcext:value-type="string">
            <text:p>RESERVA PARTICULAR DO PATRIMÔNIO NATURAL PÉ DA LAJ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5</text:p>
          </table:table-cell>
          <table:table-cell/>
          <table:table-cell office:value-type="string" calcext:value-type="string">
            <text:p>RESERVA PARTICULAR DO PATRIMÔNIO NATURAL PEDRA AMARI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51</text:p>
          </table:table-cell>
          <table:table-cell/>
          <table:table-cell office:value-type="string" calcext:value-type="string">
            <text:p>RESERVA PARTICULAR DO PATRIMôNIO NATUR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1</text:p>
          </table:table-cell>
          <table:table-cell/>
          <table:table-cell office:value-type="string" calcext:value-type="string">
            <text:p>RESERVA PARTICULAR DO PATRIMÔNIO NATURAL PEDRA DA ÁGU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4</text:p>
          </table:table-cell>
          <table:table-cell/>
          <table:table-cell office:value-type="string" calcext:value-type="string">
            <text:p>RESERVA PARTICULAR DO PATRIMÔNIO NATURAL PEDRA DA LAJ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0</text:p>
          </table:table-cell>
          <table:table-cell/>
          <table:table-cell office:value-type="string" calcext:value-type="string">
            <text:p>RESERVA PARTICULAR DO PATRIMÔNIO NATURAL PED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0</text:p>
          </table:table-cell>
          <table:table-cell/>
          <table:table-cell office:value-type="string" calcext:value-type="string">
            <text:p>RESERVA PARTICULAR DO PATRIMÔNIO NATURAL PEDRA DO SABI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17</text:p>
          </table:table-cell>
          <table:table-cell/>
          <table:table-cell office:value-type="string" calcext:value-type="string">
            <text:p>RESERVA PARTICULAR DO PATRIMÔNIO NATURAL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2</text:p>
          </table:table-cell>
          <table:table-cell/>
          <table:table-cell office:value-type="string" calcext:value-type="string">
            <text:p>RESERVA PARTICULAR DO PATRIMÔNIO NATURAL PERNA DO PI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23</text:p>
          </table:table-cell>
          <table:table-cell/>
          <table:table-cell office:value-type="string" calcext:value-type="string">
            <text:p>RESERVA PARTICULAR DO PATRIMôNIO NATURAL PEUGEOT-ONF-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56</text:p>
          </table:table-cell>
          <table:table-cell/>
          <table:table-cell office:value-type="string" calcext:value-type="string">
            <text:p>RESERVA PARTICULAR DO PATRIMôNIO NATURAL PIANISSOL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45</text:p>
          </table:table-cell>
          <table:table-cell/>
          <table:table-cell office:value-type="string" calcext:value-type="string">
            <text:p>RESERVA PARTICULAR DO PATRIMÔNIO NATURAL P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7</text:p>
          </table:table-cell>
          <table:table-cell/>
          <table:table-cell office:value-type="string" calcext:value-type="string">
            <text:p>RESERVA PARTICULAR DO PATRIMÔNIO NATURAL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2</text:p>
          </table:table-cell>
          <table:table-cell/>
          <table:table-cell office:value-type="string" calcext:value-type="string">
            <text:p>RESERVA PARTICULAR DO PATRIMÔNIO NATURAL PIRANG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2</text:p>
          </table:table-cell>
          <table:table-cell/>
          <table:table-cell office:value-type="string" calcext:value-type="string">
            <text:p>RESERVA PARTICULAR DO PATRIMÔNIO NATURAL POÇ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4</text:p>
          </table:table-cell>
          <table:table-cell/>
          <table:table-cell office:value-type="string" calcext:value-type="string">
            <text:p>RESERVA PARTICULAR DO PATRIMÔNIO NATURAL POLEI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1</text:p>
          </table:table-cell>
          <table:table-cell/>
          <table:table-cell office:value-type="string" calcext:value-type="string">
            <text:p>RESERVA PARTICULAR DO PATRIMÔNIO NATURAL PONTAL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6</text:p>
          </table:table-cell>
          <table:table-cell/>
          <table:table-cell office:value-type="string" calcext:value-type="string">
            <text:p>RESERVA PARTICULAR DO PATRIMÔNIO NATURAL PONTAL DO JAB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10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3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41</text:p>
          </table:table-cell>
          <table:table-cell/>
          <table:table-cell office:value-type="string" calcext:value-type="string">
            <text:p>RESERVA PARTICULAR DO PATRIMôNIO NATURAL PONTE DO BA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3</text:p>
          </table:table-cell>
          <table:table-cell/>
          <table:table-cell office:value-type="string" calcext:value-type="string">
            <text:p>RESERVA PARTICULAR DO PATRIMÔNIO NATURAL PORTAL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2</text:p>
          </table:table-cell>
          <table:table-cell/>
          <table:table-cell office:value-type="string" calcext:value-type="string">
            <text:p>RESERVA PARTICULAR DO PATRIMÔNIO NATURAL PORTAL 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4</text:p>
          </table:table-cell>
          <table:table-cell/>
          <table:table-cell office:value-type="string" calcext:value-type="string">
            <text:p>RESERVA PARTICULAR DO PATRIMÔNIO NATURAL PORTAL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39</text:p>
          </table:table-cell>
          <table:table-cell/>
          <table:table-cell office:value-type="string" calcext:value-type="string">
            <text:p>RESERVA PARTICULAR DO PATRIMÔNIO NATURAL PORTAL DAS NASCENT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37</text:p>
          </table:table-cell>
          <table:table-cell/>
          <table:table-cell office:value-type="string" calcext:value-type="string">
            <text:p>RESERVA PARTICULAR DO PATRIMÔNIO NATURAL PORTO DO I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5</text:p>
          </table:table-cell>
          <table:table-cell/>
          <table:table-cell office:value-type="string" calcext:value-type="string">
            <text:p>RESERVA PARTICULAR DO PATRIMÔNIO NATURAL PORTO F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1</text:p>
          </table:table-cell>
          <table:table-cell/>
          <table:table-cell office:value-type="string" calcext:value-type="string">
            <text:p>RESERVA PARTICULAR DO PATRIMÔNIO NATURAL POUSO AL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7</text:p>
          </table:table-cell>
          <table:table-cell/>
          <table:table-cell office:value-type="string" calcext:value-type="string">
            <text:p>RESERVA PARTICULAR DO PATRIMÔNIO NATURAL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6</text:p>
          </table:table-cell>
          <table:table-cell/>
          <table:table-cell office:value-type="string" calcext:value-type="string">
            <text:p>RESERVA PARTICULAR DO PATRIMÔNIO NATURAL PRA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34</text:p>
          </table:table-cell>
          <table:table-cell/>
          <table:table-cell office:value-type="string" calcext:value-type="string">
            <text:p>RESERVA PARTICULAR DO PATRIMôNIO NATURAL PREGUIçA-DE-CO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5</text:p>
          </table:table-cell>
          <table:table-cell/>
          <table:table-cell office:value-type="string" calcext:value-type="string">
            <text:p>RESERVA PARTICULAR DO PATRIMÔNIO NATURAL PRIMA L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7</text:p>
          </table:table-cell>
          <table:table-cell/>
          <table:table-cell office:value-type="string" calcext:value-type="string">
            <text:p>RESERVA PARTICULAR DO PATRIMÔNIO NATURAL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2</text:p>
          </table:table-cell>
          <table:table-cell/>
          <table:table-cell office:value-type="string" calcext:value-type="string">
            <text:p>RESERVA PARTICULAR DO PATRIMÔNIO NATURAL PRIMAVER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721</text:p>
          </table:table-cell>
          <table:table-cell/>
          <table:table-cell office:value-type="string" calcext:value-type="string">
            <text:p>RESERVA PARTICULAR DO PATRIMÔNIO NATURAL QUEBRA C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9</text:p>
          </table:table-cell>
          <table:table-cell/>
          <table:table-cell office:value-type="string" calcext:value-type="string">
            <text:p>RESERVA PARTICULAR DO PATRIMÔNIO NATURAL QUERÊN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6</text:p>
          </table:table-cell>
          <table:table-cell/>
          <table:table-cell office:value-type="string" calcext:value-type="string">
            <text:p>RESERVA PARTICULAR DO PATRIMÔNIO NATURAL QUERO-QUE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0</text:p>
          </table:table-cell>
          <table:table-cell/>
          <table:table-cell office:value-type="string" calcext:value-type="string">
            <text:p>RESERVA PARTICULAR DO PATRIMÔNIO NATURAL RABICH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8</text:p>
          </table:table-cell>
          <table:table-cell/>
          <table:table-cell office:value-type="string" calcext:value-type="string">
            <text:p>RESERVA PARTICULAR DO PATRIMÔNIO NATURAL RACHO 55-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9</text:p>
          </table:table-cell>
          <table:table-cell/>
          <table:table-cell office:value-type="string" calcext:value-type="string">
            <text:p>RESERVA PARTICULAR DO PATRIMÔNIO NATURAL RANCHO 55-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2</text:p>
          </table:table-cell>
          <table:table-cell/>
          <table:table-cell office:value-type="string" calcext:value-type="string">
            <text:p>RESERVA PARTICULAR DO PATRIMÔNIO NATURAL RANCHO CHAP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7</text:p>
          </table:table-cell>
          <table:table-cell/>
          <table:table-cell office:value-type="string" calcext:value-type="string">
            <text:p>RESERVA PARTICULAR DO PATRIMÔNIO NATURAL RANCHO CHAPADA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2</text:p>
          </table:table-cell>
          <table:table-cell/>
          <table:table-cell office:value-type="string" calcext:value-type="string">
            <text:p>RESERVA PARTICULAR DO PATRIMÔNIO NATURAL RANCHO MIRA-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356</text:p>
          </table:table-cell>
          <table:table-cell/>
          <table:table-cell office:value-type="string" calcext:value-type="string">
            <text:p>RESERVA PARTICULAR DO PATRIMôNIO NATURAL RANCHO TUC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4</text:p>
          </table:table-cell>
          <table:table-cell/>
          <table:table-cell office:value-type="string" calcext:value-type="string">
            <text:p>RESERVA PARTICULAR DO PATRIMÔNIO NATURAL RASO DO M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2</text:p>
          </table:table-cell>
          <table:table-cell/>
          <table:table-cell office:value-type="string" calcext:value-type="string">
            <text:p>RESERVA PARTICULAR DO PATRIMÔNIO NATURAL RECANTO DA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6</text:p>
          </table:table-cell>
          <table:table-cell/>
          <table:table-cell office:value-type="string" calcext:value-type="string">
            <text:p>RESERVA PARTICULAR DO PATRIMÔNIO NATURAL RECANTO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6</text:p>
          </table:table-cell>
          <table:table-cell/>
          <table:table-cell office:value-type="string" calcext:value-type="string">
            <text:p>RESERVA PARTICULAR DO PATRIMÔNIO NATURAL RECANTO DO ROBA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1</text:p>
          </table:table-cell>
          <table:table-cell/>
          <table:table-cell office:value-type="string" calcext:value-type="string">
            <text:p>RESERVA PARTICULAR DO PATRIMôNIO NATURAL REFÚGI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4</text:p>
          </table:table-cell>
          <table:table-cell/>
          <table:table-cell office:value-type="string" calcext:value-type="string">
            <text:p>RESERVA PARTICULAR DO PATRIMÔNIO NATURAL REFÚGIO DO GUIGÓ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0</text:p>
          </table:table-cell>
          <table:table-cell/>
          <table:table-cell office:value-type="string" calcext:value-type="string">
            <text:p>RESERVA PARTICULAR DO PATRIMÔNIO NATURAL REFÚGIO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44</text:p>
          </table:table-cell>
          <table:table-cell/>
          <table:table-cell office:value-type="string" calcext:value-type="string">
            <text:p>RESERVA PARTICULAR DO PATRIMÔNIO NATURAL REG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83</text:p>
          </table:table-cell>
          <table:table-cell/>
          <table:table-cell office:value-type="string" calcext:value-type="string">
            <text:p>RESERVA PARTICULAR DO PATRIMÔNIO NATURAL REGIN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22</text:p>
          </table:table-cell>
          <table:table-cell/>
          <table:table-cell office:value-type="string" calcext:value-type="string">
            <text:p>RESERVA PARTICULAR DO PATRIMôNIO NATURAL RE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2</text:p>
          </table:table-cell>
          <table:table-cell/>
          <table:table-cell office:value-type="string" calcext:value-type="string">
            <text:p>RESERVA PARTICULAR DO PATRIMôNIO NATURAL REMY LUIZ 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3</text:p>
          </table:table-cell>
          <table:table-cell/>
          <table:table-cell office:value-type="string" calcext:value-type="string">
            <text:p>RESERVA PARTICULAR DO PATRIMÔNIO NATURAL RENA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3</text:p>
          </table:table-cell>
          <table:table-cell/>
          <table:table-cell office:value-type="string" calcext:value-type="string">
            <text:p>RESERVA PARTICULAR DO PATRIMÔNIO NATURAL RESERVA AMBIENTAL DE EDUCAÇÃO E PESQUISA BANANA ME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2</text:p>
          </table:table-cell>
          <table:table-cell/>
          <table:table-cell office:value-type="string" calcext:value-type="string">
            <text:p>RESERVA PARTICULAR DO PATRIMôNIO NATURAL RESERVA BI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3</text:p>
          </table:table-cell>
          <table:table-cell/>
          <table:table-cell office:value-type="string" calcext:value-type="string">
            <text:p>RESERVA PARTICULAR DO PATRIMôNIO NATURAL RESERVA BOA 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9</text:p>
          </table:table-cell>
          <table:table-cell/>
          <table:table-cell office:value-type="string" calcext:value-type="string">
            <text:p>RESERVA PARTICULAR DO PATRIMÔNIO NATURAL RESERVA BOCA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0</text:p>
          </table:table-cell>
          <table:table-cell/>
          <table:table-cell office:value-type="string" calcext:value-type="string">
            <text:p>RESERVA PARTICULAR DO PATRIMôNIO NATURAL RESERVA BOHEM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8</text:p>
          </table:table-cell>
          <table:table-cell/>
          <table:table-cell office:value-type="string" calcext:value-type="string">
            <text:p>RESERVA PARTICULAR DO PATRIMÔNIO NATURAL RESERVA BURGERKOPF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8</text:p>
          </table:table-cell>
          <table:table-cell/>
          <table:table-cell office:value-type="string" calcext:value-type="string">
            <text:p>RESERVA PARTICULAR DO PATRIMÔNIO NATURAL RESERVA CABA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1</text:p>
          </table:table-cell>
          <table:table-cell/>
          <table:table-cell office:value-type="string" calcext:value-type="string">
            <text:p>RESERVA PARTICULAR DO PATRIMÔNIO NATURAL RESERVA CAL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2</text:p>
          </table:table-cell>
          <table:table-cell/>
          <table:table-cell office:value-type="string" calcext:value-type="string">
            <text:p>RESERVA PARTICULAR DO PATRIMÔNIO NATURAL RESERVA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8</text:p>
          </table:table-cell>
          <table:table-cell/>
          <table:table-cell office:value-type="string" calcext:value-type="string">
            <text:p>RESERVA PARTICULAR DO PATRIMÔNIO NATURAL RESERVA CAR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4</text:p>
          </table:table-cell>
          <table:table-cell/>
          <table:table-cell office:value-type="string" calcext:value-type="string">
            <text:p>RESERVA PARTICULAR DO PATRIMÔNIO NATURAL RESERVA CÓRREGO D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3</text:p>
          </table:table-cell>
          <table:table-cell/>
          <table:table-cell office:value-type="string" calcext:value-type="string">
            <text:p>RESERVA PARTICULAR DO PATRIMÔNIO NATURAL RESERVA CÓRREG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53</text:p>
          </table:table-cell>
          <table:table-cell/>
          <table:table-cell office:value-type="string" calcext:value-type="string">
            <text:p>RESERVA PARTICULAR DO PATRIMÔNIO NATURAL RESERVA CULTURA PERMAN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6</text:p>
          </table:table-cell>
          <table:table-cell/>
          <table:table-cell office:value-type="string" calcext:value-type="string">
            <text:p>RESERVA PARTICULAR DO PATRIMÔNIO NATURAL RESERVA 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6</text:p>
          </table:table-cell>
          <table:table-cell/>
          <table:table-cell office:value-type="string" calcext:value-type="string">
            <text:p>RESERVA PARTICULAR DO PATRIMÔNIO NATURAL RESERVA DA PEN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2</text:p>
          </table:table-cell>
          <table:table-cell/>
          <table:table-cell office:value-type="string" calcext:value-type="string">
            <text:p>RESERVA PARTICULAR DO PATRIMÔNIO NATURAL RESERVA DA POUSADA GRACI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3</text:p>
          </table:table-cell>
          <table:table-cell/>
          <table:table-cell office:value-type="string" calcext:value-type="string">
            <text:p>RESERVA PARTICULAR DO PATRIMÔNIO NATURAL RESERVA DO CAPÃ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9</text:p>
          </table:table-cell>
          <table:table-cell/>
          <table:table-cell office:value-type="string" calcext:value-type="string">
            <text:p>RESERVA PARTICULAR DO PATRIMÔNIO NATURAL RESERVA DO CARAGUATÁ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0</text:p>
          </table:table-cell>
          <table:table-cell/>
          <table:table-cell office:value-type="string" calcext:value-type="string">
            <text:p>RESERVA PARTICULAR DO PATRIMÔNIO NATURAL RESERVA DO CARAGUATÁ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0</text:p>
          </table:table-cell>
          <table:table-cell/>
          <table:table-cell office:value-type="string" calcext:value-type="string">
            <text:p>RESERVA PARTICULAR DO PATRIMÔNIO NATURAL RESERVA DO CARAGUATÁ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9</text:p>
          </table:table-cell>
          <table:table-cell/>
          <table:table-cell office:value-type="string" calcext:value-type="string">
            <text:p>RESERVA PARTICULAR DO PATRIMÔNIO NATURAL RESERVA DO JACO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0</text:p>
          </table:table-cell>
          <table:table-cell/>
          <table:table-cell office:value-type="string" calcext:value-type="string">
            <text:p>RESERVA PARTICULAR DO PATRIMÔNIO NATURAL RESERVA DO PATRIMÔNIO NATURAL DO GUAXIN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4</text:p>
          </table:table-cell>
          <table:table-cell/>
          <table:table-cell office:value-type="string" calcext:value-type="string">
            <text:p>RESERVA PARTICULAR DO PATRIMÔNIO NATURAL RESERVA DO SOSSEG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5</text:p>
          </table:table-cell>
          <table:table-cell/>
          <table:table-cell office:value-type="string" calcext:value-type="string">
            <text:p>RESERVA PARTICULAR DO PATRIMÔNIO NATURAL RESERVA DO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4</text:p>
          </table:table-cell>
          <table:table-cell/>
          <table:table-cell office:value-type="string" calcext:value-type="string">
            <text:p>RESERVA PARTICULAR DO PATRIMÔNIO NATURAL RESERVA DOS AR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8</text:p>
          </table:table-cell>
          <table:table-cell/>
          <table:table-cell office:value-type="string" calcext:value-type="string">
            <text:p>RESERVA PARTICULAR DO PATRIMÔNIO NATURAL RESERVA DOS MANANCI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89</text:p>
          </table:table-cell>
          <table:table-cell/>
          <table:table-cell office:value-type="string" calcext:value-type="string">
            <text:p>RESERVA PARTICULAR DO PATRIMÔNIO NATURAL RESERVA DOS MURIQ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3</text:p>
          </table:table-cell>
          <table:table-cell/>
          <table:table-cell office:value-type="string" calcext:value-type="string">
            <text:p>RESERVA PARTICULAR DO PATRIMÔNIO NATURAL RESERVA DOS QUATRO ELEMENT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0</text:p>
          </table:table-cell>
          <table:table-cell/>
          <table:table-cell office:value-type="string" calcext:value-type="string">
            <text:p>RESERVA PARTICULAR DO PATRIMÔNIO NATURAL RESERVA ECOLÓGICA AMADEU BOT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4</text:p>
          </table:table-cell>
          <table:table-cell/>
          <table:table-cell office:value-type="string" calcext:value-type="string">
            <text:p>RESERVA PARTICULAR DO PATRIMÔNIO NATURAL RESERVA ECOLÓGICA AMÉRICA AMAZ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9</text:p>
          </table:table-cell>
          <table:table-cell/>
          <table:table-cell office:value-type="string" calcext:value-type="string">
            <text:p>RESERVA PARTICULAR DO PATRIMÔNIO NATURAL RESERVA ECOLÓGICA CACHOEIRA DAS ANDORI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3</text:p>
          </table:table-cell>
          <table:table-cell/>
          <table:table-cell office:value-type="string" calcext:value-type="string">
            <text:p>RESERVA PARTICULAR DO PATRIMôNIO NATURAL RESERVA ECOLóGICA CHEFE ROSA.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5</text:p>
          </table:table-cell>
          <table:table-cell/>
          <table:table-cell office:value-type="string" calcext:value-type="string">
            <text:p>RESERVA PARTICULAR DO PATRIMÔNIO NATURAL RESERVA ECOLÓGICA DA MATA F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9</text:p>
          </table:table-cell>
          <table:table-cell/>
          <table:table-cell office:value-type="string" calcext:value-type="string">
            <text:p>RESERVA PARTICULAR DO PATRIMôNIO NATURAL RESERVA ECOLóGICA DE GUAPI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4</text:p>
          </table:table-cell>
          <table:table-cell/>
          <table:table-cell office:value-type="string" calcext:value-type="string">
            <text:p>RESERVA PARTICULAR DO PATRIMÔNIO NATURAL RESERVA ECOLóGICA DE GUAPIAçU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98</text:p>
          </table:table-cell>
          <table:table-cell/>
          <table:table-cell office:value-type="string" calcext:value-type="string">
            <text:p>RESERVA PARTICULAR DO PATRIMÔNIO NATURAL RESERVA ECOLÓGICA DE GUAPIAÇU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8</text:p>
          </table:table-cell>
          <table:table-cell/>
          <table:table-cell office:value-type="string" calcext:value-type="string">
            <text:p>RESERVA PARTICULAR DO PATRIMÔNIO NATURAL RESERVA ECOLÓGICA DO P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2</text:p>
          </table:table-cell>
          <table:table-cell/>
          <table:table-cell office:value-type="string" calcext:value-type="string">
            <text:p>RESERVA PARTICULAR DO PATRIMÔNIO NATURAL RESERVA ECOLÓGICA FUNDAÇÃO ROCHA LOU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7</text:p>
          </table:table-cell>
          <table:table-cell/>
          <table:table-cell office:value-type="string" calcext:value-type="string">
            <text:p>RESERVA PARTICULAR DO PATRIMÔNIO NATURAL RESERVA ECOLÓGICA JOSÉ GIMENES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6</text:p>
          </table:table-cell>
          <table:table-cell/>
          <table:table-cell office:value-type="string" calcext:value-type="string">
            <text:p>RESERVA PARTICULAR DO PATRIMÔNIO NATURAL RESERVA ECOLÓGICA LOURDES FÉLIX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3</text:p>
          </table:table-cell>
          <table:table-cell/>
          <table:table-cell office:value-type="string" calcext:value-type="string">
            <text:p>RESERVA PARTICULAR DO PATRIMÔNIO NATURAL RESERVA ECOLÓGICA MAURÍCIO D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6</text:p>
          </table:table-cell>
          <table:table-cell/>
          <table:table-cell office:value-type="string" calcext:value-type="string">
            <text:p>RESERVA PARTICULAR DO PATRIMÔNIO NATURAL RESERVA ECOLÓGICA METODISTA ANA GONZAGA - CEMAG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641</text:p>
          </table:table-cell>
          <table:table-cell/>
          <table:table-cell office:value-type="string" calcext:value-type="string">
            <text:p>RESERVA PARTICULAR DO PATRIMÔNIO NATURAL RESERVA ECOLÓGICA RIO BONITO DE LUMI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8</text:p>
          </table:table-cell>
          <table:table-cell/>
          <table:table-cell office:value-type="string" calcext:value-type="string">
            <text:p>RESERVA PARTICULAR DO PATRIMÔNIO NATURAL RESERVA ECOLÓGICA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1</text:p>
          </table:table-cell>
          <table:table-cell/>
          <table:table-cell office:value-type="string" calcext:value-type="string">
            <text:p>RESERVA PARTICULAR DO PATRIMÔNIO NATURAL RESERVA ECOLÓGICA SEB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807</text:p>
          </table:table-cell>
          <table:table-cell office:value-type="string" calcext:value-type="string">
            <text:p>Sebuí Private Natural Heritage Reserve</text:p>
          </table:table-cell>
          <table:table-cell office:value-type="string" calcext:value-type="string">
            <text:p>https://en.wikipedia.org/wiki/Sebu%C3%AD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341</text:p>
          </table:table-cell>
          <table:table-cell/>
          <table:table-cell office:value-type="string" calcext:value-type="string">
            <text:p>RESERVA PARTICULAR DO PATRIMÔNIO NATURAL RESERVA ECOLÓGICA SERRA 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30</text:p>
          </table:table-cell>
          <table:table-cell/>
          <table:table-cell office:value-type="string" calcext:value-type="string">
            <text:p>RESERVA PARTICULAR DO PATRIMÔNIO NATURAL RESERVA ECOLÓGICA VALE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0</text:p>
          </table:table-cell>
          <table:table-cell/>
          <table:table-cell office:value-type="string" calcext:value-type="string">
            <text:p>RESERVA PARTICULAR DO PATRIMÔNIO NATURAL RESERVA ECOLÓGICA VERDE AMAZ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3</text:p>
          </table:table-cell>
          <table:table-cell/>
          <table:table-cell office:value-type="string" calcext:value-type="string">
            <text:p>RESERVA PARTICULAR DO PATRIMÔNIO NATURAL RESERVA FAZENDA BONITO DE CIM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6</text:p>
          </table:table-cell>
          <table:table-cell/>
          <table:table-cell office:value-type="string" calcext:value-type="string">
            <text:p>RESERVA PARTICULAR DO PATRIMÔNIO NATURAL RESERVA FAZENDA BONITO DE CIM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7</text:p>
          </table:table-cell>
          <table:table-cell/>
          <table:table-cell office:value-type="string" calcext:value-type="string">
            <text:p>RESERVA PARTICULAR DO PATRIMÔNIO NATURAL RESERVA FAZENDA BONITO DE CIM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8</text:p>
          </table:table-cell>
          <table:table-cell/>
          <table:table-cell office:value-type="string" calcext:value-type="string">
            <text:p>RESERVA PARTICULAR DO PATRIMÔNIO NATURAL RESERVA FAZENDA BONITO DE CIMA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9</text:p>
          </table:table-cell>
          <table:table-cell/>
          <table:table-cell office:value-type="string" calcext:value-type="string">
            <text:p>RESERVA PARTICULAR DO PATRIMÔNIO NATURAL RESERVA FAZENDA BONITO DE CIM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0</text:p>
          </table:table-cell>
          <table:table-cell/>
          <table:table-cell office:value-type="string" calcext:value-type="string">
            <text:p>RESERVA PARTICULAR DO PATRIMÔNIO NATURAL RESERVA FAZENDA BONITO DE CIMA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1</text:p>
          </table:table-cell>
          <table:table-cell/>
          <table:table-cell office:value-type="string" calcext:value-type="string">
            <text:p>RESERVA PARTICULAR DO PATRIMÔNIO NATURAL RESERVA FAZENDA BONITO DE CIMA V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2</text:p>
          </table:table-cell>
          <table:table-cell/>
          <table:table-cell office:value-type="string" calcext:value-type="string">
            <text:p>RESERVA PARTICULAR DO PATRIMÔNIO NATURAL RESERVA FAZENDA HR -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3</text:p>
          </table:table-cell>
          <table:table-cell/>
          <table:table-cell office:value-type="string" calcext:value-type="string">
            <text:p>RESERVA PARTICULAR DO PATRIMÔNIO NATURAL RESERVA FAZENDA RECANTO DAS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4</text:p>
          </table:table-cell>
          <table:table-cell/>
          <table:table-cell office:value-type="string" calcext:value-type="string">
            <text:p>RESERVA PARTICULAR DO PATRIMÔNIO NATURAL RESERVA FAZENDA SÃO BERNAR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5</text:p>
          </table:table-cell>
          <table:table-cell/>
          <table:table-cell office:value-type="string" calcext:value-type="string">
            <text:p>RESERVA PARTICULAR DO PATRIMÔNIO NATURAL RESERVA FAZENDA SÃO BERNAR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6</text:p>
          </table:table-cell>
          <table:table-cell/>
          <table:table-cell office:value-type="string" calcext:value-type="string">
            <text:p>RESERVA PARTICULAR DO PATRIMÔNIO NATURAL RESERVA FAZENDA SÃO MIGUE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7</text:p>
          </table:table-cell>
          <table:table-cell/>
          <table:table-cell office:value-type="string" calcext:value-type="string">
            <text:p>RESERVA PARTICULAR DO PATRIMÔNIO NATURAL RESERVA FLORESTAL ENGENHEIRO JOÃO FURTADO DE MEND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2</text:p>
          </table:table-cell>
          <table:table-cell/>
          <table:table-cell office:value-type="string" calcext:value-type="string">
            <text:p>RESERVA PARTICULAR DO PATRIMÔNIO NATURAL RESERVA FUGID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584</text:p>
          </table:table-cell>
          <table:table-cell/>
          <table:table-cell office:value-type="string" calcext:value-type="string">
            <text:p>RESERVA PARTICULAR DO PATRIMôNIO NATURAL RESERVA GARGARUL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3</text:p>
          </table:table-cell>
          <table:table-cell/>
          <table:table-cell office:value-type="string" calcext:value-type="string">
            <text:p>RESERVA PARTICULAR DO PATRIMÔNIO NATURAL RESERVA GULAN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8</text:p>
          </table:table-cell>
          <table:table-cell/>
          <table:table-cell office:value-type="string" calcext:value-type="string">
            <text:p>RESERVA PARTICULAR DO PATRIMÔNIO NATURAL RESERVA ITAGU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9</text:p>
          </table:table-cell>
          <table:table-cell/>
          <table:table-cell office:value-type="string" calcext:value-type="string">
            <text:p>RESERVA PARTICULAR DO PATRIMÔNIO NATURAL RESERVA I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5</text:p>
          </table:table-cell>
          <table:table-cell/>
          <table:table-cell office:value-type="string" calcext:value-type="string">
            <text:p>RESERVA PARTICULAR DO PATRIMôNIO NATURAL RESERVA JAC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9</text:p>
          </table:table-cell>
          <table:table-cell/>
          <table:table-cell office:value-type="string" calcext:value-type="string">
            <text:p>RESERVA PARTICULAR DO PATRIMÔNIO NATURAL RESERV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0</text:p>
          </table:table-cell>
          <table:table-cell/>
          <table:table-cell office:value-type="string" calcext:value-type="string">
            <text:p>RESERVA PARTICULAR DO PATRIMÔNIO NATURAL RESERVA LEÃO DA MONTA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1</text:p>
          </table:table-cell>
          <table:table-cell/>
          <table:table-cell office:value-type="string" calcext:value-type="string">
            <text:p>RESERVA PARTICULAR DO PATRIMôNIO NATURAL RESERVA LUKAVE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9</text:p>
          </table:table-cell>
          <table:table-cell/>
          <table:table-cell office:value-type="string" calcext:value-type="string">
            <text:p>RESERVA PARTICULAR DO PATRIMÔNIO NATURAL RESERVA MA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1</text:p>
          </table:table-cell>
          <table:table-cell/>
          <table:table-cell office:value-type="string" calcext:value-type="string">
            <text:p>RESERVA PARTICULAR DO PATRIMÔNIO NATURAL RESERVA MARA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3</text:p>
          </table:table-cell>
          <table:table-cell/>
          <table:table-cell office:value-type="string" calcext:value-type="string">
            <text:p>RESERVA PARTICULAR DO PATRIMÔNIO NATURAL RESERVA MARI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2</text:p>
          </table:table-cell>
          <table:table-cell/>
          <table:table-cell office:value-type="string" calcext:value-type="string">
            <text:p>RESERVA PARTICULAR DO PATRIMÔNIO NATURAL RESERVA MARIA VICENTINI LOP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29</text:p>
          </table:table-cell>
          <table:table-cell/>
          <table:table-cell office:value-type="string" calcext:value-type="string">
            <text:p>RESERVA PARTICULAR DO PATRIMôNIO NATURAL RESERVA MARI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4</text:p>
          </table:table-cell>
          <table:table-cell/>
          <table:table-cell office:value-type="string" calcext:value-type="string">
            <text:p>RESERVA PARTICULAR DO PATRIMÔNIO NATURAL RESERVA MATO GROSS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853</text:p>
          </table:table-cell>
          <table:table-cell/>
          <table:table-cell office:value-type="string" calcext:value-type="string">
            <text:p>RESERVA PARTICULAR DO PATRIMôNIO NATURAL RESERVA MESTRE BO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2</text:p>
          </table:table-cell>
          <table:table-cell/>
          <table:table-cell office:value-type="string" calcext:value-type="string">
            <text:p>RESERVA PARTICULAR DO PATRIMÔNIO NATURAL RESERVA NATURAL BREJ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0</text:p>
          </table:table-cell>
          <table:table-cell/>
          <table:table-cell office:value-type="string" calcext:value-type="string">
            <text:p>RESERVA PARTICULAR DO PATRIMÔNIO NATURAL RESERVA NATURAL DA SERRA DO TEI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3</text:p>
          </table:table-cell>
          <table:table-cell/>
          <table:table-cell office:value-type="string" calcext:value-type="string">
            <text:p>RESERVA PARTICULAR DO PATRIMÔNIO NATURAL RESERVA NATURAL DO TOMBAD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4</text:p>
          </table:table-cell>
          <table:table-cell/>
          <table:table-cell office:value-type="string" calcext:value-type="string">
            <text:p>RESERVA PARTICULAR DO PATRIMÔNIO NATURAL RESERVA NATURAL ENGENHEIRO ELIEZER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4</text:p>
          </table:table-cell>
          <table:table-cell/>
          <table:table-cell office:value-type="string" calcext:value-type="string">
            <text:p>RESERVA PARTICULAR DO PATRIMÔNIO NATURAL RESERVA NATURAL MENINO DE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5</text:p>
          </table:table-cell>
          <table:table-cell/>
          <table:table-cell office:value-type="string" calcext:value-type="string">
            <text:p>RESERVA PARTICULAR DO PATRIMÔNIO NATURAL RESERVA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4</text:p>
          </table:table-cell>
          <table:table-cell/>
          <table:table-cell office:value-type="string" calcext:value-type="string">
            <text:p>RESERVA PARTICULAR DO PATRIMÔNIO NATURAL RESERVA NOSSA SENHORA DAS GRA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3</text:p>
          </table:table-cell>
          <table:table-cell/>
          <table:table-cell office:value-type="string" calcext:value-type="string">
            <text:p>RESERVA PARTICULAR DO PATRIMÔNIO NATURAL RESERVA PARTICULAR PROFESSOR DELMAR HARRY DOS RE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7</text:p>
          </table:table-cell>
          <table:table-cell/>
          <table:table-cell office:value-type="string" calcext:value-type="string">
            <text:p>RESERVA PARTICULAR DO PATRIMÔNIO NATURAL RESERVA PARTICULAR SCHUS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8</text:p>
          </table:table-cell>
          <table:table-cell/>
          <table:table-cell office:value-type="string" calcext:value-type="string">
            <text:p>RESERVA PARTICULAR DO PATRIMÔNIO NATURAL RESERVA POR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6</text:p>
          </table:table-cell>
          <table:table-cell/>
          <table:table-cell office:value-type="string" calcext:value-type="string">
            <text:p>RESERVA PARTICULAR DO PATRIMÔNIO NATURAL RESERVA POUSO DAS GAR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9</text:p>
          </table:table-cell>
          <table:table-cell/>
          <table:table-cell office:value-type="string" calcext:value-type="string">
            <text:p>RESERVA PARTICULAR DO PATRIMÔNIO NATURAL RESERVA RA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8</text:p>
          </table:table-cell>
          <table:table-cell/>
          <table:table-cell office:value-type="string" calcext:value-type="string">
            <text:p>RESERVA PARTICULAR DO PATRIMÔNIO NATURAL RESERVA RIO DAS FUR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io das Furnas Private Natural Heritage Reserve</text:p>
          </table:table-cell>
          <table:table-cell office:value-type="string" calcext:value-type="string">
            <text:p>https://en.wikipedia.org/wiki/Rio_das_Furna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065</text:p>
          </table:table-cell>
          <table:table-cell/>
          <table:table-cell office:value-type="string" calcext:value-type="string">
            <text:p>RESERVA PARTICULAR DO PATRIMÔNIO NATURAL RESERVA RIZZIE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8</text:p>
          </table:table-cell>
          <table:table-cell/>
          <table:table-cell office:value-type="string" calcext:value-type="string">
            <text:p>RESERVA PARTICULAR DO PATRIMÔNIO NATURAL RESERVA SANTA M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0</text:p>
          </table:table-cell>
          <table:table-cell/>
          <table:table-cell office:value-type="string" calcext:value-type="string">
            <text:p>RESERVA PARTICULAR DO PATRIMÔNIO NATURAL RESERVA SANTA TEREZ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4</text:p>
          </table:table-cell>
          <table:table-cell/>
          <table:table-cell office:value-type="string" calcext:value-type="string">
            <text:p>RESERVA PARTICULAR DO PATRIMôNIO NATURAL RESERVA SANTO AND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0</text:p>
          </table:table-cell>
          <table:table-cell/>
          <table:table-cell office:value-type="string" calcext:value-type="string">
            <text:p>RESERVA PARTICULAR DO PATRIMÔNIO NATURAL RESERVA SANTUÁRIO DE GABRI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9</text:p>
          </table:table-cell>
          <table:table-cell/>
          <table:table-cell office:value-type="string" calcext:value-type="string">
            <text:p>RESERVA PARTICULAR DO PATRIMÔNIO NATURAL RESERVA SANTUÁRIO DE VIDA SILVESTRE POUSADA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7</text:p>
          </table:table-cell>
          <table:table-cell/>
          <table:table-cell office:value-type="string" calcext:value-type="string">
            <text:p>RESERVA PARTICULAR DO PATRIMÔNIO NATURAL RESERVA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6</text:p>
          </table:table-cell>
          <table:table-cell/>
          <table:table-cell office:value-type="string" calcext:value-type="string">
            <text:p>RESERVA PARTICULAR DO PATRIMÔNIO NATURAL RESERVA SERRA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Serra das Almas Private Natural Heritage Reserve</text:p>
          </table:table-cell>
          <table:table-cell office:value-type="string" calcext:value-type="string">
            <text:p>https://en.wikipedia.org/wiki/Serra_das_Alma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2188</text:p>
          </table:table-cell>
          <table:table-cell/>
          <table:table-cell office:value-type="string" calcext:value-type="string">
            <text:p>RESERVA PARTICULAR DO PATRIMÔNIO NATURAL RESERVA SERRA DO CARAMAND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9</text:p>
          </table:table-cell>
          <table:table-cell/>
          <table:table-cell office:value-type="string" calcext:value-type="string">
            <text:p>RESERVA PARTICULAR DO PATRIMÔNIO NATURAL RESERVA SIRI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0</text:p>
          </table:table-cell>
          <table:table-cell/>
          <table:table-cell office:value-type="string" calcext:value-type="string">
            <text:p>RESERVA PARTICULAR DO PATRIMÔNIO NATURAL RESERVA SÍTIO ECOLÓGICO MONTE SA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5</text:p>
          </table:table-cell>
          <table:table-cell/>
          <table:table-cell office:value-type="string" calcext:value-type="string">
            <text:p>RESERVA PARTICULAR DO PATRIMÔNIO NATURAL RESERVA SOL NASC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0</text:p>
          </table:table-cell>
          <table:table-cell/>
          <table:table-cell office:value-type="string" calcext:value-type="string">
            <text:p>RESERVA PARTICULAR DO PATRIMÔNIO NATURAL RESERVA TERRA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1</text:p>
          </table:table-cell>
          <table:table-cell/>
          <table:table-cell office:value-type="string" calcext:value-type="string">
            <text:p>RESERVA PARTICULAR DO PATRIMÔNIO NATURAL RESERVA TERRAVIST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2</text:p>
          </table:table-cell>
          <table:table-cell/>
          <table:table-cell office:value-type="string" calcext:value-type="string">
            <text:p>RESERVA PARTICULAR DO PATRIMÔNIO NATURAL RESERVA UMBU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2</text:p>
          </table:table-cell>
          <table:table-cell/>
          <table:table-cell office:value-type="string" calcext:value-type="string">
            <text:p>RESERVA PARTICULAR DO PATRIMôNIO NATURAL RESERVA VITóRI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4</text:p>
          </table:table-cell>
          <table:table-cell/>
          <table:table-cell office:value-type="string" calcext:value-type="string">
            <text:p>RESERVA PARTICULAR DO PATRIMôNIO NATURAL RESERVA YO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7</text:p>
          </table:table-cell>
          <table:table-cell/>
          <table:table-cell office:value-type="string" calcext:value-type="string">
            <text:p>RESERVA PARTICULAR DO PATRIMÔNIO NATURAL RESTINGA DE ARA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2</text:p>
          </table:table-cell>
          <table:table-cell/>
          <table:table-cell office:value-type="string" calcext:value-type="string">
            <text:p>RESERVA PARTICULAR DO PATRIMÔNIO NATURAL RETIRO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1</text:p>
          </table:table-cell>
          <table:table-cell/>
          <table:table-cell office:value-type="string" calcext:value-type="string">
            <text:p>RESERVA PARTICULAR DO PATRIMÔNIO NATURAL RETIR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3</text:p>
          </table:table-cell>
          <table:table-cell/>
          <table:table-cell office:value-type="string" calcext:value-type="string">
            <text:p>RESERVA PARTICULAR DO PATRIMÔNIO NATURAL RETIRO TU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4</text:p>
          </table:table-cell>
          <table:table-cell/>
          <table:table-cell office:value-type="string" calcext:value-type="string">
            <text:p>RESERVA PARTICULAR DO PATRIMÔNIO NATURAL RIACH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5</text:p>
          </table:table-cell>
          <table:table-cell/>
          <table:table-cell office:value-type="string" calcext:value-type="string">
            <text:p>RESERVA PARTICULAR DO PATRIMÔNIO NATURAL RIBEIRA E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7</text:p>
          </table:table-cell>
          <table:table-cell/>
          <table:table-cell office:value-type="string" calcext:value-type="string">
            <text:p>RESERVA PARTICULAR DO PATRIMôNIO NATURAL RICA PAULO DE FRONTI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98</text:p>
          </table:table-cell>
          <table:table-cell/>
          <table:table-cell office:value-type="string" calcext:value-type="string">
            <text:p>RESERVA PARTICULAR DO PATRIMôNIO NATURAL RILDO DE OLIVEIRA GOM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5</text:p>
          </table:table-cell>
          <table:table-cell/>
          <table:table-cell office:value-type="string" calcext:value-type="string">
            <text:p>RESERVA PARTICULAR DO PATRIMÔNIO NATURAL RINCÃO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0</text:p>
          </table:table-cell>
          <table:table-cell/>
          <table:table-cell office:value-type="string" calcext:value-type="string">
            <text:p>RESERVA PARTICULAR DO PATRIMÔNIO NATURAL RI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3</text:p>
          </table:table-cell>
          <table:table-cell/>
          <table:table-cell office:value-type="string" calcext:value-type="string">
            <text:p>RESERVA PARTICULAR DO PATRIMÔNIO NATURAL RIO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8</text:p>
          </table:table-cell>
          <table:table-cell/>
          <table:table-cell office:value-type="string" calcext:value-type="string">
            <text:p>RESERVA PARTICULAR DO PATRIMÔNIO NATURAL RI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9</text:p>
          </table:table-cell>
          <table:table-cell/>
          <table:table-cell office:value-type="string" calcext:value-type="string">
            <text:p>RESERVA PARTICULAR DO PATRIMÔNIO NATURAL RIO DAS FURN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2</text:p>
          </table:table-cell>
          <table:table-cell/>
          <table:table-cell office:value-type="string" calcext:value-type="string">
            <text:p>RESERVA PARTICULAR DO PATRIMÔNIO NATURAL RIO DAS LONT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io das Lontras Private Natural Heritage Reserve</text:p>
          </table:table-cell>
          <table:table-cell office:value-type="string" calcext:value-type="string">
            <text:p>https://en.wikipedia.org/wiki/Rio_das_Lontras_Private_Natural_Heritage_Reserve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eserva Particular do Patrimônio Natural Rio das Lontras</text:p>
          </table:table-cell>
          <table:table-cell office:value-type="string" calcext:value-type="string">
            <text:p>https://pt.wikipedia.org/wiki/Reserva_Particular_do_Patrim%C3%B4nio_Natural_Rio_das_Lont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196</text:p>
          </table:table-cell>
          <table:table-cell/>
          <table:table-cell office:value-type="string" calcext:value-type="string">
            <text:p>RESERVA PARTICULAR DO PATRIMÔNIO NATURAL RIO DO BRASIL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7</text:p>
          </table:table-cell>
          <table:table-cell/>
          <table:table-cell office:value-type="string" calcext:value-type="string">
            <text:p>RESERVA PARTICULAR DO PATRIMÔNIO NATURAL RIO DO BRASI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8</text:p>
          </table:table-cell>
          <table:table-cell/>
          <table:table-cell office:value-type="string" calcext:value-type="string">
            <text:p>RESERVA PARTICULAR DO PATRIMÔNIO NATURAL RIO DO BRASIL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9</text:p>
          </table:table-cell>
          <table:table-cell/>
          <table:table-cell office:value-type="string" calcext:value-type="string">
            <text:p>RESERVA PARTICULAR DO PATRIMÔNIO NATURAL RIO DO BRASIL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0</text:p>
          </table:table-cell>
          <table:table-cell/>
          <table:table-cell office:value-type="string" calcext:value-type="string">
            <text:p>RESERVA PARTICULAR DO PATRIMÔNIO NATURAL RIO DO BRASIL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9</text:p>
          </table:table-cell>
          <table:table-cell/>
          <table:table-cell office:value-type="string" calcext:value-type="string">
            <text:p>RESERVA PARTICULAR DO PATRIMÔNIO NATURAL RIO DOS MO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1</text:p>
          </table:table-cell>
          <table:table-cell/>
          <table:table-cell office:value-type="string" calcext:value-type="string">
            <text:p>RESERVA PARTICULAR DO PATRIMÔNIO NATURAL RIO DOS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8</text:p>
          </table:table-cell>
          <table:table-cell/>
          <table:table-cell office:value-type="string" calcext:value-type="string">
            <text:p>RESERVA PARTICULAR DO PATRIMÔNIO NATURAL RI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2</text:p>
          </table:table-cell>
          <table:table-cell/>
          <table:table-cell office:value-type="string" calcext:value-type="string">
            <text:p>RESERVA PARTICULAR DO PATRIMÔNIO NATURAL RIO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3</text:p>
          </table:table-cell>
          <table:table-cell/>
          <table:table-cell office:value-type="string" calcext:value-type="string">
            <text:p>RESERVA PARTICULAR DO PATRIMÔNIO NATURAL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3</text:p>
          </table:table-cell>
          <table:table-cell/>
          <table:table-cell office:value-type="string" calcext:value-type="string">
            <text:p>RESERVA PARTICULAR DO PATRIMÔNIO NATURAL RIO VERMELHO (SC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3</text:p>
          </table:table-cell>
          <table:table-cell/>
          <table:table-cell office:value-type="string" calcext:value-type="string">
            <text:p>RESERVA PARTICULAR DO PATRIMÔNIO NATURAL ROGÉRIO M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4</text:p>
          </table:table-cell>
          <table:table-cell/>
          <table:table-cell office:value-type="string" calcext:value-type="string">
            <text:p>RESERVA PARTICULAR DO PATRIMÔNIO NATURAL RONC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512</text:p>
          </table:table-cell>
          <table:table-cell/>
          <table:table-cell office:value-type="string" calcext:value-type="string">
            <text:p>RESERVA PARTICULAR DO PATRIMONIO NATURAL RPPN OASIS ARARI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62</text:p>
          </table:table-cell>
          <table:table-cell/>
          <table:table-cell office:value-type="string" calcext:value-type="string">
            <text:p>RESERVA PARTICULAR DO PATRIMÔNIO NATURAL RUMO AO OES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79</text:p>
          </table:table-cell>
          <table:table-cell/>
          <table:table-cell office:value-type="string" calcext:value-type="string">
            <text:p>RESERVA PARTICULAR DO PATRIMôNIO NATURAL SAINT MICHEL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80</text:p>
          </table:table-cell>
          <table:table-cell/>
          <table:table-cell office:value-type="string" calcext:value-type="string">
            <text:p>RESERVA PARTICULAR DO PATRIMôNIO NATURAL SAINT MICHEL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82</text:p>
          </table:table-cell>
          <table:table-cell/>
          <table:table-cell office:value-type="string" calcext:value-type="string">
            <text:p>RESERVA PARTICULAR DO PATRIMôNIO NATURAL SAINT MICHEL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2</text:p>
          </table:table-cell>
          <table:table-cell/>
          <table:table-cell office:value-type="string" calcext:value-type="string">
            <text:p>RESERVA PARTICULAR DO PATRIMÔNIO NATURAL SALTO APE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609</text:p>
          </table:table-cell>
          <table:table-cell/>
          <table:table-cell office:value-type="string" calcext:value-type="string">
            <text:p>RESERVA PARTICULAR DO PATRIMÔNIO NATURAL SALVADOR LY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5</text:p>
          </table:table-cell>
          <table:table-cell/>
          <table:table-cell office:value-type="string" calcext:value-type="string">
            <text:p>RESERVA PARTICULAR DO PATRIMÔNIO NATURAL SAMUEL NOB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31</text:p>
          </table:table-cell>
          <table:table-cell/>
          <table:table-cell office:value-type="string" calcext:value-type="string">
            <text:p>RESERVA PARTICULAR DO PATRIMôNIO NATURAL SANTA AN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78</text:p>
          </table:table-cell>
          <table:table-cell/>
          <table:table-cell office:value-type="string" calcext:value-type="string">
            <text:p>RESERVA PARTICULAR DO PATRIMÔNIO NATURAL SANTA A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590</text:p>
          </table:table-cell>
          <table:table-cell/>
          <table:table-cell office:value-type="string" calcext:value-type="string">
            <text:p>RESERVA PARTICULAR DO PATRIMôNIO NATURAL SANTA CECí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1</text:p>
          </table:table-cell>
          <table:table-cell/>
          <table:table-cell office:value-type="string" calcext:value-type="string">
            <text:p>RESERVA PARTICULAR DO PATRIMôNIO NATURAL SANTA CECíL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5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8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6</text:p>
          </table:table-cell>
          <table:table-cell/>
          <table:table-cell office:value-type="string" calcext:value-type="string">
            <text:p>RESERVA PARTICULAR DO PATRIMÔNIO NATURAL SANTA DULCE DE CI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83</text:p>
          </table:table-cell>
          <table:table-cell/>
          <table:table-cell office:value-type="string" calcext:value-type="string">
            <text:p>RESERVA PARTICULAR DO PATRIMÔNIO NATURAL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3</text:p>
          </table:table-cell>
          <table:table-cell/>
          <table:table-cell office:value-type="string" calcext:value-type="string">
            <text:p>RESERVA PARTICULAR DO PATRIMÔNIO NATURAL SANTA MARIA DE 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7</text:p>
          </table:table-cell>
          <table:table-cell/>
          <table:table-cell office:value-type="string" calcext:value-type="string">
            <text:p>RESERVA PARTICULAR DO PATRIMÔNIO NATURAL SANTA MARI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8</text:p>
          </table:table-cell>
          <table:table-cell/>
          <table:table-cell office:value-type="string" calcext:value-type="string">
            <text:p>RESERVA PARTICULAR DO PATRIMÔNIO NATURAL SANTA MAR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9</text:p>
          </table:table-cell>
          <table:table-cell/>
          <table:table-cell office:value-type="string" calcext:value-type="string">
            <text:p>RESERVA PARTICULAR DO PATRIMÔNIO NATURAL SANTA MARI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8</text:p>
          </table:table-cell>
          <table:table-cell/>
          <table:table-cell office:value-type="string" calcext:value-type="string">
            <text:p>RESERVA PARTICULAR DO PATRIMÔNIO NATURAL SANTO ANTO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9</text:p>
          </table:table-cell>
          <table:table-cell/>
          <table:table-cell office:value-type="string" calcext:value-type="string">
            <text:p>RESERVA PARTICULAR DO PATRIMÔNIO NATURAL SANTU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7</text:p>
          </table:table-cell>
          <table:table-cell/>
          <table:table-cell office:value-type="string" calcext:value-type="string">
            <text:p>RESERVA PARTICULAR DO PATRIMÔNIO NATURAL SANTUÁRIO CAR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479911</text:p>
          </table:table-cell>
          <table:table-cell office:value-type="string" calcext:value-type="string">
            <text:p>Serra do Caraça</text:p>
          </table:table-cell>
          <table:table-cell office:value-type="string" calcext:value-type="string">
            <text:p>https://pt.wikipedia.org/wiki/Serra_do_Cara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12</text:p>
          </table:table-cell>
          <table:table-cell/>
          <table:table-cell office:value-type="string" calcext:value-type="string">
            <text:p>RESERVA PARTICULAR DO PATRIMÔNIO NATURAL SANTUÁRI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4</text:p>
          </table:table-cell>
          <table:table-cell/>
          <table:table-cell office:value-type="string" calcext:value-type="string">
            <text:p>RESERVA PARTICULAR DO PATRIMÔNIO NATURAL SANTUÁRIO DE VIDA SILVESTRE FLOR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5</text:p>
          </table:table-cell>
          <table:table-cell/>
          <table:table-cell office:value-type="string" calcext:value-type="string">
            <text:p>RESERVA PARTICULAR DO PATRIMÔNIO NATURAL SANTUÁRIO ECOLÓGICO AMAZÔNIA V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2</text:p>
          </table:table-cell>
          <table:table-cell/>
          <table:table-cell office:value-type="string" calcext:value-type="string">
            <text:p>RESERVA PARTICULAR DO PATRIMÔNIO NATURAL SANTUÁRIO ECOLÓGICO SONH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0</text:p>
          </table:table-cell>
          <table:table-cell/>
          <table:table-cell office:value-type="string" calcext:value-type="string">
            <text:p>RESERVA PARTICULAR DO PATRIMÔNIO NATURAL SANTUÁRIO RÃ-BUGI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1</text:p>
          </table:table-cell>
          <table:table-cell/>
          <table:table-cell office:value-type="string" calcext:value-type="string">
            <text:p>RESERVA PARTICULAR DO PATRIMÔNIO NATURAL SANTUÁRIO RÃ-BUGI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11</text:p>
          </table:table-cell>
          <table:table-cell/>
          <table:table-cell office:value-type="string" calcext:value-type="string">
            <text:p>RESERVA PARTICULAR DO PATRIMÔNIO NATURAL SÃO BARTOLOM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3</text:p>
          </table:table-cell>
          <table:table-cell/>
          <table:table-cell office:value-type="string" calcext:value-type="string">
            <text:p>RESERVA PARTICULAR DO PATRIMÔNIO NATURAL SÃO CARLOS DO MATO D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1</text:p>
          </table:table-cell>
          <table:table-cell/>
          <table:table-cell office:value-type="string" calcext:value-type="string">
            <text:p>RESERVA PARTICULAR DO PATRIMÔNIO NATURAL SÃO FRANCISCO DA TRIJ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7</text:p>
          </table:table-cell>
          <table:table-cell/>
          <table:table-cell office:value-type="string" calcext:value-type="string">
            <text:p>RESERVA PARTICULAR DO PATRIMÔNIO NATURAL SÃO JOQUIM DA CABONHA APA I E AP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41</text:p>
          </table:table-cell>
          <table:table-cell/>
          <table:table-cell office:value-type="string" calcext:value-type="string">
            <text:p>RESERVA PARTICULAR DO PATRIMÔNIO NATURAL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4</text:p>
          </table:table-cell>
          <table:table-cell/>
          <table:table-cell office:value-type="string" calcext:value-type="string">
            <text:p>RESERVA PARTICULAR DO PATRIMÔNIO NATURAL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4</text:p>
          </table:table-cell>
          <table:table-cell/>
          <table:table-cell office:value-type="string" calcext:value-type="string">
            <text:p>RESERVA PARTICULAR DO PATRIMÔNIO NATURAL SAR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9</text:p>
          </table:table-cell>
          <table:table-cell/>
          <table:table-cell office:value-type="string" calcext:value-type="string">
            <text:p>RESERVA PARTICULAR DO PATRIMÔNIO NATURAL SEGREDO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9</text:p>
          </table:table-cell>
          <table:table-cell/>
          <table:table-cell office:value-type="string" calcext:value-type="string">
            <text:p>RESERVA PARTICULAR DO PATRIMÔNIO NATURAL SEMENTE DO ARCO 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2</text:p>
          </table:table-cell>
          <table:table-cell/>
          <table:table-cell office:value-type="string" calcext:value-type="string">
            <text:p>RESERVA PARTICULAR DO PATRIMÔNIO NATURAL SER NATI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1</text:p>
          </table:table-cell>
          <table:table-cell/>
          <table:table-cell office:value-type="string" calcext:value-type="string">
            <text:p>RESERVA PARTICULAR DO PATRIMÔNIO NATURAL SERINGAL ASS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0</text:p>
          </table:table-cell>
          <table:table-cell/>
          <table:table-cell office:value-type="string" calcext:value-type="string">
            <text:p>RESERVA PARTICULAR DO PATRIMÔNIO NATURAL SERINGAL TRIUN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0</text:p>
          </table:table-cell>
          <table:table-cell/>
          <table:table-cell office:value-type="string" calcext:value-type="string">
            <text:p>RESERVA PARTICULAR DO PATRIMÔNIO NATURAL SERRA DAS ALMAS DE RIO DE CO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8</text:p>
          </table:table-cell>
          <table:table-cell/>
          <table:table-cell office:value-type="string" calcext:value-type="string">
            <text:p>RESERVA PARTICULAR DO PATRIMÔNIO NATURAL SERRA DAS ALM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3</text:p>
          </table:table-cell>
          <table:table-cell/>
          <table:table-cell office:value-type="string" calcext:value-type="string">
            <text:p>RESERVA PARTICULAR DO PATRIMÔNIO NATURAL SERRA DO CONT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4</text:p>
          </table:table-cell>
          <table:table-cell/>
          <table:table-cell office:value-type="string" calcext:value-type="string">
            <text:p>RESERVA PARTICULAR DO PATRIMÔNIO NATURAL SERRA DO LUCI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7</text:p>
          </table:table-cell>
          <table:table-cell/>
          <table:table-cell office:value-type="string" calcext:value-type="string">
            <text:p>RESERVA PARTICULAR DO PATRIMÔNIO NATURAL SER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8</text:p>
          </table:table-cell>
          <table:table-cell/>
          <table:table-cell office:value-type="string" calcext:value-type="string">
            <text:p>RESERVA PARTICULAR DO PATRIMÔNIO NATURAL SESC TEPEQUÉ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9</text:p>
          </table:table-cell>
          <table:table-cell/>
          <table:table-cell office:value-type="string" calcext:value-type="string">
            <text:p>RESERVA PARTICULAR DO PATRIMÔNIO NATURAL SETE FLEC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3</text:p>
          </table:table-cell>
          <table:table-cell/>
          <table:table-cell office:value-type="string" calcext:value-type="string">
            <text:p>RESERVA PARTICULAR DO PATRIMôNIO NATURAL SIMO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9</text:p>
          </table:table-cell>
          <table:table-cell/>
          <table:table-cell office:value-type="string" calcext:value-type="string">
            <text:p>RESERVA PARTICULAR DO PATRIMÔNIO NATURAL SÍTIO AMEIXAS - POÇO V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3</text:p>
          </table:table-cell>
          <table:table-cell/>
          <table:table-cell office:value-type="string" calcext:value-type="string">
            <text:p>RESERVA PARTICULAR DO PATRIMÔNIO NATURAL SÍTIO 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5</text:p>
          </table:table-cell>
          <table:table-cell/>
          <table:table-cell office:value-type="string" calcext:value-type="string">
            <text:p>RESERVA PARTICULAR DO PATRIMÔNIO NATURAL SÍTIO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8</text:p>
          </table:table-cell>
          <table:table-cell/>
          <table:table-cell office:value-type="string" calcext:value-type="string">
            <text:p>RESERVA PARTICULAR DO PATRIMÔNIO NATURAL SÍTIO BEL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7</text:p>
          </table:table-cell>
          <table:table-cell/>
          <table:table-cell office:value-type="string" calcext:value-type="string">
            <text:p>RESERVA PARTICULAR DO PATRIMÔNIO NATURAL SÍTIO CACHOEI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8</text:p>
          </table:table-cell>
          <table:table-cell/>
          <table:table-cell office:value-type="string" calcext:value-type="string">
            <text:p>RESERVA PARTICULAR DO PATRIMÔNIO NATURAL SÍTIO CAPUAV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3</text:p>
          </table:table-cell>
          <table:table-cell/>
          <table:table-cell office:value-type="string" calcext:value-type="string">
            <text:p>RESERVA PARTICULAR DO PATRIMÔNIO NATURAL SÍTIO CERRO DAS ACÁ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7</text:p>
          </table:table-cell>
          <table:table-cell/>
          <table:table-cell office:value-type="string" calcext:value-type="string">
            <text:p>RESERVA PARTICULAR DO PATRIMÔNIO NATURAL SÍTIO CURUCUT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3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0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9</text:p>
          </table:table-cell>
          <table:table-cell/>
          <table:table-cell office:value-type="string" calcext:value-type="string">
            <text:p>RESERVA PARTICULAR DO PATRIMÔNIO NATURAL SÍTIO DO BAN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6</text:p>
          </table:table-cell>
          <table:table-cell/>
          <table:table-cell office:value-type="string" calcext:value-type="string">
            <text:p>RESERVA PARTICULAR DO PATRIMÔNIO NATURAL SÍTIO DO CANTON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5</text:p>
          </table:table-cell>
          <table:table-cell/>
          <table:table-cell office:value-type="string" calcext:value-type="string">
            <text:p>RESERVA PARTICULAR DO PATRIMÔNIO NATURAL SÍTIO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9</text:p>
          </table:table-cell>
          <table:table-cell/>
          <table:table-cell office:value-type="string" calcext:value-type="string">
            <text:p>RESERVA PARTICULAR DO PATRIMÔNIO NATURAL SÍTIO ESTREL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5</text:p>
          </table:table-cell>
          <table:table-cell/>
          <table:table-cell office:value-type="string" calcext:value-type="string">
            <text:p>RESERVA PARTICULAR DO PATRIMÔNIO NATURAL SÍTIO ESTRELA DAL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6</text:p>
          </table:table-cell>
          <table:table-cell/>
          <table:table-cell office:value-type="string" calcext:value-type="string">
            <text:p>RESERVA PARTICULAR DO PATRIMÔNIO NATURAL SÍTIO FIM DA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552</text:p>
          </table:table-cell>
          <table:table-cell/>
          <table:table-cell office:value-type="string" calcext:value-type="string">
            <text:p>RESERVA PARTICULAR DO PATRIMôNIO NATURAL SíTI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5</text:p>
          </table:table-cell>
          <table:table-cell/>
          <table:table-cell office:value-type="string" calcext:value-type="string">
            <text:p>RESERVA PARTICULAR DO PATRIMÔNIO NATURAL SÍTIO GRANJA SÃO JORG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7</text:p>
          </table:table-cell>
          <table:table-cell/>
          <table:table-cell office:value-type="string" calcext:value-type="string">
            <text:p>RESERVA PARTICULAR DO PATRIMÔNIO NATURAL SÍTIO GRIMP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3</text:p>
          </table:table-cell>
          <table:table-cell/>
          <table:table-cell office:value-type="string" calcext:value-type="string">
            <text:p>RESERVA PARTICULAR DO PATRIMÔNIO NATURAL SÍTIO JAQ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7</text:p>
          </table:table-cell>
          <table:table-cell/>
          <table:table-cell office:value-type="string" calcext:value-type="string">
            <text:p>RESERVA PARTICULAR DO PATRIMÔNIO NATURAL SÍTIO MONTE ALEGRE 1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7</text:p>
          </table:table-cell>
          <table:table-cell/>
          <table:table-cell office:value-type="string" calcext:value-type="string">
            <text:p>RESERVA PARTICULAR DO PATRIMÔNIO NATURAL SÍTIO MONTE ARARA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1</text:p>
          </table:table-cell>
          <table:table-cell/>
          <table:table-cell office:value-type="string" calcext:value-type="string">
            <text:p>RESERVA PARTICULAR DO PATRIMÔNIO NATURAL SÍTIO MORAD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4</text:p>
          </table:table-cell>
          <table:table-cell/>
          <table:table-cell office:value-type="string" calcext:value-type="string">
            <text:p>RESERVA PARTICULAR DO PATRIMÔNIO NATURAL SÍTIO PAIQUER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3</text:p>
          </table:table-cell>
          <table:table-cell/>
          <table:table-cell office:value-type="string" calcext:value-type="string">
            <text:p>RESERVA PARTICULAR DO PATRIMôNIO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4</text:p>
          </table:table-cell>
          <table:table-cell/>
          <table:table-cell office:value-type="string" calcext:value-type="string">
            <text:p>RESERVA PARTICULAR DO PATRIMÔNIO NATURAL SITIO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99</text:p>
          </table:table-cell>
          <table:table-cell/>
          <table:table-cell office:value-type="string" calcext:value-type="string">
            <text:p>RESERVA PARTICULAR DO PATRIMôNIO NATURAL SíTIO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8</text:p>
          </table:table-cell>
          <table:table-cell/>
          <table:table-cell office:value-type="string" calcext:value-type="string">
            <text:p>RESERVA PARTICULAR DO PATRIMÔNIO NATURAL SÍTIO PIRILAM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2</text:p>
          </table:table-cell>
          <table:table-cell/>
          <table:table-cell office:value-type="string" calcext:value-type="string">
            <text:p>RESERVA PARTICULAR DO PATRIMÔNIO NATURAL SÍTIO PITH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3</text:p>
          </table:table-cell>
          <table:table-cell/>
          <table:table-cell office:value-type="string" calcext:value-type="string">
            <text:p>RESERVA PARTICULAR DO PATRIMÔNIO NATURAL SÍTIO POR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1</text:p>
          </table:table-cell>
          <table:table-cell/>
          <table:table-cell office:value-type="string" calcext:value-type="string">
            <text:p>RESERVA PARTICULAR DO PATRIMÔNIO NATURAL SÍTIO PORTO DA CAP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6</text:p>
          </table:table-cell>
          <table:table-cell/>
          <table:table-cell office:value-type="string" calcext:value-type="string">
            <text:p>RESERVA PARTICULAR DO PATRIMÔNIO NATURAL SÍTIO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0</text:p>
          </table:table-cell>
          <table:table-cell/>
          <table:table-cell office:value-type="string" calcext:value-type="string">
            <text:p>RESERVA PARTICULAR DO PATRIMÔNIO NATURAL SÍTIO RAIO SO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8</text:p>
          </table:table-cell>
          <table:table-cell/>
          <table:table-cell office:value-type="string" calcext:value-type="string">
            <text:p>RESERVA PARTICULAR DO PATRIMÔNIO NATURAL SÍTIO RY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9</text:p>
          </table:table-cell>
          <table:table-cell/>
          <table:table-cell office:value-type="string" calcext:value-type="string">
            <text:p>RESERVA PARTICULAR DO PATRIMÔNIO NATURAL SÍTIO SABI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3</text:p>
          </table:table-cell>
          <table:table-cell/>
          <table:table-cell office:value-type="string" calcext:value-type="string">
            <text:p>RESERVA PARTICULAR DO PATRIMÔNIO NATURAL SÍTIO SANNYAS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2</text:p>
          </table:table-cell>
          <table:table-cell/>
          <table:table-cell office:value-type="string" calcext:value-type="string">
            <text:p>RESERVA PARTICULAR DO PATRIMÔNIO NATURAL SÍTIO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0</text:p>
          </table:table-cell>
          <table:table-cell/>
          <table:table-cell office:value-type="string" calcext:value-type="string">
            <text:p>RESERVA PARTICULAR DO PATRIMÔNIO NATURAL SÍTIO SÃO DOMINGOS/AGART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2</text:p>
          </table:table-cell>
          <table:table-cell/>
          <table:table-cell office:value-type="string" calcext:value-type="string">
            <text:p>RESERVA PARTICULAR DO PATRIMÔNIO NATURAL SÍTIO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259</text:p>
          </table:table-cell>
          <table:table-cell/>
          <table:table-cell office:value-type="string" calcext:value-type="string">
            <text:p>RESERVA PARTICULAR DO PATRIMÔNIO NATURAL SÍTIO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1</text:p>
          </table:table-cell>
          <table:table-cell/>
          <table:table-cell office:value-type="string" calcext:value-type="string">
            <text:p>RESERVA PARTICULAR DO PATRIMÔNIO NATURAL SÍTIO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5</text:p>
          </table:table-cell>
          <table:table-cell/>
          <table:table-cell office:value-type="string" calcext:value-type="string">
            <text:p>RESERVA PARTICULAR DO PATRIMÔNIO NATURAL SÍTIO SUMIDOURO E SÍTIO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2</text:p>
          </table:table-cell>
          <table:table-cell/>
          <table:table-cell office:value-type="string" calcext:value-type="string">
            <text:p>RESERVA PARTICULAR DO PATRIMÔNIO NATURAL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5</text:p>
          </table:table-cell>
          <table:table-cell/>
          <table:table-cell office:value-type="string" calcext:value-type="string">
            <text:p>RESERVA PARTICULAR DO PATRIMÔNIO NATURAL SO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6</text:p>
          </table:table-cell>
          <table:table-cell/>
          <table:table-cell office:value-type="string" calcext:value-type="string">
            <text:p>RESERVA PARTICULAR DO PATRIMÔNIO NATURAL SONH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64</text:p>
          </table:table-cell>
          <table:table-cell/>
          <table:table-cell office:value-type="string" calcext:value-type="string">
            <text:p>RESERVA PARTICULAR DO PATRIMôNIO NATURAL STANISLAS PRYL/MICO-LEãO-DA-CARA-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3</text:p>
          </table:table-cell>
          <table:table-cell/>
          <table:table-cell office:value-type="string" calcext:value-type="string">
            <text:p>RESERVA PARTICULAR DO PATRIMÔNIO NATURAL SUMAÚ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7</text:p>
          </table:table-cell>
          <table:table-cell/>
          <table:table-cell office:value-type="string" calcext:value-type="string">
            <text:p>RESERVA PARTICULAR DO PATRIMÔNIO NATURAL TAIPA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8</text:p>
          </table:table-cell>
          <table:table-cell/>
          <table:table-cell office:value-type="string" calcext:value-type="string">
            <text:p>RESERVA PARTICULAR DO PATRIMÔNIO NATURAL TAIPA RIO DO C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4</text:p>
          </table:table-cell>
          <table:table-cell/>
          <table:table-cell office:value-type="string" calcext:value-type="string">
            <text:p>RESERVA PARTICULAR DO PATRIMÔNIO NATURAL TAQUA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9</text:p>
          </table:table-cell>
          <table:table-cell/>
          <table:table-cell office:value-type="string" calcext:value-type="string">
            <text:p>RESERVA PARTICULAR DO PATRIMÔNIO NATURAL TAY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6</text:p>
          </table:table-cell>
          <table:table-cell/>
          <table:table-cell office:value-type="string" calcext:value-type="string">
            <text:p>RESERVA PARTICULAR DO PATRIMÔNIO NATURAL TERRA DO SEG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2</text:p>
          </table:table-cell>
          <table:table-cell/>
          <table:table-cell office:value-type="string" calcext:value-type="string">
            <text:p>RESERVA PARTICULAR DO PATRIMôNIO NATURAL TERR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0</text:p>
          </table:table-cell>
          <table:table-cell/>
          <table:table-cell office:value-type="string" calcext:value-type="string">
            <text:p>RESERVA PARTICULAR DO PATRIMÔNIO NATURAL TERRA DOS SABIÁ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2</text:p>
          </table:table-cell>
          <table:table-cell/>
          <table:table-cell office:value-type="string" calcext:value-type="string">
            <text:p>RESERVA PARTICULAR DO PATRIMÔNIO NATURAL TIBIRIÇ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7</text:p>
          </table:table-cell>
          <table:table-cell/>
          <table:table-cell office:value-type="string" calcext:value-type="string">
            <text:p>RESERVA PARTICULAR DO PATRIMÔNIO NATURAL TOC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72</text:p>
          </table:table-cell>
          <table:table-cell/>
          <table:table-cell office:value-type="string" calcext:value-type="string">
            <text:p>RESERVA PARTICULAR DO PATRIMôNIO NATURAL TOCA DOS O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0</text:p>
          </table:table-cell>
          <table:table-cell/>
          <table:table-cell office:value-type="string" calcext:value-type="string">
            <text:p>RESERVA PARTICULAR DO PATRIMÔNIO NATURAL TOQUE TOQUE PEQUE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646</text:p>
          </table:table-cell>
          <table:table-cell/>
          <table:table-cell office:value-type="string" calcext:value-type="string">
            <text:p>RESERVA PARTICULAR DO PATRIMÔNIO NATURAL TRÁPA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92</text:p>
          </table:table-cell>
          <table:table-cell/>
          <table:table-cell office:value-type="string" calcext:value-type="string">
            <text:p>RESERVA PARTICULAR DO PATRIMÔNIO NATURAL TRÊS MORE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1</text:p>
          </table:table-cell>
          <table:table-cell/>
          <table:table-cell office:value-type="string" calcext:value-type="string">
            <text:p>RESERVA PARTICULAR DO PATRIMÔNIO NATURAL TRÊS MO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2</text:p>
          </table:table-cell>
          <table:table-cell/>
          <table:table-cell office:value-type="string" calcext:value-type="string">
            <text:p>RESERVA PARTICULAR DO PATRIMÔNIO NATURAL TRÊS PONT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3</text:p>
          </table:table-cell>
          <table:table-cell/>
          <table:table-cell office:value-type="string" calcext:value-type="string">
            <text:p>RESERVA PARTICULAR DO PATRIMÔNIO NATURAL TRIÂNGU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4</text:p>
          </table:table-cell>
          <table:table-cell/>
          <table:table-cell office:value-type="string" calcext:value-type="string">
            <text:p>RESERVA PARTICULAR DO PATRIMÔNIO NATURAL TRILHA COROADOS - F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5</text:p>
          </table:table-cell>
          <table:table-cell/>
          <table:table-cell office:value-type="string" calcext:value-type="string">
            <text:p>RESERVA PARTICULAR DO PATRIMÔNIO NATURAL TU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7</text:p>
          </table:table-cell>
          <table:table-cell/>
          <table:table-cell office:value-type="string" calcext:value-type="string">
            <text:p>RESERVA PARTICULAR DO PATRIMÔNIO NATURAL TUPAQUI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1</text:p>
          </table:table-cell>
          <table:table-cell/>
          <table:table-cell office:value-type="string" calcext:value-type="string">
            <text:p>RESERVA PARTICULAR DO PATRIMÔNIO NATURAL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1</text:p>
          </table:table-cell>
          <table:table-cell/>
          <table:table-cell office:value-type="string" calcext:value-type="string">
            <text:p>RESERVA PARTICULAR DO PATRIMÔNIO NATURAL UNIDADE DE CONSERVAÇÃO DE GALH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8</text:p>
          </table:table-cell>
          <table:table-cell/>
          <table:table-cell office:value-type="string" calcext:value-type="string">
            <text:p>RESERVA PARTICULAR DO PATRIMÔNIO NATURAL U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6</text:p>
          </table:table-cell>
          <table:table-cell/>
          <table:table-cell office:value-type="string" calcext:value-type="string">
            <text:p>RESERVA PARTICULAR DO PATRIMÔNIO NATURAL USINA MAURIC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610</text:p>
          </table:table-cell>
          <table:table-cell/>
          <table:table-cell office:value-type="string" calcext:value-type="string">
            <text:p>RESERVA PARTICULAR DO PATRIMôNIO NATURAL VALE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0</text:p>
          </table:table-cell>
          <table:table-cell/>
          <table:table-cell office:value-type="string" calcext:value-type="string">
            <text:p>RESERVA PARTICULAR DO PATRIMÔNIO NATURAL VALE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7</text:p>
          </table:table-cell>
          <table:table-cell/>
          <table:table-cell office:value-type="string" calcext:value-type="string">
            <text:p>RESERVA PARTICULAR DO PATRIMÔNIO NATURAL VALE DAS ARAPONGAS - RESGA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8</text:p>
          </table:table-cell>
          <table:table-cell/>
          <table:table-cell office:value-type="string" calcext:value-type="string">
            <text:p>RESERVA PARTICULAR DO PATRIMÔNIO NATURAL VALE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8</text:p>
          </table:table-cell>
          <table:table-cell/>
          <table:table-cell office:value-type="string" calcext:value-type="string">
            <text:p>RESERVA PARTICULAR DO PATRIMÔNIO NATURAL VALE DAS COPAIB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9</text:p>
          </table:table-cell>
          <table:table-cell/>
          <table:table-cell office:value-type="string" calcext:value-type="string">
            <text:p>RESERVA PARTICULAR DO PATRIMÔNIO NATURAL VALE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6</text:p>
          </table:table-cell>
          <table:table-cell/>
          <table:table-cell office:value-type="string" calcext:value-type="string">
            <text:p>RESERVA PARTICULAR DO PATRIMÔNIO NATURAL VALE DO CANTASSUR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1</text:p>
          </table:table-cell>
          <table:table-cell/>
          <table:table-cell office:value-type="string" calcext:value-type="string">
            <text:p>RESERVA PARTICULAR DO PATRIMÔNIO NATURAL VALE DO 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9</text:p>
          </table:table-cell>
          <table:table-cell/>
          <table:table-cell office:value-type="string" calcext:value-type="string">
            <text:p>RESERVA PARTICULAR DO PATRIMÔNIO NATURAL VALE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2</text:p>
          </table:table-cell>
          <table:table-cell/>
          <table:table-cell office:value-type="string" calcext:value-type="string">
            <text:p>RESERVA PARTICULAR DO PATRIMÔNIO NATURAL VALE DO PARAN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0</text:p>
          </table:table-cell>
          <table:table-cell/>
          <table:table-cell office:value-type="string" calcext:value-type="string">
            <text:p>RESERVA PARTICULAR DO PATRIMôNIO NATURAL VALE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327</text:p>
          </table:table-cell>
          <table:table-cell/>
          <table:table-cell office:value-type="string" calcext:value-type="string">
            <text:p>RESERVA PARTICULAR DO PATRIMôNIO NATURAL VALE DO SO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3</text:p>
          </table:table-cell>
          <table:table-cell/>
          <table:table-cell office:value-type="string" calcext:value-type="string">
            <text:p>RESERVA PARTICULAR DO PATRIMÔNIO NATURAL VALE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1</text:p>
          </table:table-cell>
          <table:table-cell/>
          <table:table-cell office:value-type="string" calcext:value-type="string">
            <text:p>RESERVA PARTICULAR DO PATRIMÔNIO NATURAL VALE DOS SO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9</text:p>
          </table:table-cell>
          <table:table-cell/>
          <table:table-cell office:value-type="string" calcext:value-type="string">
            <text:p>RESERVA PARTICULAR DO PATRIMÔNIO NATURAL VALÉRIO CARDOSO FURT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8</text:p>
          </table:table-cell>
          <table:table-cell/>
          <table:table-cell office:value-type="string" calcext:value-type="string">
            <text:p>RESERVA PARTICULAR DO PATRIMÔNIO NATURAL VARA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9</text:p>
          </table:table-cell>
          <table:table-cell/>
          <table:table-cell office:value-type="string" calcext:value-type="string">
            <text:p>RESERVA PARTICULAR DO PATRIMÔNIO NATURAL VERA 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6</text:p>
          </table:table-cell>
          <table:table-cell/>
          <table:table-cell office:value-type="string" calcext:value-type="string">
            <text:p>RESERVA PARTICULAR DO PATRIMÔNIO NATURAL VERBICA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4</text:p>
          </table:table-cell>
          <table:table-cell/>
          <table:table-cell office:value-type="string" calcext:value-type="string">
            <text:p>RESERVA PARTICULAR DO PATRIMÔNIO NATURAL VEREDAS DO PRATU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6</text:p>
          </table:table-cell>
          <table:table-cell/>
          <table:table-cell office:value-type="string" calcext:value-type="string">
            <text:p>RESERVA PARTICULAR DO PATRIMÔNIO NATURAL VILA AM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9</text:p>
          </table:table-cell>
          <table:table-cell/>
          <table:table-cell office:value-type="string" calcext:value-type="string">
            <text:p>RESERVA PARTICULAR DO PATRIMÔNIO NATURAL VILA ANA ANGÉL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5</text:p>
          </table:table-cell>
          <table:table-cell/>
          <table:table-cell office:value-type="string" calcext:value-type="string">
            <text:p>RESERVA PARTICULAR DO PATRIMÔNIO NATURAL V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5</text:p>
          </table:table-cell>
          <table:table-cell/>
          <table:table-cell office:value-type="string" calcext:value-type="string">
            <text:p>RESERVA PARTICULAR DO PATRIMÔNIO NATURAL VILLA SÃO RO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6</text:p>
          </table:table-cell>
          <table:table-cell/>
          <table:table-cell office:value-type="string" calcext:value-type="string">
            <text:p>RESERVA PARTICULAR DO PATRIMÔNIO NATURAL VIST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0</text:p>
          </table:table-cell>
          <table:table-cell/>
          <table:table-cell office:value-type="string" calcext:value-type="string">
            <text:p>RESERVA PARTICULAR DO PATRIMÔNIO NATURAL VITA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3</text:p>
          </table:table-cell>
          <table:table-cell/>
          <table:table-cell office:value-type="string" calcext:value-type="string">
            <text:p>RESERVA PARTICULAR DO PATRIMÔNIO NATURAL VÓ BE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9</text:p>
          </table:table-cell>
          <table:table-cell/>
          <table:table-cell office:value-type="string" calcext:value-type="string">
            <text:p>RESERVA PARTICULAR DO PATRIMÔNIO NATURAL VOLTA DO 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8</text:p>
          </table:table-cell>
          <table:table-cell/>
          <table:table-cell office:value-type="string" calcext:value-type="string">
            <text:p>RESERVA PARTICULAR DO PATRIMÔNIO NATURAL VOLTA VELHA - PE. PIET VAN DER AAR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7</text:p>
          </table:table-cell>
          <table:table-cell/>
          <table:table-cell office:value-type="string" calcext:value-type="string">
            <text:p>RESERVA PARTICULAR DO PATRIMÔNIO NATURAL VOT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1</text:p>
          </table:table-cell>
          <table:table-cell/>
          <table:table-cell office:value-type="string" calcext:value-type="string">
            <text:p>RESERVA PARTICULAR DO PATRIMÔNIO NATURAL VOTURU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2</text:p>
          </table:table-cell>
          <table:table-cell/>
          <table:table-cell office:value-type="string" calcext:value-type="string">
            <text:p>RESERVA PARTICULAR DO PATRIMÔNIO NATURAL VOTURUN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1</text:p>
          </table:table-cell>
          <table:table-cell/>
          <table:table-cell office:value-type="string" calcext:value-type="string">
            <text:p>RESERVA PARTICULAR DO PATRIMÔNIO NATURAL VOVÓ DI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1</text:p>
          </table:table-cell>
          <table:table-cell/>
          <table:table-cell office:value-type="string" calcext:value-type="string">
            <text:p>RESERVA PARTICULAR DO PATRIMÔNIO NATURAL WOODSTOC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1</text:p>
          </table:table-cell>
          <table:table-cell/>
          <table:table-cell office:value-type="string" calcext:value-type="string">
            <text:p>RESERVA PARTICULAR DO PATRIMÔNIO NATURAL XOD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665</text:p>
          </table:table-cell>
          <table:table-cell/>
          <table:table-cell office:value-type="string" calcext:value-type="string">
            <text:p>RESERVA PARTICULAR DO PATRIMôNIO NATURAL XODó DO Vô RU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3</text:p>
          </table:table-cell>
          <table:table-cell/>
          <table:table-cell office:value-type="string" calcext:value-type="string">
            <text:p>RESERVA PARTICULAR DO PATRIMÔNIO NATURAL YARA BRUNI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4</text:p>
          </table:table-cell>
          <table:table-cell/>
          <table:table-cell office:value-type="string" calcext:value-type="string">
            <text:p>RESERVA PARTICULAR DO PATRIOMôNIO NATURAL ALMIRANTE RENATO DE MIRANDA MONT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13</text:p>
          </table:table-cell>
          <table:table-cell/>
          <table:table-cell office:value-type="string" calcext:value-type="string">
            <text:p>RESERVA PARTICULAR PATRIMôNIO NATURAL IR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5</text:p>
          </table:table-cell>
          <table:table-cell/>
          <table:table-cell office:value-type="string" calcext:value-type="string">
            <text:p>RPPN ARM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387</text:p>
          </table:table-cell>
          <table:table-cell/>
          <table:table-cell office:value-type="string" calcext:value-type="string">
            <text:p>RPPN BOTUJURU-SERRA DO ITAPE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0</text:p>
          </table:table-cell>
          <table:table-cell/>
          <table:table-cell office:value-type="string" calcext:value-type="string">
            <text:p>RPPN BRAVA BEACH INTERNACIO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8</text:p>
          </table:table-cell>
          <table:table-cell/>
          <table:table-cell office:value-type="string" calcext:value-type="string">
            <text:p>RPPN CHICO BIMB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1</text:p>
          </table:table-cell>
          <table:table-cell/>
          <table:table-cell office:value-type="string" calcext:value-type="string">
            <text:p>RPPN CONTEND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7</text:p>
          </table:table-cell>
          <table:table-cell/>
          <table:table-cell office:value-type="string" calcext:value-type="string">
            <text:p>RPPN DAS DUNAS DOURA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8</text:p>
          </table:table-cell>
          <table:table-cell/>
          <table:table-cell office:value-type="string" calcext:value-type="string">
            <text:p>RPPN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4</text:p>
          </table:table-cell>
          <table:table-cell/>
          <table:table-cell office:value-type="string" calcext:value-type="string">
            <text:p>RPPN FAZENDA DAS ÁGUAS E DAS M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26</text:p>
          </table:table-cell>
          <table:table-cell/>
          <table:table-cell office:value-type="string" calcext:value-type="string">
            <text:p>RPPN FAZENDA RENOPO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6</text:p>
          </table:table-cell>
          <table:table-cell/>
          <table:table-cell office:value-type="string" calcext:value-type="string">
            <text:p>RPPN FLOR DO CERRA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1</text:p>
          </table:table-cell>
          <table:table-cell/>
          <table:table-cell office:value-type="string" calcext:value-type="string">
            <text:p>RPPN FLOR DO CERRA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4</text:p>
          </table:table-cell>
          <table:table-cell/>
          <table:table-cell office:value-type="string" calcext:value-type="string">
            <text:p>RPPN FLOR DO CERRAD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35</text:p>
          </table:table-cell>
          <table:table-cell/>
          <table:table-cell office:value-type="string" calcext:value-type="string">
            <text:p>RPPN FLORESTA DAS AGUAS PERE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3</text:p>
          </table:table-cell>
          <table:table-cell/>
          <table:table-cell office:value-type="string" calcext:value-type="string">
            <text:p>RPPN JARDIM DOS BEIJA-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0</text:p>
          </table:table-cell>
          <table:table-cell/>
          <table:table-cell office:value-type="string" calcext:value-type="string">
            <text:p>RPPN JORGE LUIZ OR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1</text:p>
          </table:table-cell>
          <table:table-cell/>
          <table:table-cell office:value-type="string" calcext:value-type="string">
            <text:p>RPPN LAFIGUEIRA NATURA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9</text:p>
          </table:table-cell>
          <table:table-cell/>
          <table:table-cell office:value-type="string" calcext:value-type="string">
            <text:p>RPPN MAH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5</text:p>
          </table:table-cell>
          <table:table-cell/>
          <table:table-cell office:value-type="string" calcext:value-type="string">
            <text:p>RPPN MARINA DO CO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6</text:p>
          </table:table-cell>
          <table:table-cell/>
          <table:table-cell office:value-type="string" calcext:value-type="string">
            <text:p>RPPN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17</text:p>
          </table:table-cell>
          <table:table-cell/>
          <table:table-cell office:value-type="string" calcext:value-type="string">
            <text:p>RPPN MOSQU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262</text:p>
          </table:table-cell>
          <table:table-cell/>
          <table:table-cell office:value-type="string" calcext:value-type="string">
            <text:p>RPPN O PRI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9</text:p>
          </table:table-cell>
          <table:table-cell/>
          <table:table-cell office:value-type="string" calcext:value-type="string">
            <text:p>RPPN PAPAGAIO DE PEITO ROX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2</text:p>
          </table:table-cell>
          <table:table-cell/>
          <table:table-cell office:value-type="string" calcext:value-type="string">
            <text:p>RPPN PAPAGAIO-DE-ALTITU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5</text:p>
          </table:table-cell>
          <table:table-cell/>
          <table:table-cell office:value-type="string" calcext:value-type="string">
            <text:p>RPPN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4</text:p>
          </table:table-cell>
          <table:table-cell/>
          <table:table-cell office:value-type="string" calcext:value-type="string">
            <text:p>RPPN PEDRA DA M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0</text:p>
          </table:table-cell>
          <table:table-cell/>
          <table:table-cell office:value-type="string" calcext:value-type="string">
            <text:p>RPPN PEDRA SOBR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25</text:p>
          </table:table-cell>
          <table:table-cell/>
          <table:table-cell office:value-type="string" calcext:value-type="string">
            <text:p>RPPN POUSADA CAMPOS DA BOCA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2</text:p>
          </table:table-cell>
          <table:table-cell/>
          <table:table-cell office:value-type="string" calcext:value-type="string">
            <text:p>RPPN RASO DO MANDI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95</text:p>
          </table:table-cell>
          <table:table-cell/>
          <table:table-cell office:value-type="string" calcext:value-type="string">
            <text:p>RPPN RESERVA DO D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3</text:p>
          </table:table-cell>
          <table:table-cell/>
          <table:table-cell office:value-type="string" calcext:value-type="string">
            <text:p>RPPN RESERVA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0</text:p>
          </table:table-cell>
          <table:table-cell/>
          <table:table-cell office:value-type="string" calcext:value-type="string">
            <text:p>RPPN RESERVA HIN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2</text:p>
          </table:table-cell>
          <table:table-cell/>
          <table:table-cell office:value-type="string" calcext:value-type="string">
            <text:p>RPPN SANTA RITA DE CASS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35</text:p>
          </table:table-cell>
          <table:table-cell/>
          <table:table-cell office:value-type="string" calcext:value-type="string">
            <text:p>RPPN SãO EL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20</text:p>
          </table:table-cell>
          <table:table-cell/>
          <table:table-cell office:value-type="string" calcext:value-type="string">
            <text:p>RPPN SAO JUDAS TAD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18</text:p>
          </table:table-cell>
          <table:table-cell/>
          <table:table-cell office:value-type="string" calcext:value-type="string">
            <text:p>RPPN SERRA DO ITA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18</text:p>
          </table:table-cell>
          <table:table-cell/>
          <table:table-cell office:value-type="string" calcext:value-type="string">
            <text:p>RPPN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20</text:p>
          </table:table-cell>
          <table:table-cell/>
          <table:table-cell office:value-type="string" calcext:value-type="string">
            <text:p>RPPN SITIO KON TIK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3</text:p>
          </table:table-cell>
          <table:table-cell/>
          <table:table-cell office:value-type="string" calcext:value-type="string">
            <text:p>RPPN SÍTIO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875</text:p>
          </table:table-cell>
          <table:table-cell/>
          <table:table-cell office:value-type="string" calcext:value-type="string">
            <text:p>RPPN SITIO MAN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7</text:p>
          </table:table-cell>
          <table:table-cell/>
          <table:table-cell office:value-type="string" calcext:value-type="string">
            <text:p>RPPN TOCA DA P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9</text:p>
          </table:table-cell>
          <table:table-cell/>
          <table:table-cell office:value-type="string" calcext:value-type="string">
            <text:p>RPPN UNIVERSIDADE DE PASS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19</text:p>
          </table:table-cell>
          <table:table-cell/>
          <table:table-cell office:value-type="string" calcext:value-type="string">
            <text:p>RPPN VALE VERDEJ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'BrazilianProtectedAreas_2019-04-25'.A1:'BrazilianProtectedAreas_2019-04-25'.P22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06:46:57.006190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5T08:19:05.364313627</dc:date>
    <meta:editing-duration>PT7H34M1S</meta:editing-duration>
    <meta:editing-cycles>60</meta:editing-cycles>
    <meta:generator>LibreOffice/6.0.7.3$Linux_X86_64 LibreOffice_project/00m0$Build-3</meta:generator>
    <dc:creator>J GS</dc:creator>
    <meta:document-statistic meta:table-count="1" meta:cell-count="16960" meta:object-count="0"/>
  </office:meta>
</office:document-meta>
</file>